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g" manifest:media-type="image/jpeg"/>
  <manifest:file-entry manifest:full-path="settings.xml" manifest:media-type="text/xml"/>
  <manifest:file-entry manifest:full-path="styles.xml" manifest:media-type="text/xml"/>
  <manifest:file-entry manifest:full-path="media/image11.jpe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media/image17.png" manifest:media-type="image/png"/>
  <manifest:file-entry manifest:full-path="media/image1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7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642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4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48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3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6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9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428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9">
      <style:graphic-properties draw:fill="none" draw:stroke="solid" svg:stroke-width="0.03125in" svg:stroke-color="#333333" svg:stroke-opacity="100%" svg:stroke-linecap="butt" draw:shadow="visible" draw:shadow-offset-x="0in" draw:shadow-offset-y="0.02187in" draw:shadow-color="#000000" draw:shadow-opacity="38%"/>
    </style:style>
    <style:style style:family="text" style:name="a16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5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1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8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6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0">
      <style:graphic-properties draw:fill="none" draw:stroke="solid" svg:stroke-width="0.03125in" svg:stroke-color="#333333" svg:stroke-opacity="100%" svg:stroke-linecap="butt" draw:shadow="visible" draw:shadow-offset-x="0in" draw:shadow-offset-y="0.02187in" draw:shadow-color="#000000" draw:shadow-opacity="38%"/>
    </style:style>
    <style:style style:family="graphic" style:name="a1431">
      <style:graphic-properties draw:fill="none" draw:stroke="solid" svg:stroke-width="0.03125in" svg:stroke-color="#333333" svg:stroke-opacity="100%" svg:stroke-linecap="butt" draw:shadow="visible" draw:shadow-offset-x="0in" draw:shadow-offset-y="0.02187in" draw:shadow-color="#000000" draw:shadow-opacity="38%"/>
    </style:style>
    <style:style style:family="graphic" style:name="a1432">
      <style:graphic-properties draw:fill="none" draw:stroke="solid" svg:stroke-width="0.03125in" svg:stroke-color="#333333" svg:stroke-opacity="100%" svg:stroke-linecap="butt" draw:shadow="visible" draw:shadow-offset-x="0in" draw:shadow-offset-y="0.02187in" draw:shadow-color="#000000" draw:shadow-opacity="38%"/>
    </style:style>
    <style:style style:family="drawing-page" style:name="a1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5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1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5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0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92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3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6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9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05in" fo:padding-bottom="0.05in" fo:padding-left="0.1in" fo:padding-right="0.1in" draw:textarea-vertical-align="top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1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5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2778in" style:font-size-asian="0.52778in" style:font-size-complex="0.52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9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2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05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6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9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3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85" style:parent-style-name="Graphics">
      <style:graphic-properties draw:fill="none" draw:stroke="none"/>
    </style:style>
    <style:style style:family="text" style:name="a16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7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1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2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5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9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2778in" style:font-size-asian="0.52778in" style:font-size-complex="0.52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2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6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1">
      <style:graphic-properties fo:wrap-option="wrap" fo:padding-top="0.05in" fo:padding-bottom="0.05in" fo:padding-left="0.1in" fo:padding-right="0.1in" draw:textarea-vertical-align="top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9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.05in" fo:padding-bottom="0.05in" fo:padding-left="0.1in" fo:padding-right="0.1in" draw:textarea-vertical-align="top" draw:textarea-horizontal-align="center" draw:fill="solid" draw:fill-color="#ff0000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465">
      <style:graphic-properties draw:fill="none" draw:stroke="solid" svg:stroke-width="0.02778in" svg:stroke-color="#333333" svg:stroke-opacity="100%" svg:stroke-linecap="butt" draw:shadow="visible" draw:shadow-offset-x="0in" draw:shadow-offset-y="0.02187in" draw:shadow-color="#000000" draw:shadow-opacity="38%"/>
    </style:style>
    <style:style style:family="text" style:name="a14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1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 style:parent-style-name="Graphics">
      <style:graphic-properties draw:fill="none" draw:stroke="none"/>
    </style:style>
    <style:style style:family="text" style:name="a16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5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699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3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6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3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45" style:parent-style-name="Graphics">
      <style:graphic-properties draw:fill="none" draw:stroke="none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70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1">
      <style:graphic-properties draw:fill="none" draw:stroke="solid" svg:stroke-width="0.03125in" svg:stroke-color="#333333" svg:stroke-opacity="100%" svg:stroke-linecap="butt" draw:shadow="visible" draw:shadow-offset-x="0in" draw:shadow-offset-y="0.02187in" draw:shadow-color="#000000" draw:shadow-opacity="38%"/>
    </style:style>
    <style:style style:family="paragraph" style:name="a1248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in" fo:padding-bottom="0.05in" fo:padding-left="0.1in" fo:padding-right="0.1in" draw:textarea-vertical-align="top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top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 style:parent-style-name="Graphics">
      <style:graphic-properties draw:fill="none" draw:stroke="none"/>
    </style:style>
    <style:style style:family="text" style:name="a17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3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0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2">
      <style:text-properties fo:font-variant="normal" fo:text-transform="none" fo:color="#333333" style:text-line-through-type="single" style:text-line-through-style="solid" style:text-line-through-width="auto" style:text-line-through-color="font-color" style:text-position="0% 100%" fo:font-family="Arial" style:font-family-complex="Helvetica" fo:font-size="0.83333in" style:font-size-asian="0.83333in" style:font-size-complex="0.83333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9" style:parent-style-name="Graphics">
      <style:graphic-properties draw:fill="none" draw:stroke="none"/>
    </style:style>
    <style:style style:family="paragraph" style:name="a1933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7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5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0">
      <style:graphic-properties fo:wrap-option="wrap" fo:padding-top="0.05in" fo:padding-bottom="0.05in" fo:padding-left="0.1in" fo:padding-right="0.1in" draw:textarea-vertical-align="top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257" style:parent-style-name="Graphics">
      <style:graphic-properties draw:fill="none" draw:stroke="none"/>
    </style:style>
    <style:style style:family="text" style:name="a14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2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2778in" style:font-size-asian="0.52778in" style:font-size-complex="0.52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6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1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4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0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18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4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7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9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3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0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9" style:parent-style-name="Graphics">
      <style:graphic-properties draw:fill="none" draw:stroke="none"/>
    </style:style>
    <style:style style:family="paragraph" style:name="a1493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7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20" style:parent-style-name="Graphics">
      <style:graphic-properties draw:fill="none" draw:stroke="none"/>
    </style:style>
    <style:style style:family="text" style:name="a14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2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6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8" style:parent-style-name="Graphics">
      <style:graphic-properties draw:fill="none" draw:stroke="none"/>
    </style:style>
    <style:style style:family="text" style:name="a19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3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6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0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9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4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36" style:parent-style-name="Graphics">
      <style:graphic-properties draw:fill="none" draw:stroke="none"/>
    </style:style>
    <style:style style:family="paragraph" style:name="a1960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8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63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7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9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3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2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5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70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2778in" style:font-size-asian="0.52778in" style:font-size-complex="0.52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9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4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7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1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4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7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8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6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81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4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8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2778in" style:font-size-asian="0.52778in" style:font-size-complex="0.52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2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6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1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9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5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0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9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7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1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5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8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5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0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4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4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7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322">
      <style:graphic-properties draw:fill="none" draw:stroke="solid" svg:stroke-width="0.03125in" svg:stroke-color="#333333" svg:stroke-opacity="100%" svg:stroke-linecap="butt" draw:shadow="visible" draw:shadow-offset-x="0in" draw:shadow-offset-y="0.02187in" draw:shadow-color="#000000" draw:shadow-opacity="38%"/>
    </style:style>
    <style:style style:family="text" style:name="a13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1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9">
      <style:graphic-properties fo:wrap-option="wrap" fo:padding-top="0.05in" fo:padding-bottom="0.05in" fo:padding-left="0.1in" fo:padding-right="0.1in" draw:textarea-vertical-align="top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4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1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8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4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8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2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6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6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791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5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8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2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5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7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40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draw:fill="none" draw:stroke="solid" svg:stroke-width="0.03125in" svg:stroke-color="#333333" svg:stroke-opacity="100%" svg:stroke-linecap="butt" draw:shadow="visible" draw:shadow-offset-x="0in" draw:shadow-offset-y="0.02187in" draw:shadow-color="#000000" draw:shadow-opacity="38%"/>
    </style:style>
    <style:style style:family="presentation" style:name="a1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8">
      <style:graphic-properties draw:fill="none" draw:stroke="solid" svg:stroke-width="0.03125in" svg:stroke-color="#333333" svg:stroke-opacity="100%" svg:stroke-linecap="butt" draw:shadow="visible" draw:shadow-offset-x="0in" draw:shadow-offset-y="0.02187in" draw:shadow-color="#000000" draw:shadow-opacity="38%"/>
    </style:style>
    <style:style style:family="text" style:name="a15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9">
      <style:graphic-properties draw:fill="none" draw:stroke="solid" svg:stroke-width="0.03125in" svg:stroke-color="#333333" svg:stroke-opacity="100%" svg:stroke-linecap="butt" draw:shadow="visible" draw:shadow-offset-x="0in" draw:shadow-offset-y="0.02187in" draw:shadow-color="#000000" draw:shadow-opacity="38%"/>
    </style:style>
    <style:style style:family="paragraph" style:name="a1573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7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2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5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2778in" style:font-size-asian="0.52778in" style:font-size-complex="0.52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9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draw:fill="none" draw:stroke="solid" svg:stroke-width="0.03125in" svg:stroke-color="#333333" svg:stroke-opacity="100%" svg:stroke-linecap="butt" draw:shadow="visible" draw:shadow-offset-x="0in" draw:shadow-offset-y="0.02187in" draw:shadow-color="#000000" draw:shadow-opacity="38%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9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4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7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3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6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8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60">
      <style:graphic-properties draw:fill="none" draw:stroke="solid" svg:stroke-width="0.03125in" svg:stroke-color="#333333" svg:stroke-opacity="100%" svg:stroke-linecap="butt" draw:shadow="visible" draw:shadow-offset-x="0in" draw:shadow-offset-y="0.02187in" draw:shadow-color="#000000" draw:shadow-opacity="38%"/>
    </style:style>
    <style:style style:family="text" style:name="a13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0347in" svg:stroke-color="#a6a6a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4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8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0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4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6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7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0">
      <style:graphic-properties fo:wrap-option="wrap" fo:padding-top="0.05in" fo:padding-bottom="0.05in" fo:padding-left="0.1in" fo:padding-right="0.1in" draw:textarea-vertical-align="top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1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5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0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8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33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6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9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1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388">
      <style:graphic-properties draw:fill="none" draw:stroke="solid" svg:stroke-width="0.03125in" svg:stroke-color="#333333" svg:stroke-opacity="100%" svg:stroke-linecap="butt" draw:shadow="visible" draw:shadow-offset-x="0in" draw:shadow-offset-y="0.02187in" draw:shadow-color="#000000" draw:shadow-opacity="38%"/>
    </style:style>
    <style:style style:family="drawing-page" style:name="a1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89">
      <style:graphic-properties draw:fill="none" draw:stroke="solid" svg:stroke-width="0.03125in" svg:stroke-color="#333333" svg:stroke-opacity="100%" svg:stroke-linecap="butt" draw:shadow="visible" draw:shadow-offset-x="0in" draw:shadow-offset-y="0.02187in" draw:shadow-color="#000000" draw:shadow-opacity="38%"/>
    </style:style>
    <style:style style:family="text" style:name="a16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2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5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40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2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9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6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9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draw:fill="none" draw:stroke="solid" svg:stroke-width="0.03125in" svg:stroke-color="#333333" svg:stroke-opacity="100%" svg:stroke-linecap="butt" draw:shadow="visible" draw:shadow-offset-x="0in" draw:shadow-offset-y="0.02187in" draw:shadow-color="#000000" draw:shadow-opacity="38%"/>
    </style:style>
    <style:style style:family="graphic" style:name="a1391">
      <style:graphic-properties draw:fill="none" draw:stroke="solid" svg:stroke-width="0.03125in" svg:stroke-color="#333333" svg:stroke-opacity="100%" svg:stroke-linecap="butt" draw:shadow="visible" draw:shadow-offset-x="0in" draw:shadow-offset-y="0.02187in" draw:shadow-color="#000000" draw:shadow-opacity="38%"/>
    </style:style>
    <style:style style:family="drawing-page" style:name="a1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4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2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2778in" style:font-size-asian="0.52778in" style:font-size-complex="0.52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6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Helvetica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left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7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9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401">
      <style:graphic-properties draw:fill="none" draw:stroke="solid" svg:stroke-width="0.03125in" svg:stroke-color="#333333" svg:stroke-opacity="100%" svg:stroke-linecap="butt" draw:shadow="visible" draw:shadow-offset-x="0in" draw:shadow-offset-y="0.02187in" draw:shadow-color="#000000" draw:shadow-opacity="38%"/>
    </style:style>
    <style:style style:family="text" style:name="a14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0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8">
      <style:graphic-properties fo:wrap-option="wrap" fo:padding-top="0.05in" fo:padding-bottom="0.05in" fo:padding-left="0.1in" fo:padding-right="0.1in" draw:textarea-vertical-align="top" draw:textarea-horizontal-align="center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3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complex="Helvetica" fo:font-size="0.91667in" style:font-size-asian="0.91667in" style:font-size-complex="0.91667in" fo:letter-spacing="0in" fo:language="en" fo:country="US" fo:font-style="normal" style:font-style-asian="normal" style:font-style-complex="normal" fo:text-shadow="0.02946in 0.02946in 0pc #999999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5">
      <style:paragraph-properties fo:line-height="100%" fo:text-align="center" style:tab-stop-distance="0.5in" fo:margin-left="0in" fo:margin-right="0in" fo:text-indent="0in" fo:margin-top="0in" fo:margin-bottom="0.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60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2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9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3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6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9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5in" fo:padding-bottom="0.05in" fo:padding-left="0.1in" fo:padding-right="0.1in" draw:textarea-vertical-align="top" draw:textarea-horizontal-align="center" draw:fill="solid" draw:fill-color="#ff0000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wrap" fo:padding-top="0.05in" fo:padding-bottom="0.05in" fo:padding-left="0.1in" fo:padding-right="0.1in" draw:textarea-vertical-align="top" draw:textarea-horizontal-align="left" draw:fill="solid" draw:fill-color="#f2f2f2" draw:opacity="100%" draw:stroke="solid" svg:stroke-width="0.03125in" svg:stroke-color="#333333" svg:stroke-opacity="100%" svg:stroke-linecap="butt" draw:auto-grow-width="false" draw:auto-grow-height="false"/>
      <style:paragraph-properties style:font-independent-line-spacing="true" style:writing-mode="lr-tb"/>
    </style:style>
    <text:list-style style:name="a1903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47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94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907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97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61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64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67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31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34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80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37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50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910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913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916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70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28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74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77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41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900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  <text:list-style style:name="a1844">
      <text:list-level-style-bullet text:level="1" text:bullet-char="•">
        <style:list-level-properties text:space-before="0in" text:min-label-width="0.1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18" draw:style-name="a1230" draw:master-page-name="Master1-Layout6-secHead-Section-Header---Red" presentation:presentation-page-layout-name="Master1-PPL6" draw:id="Slide-373">
        <draw:frame draw:id="id117" presentation:style-name="a1233" draw:name="Title 1" svg:x="0.63in" svg:y="3.45689in" svg:width="8.75in" svg:height="0.58622in" presentation:class="title" presentation:placeholder="false">
          <draw:text-box>
            <text:p text:style-name="a1232" text:class-names="" text:cond-style-name=""><text:span text:style-name="a1231" text:class-names="">What Is An SDK?</text:span></text:p>
          </draw:text-box>
          <svg:title/>
          <svg:desc/>
        </draw:frame>
      </draw:page>
      <draw:page draw:name="Slide72" draw:style-name="a1234" draw:master-page-name="Master1-Layout4-obj-Title-and-Content" presentation:presentation-page-layout-name="Master1-PPL4" draw:id="Slide-327">
        <draw:frame draw:id="id118" presentation:style-name="a1237" draw:name="Title 1" svg:x="0.5in" svg:y="0.48in" svg:width="9in" svg:height="0.87in" presentation:class="title" presentation:placeholder="false">
          <draw:text-box>
            <text:p text:style-name="a1236" text:class-names="" text:cond-style-name=""><text:span text:style-name="a1235" text:class-names="">Intro</text:span></text:p>
          </draw:text-box>
          <svg:title/>
          <svg:desc/>
        </draw:frame>
        <draw:frame draw:id="id119" draw:style-name="a1240" draw:name="TextBox 6" svg:x="2.76211in" svg:y="3.19463in" svg:width="4.47578in" svg:height="1.11074in">
          <draw:text-box>
            <text:p text:style-name="a1239" text:class-names="" text:cond-style-name=""><text:span text:style-name="a1238" text:class-names="">Developer</text:span></text:p>
          </draw:text-box>
          <svg:title/>
          <svg:desc/>
        </draw:frame>
      </draw:page>
      <draw:page draw:name="Slide73" draw:style-name="a1241" draw:master-page-name="Master1-Layout4-obj-Title-and-Content" presentation:presentation-page-layout-name="Master1-PPL4" draw:id="Slide-328">
        <draw:frame draw:id="id120" presentation:style-name="a1244" draw:name="Title 1" svg:x="0.5in" svg:y="0.48in" svg:width="9in" svg:height="0.87in" presentation:class="title" presentation:placeholder="false">
          <draw:text-box>
            <text:p text:style-name="a1243" text:class-names="" text:cond-style-name=""><text:span text:style-name="a1242" text:class-names="">PMC and Committer on Apache jclouds</text:span></text:p>
          </draw:text-box>
          <svg:title/>
          <svg:desc/>
        </draw:frame>
        <draw:frame draw:id="id121" draw:style-name="a1245" draw:name="Picture 3" svg:x="2.69529in" svg:y="1.97092in" svg:width="4.60943in" svg:height="4.65242in" style:rel-width="scale" style:rel-height="scale">
          <draw:image xlink:href="media/image1.png" xlink:type="simple" xlink:show="embed" xlink:actuate="onLoad"/>
          <svg:title/>
          <svg:desc>jclouds graphic.png</svg:desc>
        </draw:frame>
      </draw:page>
      <draw:page draw:name="Slide74" draw:style-name="a1246" draw:master-page-name="Master1-Layout4-obj-Title-and-Content" presentation:presentation-page-layout-name="Master1-PPL4" draw:id="Slide-329">
        <draw:frame draw:id="id122" presentation:style-name="a1249" draw:name="Title 1" svg:x="0.5in" svg:y="0.48in" svg:width="9in" svg:height="0.87in" presentation:class="title" presentation:placeholder="false">
          <draw:text-box>
            <text:p text:style-name="a1248" text:class-names="" text:cond-style-name=""><text:span text:style-name="a1247" text:class-names="">Intro</text:span></text:p>
          </draw:text-box>
          <svg:title/>
          <svg:desc/>
        </draw:frame>
        <draw:frame draw:id="id123" draw:style-name="a1252" draw:name="TextBox 6" svg:x="2.91668in" svg:y="3.19463in" svg:width="4.16664in" svg:height="1.11074in">
          <draw:text-box>
            <text:p text:style-name="a1251" text:class-names="" text:cond-style-name=""><text:span text:style-name="a1250" text:class-names="">Advocate</text:span></text:p>
          </draw:text-box>
          <svg:title/>
          <svg:desc/>
        </draw:frame>
      </draw:page>
      <draw:page draw:name="Slide75" draw:style-name="a1253" draw:master-page-name="Master1-Layout4-obj-Title-and-Content" presentation:presentation-page-layout-name="Master1-PPL4" draw:id="Slide-330">
        <draw:frame draw:id="id124" presentation:style-name="a1256" draw:name="Title 1" svg:x="0.5in" svg:y="0.48in" svg:width="9in" svg:height="0.87in" presentation:class="title" presentation:placeholder="false">
          <draw:text-box>
            <text:p text:style-name="a1255" text:class-names="" text:cond-style-name=""><text:span text:style-name="a1254" text:class-names="">Me</text:span></text:p>
          </draw:text-box>
          <svg:title/>
          <svg:desc/>
        </draw:frame>
        <draw:frame draw:id="id125" draw:style-name="a1257" draw:name="Picture 4" svg:x="3.38734in" svg:y="2.13734in" svg:width="3.22533in" svg:height="3.22533in" style:rel-width="scale" style:rel-height="scale">
          <draw:image xlink:href="media/image2.png" xlink:type="simple" xlink:show="embed" xlink:actuate="onLoad"/>
          <svg:title/>
          <svg:desc>Ambush Bug 200x200.png</svg:desc>
        </draw:frame>
      </draw:page>
      <draw:page draw:name="Slide76" draw:style-name="a1258" draw:master-page-name="Master1-Layout4-obj-Title-and-Content" presentation:presentation-page-layout-name="Master1-PPL4" draw:id="Slide-331">
        <draw:frame draw:id="id126" presentation:style-name="a1261" draw:name="Title 1" svg:x="0.5in" svg:y="0.48in" svg:width="9in" svg:height="0.87in" presentation:class="title" presentation:placeholder="false">
          <draw:text-box>
            <text:p text:style-name="a1260" text:class-names="" text:cond-style-name=""><text:span text:style-name="a1259" text:class-names="">Intro</text:span></text:p>
          </draw:text-box>
          <svg:title/>
          <svg:desc/>
        </draw:frame>
        <draw:frame draw:id="id127" draw:style-name="a1264" draw:name="TextBox 6" svg:x="2.55692in" svg:y="3.19463in" svg:width="4.88616in" svg:height="1.11074in">
          <draw:text-box>
            <text:p text:style-name="a1263" text:class-names="" text:cond-style-name=""><text:span text:style-name="a1262" text:class-names="">Operations</text:span></text:p>
          </draw:text-box>
          <svg:title/>
          <svg:desc/>
        </draw:frame>
      </draw:page>
      <draw:page draw:name="Slide77" draw:style-name="a1265" draw:master-page-name="Master1-Layout4-obj-Title-and-Content" presentation:presentation-page-layout-name="Master1-PPL4" draw:id="Slide-332">
        <draw:frame draw:id="id128" presentation:style-name="a1268" draw:name="Title 1" svg:x="0.35185in" svg:y="0.48in" svg:width="9.27778in" svg:height="0.87in" presentation:class="title" presentation:placeholder="false">
          <draw:text-box>
            <text:p text:style-name="a1267" text:class-names="" text:cond-style-name=""><text:span text:style-name="a1266" text:class-names="">Co-author of The OpenStack Operations Guide</text:span></text:p>
          </draw:text-box>
          <svg:title/>
          <svg:desc/>
        </draw:frame>
        <draw:frame draw:id="id129" draw:style-name="a1269" draw:name="Picture 4" svg:x="2.83387in" svg:y="1.55007in" svg:width="4.33226in" svg:height="5.21977in" style:rel-width="scale" style:rel-height="scale">
          <draw:image xlink:href="media/image3.jpg" xlink:type="simple" xlink:show="embed" xlink:actuate="onLoad"/>
          <svg:title/>
          <svg:desc>OpenStackOpsGuide.jpg</svg:desc>
        </draw:frame>
        <draw:custom-shape svg:x="2.96323in" svg:y="6.6787in" svg:width="4.07354in" svg:height="0.50488in" draw:id="id130" draw:style-name="a1272" draw:name="Rectangle 2">
          <svg:title/>
          <svg:desc/>
          <text:p text:style-name="a1271" text:class-names="" text:cond-style-name=""><text:span text:style-name="a1270" text:class-names="">docs.openstack.org/ops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61" draw:style-name="a1273" draw:master-page-name="Master1-Layout4-obj-Title-and-Content" presentation:presentation-page-layout-name="Master1-PPL4" draw:id="Slide-416">
        <draw:frame draw:id="id131" presentation:style-name="a1276" draw:name="Title 1" svg:x="0.5in" svg:y="0.48in" svg:width="9in" svg:height="0.87in" presentation:class="title" presentation:placeholder="false">
          <draw:text-box>
            <text:p text:style-name="a1275" text:class-names="" text:cond-style-name=""><text:span text:style-name="a1274" text:class-names="">What</text:span></text:p>
          </draw:text-box>
          <svg:title/>
          <svg:desc/>
        </draw:frame>
        <draw:frame draw:id="id132" draw:style-name="a1283" draw:name="TextBox 4" svg:x="2.09389in" svg:y="2.262in" svg:width="5.81223in" svg:height="3.83711in">
          <draw:text-box>
            <text:p text:style-name="a1278" text:class-names="" text:cond-style-name=""><text:span text:style-name="a1277" text:class-names="">Software<text:s text:c="1"/></text:span></text:p>
            <text:p text:style-name="a1280" text:class-names="" text:cond-style-name=""><text:span text:style-name="a1279" text:class-names="">Development<text:s text:c="1"/></text:span></text:p>
            <text:p text:style-name="a1282" text:class-names="" text:cond-style-name=""><text:span text:style-name="a1281" text:class-names="">Kit</text:span></text:p>
          </draw:text-box>
          <svg:title/>
          <svg:desc/>
        </draw:frame>
      </draw:page>
      <draw:page draw:name="Slide162" draw:style-name="a1284" draw:master-page-name="Master1-Layout4-obj-Title-and-Content" presentation:presentation-page-layout-name="Master1-PPL4" draw:id="Slide-417">
        <draw:frame draw:id="id133" presentation:style-name="a1287" draw:name="Title 1" svg:x="0.5in" svg:y="0.48in" svg:width="9in" svg:height="0.87in" presentation:class="title" presentation:placeholder="false">
          <draw:text-box>
            <text:p text:style-name="a1286" text:class-names="" text:cond-style-name=""><text:span text:style-name="a1285" text:class-names="">What</text:span></text:p>
          </draw:text-box>
          <svg:title/>
          <svg:desc/>
        </draw:frame>
        <draw:frame draw:id="id134" draw:style-name="a1292" draw:name="TextBox 4" svg:x="2.81431in" svg:y="2.51304in" svg:width="4.37138in" svg:height="2.47393in">
          <draw:text-box>
            <text:p text:style-name="a1289" text:class-names="" text:cond-style-name=""><text:span text:style-name="a1288" text:class-names="">Language</text:span></text:p>
            <text:p text:style-name="a1291" text:class-names="" text:cond-style-name=""><text:span text:style-name="a1290" text:class-names="">Binding</text:span></text:p>
          </draw:text-box>
          <svg:title/>
          <svg:desc/>
        </draw:frame>
      </draw:page>
      <draw:page draw:name="Slide164" draw:style-name="a1293" draw:master-page-name="Master1-Layout4-obj-Title-and-Content" presentation:presentation-page-layout-name="Master1-PPL4" draw:id="Slide-419">
        <draw:frame draw:id="id135" presentation:style-name="a1296" draw:name="Title 1" svg:x="0.5in" svg:y="0.48in" svg:width="9in" svg:height="0.87in" presentation:class="title" presentation:placeholder="false">
          <draw:text-box>
            <text:p text:style-name="a1295" text:class-names="" text:cond-style-name=""><text:span text:style-name="a1294" text:class-names="">What</text:span></text:p>
          </draw:text-box>
          <svg:title/>
          <svg:desc/>
        </draw:frame>
        <draw:frame draw:id="id136" draw:style-name="a1299" draw:name="TextBox 6" svg:x="0.5in" svg:y="3.19463in" svg:width="9in" svg:height="1.11074in">
          <draw:text-box>
            <text:p text:style-name="a1298" text:class-names="" text:cond-style-name=""><text:span text:style-name="a1297" text:class-names="">Wrapper</text:span></text:p>
          </draw:text-box>
          <svg:title/>
          <svg:desc/>
        </draw:frame>
      </draw:page>
      <draw:page draw:name="Slide160" draw:style-name="a1300" draw:master-page-name="Master1-Layout6-secHead-Section-Header---Red" presentation:presentation-page-layout-name="Master1-PPL6" draw:id="Slide-415">
        <draw:frame draw:id="id137" presentation:style-name="a1303" draw:name="Title 1" svg:x="0.63in" svg:y="3.45689in" svg:width="8.75in" svg:height="0.58622in" presentation:class="title" presentation:placeholder="false">
          <draw:text-box>
            <text:p text:style-name="a1302" text:class-names="" text:cond-style-name=""><text:span text:style-name="a1301" text:class-names="">Where Do SDKs Live?</text:span></text:p>
          </draw:text-box>
          <svg:title/>
          <svg:desc/>
        </draw:frame>
      </draw:page>
      <draw:page draw:name="Slide119" draw:style-name="a1304" draw:master-page-name="Master1-Layout4-obj-Title-and-Content" presentation:presentation-page-layout-name="Master1-PPL4" draw:id="Slide-374">
        <draw:frame draw:id="id138" presentation:style-name="a1307" draw:name="Title 1" svg:x="0.5in" svg:y="0.48in" svg:width="9in" svg:height="0.87in" presentation:class="title" presentation:placeholder="false">
          <draw:text-box>
            <text:p text:style-name="a1306" text:class-names="" text:cond-style-name=""><text:span text:style-name="a1305" text:class-names="">Where</text:span></text:p>
          </draw:text-box>
          <svg:title/>
          <svg:desc/>
        </draw:frame>
        <draw:frame draw:id="id139" draw:style-name="a1312" draw:name="TextBox 4" svg:x="1.99106in" svg:y="2.51304in" svg:width="6.01788in" svg:height="2.47393in">
          <draw:text-box>
            <text:p text:style-name="a1309" text:class-names="" text:cond-style-name=""><text:span text:style-name="a1308" text:class-names="">Infrastructure</text:span></text:p>
            <text:p text:style-name="a1311" text:class-names="" text:cond-style-name=""><text:span text:style-name="a1310" text:class-names="">with an API</text:span></text:p>
          </draw:text-box>
          <svg:title/>
          <svg:desc/>
        </draw:frame>
      </draw:page>
      <draw:page draw:name="Slide120" draw:style-name="a1313" draw:master-page-name="Master1-Layout4-obj-Title-and-Content" presentation:presentation-page-layout-name="Master1-PPL4" draw:id="Slide-375">
        <draw:frame draw:id="id140" presentation:style-name="a1316" draw:name="Title 1" svg:x="0.5in" svg:y="0.48in" svg:width="9in" svg:height="0.87in" presentation:class="title" presentation:placeholder="false">
          <draw:text-box>
            <text:p text:style-name="a1315" text:class-names="" text:cond-style-name=""><text:span text:style-name="a1314" text:class-names="">Where</text:span></text:p>
          </draw:text-box>
          <svg:title/>
          <svg:desc/>
        </draw:frame>
        <draw:g draw:name="Group 22" draw:id="id141">
          <svg:title/>
          <svg:desc/>
          <draw:custom-shape svg:x="0.31667in" svg:y="2.69861in" svg:width="2.53333in" svg:height="2.10278in" draw:id="id144" draw:style-name="a1329" draw:name="Dodecagon 5">
            <svg:title/>
            <svg:desc/>
            <text:p text:style-name="a1324" text:class-names="" text:cond-style-name=""><text:span text:style-name="a1323" text:class-names=""/></text:p>
            <text:p text:style-name="a1326" text:class-names="" text:cond-style-name=""><text:span text:style-name="a1325" text:class-names="">Your</text:span></text:p>
            <text:p text:style-name="a1328" text:class-names="" text:cond-style-name=""><text:span text:style-name="a1327" text:class-names="">System</text:span></text:p>
            <draw:enhanced-geometry xmlns:dr3d="urn:oasis:names:tc:opendocument:xmlns:dr3d:1.0" draw:path-stretchpoint-x="21600" draw:path-stretchpoint-y="21600" draw:type="non-primitive" svg:viewBox="0 0 21600 21600" draw:enhanced-path="M ?f0 ?f11 L ?f6 ?f10 ?f7 ?f2 ?f8 ?f2 ?f9 ?f10 ?f1 ?f11 ?f1 ?f12 ?f9 ?f13 ?f8 ?f3 ?f7 ?f3 ?f6 ?f13 ?f0 ?f12 Z N" draw:text-areas="?f6 ?f10 ?f9 ?f13" draw:glue-points="?f9 ?f10 ?f1 ?f11 ?f1 ?f12 ?f9 ?f13 ?f8 ?f3 ?f7 ?f3 ?f6 ?f13 ?f0 ?f12 ?f0 ?f11 ?f6 ?f10 ?f7 ?f2 ?f8 ?f2" draw:glue-point-leaving-directions="-90, -90, -90, -90, -180, -180, -270, -270, -270, -270, -36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* 2894 / 21600"/>
              <draw:equation draw:name="f7" draw:formula="?f5 * 7906 / 21600"/>
              <draw:equation draw:name="f8" draw:formula="?f5 * 13694 / 21600"/>
              <draw:equation draw:name="f9" draw:formula="?f5 * 18706 / 21600"/>
              <draw:equation draw:name="f10" draw:formula="?f4 * 2894 / 21600"/>
              <draw:equation draw:name="f11" draw:formula="?f4 * 7906 / 21600"/>
              <draw:equation draw:name="f12" draw:formula="?f4 * 13694 / 21600"/>
              <draw:equation draw:name="f13" draw:formula="?f4 * 18706 / 21600"/>
            </draw:enhanced-geometry>
          </draw:custom-shape>
          <draw:custom-shape svg:x="3.34167in" svg:y="3.60139in" svg:width="0.78333in" svg:height="0.29722in" draw:id="id145" draw:style-name="a1332" draw:name="Direct Access Storage 7">
            <svg:title/>
            <svg:desc/>
            <text:p text:style-name="a1331" text:class-names="" text:cond-style-name=""><text:span text:style-name="a1330" text:class-names=""/></text:p>
            <draw:enhanced-geometry xmlns:dr3d="urn:oasis:names:tc:opendocument:xmlns:dr3d:1.0" draw:type="non-primitive" svg:viewBox="0 0 716280 271780" draw:enhanced-path="S M 119380 0 L 596900 0 A ?f58 ?f59 ?f60 ?f61 596900 0 ?f55 ?f57  W ?f62 ?f63 ?f64 ?f65 596900 0 ?f55 ?f57 L 119380 271780 A ?f101 ?f102 ?f103 ?f104 119380 271780 ?f98 ?f100  W ?f105 ?f106 ?f107 ?f108 119380 271780 ?f98 ?f100 Z N F M 596900 271780 A ?f113 ?f102 ?f114 ?f104 596900 271780 ?f112 ?f100  W ?f115 ?f106 ?f116 ?f108 596900 271780 ?f112 ?f100 N F M 119380 0 L 596900 0 A ?f58 ?f59 ?f60 ?f61 596900 0 ?f55 ?f57  W ?f62 ?f63 ?f64 ?f65 596900 0 ?f55 ?f57 L 119380 271780 A ?f101 ?f102 ?f103 ?f104 119380 271780 ?f98 ?f100  W ?f105 ?f106 ?f107 ?f108 119380 271780 ?f98 ?f100 Z N" draw:text-areas="?f18 ?f12 ?f16 ?f15" draw:glue-points="?f11 ?f12 ?f13 ?f14 ?f11 ?f15 ?f16 ?f14 ?f17 ?f14" draw:glue-point-leaving-directions="-360, -270, -180, -90, -9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716280"/>
              <draw:equation draw:name="f10" draw:formula="?f6 / 271780"/>
              <draw:equation draw:name="f11" draw:formula="358140 / ?f9"/>
              <draw:equation draw:name="f12" draw:formula="0 / ?f10"/>
              <draw:equation draw:name="f13" draw:formula="0 / ?f9"/>
              <draw:equation draw:name="f14" draw:formula="135890 / ?f10"/>
              <draw:equation draw:name="f15" draw:formula="271780 / ?f10"/>
              <draw:equation draw:name="f16" draw:formula="477520 / ?f9"/>
              <draw:equation draw:name="f17" draw:formula="716280 / ?f9"/>
              <draw:equation draw:name="f18" draw:formula="119380 / ?f9"/>
              <draw:equation draw:name="f19" draw:formula="21550000 - 10800000"/>
              <draw:equation draw:name="f20" draw:formula="if(?f19, 10800000, 21550000)"/>
              <draw:equation draw:name="f21" draw:formula="-21550000 - ?f20"/>
              <draw:equation draw:name="f22" draw:formula="if(?f21, -21550000, ?f20)"/>
              <draw:equation draw:name="f23" draw:formula="16200000 + ?f22"/>
              <draw:equation draw:name="f24" draw:formula="16200000 + ?f1"/>
              <draw:equation draw:name="f25" draw:formula="?f24 * ?f8 / ?f0"/>
              <draw:equation draw:name="f26" draw:formula="0 - ?f25"/>
              <draw:equation draw:name="f27" draw:formula="cos(?f26)"/>
              <draw:equation draw:name="f28" draw:formula="0 - ?f27"/>
              <draw:equation draw:name="f29" draw:formula="?f28 * 119380"/>
              <draw:equation draw:name="f30" draw:formula="sin(?f26)"/>
              <draw:equation draw:name="f31" draw:formula="0 - ?f30"/>
              <draw:equation draw:name="f32" draw:formula="?f31 * 135890"/>
              <draw:equation draw:name="f33" draw:formula="sqrt(?f29 * ?f29 + ?f32 * ?f32 + 0 * 0)"/>
              <draw:equation draw:name="f34" draw:formula="119380 * 135890 / ?f33"/>
              <draw:equation draw:name="f35" draw:formula="?f31 * ?f34"/>
              <draw:equation draw:name="f36" draw:formula="596900 - ?f35"/>
              <draw:equation draw:name="f37" draw:formula="?f28 * ?f34"/>
              <draw:equation draw:name="f38" draw:formula="0 - ?f37"/>
              <draw:equation draw:name="f39" draw:formula="?f36 - 119380"/>
              <draw:equation draw:name="f40" draw:formula="?f38 - 135890"/>
              <draw:equation draw:name="f41" draw:formula="?f36 + 119380"/>
              <draw:equation draw:name="f42" draw:formula="?f38 + 135890"/>
              <draw:equation draw:name="f43" draw:formula="?f23 + ?f1"/>
              <draw:equation draw:name="f44" draw:formula="?f43 * ?f8 / ?f0"/>
              <draw:equation draw:name="f45" draw:formula="0 - ?f44"/>
              <draw:equation draw:name="f46" draw:formula="cos(?f45)"/>
              <draw:equation draw:name="f47" draw:formula="0 - ?f46"/>
              <draw:equation draw:name="f48" draw:formula="?f47 * 119380"/>
              <draw:equation draw:name="f49" draw:formula="sin(?f45)"/>
              <draw:equation draw:name="f50" draw:formula="0 - ?f49"/>
              <draw:equation draw:name="f51" draw:formula="?f50 * 135890"/>
              <draw:equation draw:name="f52" draw:formula="sqrt(?f48 * ?f48 + ?f51 * ?f51 + 0 * 0)"/>
              <draw:equation draw:name="f53" draw:formula="119380 * 135890 / ?f52"/>
              <draw:equation draw:name="f54" draw:formula="?f50 * ?f53"/>
              <draw:equation draw:name="f55" draw:formula="?f36 + ?f54"/>
              <draw:equation draw:name="f56" draw:formula="?f47 * ?f53"/>
              <draw:equation draw:name="f57" draw:formula="?f38 + ?f56"/>
              <draw:equation draw:name="f58" draw:formula="if(?f22, 596900, ?f39)"/>
              <draw:equation draw:name="f59" draw:formula="if(?f22, 0, ?f40)"/>
              <draw:equation draw:name="f60" draw:formula="if(?f22, 596900, ?f41)"/>
              <draw:equation draw:name="f61" draw:formula="if(?f22, 0, ?f42)"/>
              <draw:equation draw:name="f62" draw:formula="if(?f22, ?f39, ?f55)"/>
              <draw:equation draw:name="f63" draw:formula="if(?f22, ?f40, ?f57)"/>
              <draw:equation draw:name="f64" draw:formula="if(?f22, ?f41, ?f55)"/>
              <draw:equation draw:name="f65" draw:formula="if(?f22, ?f42, ?f57)"/>
              <draw:equation draw:name="f66" draw:formula="5400000 + ?f22"/>
              <draw:equation draw:name="f67" draw:formula="5400000 + ?f1"/>
              <draw:equation draw:name="f68" draw:formula="?f67 * ?f8 / ?f0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119380"/>
              <draw:equation draw:name="f73" draw:formula="sin(?f69)"/>
              <draw:equation draw:name="f74" draw:formula="0 - ?f73"/>
              <draw:equation draw:name="f75" draw:formula="?f74 * 135890"/>
              <draw:equation draw:name="f76" draw:formula="sqrt(?f72 * ?f72 + ?f75 * ?f75 + 0 * 0)"/>
              <draw:equation draw:name="f77" draw:formula="119380 * 135890 / ?f76"/>
              <draw:equation draw:name="f78" draw:formula="?f74 * ?f77"/>
              <draw:equation draw:name="f79" draw:formula="119380 - ?f78"/>
              <draw:equation draw:name="f80" draw:formula="?f71 * ?f77"/>
              <draw:equation draw:name="f81" draw:formula="271780 - ?f80"/>
              <draw:equation draw:name="f82" draw:formula="?f79 - 119380"/>
              <draw:equation draw:name="f83" draw:formula="?f81 - 135890"/>
              <draw:equation draw:name="f84" draw:formula="?f79 + 119380"/>
              <draw:equation draw:name="f85" draw:formula="?f81 + 135890"/>
              <draw:equation draw:name="f86" draw:formula="?f66 + ?f1"/>
              <draw:equation draw:name="f87" draw:formula="?f86 * ?f8 / ?f0"/>
              <draw:equation draw:name="f88" draw:formula="0 - ?f87"/>
              <draw:equation draw:name="f89" draw:formula="cos(?f88)"/>
              <draw:equation draw:name="f90" draw:formula="0 - ?f89"/>
              <draw:equation draw:name="f91" draw:formula="?f90 * 119380"/>
              <draw:equation draw:name="f92" draw:formula="sin(?f88)"/>
              <draw:equation draw:name="f93" draw:formula="0 - ?f92"/>
              <draw:equation draw:name="f94" draw:formula="?f93 * 135890"/>
              <draw:equation draw:name="f95" draw:formula="sqrt(?f91 * ?f91 + ?f94 * ?f94 + 0 * 0)"/>
              <draw:equation draw:name="f96" draw:formula="119380 * 135890 / ?f95"/>
              <draw:equation draw:name="f97" draw:formula="?f93 * ?f96"/>
              <draw:equation draw:name="f98" draw:formula="?f79 + ?f97"/>
              <draw:equation draw:name="f99" draw:formula="?f90 * ?f96"/>
              <draw:equation draw:name="f100" draw:formula="?f81 + ?f99"/>
              <draw:equation draw:name="f101" draw:formula="if(?f22, 119380, ?f82)"/>
              <draw:equation draw:name="f102" draw:formula="if(?f22, 271780, ?f83)"/>
              <draw:equation draw:name="f103" draw:formula="if(?f22, 119380, ?f84)"/>
              <draw:equation draw:name="f104" draw:formula="if(?f22, 271780, ?f85)"/>
              <draw:equation draw:name="f105" draw:formula="if(?f22, ?f82, ?f98)"/>
              <draw:equation draw:name="f106" draw:formula="if(?f22, ?f83, ?f100)"/>
              <draw:equation draw:name="f107" draw:formula="if(?f22, ?f84, ?f98)"/>
              <draw:equation draw:name="f108" draw:formula="if(?f22, ?f85, ?f100)"/>
              <draw:equation draw:name="f109" draw:formula="596900 - ?f78"/>
              <draw:equation draw:name="f110" draw:formula="?f109 - 119380"/>
              <draw:equation draw:name="f111" draw:formula="?f109 + 119380"/>
              <draw:equation draw:name="f112" draw:formula="?f109 + ?f97"/>
              <draw:equation draw:name="f113" draw:formula="if(?f22, 596900, ?f110)"/>
              <draw:equation draw:name="f114" draw:formula="if(?f22, 596900, ?f111)"/>
              <draw:equation draw:name="f115" draw:formula="if(?f22, ?f110, ?f112)"/>
              <draw:equation draw:name="f116" draw:formula="if(?f22, ?f111, ?f112)"/>
            </draw:enhanced-geometry>
          </draw:custom-shape>
          <draw:custom-shape svg:x="6.97222in" svg:y="2.02083in" svg:width="2.625in" svg:height="3.45833in" draw:id="id146" draw:style-name="a1335" draw:name="Cloud 8">
            <svg:title/>
            <svg:desc/>
            <text:p text:style-name="a1334" text:class-names="" text:cond-style-name=""><text:span text:style-name="a1333" text:class-names="">OpenStack</text:span></text:p>
  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?f9 / 43200"/>
              <draw:equation draw:name="f14" draw:formula="?f6 / 43200"/>
              <draw:equation draw:name="f15" draw:formula="?f9 * 2977 / 21600"/>
              <draw:equation draw:name="f16" draw:formula="?f6 * 3262 / 21600"/>
              <draw:equation draw:name="f17" draw:formula="?f9 * 17087 / 21600"/>
              <draw:equation draw:name="f18" draw:formula="?f6 * 17337 / 21600"/>
              <draw:equation draw:name="f19" draw:formula="?f9 * 67 / 21600"/>
              <draw:equation draw:name="f20" draw:formula="?f6 * 21577 / 21600"/>
              <draw:equation draw:name="f21" draw:formula="?f9 * 21582 / 21600"/>
              <draw:equation draw:name="f22" draw:formula="?f6 * 1235 / 21600"/>
              <draw:equation draw:name="f23" draw:formula="?f21 / ?f13"/>
              <draw:equation draw:name="f24" draw:formula="?f8 / ?f14"/>
              <draw:equation draw:name="f25" draw:formula="?f11 / ?f13"/>
              <draw:equation draw:name="f26" draw:formula="?f20 / ?f14"/>
              <draw:equation draw:name="f27" draw:formula="?f19 / ?f13"/>
              <draw:equation draw:name="f28" draw:formula="?f22 / ?f14"/>
              <draw:equation draw:name="f29" draw:formula="?f15 / ?f13"/>
              <draw:equation draw:name="f30" draw:formula="?f17 / ?f13"/>
              <draw:equation draw:name="f31" draw:formula="?f16 / ?f14"/>
              <draw:equation draw:name="f32" draw:formula="?f18 / ?f14"/>
              <draw:equation draw:name="f33" draw:formula="21550000 - 7426832"/>
              <draw:equation draw:name="f34" draw:formula="if(?f33, 7426832, 21550000)"/>
              <draw:equation draw:name="f35" draw:formula="-21550000 - ?f34"/>
              <draw:equation draw:name="f36" draw:formula="if(?f35, -21550000, ?f34)"/>
              <draw:equation draw:name="f37" draw:formula="-11429249 + ?f36"/>
              <draw:equation draw:name="f38" draw:formula="-11429249 + ?f1"/>
              <draw:equation draw:name="f39" draw:formula="?f38 * ?f1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6753"/>
              <draw:equation draw:name="f44" draw:formula="sin(?f40)"/>
              <draw:equation draw:name="f45" draw:formula="0 - ?f44"/>
              <draw:equation draw:name="f46" draw:formula="?f45 * 9190"/>
              <draw:equation draw:name="f47" draw:formula="sqrt(?f43 * ?f43 + ?f46 * ?f46 + 0 * 0)"/>
              <draw:equation draw:name="f48" draw:formula="6753 * 9190 / ?f47"/>
              <draw:equation draw:name="f49" draw:formula="?f45 * ?f48"/>
              <draw:equation draw:name="f50" draw:formula="3900 - ?f49"/>
              <draw:equation draw:name="f51" draw:formula="?f42 * ?f48"/>
              <draw:equation draw:name="f52" draw:formula="14370 - ?f51"/>
              <draw:equation draw:name="f53" draw:formula="?f50 - 6753"/>
              <draw:equation draw:name="f54" draw:formula="?f52 - 9190"/>
              <draw:equation draw:name="f55" draw:formula="?f50 + 6753"/>
              <draw:equation draw:name="f56" draw:formula="?f52 + 9190"/>
              <draw:equation draw:name="f57" draw:formula="?f37 + ?f1"/>
              <draw:equation draw:name="f58" draw:formula="?f57 * ?f12 / ?f0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6753"/>
              <draw:equation draw:name="f63" draw:formula="sin(?f59)"/>
              <draw:equation draw:name="f64" draw:formula="0 - ?f63"/>
              <draw:equation draw:name="f65" draw:formula="?f64 * 9190"/>
              <draw:equation draw:name="f66" draw:formula="sqrt(?f62 * ?f62 + ?f65 * ?f65 + 0 * 0)"/>
              <draw:equation draw:name="f67" draw:formula="6753 * 9190 / ?f66"/>
              <draw:equation draw:name="f68" draw:formula="?f64 * ?f67"/>
              <draw:equation draw:name="f69" draw:formula="?f50 + ?f68"/>
              <draw:equation draw:name="f70" draw:formula="?f61 * ?f67"/>
              <draw:equation draw:name="f71" draw:formula="?f52 + ?f70"/>
              <draw:equation draw:name="f72" draw:formula="if(?f36, 3900, ?f53)"/>
              <draw:equation draw:name="f73" draw:formula="if(?f36, 14370, ?f54)"/>
              <draw:equation draw:name="f74" draw:formula="if(?f36, 3900, ?f55)"/>
              <draw:equation draw:name="f75" draw:formula="if(?f36, 14370, ?f56)"/>
              <draw:equation draw:name="f76" draw:formula="if(?f36, ?f53, ?f69)"/>
              <draw:equation draw:name="f77" draw:formula="if(?f36, ?f54, ?f71)"/>
              <draw:equation draw:name="f78" draw:formula="if(?f36, ?f55, ?f69)"/>
              <draw:equation draw:name="f79" draw:formula="if(?f36, ?f56, ?f71)"/>
              <draw:equation draw:name="f80" draw:formula="21550000 - 5396714"/>
              <draw:equation draw:name="f81" draw:formula="if(?f80, 5396714, 21550000)"/>
              <draw:equation draw:name="f82" draw:formula="-21550000 - ?f81"/>
              <draw:equation draw:name="f83" draw:formula="if(?f82, -21550000, ?f81)"/>
              <draw:equation draw:name="f84" draw:formula="-8646143 + ?f83"/>
              <draw:equation draw:name="f85" draw:formula="-8646143 + ?f1"/>
              <draw:equation draw:name="f86" draw:formula="?f85 * ?f12 / ?f0"/>
              <draw:equation draw:name="f87" draw:formula="0 - ?f86"/>
              <draw:equation draw:name="f88" draw:formula="cos(?f87)"/>
              <draw:equation draw:name="f89" draw:formula="0 - ?f88"/>
              <draw:equation draw:name="f90" draw:formula="?f89 * 5333"/>
              <draw:equation draw:name="f91" draw:formula="sin(?f87)"/>
              <draw:equation draw:name="f92" draw:formula="0 - ?f91"/>
              <draw:equation draw:name="f93" draw:formula="?f92 * 7267"/>
              <draw:equation draw:name="f94" draw:formula="sqrt(?f90 * ?f90 + ?f93 * ?f93 + 0 * 0)"/>
              <draw:equation draw:name="f95" draw:formula="5333 * 7267 / ?f94"/>
              <draw:equation draw:name="f96" draw:formula="?f92 * ?f95"/>
              <draw:equation draw:name="f97" draw:formula="?f69 - ?f96"/>
              <draw:equation draw:name="f98" draw:formula="?f89 * ?f95"/>
              <draw:equation draw:name="f99" draw:formula="?f71 - ?f98"/>
              <draw:equation draw:name="f100" draw:formula="?f97 - 5333"/>
              <draw:equation draw:name="f101" draw:formula="?f99 - 7267"/>
              <draw:equation draw:name="f102" draw:formula="?f97 + 5333"/>
              <draw:equation draw:name="f103" draw:formula="?f99 + 7267"/>
              <draw:equation draw:name="f104" draw:formula="?f84 + ?f1"/>
              <draw:equation draw:name="f105" draw:formula="?f104 * ?f12 / ?f0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5333"/>
              <draw:equation draw:name="f110" draw:formula="sin(?f106)"/>
              <draw:equation draw:name="f111" draw:formula="0 - ?f110"/>
              <draw:equation draw:name="f112" draw:formula="?f111 * 7267"/>
              <draw:equation draw:name="f113" draw:formula="sqrt(?f109 * ?f109 + ?f112 * ?f112 + 0 * 0)"/>
              <draw:equation draw:name="f114" draw:formula="5333 * 7267 / ?f113"/>
              <draw:equation draw:name="f115" draw:formula="?f111 * ?f114"/>
              <draw:equation draw:name="f116" draw:formula="?f97 + ?f115"/>
              <draw:equation draw:name="f117" draw:formula="?f108 * ?f114"/>
              <draw:equation draw:name="f118" draw:formula="?f99 + ?f117"/>
              <draw:equation draw:name="f119" draw:formula="if(?f83, ?f69, ?f100)"/>
              <draw:equation draw:name="f120" draw:formula="if(?f83, ?f71, ?f101)"/>
              <draw:equation draw:name="f121" draw:formula="if(?f83, ?f69, ?f102)"/>
              <draw:equation draw:name="f122" draw:formula="if(?f83, ?f71, ?f103)"/>
              <draw:equation draw:name="f123" draw:formula="if(?f83, ?f100, ?f116)"/>
              <draw:equation draw:name="f124" draw:formula="if(?f83, ?f101, ?f118)"/>
              <draw:equation draw:name="f125" draw:formula="if(?f83, ?f102, ?f116)"/>
              <draw:equation draw:name="f126" draw:formula="if(?f83, ?f103, ?f118)"/>
              <draw:equation draw:name="f127" draw:formula="21550000 - 5983381"/>
              <draw:equation draw:name="f128" draw:formula="if(?f127, 5983381, 21550000)"/>
              <draw:equation draw:name="f129" draw:formula="-21550000 - ?f128"/>
              <draw:equation draw:name="f130" draw:formula="if(?f129, -21550000, ?f128)"/>
              <draw:equation draw:name="f131" draw:formula="-8748475 + ?f130"/>
              <draw:equation draw:name="f132" draw:formula="-8748475 + ?f1"/>
              <draw:equation draw:name="f133" draw:formula="?f132 * ?f12 / ?f0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4365"/>
              <draw:equation draw:name="f138" draw:formula="sin(?f134)"/>
              <draw:equation draw:name="f139" draw:formula="0 - ?f138"/>
              <draw:equation draw:name="f140" draw:formula="?f139 * 5945"/>
              <draw:equation draw:name="f141" draw:formula="sqrt(?f137 * ?f137 + ?f140 * ?f140 + 0 * 0)"/>
              <draw:equation draw:name="f142" draw:formula="4365 * 5945 / ?f141"/>
              <draw:equation draw:name="f143" draw:formula="?f139 * ?f142"/>
              <draw:equation draw:name="f144" draw:formula="?f116 - ?f143"/>
              <draw:equation draw:name="f145" draw:formula="?f136 * ?f142"/>
              <draw:equation draw:name="f146" draw:formula="?f118 - ?f145"/>
              <draw:equation draw:name="f147" draw:formula="?f144 - 4365"/>
              <draw:equation draw:name="f148" draw:formula="?f146 - 5945"/>
              <draw:equation draw:name="f149" draw:formula="?f144 + 4365"/>
              <draw:equation draw:name="f150" draw:formula="?f146 + 5945"/>
              <draw:equation draw:name="f151" draw:formula="?f131 + ?f1"/>
              <draw:equation draw:name="f152" draw:formula="?f151 * ?f12 / ?f0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4365"/>
              <draw:equation draw:name="f157" draw:formula="sin(?f153)"/>
              <draw:equation draw:name="f158" draw:formula="0 - ?f157"/>
              <draw:equation draw:name="f159" draw:formula="?f158 * 5945"/>
              <draw:equation draw:name="f160" draw:formula="sqrt(?f156 * ?f156 + ?f159 * ?f159 + 0 * 0)"/>
              <draw:equation draw:name="f161" draw:formula="4365 * 5945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0, ?f116, ?f147)"/>
              <draw:equation draw:name="f167" draw:formula="if(?f130, ?f118, ?f148)"/>
              <draw:equation draw:name="f168" draw:formula="if(?f130, ?f116, ?f149)"/>
              <draw:equation draw:name="f169" draw:formula="if(?f130, ?f118, ?f150)"/>
              <draw:equation draw:name="f170" draw:formula="if(?f130, ?f147, ?f163)"/>
              <draw:equation draw:name="f171" draw:formula="if(?f130, ?f148, ?f165)"/>
              <draw:equation draw:name="f172" draw:formula="if(?f130, ?f149, ?f163)"/>
              <draw:equation draw:name="f173" draw:formula="if(?f130, ?f150, ?f165)"/>
              <draw:equation draw:name="f174" draw:formula="21550000 - 7034504"/>
              <draw:equation draw:name="f175" draw:formula="if(?f174, 7034504, 21550000)"/>
              <draw:equation draw:name="f176" draw:formula="-21550000 - ?f175"/>
              <draw:equation draw:name="f177" draw:formula="if(?f176, -21550000, ?f175)"/>
              <draw:equation draw:name="f178" draw:formula="-7859163 + ?f177"/>
              <draw:equation draw:name="f179" draw:formula="-7859163 + ?f1"/>
              <draw:equation draw:name="f180" draw:formula="?f179 * ?f12 / ?f0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4857"/>
              <draw:equation draw:name="f185" draw:formula="sin(?f181)"/>
              <draw:equation draw:name="f186" draw:formula="0 - ?f185"/>
              <draw:equation draw:name="f187" draw:formula="?f186 * 6595"/>
              <draw:equation draw:name="f188" draw:formula="sqrt(?f184 * ?f184 + ?f187 * ?f187 + 0 * 0)"/>
              <draw:equation draw:name="f189" draw:formula="4857 * 6595 / ?f188"/>
              <draw:equation draw:name="f190" draw:formula="?f186 * ?f189"/>
              <draw:equation draw:name="f191" draw:formula="?f163 - ?f190"/>
              <draw:equation draw:name="f192" draw:formula="?f183 * ?f189"/>
              <draw:equation draw:name="f193" draw:formula="?f165 - ?f192"/>
              <draw:equation draw:name="f194" draw:formula="?f191 - 4857"/>
              <draw:equation draw:name="f195" draw:formula="?f193 - 6595"/>
              <draw:equation draw:name="f196" draw:formula="?f191 + 4857"/>
              <draw:equation draw:name="f197" draw:formula="?f193 + 6595"/>
              <draw:equation draw:name="f198" draw:formula="?f178 + ?f1"/>
              <draw:equation draw:name="f199" draw:formula="?f198 * ?f12 / ?f0"/>
              <draw:equation draw:name="f200" draw:formula="0 - ?f199"/>
              <draw:equation draw:name="f201" draw:formula="cos(?f200)"/>
              <draw:equation draw:name="f202" draw:formula="0 - ?f201"/>
              <draw:equation draw:name="f203" draw:formula="?f202 * 4857"/>
              <draw:equation draw:name="f204" draw:formula="sin(?f200)"/>
              <draw:equation draw:name="f205" draw:formula="0 - ?f204"/>
              <draw:equation draw:name="f206" draw:formula="?f205 * 6595"/>
              <draw:equation draw:name="f207" draw:formula="sqrt(?f203 * ?f203 + ?f206 * ?f206 + 0 * 0)"/>
              <draw:equation draw:name="f208" draw:formula="4857 * 6595 / ?f207"/>
              <draw:equation draw:name="f209" draw:formula="?f205 * ?f208"/>
              <draw:equation draw:name="f210" draw:formula="?f191 + ?f209"/>
              <draw:equation draw:name="f211" draw:formula="?f202 * ?f208"/>
              <draw:equation draw:name="f212" draw:formula="?f193 + ?f211"/>
              <draw:equation draw:name="f213" draw:formula="if(?f177, ?f163, ?f194)"/>
              <draw:equation draw:name="f214" draw:formula="if(?f177, ?f165, ?f195)"/>
              <draw:equation draw:name="f215" draw:formula="if(?f177, ?f163, ?f196)"/>
              <draw:equation draw:name="f216" draw:formula="if(?f177, ?f165, ?f197)"/>
              <draw:equation draw:name="f217" draw:formula="if(?f177, ?f194, ?f210)"/>
              <draw:equation draw:name="f218" draw:formula="if(?f177, ?f195, ?f212)"/>
              <draw:equation draw:name="f219" draw:formula="if(?f177, ?f196, ?f210)"/>
              <draw:equation draw:name="f220" draw:formula="if(?f177, ?f197, ?f212)"/>
              <draw:equation draw:name="f221" draw:formula="21550000 - 6541615"/>
              <draw:equation draw:name="f222" draw:formula="if(?f221, 6541615, 21550000)"/>
              <draw:equation draw:name="f223" draw:formula="-21550000 - ?f222"/>
              <draw:equation draw:name="f224" draw:formula="if(?f223, -21550000, ?f222)"/>
              <draw:equation draw:name="f225" draw:formula="-4722533 + ?f224"/>
              <draw:equation draw:name="f226" draw:formula="-4722533 + ?f1"/>
              <draw:equation draw:name="f227" draw:formula="?f226 * ?f12 / ?f0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5333"/>
              <draw:equation draw:name="f232" draw:formula="sin(?f228)"/>
              <draw:equation draw:name="f233" draw:formula="0 - ?f232"/>
              <draw:equation draw:name="f234" draw:formula="?f233 * 7273"/>
              <draw:equation draw:name="f235" draw:formula="sqrt(?f231 * ?f231 + ?f234 * ?f234 + 0 * 0)"/>
              <draw:equation draw:name="f236" draw:formula="5333 * 7273 / ?f235"/>
              <draw:equation draw:name="f237" draw:formula="?f233 * ?f236"/>
              <draw:equation draw:name="f238" draw:formula="?f210 - ?f237"/>
              <draw:equation draw:name="f239" draw:formula="?f230 * ?f236"/>
              <draw:equation draw:name="f240" draw:formula="?f212 - ?f239"/>
              <draw:equation draw:name="f241" draw:formula="?f238 - 5333"/>
              <draw:equation draw:name="f242" draw:formula="?f240 - 7273"/>
              <draw:equation draw:name="f243" draw:formula="?f238 + 5333"/>
              <draw:equation draw:name="f244" draw:formula="?f240 + 7273"/>
              <draw:equation draw:name="f245" draw:formula="?f225 + ?f1"/>
              <draw:equation draw:name="f246" draw:formula="?f245 * ?f12 / ?f0"/>
              <draw:equation draw:name="f247" draw:formula="0 - ?f246"/>
              <draw:equation draw:name="f248" draw:formula="cos(?f247)"/>
              <draw:equation draw:name="f249" draw:formula="0 - ?f248"/>
              <draw:equation draw:name="f250" draw:formula="?f249 * 5333"/>
              <draw:equation draw:name="f251" draw:formula="sin(?f247)"/>
              <draw:equation draw:name="f252" draw:formula="0 - ?f251"/>
              <draw:equation draw:name="f253" draw:formula="?f252 * 7273"/>
              <draw:equation draw:name="f254" draw:formula="sqrt(?f250 * ?f250 + ?f253 * ?f253 + 0 * 0)"/>
              <draw:equation draw:name="f255" draw:formula="5333 * 7273 / ?f254"/>
              <draw:equation draw:name="f256" draw:formula="?f252 * ?f255"/>
              <draw:equation draw:name="f257" draw:formula="?f238 + ?f256"/>
              <draw:equation draw:name="f258" draw:formula="?f249 * ?f255"/>
              <draw:equation draw:name="f259" draw:formula="?f240 + ?f258"/>
              <draw:equation draw:name="f260" draw:formula="if(?f224, ?f210, ?f241)"/>
              <draw:equation draw:name="f261" draw:formula="if(?f224, ?f212, ?f242)"/>
              <draw:equation draw:name="f262" draw:formula="if(?f224, ?f210, ?f243)"/>
              <draw:equation draw:name="f263" draw:formula="if(?f224, ?f212, ?f244)"/>
              <draw:equation draw:name="f264" draw:formula="if(?f224, ?f241, ?f257)"/>
              <draw:equation draw:name="f265" draw:formula="if(?f224, ?f242, ?f259)"/>
              <draw:equation draw:name="f266" draw:formula="if(?f224, ?f243, ?f257)"/>
              <draw:equation draw:name="f267" draw:formula="if(?f224, ?f244, ?f259)"/>
              <draw:equation draw:name="f268" draw:formula="21550000 - 7816140"/>
              <draw:equation draw:name="f269" draw:formula="if(?f268, 7816140, 21550000)"/>
              <draw:equation draw:name="f270" draw:formula="-21550000 - ?f269"/>
              <draw:equation draw:name="f271" draw:formula="if(?f270, -21550000, ?f269)"/>
              <draw:equation draw:name="f272" draw:formula="-2776035 + ?f271"/>
              <draw:equation draw:name="f273" draw:formula="-2776035 + ?f1"/>
              <draw:equation draw:name="f274" draw:formula="?f273 * ?f12 / ?f0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6775"/>
              <draw:equation draw:name="f279" draw:formula="sin(?f275)"/>
              <draw:equation draw:name="f280" draw:formula="0 - ?f279"/>
              <draw:equation draw:name="f281" draw:formula="?f280 * 9220"/>
              <draw:equation draw:name="f282" draw:formula="sqrt(?f278 * ?f278 + ?f281 * ?f281 + 0 * 0)"/>
              <draw:equation draw:name="f283" draw:formula="6775 * 9220 / ?f282"/>
              <draw:equation draw:name="f284" draw:formula="?f280 * ?f283"/>
              <draw:equation draw:name="f285" draw:formula="?f257 - ?f284"/>
              <draw:equation draw:name="f286" draw:formula="?f277 * ?f283"/>
              <draw:equation draw:name="f287" draw:formula="?f259 - ?f286"/>
              <draw:equation draw:name="f288" draw:formula="?f285 - 6775"/>
              <draw:equation draw:name="f289" draw:formula="?f287 - 9220"/>
              <draw:equation draw:name="f290" draw:formula="?f285 + 6775"/>
              <draw:equation draw:name="f291" draw:formula="?f287 + 9220"/>
              <draw:equation draw:name="f292" draw:formula="?f272 + ?f1"/>
              <draw:equation draw:name="f293" draw:formula="?f292 * ?f12 / ?f0"/>
              <draw:equation draw:name="f294" draw:formula="0 - ?f293"/>
              <draw:equation draw:name="f295" draw:formula="cos(?f294)"/>
              <draw:equation draw:name="f296" draw:formula="0 - ?f295"/>
              <draw:equation draw:name="f297" draw:formula="?f296 * 6775"/>
              <draw:equation draw:name="f298" draw:formula="sin(?f294)"/>
              <draw:equation draw:name="f299" draw:formula="0 - ?f298"/>
              <draw:equation draw:name="f300" draw:formula="?f299 * 9220"/>
              <draw:equation draw:name="f301" draw:formula="sqrt(?f297 * ?f297 + ?f300 * ?f300 + 0 * 0)"/>
              <draw:equation draw:name="f302" draw:formula="6775 * 9220 / ?f301"/>
              <draw:equation draw:name="f303" draw:formula="?f299 * ?f302"/>
              <draw:equation draw:name="f304" draw:formula="?f285 + ?f303"/>
              <draw:equation draw:name="f305" draw:formula="?f296 * ?f302"/>
              <draw:equation draw:name="f306" draw:formula="?f287 + ?f305"/>
              <draw:equation draw:name="f307" draw:formula="if(?f271, ?f257, ?f288)"/>
              <draw:equation draw:name="f308" draw:formula="if(?f271, ?f259, ?f289)"/>
              <draw:equation draw:name="f309" draw:formula="if(?f271, ?f257, ?f290)"/>
              <draw:equation draw:name="f310" draw:formula="if(?f271, ?f259, ?f291)"/>
              <draw:equation draw:name="f311" draw:formula="if(?f271, ?f288, ?f304)"/>
              <draw:equation draw:name="f312" draw:formula="if(?f271, ?f289, ?f306)"/>
              <draw:equation draw:name="f313" draw:formula="if(?f271, ?f290, ?f304)"/>
              <draw:equation draw:name="f314" draw:formula="if(?f271, ?f291, ?f306)"/>
              <draw:equation draw:name="f315" draw:formula="21550000 - 6842000"/>
              <draw:equation draw:name="f316" draw:formula="if(?f315, 6842000, 21550000)"/>
              <draw:equation draw:name="f317" draw:formula="-21550000 - ?f316"/>
              <draw:equation draw:name="f318" draw:formula="if(?f317, -21550000, ?f316)"/>
              <draw:equation draw:name="f319" draw:formula="37501 + ?f318"/>
              <draw:equation draw:name="f320" draw:formula="37501 + ?f1"/>
              <draw:equation draw:name="f321" draw:formula="?f320 * ?f12 / ?f0"/>
              <draw:equation draw:name="f322" draw:formula="0 - ?f321"/>
              <draw:equation draw:name="f323" draw:formula="cos(?f322)"/>
              <draw:equation draw:name="f324" draw:formula="0 - ?f323"/>
              <draw:equation draw:name="f325" draw:formula="?f324 * 5785"/>
              <draw:equation draw:name="f326" draw:formula="sin(?f322)"/>
              <draw:equation draw:name="f327" draw:formula="0 - ?f326"/>
              <draw:equation draw:name="f328" draw:formula="?f327 * 7867"/>
              <draw:equation draw:name="f329" draw:formula="sqrt(?f325 * ?f325 + ?f328 * ?f328 + 0 * 0)"/>
              <draw:equation draw:name="f330" draw:formula="5785 * 7867 / ?f329"/>
              <draw:equation draw:name="f331" draw:formula="?f327 * ?f330"/>
              <draw:equation draw:name="f332" draw:formula="?f304 - ?f331"/>
              <draw:equation draw:name="f333" draw:formula="?f324 * ?f330"/>
              <draw:equation draw:name="f334" draw:formula="?f306 - ?f333"/>
              <draw:equation draw:name="f335" draw:formula="?f332 - 5785"/>
              <draw:equation draw:name="f336" draw:formula="?f334 - 7867"/>
              <draw:equation draw:name="f337" draw:formula="?f332 + 5785"/>
              <draw:equation draw:name="f338" draw:formula="?f334 + 7867"/>
              <draw:equation draw:name="f339" draw:formula="?f319 + ?f1"/>
              <draw:equation draw:name="f340" draw:formula="?f339 * ?f12 / ?f0"/>
              <draw:equation draw:name="f341" draw:formula="0 - ?f340"/>
              <draw:equation draw:name="f342" draw:formula="cos(?f341)"/>
              <draw:equation draw:name="f343" draw:formula="0 - ?f342"/>
              <draw:equation draw:name="f344" draw:formula="?f343 * 5785"/>
              <draw:equation draw:name="f345" draw:formula="sin(?f341)"/>
              <draw:equation draw:name="f346" draw:formula="0 - ?f345"/>
              <draw:equation draw:name="f347" draw:formula="?f346 * 7867"/>
              <draw:equation draw:name="f348" draw:formula="sqrt(?f344 * ?f344 + ?f347 * ?f347 + 0 * 0)"/>
              <draw:equation draw:name="f349" draw:formula="5785 * 7867 / ?f348"/>
              <draw:equation draw:name="f350" draw:formula="?f346 * ?f349"/>
              <draw:equation draw:name="f351" draw:formula="?f332 + ?f350"/>
              <draw:equation draw:name="f352" draw:formula="?f343 * ?f349"/>
              <draw:equation draw:name="f353" draw:formula="?f334 + ?f352"/>
              <draw:equation draw:name="f354" draw:formula="if(?f318, ?f304, ?f335)"/>
              <draw:equation draw:name="f355" draw:formula="if(?f318, ?f306, ?f336)"/>
              <draw:equation draw:name="f356" draw:formula="if(?f318, ?f304, ?f337)"/>
              <draw:equation draw:name="f357" draw:formula="if(?f318, ?f306, ?f338)"/>
              <draw:equation draw:name="f358" draw:formula="if(?f318, ?f335, ?f351)"/>
              <draw:equation draw:name="f359" draw:formula="if(?f318, ?f336, ?f353)"/>
              <draw:equation draw:name="f360" draw:formula="if(?f318, ?f337, ?f351)"/>
              <draw:equation draw:name="f361" draw:formula="if(?f318, ?f338, ?f353)"/>
              <draw:equation draw:name="f362" draw:formula="21550000 - 6910353"/>
              <draw:equation draw:name="f363" draw:formula="if(?f362, 6910353, 21550000)"/>
              <draw:equation draw:name="f364" draw:formula="-21550000 - ?f363"/>
              <draw:equation draw:name="f365" draw:formula="if(?f364, -21550000, ?f363)"/>
              <draw:equation draw:name="f366" draw:formula="1347096 + ?f365"/>
              <draw:equation draw:name="f367" draw:formula="1347096 + ?f1"/>
              <draw:equation draw:name="f368" draw:formula="?f367 * ?f12 / ?f0"/>
              <draw:equation draw:name="f369" draw:formula="0 - ?f368"/>
              <draw:equation draw:name="f370" draw:formula="cos(?f369)"/>
              <draw:equation draw:name="f371" draw:formula="0 - ?f370"/>
              <draw:equation draw:name="f372" draw:formula="?f371 * 6752"/>
              <draw:equation draw:name="f373" draw:formula="sin(?f369)"/>
              <draw:equation draw:name="f374" draw:formula="0 - ?f373"/>
              <draw:equation draw:name="f375" draw:formula="?f374 * 9215"/>
              <draw:equation draw:name="f376" draw:formula="sqrt(?f372 * ?f372 + ?f375 * ?f375 + 0 * 0)"/>
              <draw:equation draw:name="f377" draw:formula="6752 * 9215 / ?f376"/>
              <draw:equation draw:name="f378" draw:formula="?f374 * ?f377"/>
              <draw:equation draw:name="f379" draw:formula="?f351 - ?f378"/>
              <draw:equation draw:name="f380" draw:formula="?f371 * ?f377"/>
              <draw:equation draw:name="f381" draw:formula="?f353 - ?f380"/>
              <draw:equation draw:name="f382" draw:formula="?f379 - 6752"/>
              <draw:equation draw:name="f383" draw:formula="?f381 - 9215"/>
              <draw:equation draw:name="f384" draw:formula="?f379 + 6752"/>
              <draw:equation draw:name="f385" draw:formula="?f381 + 9215"/>
              <draw:equation draw:name="f386" draw:formula="?f366 + ?f1"/>
              <draw:equation draw:name="f387" draw:formula="?f386 * ?f12 / ?f0"/>
              <draw:equation draw:name="f388" draw:formula="0 - ?f387"/>
              <draw:equation draw:name="f389" draw:formula="cos(?f388)"/>
              <draw:equation draw:name="f390" draw:formula="0 - ?f389"/>
              <draw:equation draw:name="f391" draw:formula="?f390 * 6752"/>
              <draw:equation draw:name="f392" draw:formula="sin(?f388)"/>
              <draw:equation draw:name="f393" draw:formula="0 - ?f392"/>
              <draw:equation draw:name="f394" draw:formula="?f393 * 9215"/>
              <draw:equation draw:name="f395" draw:formula="sqrt(?f391 * ?f391 + ?f394 * ?f394 + 0 * 0)"/>
              <draw:equation draw:name="f396" draw:formula="6752 * 9215 / ?f395"/>
              <draw:equation draw:name="f397" draw:formula="?f393 * ?f396"/>
              <draw:equation draw:name="f398" draw:formula="?f379 + ?f397"/>
              <draw:equation draw:name="f399" draw:formula="?f390 * ?f396"/>
              <draw:equation draw:name="f400" draw:formula="?f381 + ?f399"/>
              <draw:equation draw:name="f401" draw:formula="if(?f365, ?f351, ?f382)"/>
              <draw:equation draw:name="f402" draw:formula="if(?f365, ?f353, ?f383)"/>
              <draw:equation draw:name="f403" draw:formula="if(?f365, ?f351, ?f384)"/>
              <draw:equation draw:name="f404" draw:formula="if(?f365, ?f353, ?f385)"/>
              <draw:equation draw:name="f405" draw:formula="if(?f365, ?f382, ?f398)"/>
              <draw:equation draw:name="f406" draw:formula="if(?f365, ?f383, ?f400)"/>
              <draw:equation draw:name="f407" draw:formula="if(?f365, ?f384, ?f398)"/>
              <draw:equation draw:name="f408" draw:formula="if(?f365, ?f385, ?f400)"/>
              <draw:equation draw:name="f409" draw:formula="21550000 - 4542661"/>
              <draw:equation draw:name="f410" draw:formula="if(?f409, 4542661, 21550000)"/>
              <draw:equation draw:name="f411" draw:formula="-21550000 - ?f410"/>
              <draw:equation draw:name="f412" draw:formula="if(?f411, -21550000, ?f410)"/>
              <draw:equation draw:name="f413" draw:formula="3974558 + ?f412"/>
              <draw:equation draw:name="f414" draw:formula="3974558 + ?f1"/>
              <draw:equation draw:name="f415" draw:formula="?f414 * ?f12 / ?f0"/>
              <draw:equation draw:name="f416" draw:formula="0 - ?f415"/>
              <draw:equation draw:name="f417" draw:formula="cos(?f416)"/>
              <draw:equation draw:name="f418" draw:formula="0 - ?f417"/>
              <draw:equation draw:name="f419" draw:formula="?f418 * 7720"/>
              <draw:equation draw:name="f420" draw:formula="sin(?f416)"/>
              <draw:equation draw:name="f421" draw:formula="0 - ?f420"/>
              <draw:equation draw:name="f422" draw:formula="?f421 * 10543"/>
              <draw:equation draw:name="f423" draw:formula="sqrt(?f419 * ?f419 + ?f422 * ?f422 + 0 * 0)"/>
              <draw:equation draw:name="f424" draw:formula="7720 * 10543 / ?f423"/>
              <draw:equation draw:name="f425" draw:formula="?f421 * ?f424"/>
              <draw:equation draw:name="f426" draw:formula="?f398 - ?f425"/>
              <draw:equation draw:name="f427" draw:formula="?f418 * ?f424"/>
              <draw:equation draw:name="f428" draw:formula="?f400 - ?f427"/>
              <draw:equation draw:name="f429" draw:formula="?f426 - 7720"/>
              <draw:equation draw:name="f430" draw:formula="?f428 - 10543"/>
              <draw:equation draw:name="f431" draw:formula="?f426 + 7720"/>
              <draw:equation draw:name="f432" draw:formula="?f428 + 10543"/>
              <draw:equation draw:name="f433" draw:formula="?f413 + ?f1"/>
              <draw:equation draw:name="f434" draw:formula="?f433 * ?f12 / ?f0"/>
              <draw:equation draw:name="f435" draw:formula="0 - ?f434"/>
              <draw:equation draw:name="f436" draw:formula="cos(?f435)"/>
              <draw:equation draw:name="f437" draw:formula="0 - ?f436"/>
              <draw:equation draw:name="f438" draw:formula="?f437 * 7720"/>
              <draw:equation draw:name="f439" draw:formula="sin(?f435)"/>
              <draw:equation draw:name="f440" draw:formula="0 - ?f439"/>
              <draw:equation draw:name="f441" draw:formula="?f440 * 10543"/>
              <draw:equation draw:name="f442" draw:formula="sqrt(?f438 * ?f438 + ?f441 * ?f441 + 0 * 0)"/>
              <draw:equation draw:name="f443" draw:formula="7720 * 10543 / ?f442"/>
              <draw:equation draw:name="f444" draw:formula="?f440 * ?f443"/>
              <draw:equation draw:name="f445" draw:formula="?f426 + ?f444"/>
              <draw:equation draw:name="f446" draw:formula="?f437 * ?f443"/>
              <draw:equation draw:name="f447" draw:formula="?f428 + ?f446"/>
              <draw:equation draw:name="f448" draw:formula="if(?f412, ?f398, ?f429)"/>
              <draw:equation draw:name="f449" draw:formula="if(?f412, ?f400, ?f430)"/>
              <draw:equation draw:name="f450" draw:formula="if(?f412, ?f398, ?f431)"/>
              <draw:equation draw:name="f451" draw:formula="if(?f412, ?f400, ?f432)"/>
              <draw:equation draw:name="f452" draw:formula="if(?f412, ?f429, ?f445)"/>
              <draw:equation draw:name="f453" draw:formula="if(?f412, ?f430, ?f447)"/>
              <draw:equation draw:name="f454" draw:formula="if(?f412, ?f431, ?f445)"/>
              <draw:equation draw:name="f455" draw:formula="if(?f412, ?f432, ?f447)"/>
              <draw:equation draw:name="f456" draw:formula="21550000 - 8804134"/>
              <draw:equation draw:name="f457" draw:formula="if(?f456, 8804134, 21550000)"/>
              <draw:equation draw:name="f458" draw:formula="-21550000 - ?f457"/>
              <draw:equation draw:name="f459" draw:formula="if(?f458, -21550000, ?f457)"/>
              <draw:equation draw:name="f460" draw:formula="-16496525 + ?f459"/>
              <draw:equation draw:name="f461" draw:formula="-16496525 + ?f1"/>
              <draw:equation draw:name="f462" draw:formula="?f461 * ?f12 / ?f0"/>
              <draw:equation draw:name="f463" draw:formula="0 - ?f462"/>
              <draw:equation draw:name="f464" draw:formula="cos(?f463)"/>
              <draw:equation draw:name="f465" draw:formula="0 - ?f464"/>
              <draw:equation draw:name="f466" draw:formula="?f465 * 4360"/>
              <draw:equation draw:name="f467" draw:formula="sin(?f463)"/>
              <draw:equation draw:name="f468" draw:formula="0 - ?f467"/>
              <draw:equation draw:name="f469" draw:formula="?f468 * 5918"/>
              <draw:equation draw:name="f470" draw:formula="sqrt(?f466 * ?f466 + ?f469 * ?f469 + 0 * 0)"/>
              <draw:equation draw:name="f471" draw:formula="4360 * 5918 / ?f470"/>
              <draw:equation draw:name="f472" draw:formula="?f468 * ?f471"/>
              <draw:equation draw:name="f473" draw:formula="?f445 - ?f472"/>
              <draw:equation draw:name="f474" draw:formula="?f465 * ?f471"/>
              <draw:equation draw:name="f475" draw:formula="?f447 - ?f474"/>
              <draw:equation draw:name="f476" draw:formula="?f473 - 4360"/>
              <draw:equation draw:name="f477" draw:formula="?f475 - 5918"/>
              <draw:equation draw:name="f478" draw:formula="?f473 + 4360"/>
              <draw:equation draw:name="f479" draw:formula="?f475 + 5918"/>
              <draw:equation draw:name="f480" draw:formula="?f460 + ?f1"/>
              <draw:equation draw:name="f481" draw:formula="?f480 * ?f12 / ?f0"/>
              <draw:equation draw:name="f482" draw:formula="0 - ?f481"/>
              <draw:equation draw:name="f483" draw:formula="cos(?f482)"/>
              <draw:equation draw:name="f484" draw:formula="0 - ?f483"/>
              <draw:equation draw:name="f485" draw:formula="?f484 * 4360"/>
              <draw:equation draw:name="f486" draw:formula="sin(?f482)"/>
              <draw:equation draw:name="f487" draw:formula="0 - ?f486"/>
              <draw:equation draw:name="f488" draw:formula="?f487 * 5918"/>
              <draw:equation draw:name="f489" draw:formula="sqrt(?f485 * ?f485 + ?f488 * ?f488 + 0 * 0)"/>
              <draw:equation draw:name="f490" draw:formula="4360 * 5918 / ?f489"/>
              <draw:equation draw:name="f491" draw:formula="?f487 * ?f490"/>
              <draw:equation draw:name="f492" draw:formula="?f473 + ?f491"/>
              <draw:equation draw:name="f493" draw:formula="?f484 * ?f490"/>
              <draw:equation draw:name="f494" draw:formula="?f475 + ?f493"/>
              <draw:equation draw:name="f495" draw:formula="if(?f459, ?f445, ?f476)"/>
              <draw:equation draw:name="f496" draw:formula="if(?f459, ?f447, ?f477)"/>
              <draw:equation draw:name="f497" draw:formula="if(?f459, ?f445, ?f478)"/>
              <draw:equation draw:name="f498" draw:formula="if(?f459, ?f447, ?f479)"/>
              <draw:equation draw:name="f499" draw:formula="if(?f459, ?f476, ?f492)"/>
              <draw:equation draw:name="f500" draw:formula="if(?f459, ?f477, ?f494)"/>
              <draw:equation draw:name="f501" draw:formula="if(?f459, ?f478, ?f492)"/>
              <draw:equation draw:name="f502" draw:formula="if(?f459, ?f479, ?f494)"/>
              <draw:equation draw:name="f503" draw:formula="21550000 - 9151131"/>
              <draw:equation draw:name="f504" draw:formula="if(?f503, 9151131, 21550000)"/>
              <draw:equation draw:name="f505" draw:formula="-21550000 - ?f504"/>
              <draw:equation draw:name="f506" draw:formula="if(?f505, -21550000, ?f504)"/>
              <draw:equation draw:name="f507" draw:formula="-14809710 + ?f506"/>
              <draw:equation draw:name="f508" draw:formula="-14809710 + ?f1"/>
              <draw:equation draw:name="f509" draw:formula="?f508 * ?f12 / ?f0"/>
              <draw:equation draw:name="f510" draw:formula="0 - ?f509"/>
              <draw:equation draw:name="f511" draw:formula="cos(?f510)"/>
              <draw:equation draw:name="f512" draw:formula="0 - ?f511"/>
              <draw:equation draw:name="f513" draw:formula="?f512 * 4345"/>
              <draw:equation draw:name="f514" draw:formula="sin(?f510)"/>
              <draw:equation draw:name="f515" draw:formula="0 - ?f514"/>
              <draw:equation draw:name="f516" draw:formula="?f515 * 5945"/>
              <draw:equation draw:name="f517" draw:formula="sqrt(?f513 * ?f513 + ?f516 * ?f516 + 0 * 0)"/>
              <draw:equation draw:name="f518" draw:formula="4345 * 5945 / ?f517"/>
              <draw:equation draw:name="f519" draw:formula="?f515 * ?f518"/>
              <draw:equation draw:name="f520" draw:formula="?f492 - ?f519"/>
              <draw:equation draw:name="f521" draw:formula="?f512 * ?f518"/>
              <draw:equation draw:name="f522" draw:formula="?f494 - ?f521"/>
              <draw:equation draw:name="f523" draw:formula="?f520 - 4345"/>
              <draw:equation draw:name="f524" draw:formula="?f522 - 5945"/>
              <draw:equation draw:name="f525" draw:formula="?f520 + 4345"/>
              <draw:equation draw:name="f526" draw:formula="?f522 + 5945"/>
              <draw:equation draw:name="f527" draw:formula="?f507 + ?f1"/>
              <draw:equation draw:name="f528" draw:formula="?f527 * ?f12 / ?f0"/>
              <draw:equation draw:name="f529" draw:formula="0 - ?f528"/>
              <draw:equation draw:name="f530" draw:formula="cos(?f529)"/>
              <draw:equation draw:name="f531" draw:formula="0 - ?f530"/>
              <draw:equation draw:name="f532" draw:formula="?f531 * 4345"/>
              <draw:equation draw:name="f533" draw:formula="sin(?f529)"/>
              <draw:equation draw:name="f534" draw:formula="0 - ?f533"/>
              <draw:equation draw:name="f535" draw:formula="?f534 * 5945"/>
              <draw:equation draw:name="f536" draw:formula="sqrt(?f532 * ?f532 + ?f535 * ?f535 + 0 * 0)"/>
              <draw:equation draw:name="f537" draw:formula="4345 * 5945 / ?f536"/>
              <draw:equation draw:name="f538" draw:formula="?f534 * ?f537"/>
              <draw:equation draw:name="f539" draw:formula="?f520 + ?f538"/>
              <draw:equation draw:name="f540" draw:formula="?f531 * ?f537"/>
              <draw:equation draw:name="f541" draw:formula="?f522 + ?f540"/>
              <draw:equation draw:name="f542" draw:formula="if(?f506, ?f492, ?f523)"/>
              <draw:equation draw:name="f543" draw:formula="if(?f506, ?f494, ?f524)"/>
              <draw:equation draw:name="f544" draw:formula="if(?f506, ?f492, ?f525)"/>
              <draw:equation draw:name="f545" draw:formula="if(?f506, ?f494, ?f526)"/>
              <draw:equation draw:name="f546" draw:formula="if(?f506, ?f523, ?f539)"/>
              <draw:equation draw:name="f547" draw:formula="if(?f506, ?f524, ?f541)"/>
              <draw:equation draw:name="f548" draw:formula="if(?f506, ?f525, ?f539)"/>
              <draw:equation draw:name="f549" draw:formula="if(?f506, ?f526, ?f541)"/>
              <draw:equation draw:name="f550" draw:formula="21550000 - 1585770"/>
              <draw:equation draw:name="f551" draw:formula="if(?f550, 1585770, 21550000)"/>
              <draw:equation draw:name="f552" draw:formula="-21550000 - ?f551"/>
              <draw:equation draw:name="f553" draw:formula="if(?f552, -21550000, ?f551)"/>
              <draw:equation draw:name="f554" draw:formula="5204520 + ?f553"/>
              <draw:equation draw:name="f555" draw:formula="5204520 + ?f1"/>
              <draw:equation draw:name="f556" draw:formula="?f555 * ?f12 / ?f0"/>
              <draw:equation draw:name="f557" draw:formula="0 - ?f556"/>
              <draw:equation draw:name="f558" draw:formula="cos(?f557)"/>
              <draw:equation draw:name="f559" draw:formula="0 - ?f558"/>
              <draw:equation draw:name="f560" draw:formula="?f559 * 4345"/>
              <draw:equation draw:name="f561" draw:formula="sin(?f557)"/>
              <draw:equation draw:name="f562" draw:formula="0 - ?f561"/>
              <draw:equation draw:name="f563" draw:formula="?f562 * 5945"/>
              <draw:equation draw:name="f564" draw:formula="sqrt(?f560 * ?f560 + ?f563 * ?f563 + 0 * 0)"/>
              <draw:equation draw:name="f565" draw:formula="4345 * 5945 / ?f564"/>
              <draw:equation draw:name="f566" draw:formula="?f562 * ?f565"/>
              <draw:equation draw:name="f567" draw:formula="4693 - ?f566"/>
              <draw:equation draw:name="f568" draw:formula="?f559 * ?f565"/>
              <draw:equation draw:name="f569" draw:formula="26177 - ?f568"/>
              <draw:equation draw:name="f570" draw:formula="?f567 - 4345"/>
              <draw:equation draw:name="f571" draw:formula="?f569 - 5945"/>
              <draw:equation draw:name="f572" draw:formula="?f567 + 4345"/>
              <draw:equation draw:name="f573" draw:formula="?f569 + 5945"/>
              <draw:equation draw:name="f574" draw:formula="?f554 + ?f1"/>
              <draw:equation draw:name="f575" draw:formula="?f574 * ?f12 / ?f0"/>
              <draw:equation draw:name="f576" draw:formula="0 - ?f575"/>
              <draw:equation draw:name="f577" draw:formula="cos(?f576)"/>
              <draw:equation draw:name="f578" draw:formula="0 - ?f577"/>
              <draw:equation draw:name="f579" draw:formula="?f578 * 4345"/>
              <draw:equation draw:name="f580" draw:formula="sin(?f576)"/>
              <draw:equation draw:name="f581" draw:formula="0 - ?f580"/>
              <draw:equation draw:name="f582" draw:formula="?f581 * 5945"/>
              <draw:equation draw:name="f583" draw:formula="sqrt(?f579 * ?f579 + ?f582 * ?f582 + 0 * 0)"/>
              <draw:equation draw:name="f584" draw:formula="4345 * 5945 / ?f583"/>
              <draw:equation draw:name="f585" draw:formula="?f581 * ?f584"/>
              <draw:equation draw:name="f586" draw:formula="?f567 + ?f585"/>
              <draw:equation draw:name="f587" draw:formula="?f578 * ?f584"/>
              <draw:equation draw:name="f588" draw:formula="?f569 + ?f587"/>
              <draw:equation draw:name="f589" draw:formula="if(?f553, 4693, ?f570)"/>
              <draw:equation draw:name="f590" draw:formula="if(?f553, 26177, ?f571)"/>
              <draw:equation draw:name="f591" draw:formula="if(?f553, 4693, ?f572)"/>
              <draw:equation draw:name="f592" draw:formula="if(?f553, 26177, ?f573)"/>
              <draw:equation draw:name="f593" draw:formula="if(?f553, ?f570, ?f586)"/>
              <draw:equation draw:name="f594" draw:formula="if(?f553, ?f571, ?f588)"/>
              <draw:equation draw:name="f595" draw:formula="if(?f553, ?f572, ?f586)"/>
              <draw:equation draw:name="f596" draw:formula="if(?f553, ?f573, ?f588)"/>
              <draw:equation draw:name="f597" draw:formula="21550000 - 686848"/>
              <draw:equation draw:name="f598" draw:formula="if(?f597, 686848, 21550000)"/>
              <draw:equation draw:name="f599" draw:formula="-21550000 - ?f598"/>
              <draw:equation draw:name="f600" draw:formula="if(?f599, -21550000, ?f598)"/>
              <draw:equation draw:name="f601" draw:formula="4416628 + ?f600"/>
              <draw:equation draw:name="f602" draw:formula="4416628 + ?f1"/>
              <draw:equation draw:name="f603" draw:formula="?f602 * ?f12 / ?f0"/>
              <draw:equation draw:name="f604" draw:formula="0 - ?f603"/>
              <draw:equation draw:name="f605" draw:formula="cos(?f604)"/>
              <draw:equation draw:name="f606" draw:formula="0 - ?f605"/>
              <draw:equation draw:name="f607" draw:formula="?f606 * 4360"/>
              <draw:equation draw:name="f608" draw:formula="sin(?f604)"/>
              <draw:equation draw:name="f609" draw:formula="0 - ?f608"/>
              <draw:equation draw:name="f610" draw:formula="?f609 * 5918"/>
              <draw:equation draw:name="f611" draw:formula="sqrt(?f607 * ?f607 + ?f610 * ?f610 + 0 * 0)"/>
              <draw:equation draw:name="f612" draw:formula="4360 * 5918 / ?f611"/>
              <draw:equation draw:name="f613" draw:formula="?f609 * ?f612"/>
              <draw:equation draw:name="f614" draw:formula="6928 - ?f613"/>
              <draw:equation draw:name="f615" draw:formula="?f606 * ?f612"/>
              <draw:equation draw:name="f616" draw:formula="34899 - ?f615"/>
              <draw:equation draw:name="f617" draw:formula="?f614 - 4360"/>
              <draw:equation draw:name="f618" draw:formula="?f616 - 5918"/>
              <draw:equation draw:name="f619" draw:formula="?f614 + 4360"/>
              <draw:equation draw:name="f620" draw:formula="?f616 + 5918"/>
              <draw:equation draw:name="f621" draw:formula="?f601 + ?f1"/>
              <draw:equation draw:name="f622" draw:formula="?f621 * ?f12 / ?f0"/>
              <draw:equation draw:name="f623" draw:formula="0 - ?f622"/>
              <draw:equation draw:name="f624" draw:formula="cos(?f623)"/>
              <draw:equation draw:name="f625" draw:formula="0 - ?f624"/>
              <draw:equation draw:name="f626" draw:formula="?f625 * 4360"/>
              <draw:equation draw:name="f627" draw:formula="sin(?f623)"/>
              <draw:equation draw:name="f628" draw:formula="0 - ?f627"/>
              <draw:equation draw:name="f629" draw:formula="?f628 * 5918"/>
              <draw:equation draw:name="f630" draw:formula="sqrt(?f626 * ?f626 + ?f629 * ?f629 + 0 * 0)"/>
              <draw:equation draw:name="f631" draw:formula="4360 * 5918 / ?f630"/>
              <draw:equation draw:name="f632" draw:formula="?f628 * ?f631"/>
              <draw:equation draw:name="f633" draw:formula="?f614 + ?f632"/>
              <draw:equation draw:name="f634" draw:formula="?f625 * ?f631"/>
              <draw:equation draw:name="f635" draw:formula="?f616 + ?f634"/>
              <draw:equation draw:name="f636" draw:formula="if(?f600, 6928, ?f617)"/>
              <draw:equation draw:name="f637" draw:formula="if(?f600, 34899, ?f618)"/>
              <draw:equation draw:name="f638" draw:formula="if(?f600, 6928, ?f619)"/>
              <draw:equation draw:name="f639" draw:formula="if(?f600, 34899, ?f620)"/>
              <draw:equation draw:name="f640" draw:formula="if(?f600, ?f617, ?f633)"/>
              <draw:equation draw:name="f641" draw:formula="if(?f600, ?f618, ?f635)"/>
              <draw:equation draw:name="f642" draw:formula="if(?f600, ?f619, ?f633)"/>
              <draw:equation draw:name="f643" draw:formula="if(?f600, ?f620, ?f635)"/>
              <draw:equation draw:name="f644" draw:formula="21550000 - 844866"/>
              <draw:equation draw:name="f645" draw:formula="if(?f644, 844866, 21550000)"/>
              <draw:equation draw:name="f646" draw:formula="-21550000 - ?f645"/>
              <draw:equation draw:name="f647" draw:formula="if(?f646, -21550000, ?f645)"/>
              <draw:equation draw:name="f648" draw:formula="8257448 + ?f647"/>
              <draw:equation draw:name="f649" draw:formula="8257448 + ?f1"/>
              <draw:equation draw:name="f650" draw:formula="?f649 * ?f12 / ?f0"/>
              <draw:equation draw:name="f651" draw:formula="0 - ?f650"/>
              <draw:equation draw:name="f652" draw:formula="cos(?f651)"/>
              <draw:equation draw:name="f653" draw:formula="0 - ?f652"/>
              <draw:equation draw:name="f654" draw:formula="?f653 * 6752"/>
              <draw:equation draw:name="f655" draw:formula="sin(?f651)"/>
              <draw:equation draw:name="f656" draw:formula="0 - ?f655"/>
              <draw:equation draw:name="f657" draw:formula="?f656 * 9215"/>
              <draw:equation draw:name="f658" draw:formula="sqrt(?f654 * ?f654 + ?f657 * ?f657 + 0 * 0)"/>
              <draw:equation draw:name="f659" draw:formula="6752 * 9215 / ?f658"/>
              <draw:equation draw:name="f660" draw:formula="?f656 * ?f659"/>
              <draw:equation draw:name="f661" draw:formula="16478 - ?f660"/>
              <draw:equation draw:name="f662" draw:formula="?f653 * ?f659"/>
              <draw:equation draw:name="f663" draw:formula="39090 - ?f662"/>
              <draw:equation draw:name="f664" draw:formula="?f661 - 6752"/>
              <draw:equation draw:name="f665" draw:formula="?f663 - 9215"/>
              <draw:equation draw:name="f666" draw:formula="?f661 + 6752"/>
              <draw:equation draw:name="f667" draw:formula="?f663 + 9215"/>
              <draw:equation draw:name="f668" draw:formula="?f648 + ?f1"/>
              <draw:equation draw:name="f669" draw:formula="?f668 * ?f12 / ?f0"/>
              <draw:equation draw:name="f670" draw:formula="0 - ?f669"/>
              <draw:equation draw:name="f671" draw:formula="cos(?f670)"/>
              <draw:equation draw:name="f672" draw:formula="0 - ?f671"/>
              <draw:equation draw:name="f673" draw:formula="?f672 * 6752"/>
              <draw:equation draw:name="f674" draw:formula="sin(?f670)"/>
              <draw:equation draw:name="f675" draw:formula="0 - ?f674"/>
              <draw:equation draw:name="f676" draw:formula="?f675 * 9215"/>
              <draw:equation draw:name="f677" draw:formula="sqrt(?f673 * ?f673 + ?f676 * ?f676 + 0 * 0)"/>
              <draw:equation draw:name="f678" draw:formula="6752 * 9215 / ?f677"/>
              <draw:equation draw:name="f679" draw:formula="?f675 * ?f678"/>
              <draw:equation draw:name="f680" draw:formula="?f661 + ?f679"/>
              <draw:equation draw:name="f681" draw:formula="?f672 * ?f678"/>
              <draw:equation draw:name="f682" draw:formula="?f663 + ?f681"/>
              <draw:equation draw:name="f683" draw:formula="if(?f647, 16478, ?f664)"/>
              <draw:equation draw:name="f684" draw:formula="if(?f647, 39090, ?f665)"/>
              <draw:equation draw:name="f685" draw:formula="if(?f647, 16478, ?f666)"/>
              <draw:equation draw:name="f686" draw:formula="if(?f647, 39090, ?f667)"/>
              <draw:equation draw:name="f687" draw:formula="if(?f647, ?f664, ?f680)"/>
              <draw:equation draw:name="f688" draw:formula="if(?f647, ?f665, ?f682)"/>
              <draw:equation draw:name="f689" draw:formula="if(?f647, ?f666, ?f680)"/>
              <draw:equation draw:name="f690" draw:formula="if(?f647, ?f667, ?f682)"/>
              <draw:equation draw:name="f691" draw:formula="21550000 - 959901"/>
              <draw:equation draw:name="f692" draw:formula="if(?f691, 959901, 21550000)"/>
              <draw:equation draw:name="f693" draw:formula="-21550000 - ?f692"/>
              <draw:equation draw:name="f694" draw:formula="if(?f693, -21550000, ?f692)"/>
              <draw:equation draw:name="f695" draw:formula="387196 + ?f694"/>
              <draw:equation draw:name="f696" draw:formula="387196 + ?f1"/>
              <draw:equation draw:name="f697" draw:formula="?f696 * ?f12 / ?f0"/>
              <draw:equation draw:name="f698" draw:formula="0 - ?f697"/>
              <draw:equation draw:name="f699" draw:formula="cos(?f698)"/>
              <draw:equation draw:name="f700" draw:formula="0 - ?f699"/>
              <draw:equation draw:name="f701" draw:formula="?f700 * 6752"/>
              <draw:equation draw:name="f702" draw:formula="sin(?f698)"/>
              <draw:equation draw:name="f703" draw:formula="0 - ?f702"/>
              <draw:equation draw:name="f704" draw:formula="?f703 * 9215"/>
              <draw:equation draw:name="f705" draw:formula="sqrt(?f701 * ?f701 + ?f704 * ?f704 + 0 * 0)"/>
              <draw:equation draw:name="f706" draw:formula="6752 * 9215 / ?f705"/>
              <draw:equation draw:name="f707" draw:formula="?f703 * ?f706"/>
              <draw:equation draw:name="f708" draw:formula="28827 - ?f707"/>
              <draw:equation draw:name="f709" draw:formula="?f700 * ?f706"/>
              <draw:equation draw:name="f710" draw:formula="34751 - ?f709"/>
              <draw:equation draw:name="f711" draw:formula="?f708 - 6752"/>
              <draw:equation draw:name="f712" draw:formula="?f710 - 9215"/>
              <draw:equation draw:name="f713" draw:formula="?f708 + 6752"/>
              <draw:equation draw:name="f714" draw:formula="?f710 + 9215"/>
              <draw:equation draw:name="f715" draw:formula="?f695 + ?f1"/>
              <draw:equation draw:name="f716" draw:formula="?f715 * ?f12 / ?f0"/>
              <draw:equation draw:name="f717" draw:formula="0 - ?f716"/>
              <draw:equation draw:name="f718" draw:formula="cos(?f717)"/>
              <draw:equation draw:name="f719" draw:formula="0 - ?f718"/>
              <draw:equation draw:name="f720" draw:formula="?f719 * 6752"/>
              <draw:equation draw:name="f721" draw:formula="sin(?f717)"/>
              <draw:equation draw:name="f722" draw:formula="0 - ?f721"/>
              <draw:equation draw:name="f723" draw:formula="?f722 * 9215"/>
              <draw:equation draw:name="f724" draw:formula="sqrt(?f720 * ?f720 + ?f723 * ?f723 + 0 * 0)"/>
              <draw:equation draw:name="f725" draw:formula="6752 * 9215 / ?f724"/>
              <draw:equation draw:name="f726" draw:formula="?f722 * ?f725"/>
              <draw:equation draw:name="f727" draw:formula="?f708 + ?f726"/>
              <draw:equation draw:name="f728" draw:formula="?f719 * ?f725"/>
              <draw:equation draw:name="f729" draw:formula="?f710 + ?f728"/>
              <draw:equation draw:name="f730" draw:formula="if(?f694, 28827, ?f711)"/>
              <draw:equation draw:name="f731" draw:formula="if(?f694, 34751, ?f712)"/>
              <draw:equation draw:name="f732" draw:formula="if(?f694, 28827, ?f713)"/>
              <draw:equation draw:name="f733" draw:formula="if(?f694, 34751, ?f714)"/>
              <draw:equation draw:name="f734" draw:formula="if(?f694, ?f711, ?f727)"/>
              <draw:equation draw:name="f735" draw:formula="if(?f694, ?f712, ?f729)"/>
              <draw:equation draw:name="f736" draw:formula="if(?f694, ?f713, ?f727)"/>
              <draw:equation draw:name="f737" draw:formula="if(?f694, ?f714, ?f729)"/>
              <draw:equation draw:name="f738" draw:formula="21550000 - 4255042"/>
              <draw:equation draw:name="f739" draw:formula="if(?f738, 4255042, 21550000)"/>
              <draw:equation draw:name="f740" draw:formula="-21550000 - ?f739"/>
              <draw:equation draw:name="f741" draw:formula="if(?f740, -21550000, ?f739)"/>
              <draw:equation draw:name="f742" draw:formula="-4217541 + ?f741"/>
              <draw:equation draw:name="f743" draw:formula="-4217541 + ?f1"/>
              <draw:equation draw:name="f744" draw:formula="?f743 * ?f12 / ?f0"/>
              <draw:equation draw:name="f745" draw:formula="0 - ?f744"/>
              <draw:equation draw:name="f746" draw:formula="cos(?f745)"/>
              <draw:equation draw:name="f747" draw:formula="0 - ?f746"/>
              <draw:equation draw:name="f748" draw:formula="?f747 * 5785"/>
              <draw:equation draw:name="f749" draw:formula="sin(?f745)"/>
              <draw:equation draw:name="f750" draw:formula="0 - ?f749"/>
              <draw:equation draw:name="f751" draw:formula="?f750 * 7867"/>
              <draw:equation draw:name="f752" draw:formula="sqrt(?f748 * ?f748 + ?f751 * ?f751 + 0 * 0)"/>
              <draw:equation draw:name="f753" draw:formula="5785 * 7867 / ?f752"/>
              <draw:equation draw:name="f754" draw:formula="?f750 * ?f753"/>
              <draw:equation draw:name="f755" draw:formula="34129 - ?f754"/>
              <draw:equation draw:name="f756" draw:formula="?f747 * ?f753"/>
              <draw:equation draw:name="f757" draw:formula="22954 - ?f756"/>
              <draw:equation draw:name="f758" draw:formula="?f755 - 5785"/>
              <draw:equation draw:name="f759" draw:formula="?f757 - 7867"/>
              <draw:equation draw:name="f760" draw:formula="?f755 + 5785"/>
              <draw:equation draw:name="f761" draw:formula="?f757 + 7867"/>
              <draw:equation draw:name="f762" draw:formula="?f742 + ?f1"/>
              <draw:equation draw:name="f763" draw:formula="?f762 * ?f12 / ?f0"/>
              <draw:equation draw:name="f764" draw:formula="0 - ?f763"/>
              <draw:equation draw:name="f765" draw:formula="cos(?f764)"/>
              <draw:equation draw:name="f766" draw:formula="0 - ?f765"/>
              <draw:equation draw:name="f767" draw:formula="?f766 * 5785"/>
              <draw:equation draw:name="f768" draw:formula="sin(?f764)"/>
              <draw:equation draw:name="f769" draw:formula="0 - ?f768"/>
              <draw:equation draw:name="f770" draw:formula="?f769 * 7867"/>
              <draw:equation draw:name="f771" draw:formula="sqrt(?f767 * ?f767 + ?f770 * ?f770 + 0 * 0)"/>
              <draw:equation draw:name="f772" draw:formula="5785 * 7867 / ?f771"/>
              <draw:equation draw:name="f773" draw:formula="?f769 * ?f772"/>
              <draw:equation draw:name="f774" draw:formula="?f755 + ?f773"/>
              <draw:equation draw:name="f775" draw:formula="?f766 * ?f772"/>
              <draw:equation draw:name="f776" draw:formula="?f757 + ?f775"/>
              <draw:equation draw:name="f777" draw:formula="if(?f741, 34129, ?f758)"/>
              <draw:equation draw:name="f778" draw:formula="if(?f741, 22954, ?f759)"/>
              <draw:equation draw:name="f779" draw:formula="if(?f741, 34129, ?f760)"/>
              <draw:equation draw:name="f780" draw:formula="if(?f741, 22954, ?f761)"/>
              <draw:equation draw:name="f781" draw:formula="if(?f741, ?f758, ?f774)"/>
              <draw:equation draw:name="f782" draw:formula="if(?f741, ?f759, ?f776)"/>
              <draw:equation draw:name="f783" draw:formula="if(?f741, ?f760, ?f774)"/>
              <draw:equation draw:name="f784" draw:formula="if(?f741, ?f761, ?f776)"/>
              <draw:equation draw:name="f785" draw:formula="21550000 - 1665090"/>
              <draw:equation draw:name="f786" draw:formula="if(?f785, 1665090, 21550000)"/>
              <draw:equation draw:name="f787" draw:formula="-21550000 - ?f786"/>
              <draw:equation draw:name="f788" draw:formula="if(?f787, -21550000, ?f786)"/>
              <draw:equation draw:name="f789" draw:formula="1819082 + ?f788"/>
              <draw:equation draw:name="f790" draw:formula="1819082 + ?f1"/>
              <draw:equation draw:name="f791" draw:formula="?f790 * ?f12 / ?f0"/>
              <draw:equation draw:name="f792" draw:formula="0 - ?f791"/>
              <draw:equation draw:name="f793" draw:formula="cos(?f792)"/>
              <draw:equation draw:name="f794" draw:formula="0 - ?f793"/>
              <draw:equation draw:name="f795" draw:formula="?f794 * 5333"/>
              <draw:equation draw:name="f796" draw:formula="sin(?f792)"/>
              <draw:equation draw:name="f797" draw:formula="0 - ?f796"/>
              <draw:equation draw:name="f798" draw:formula="?f797 * 7273"/>
              <draw:equation draw:name="f799" draw:formula="sqrt(?f795 * ?f795 + ?f798 * ?f798 + 0 * 0)"/>
              <draw:equation draw:name="f800" draw:formula="5333 * 7273 / ?f799"/>
              <draw:equation draw:name="f801" draw:formula="?f797 * ?f800"/>
              <draw:equation draw:name="f802" draw:formula="41798 - ?f801"/>
              <draw:equation draw:name="f803" draw:formula="?f794 * ?f800"/>
              <draw:equation draw:name="f804" draw:formula="15354 - ?f803"/>
              <draw:equation draw:name="f805" draw:formula="?f802 - 5333"/>
              <draw:equation draw:name="f806" draw:formula="?f804 - 7273"/>
              <draw:equation draw:name="f807" draw:formula="?f802 + 5333"/>
              <draw:equation draw:name="f808" draw:formula="?f804 + 7273"/>
              <draw:equation draw:name="f809" draw:formula="?f789 + ?f1"/>
              <draw:equation draw:name="f810" draw:formula="?f809 * ?f12 / ?f0"/>
              <draw:equation draw:name="f811" draw:formula="0 - ?f810"/>
              <draw:equation draw:name="f812" draw:formula="cos(?f811)"/>
              <draw:equation draw:name="f813" draw:formula="0 - ?f812"/>
              <draw:equation draw:name="f814" draw:formula="?f813 * 5333"/>
              <draw:equation draw:name="f815" draw:formula="sin(?f811)"/>
              <draw:equation draw:name="f816" draw:formula="0 - ?f815"/>
              <draw:equation draw:name="f817" draw:formula="?f816 * 7273"/>
              <draw:equation draw:name="f818" draw:formula="sqrt(?f814 * ?f814 + ?f817 * ?f817 + 0 * 0)"/>
              <draw:equation draw:name="f819" draw:formula="5333 * 7273 / ?f818"/>
              <draw:equation draw:name="f820" draw:formula="?f816 * ?f819"/>
              <draw:equation draw:name="f821" draw:formula="?f802 + ?f820"/>
              <draw:equation draw:name="f822" draw:formula="?f813 * ?f819"/>
              <draw:equation draw:name="f823" draw:formula="?f804 + ?f822"/>
              <draw:equation draw:name="f824" draw:formula="if(?f788, 41798, ?f805)"/>
              <draw:equation draw:name="f825" draw:formula="if(?f788, 15354, ?f806)"/>
              <draw:equation draw:name="f826" draw:formula="if(?f788, 41798, ?f807)"/>
              <draw:equation draw:name="f827" draw:formula="if(?f788, 15354, ?f808)"/>
              <draw:equation draw:name="f828" draw:formula="if(?f788, ?f805, ?f821)"/>
              <draw:equation draw:name="f829" draw:formula="if(?f788, ?f806, ?f823)"/>
              <draw:equation draw:name="f830" draw:formula="if(?f788, ?f807, ?f821)"/>
              <draw:equation draw:name="f831" draw:formula="if(?f788, ?f808, ?f823)"/>
              <draw:equation draw:name="f832" draw:formula="21550000 - 891534"/>
              <draw:equation draw:name="f833" draw:formula="if(?f832, 891534, 21550000)"/>
              <draw:equation draw:name="f834" draw:formula="-21550000 - ?f833"/>
              <draw:equation draw:name="f835" draw:formula="if(?f834, -21550000, ?f833)"/>
              <draw:equation draw:name="f836" draw:formula="-824660 + ?f835"/>
              <draw:equation draw:name="f837" draw:formula="-824660 + ?f1"/>
              <draw:equation draw:name="f838" draw:formula="?f837 * ?f12 / ?f0"/>
              <draw:equation draw:name="f839" draw:formula="0 - ?f838"/>
              <draw:equation draw:name="f840" draw:formula="cos(?f839)"/>
              <draw:equation draw:name="f841" draw:formula="0 - ?f840"/>
              <draw:equation draw:name="f842" draw:formula="?f841 * 4857"/>
              <draw:equation draw:name="f843" draw:formula="sin(?f839)"/>
              <draw:equation draw:name="f844" draw:formula="0 - ?f843"/>
              <draw:equation draw:name="f845" draw:formula="?f844 * 6595"/>
              <draw:equation draw:name="f846" draw:formula="sqrt(?f842 * ?f842 + ?f845 * ?f845 + 0 * 0)"/>
              <draw:equation draw:name="f847" draw:formula="4857 * 6595 / ?f846"/>
              <draw:equation draw:name="f848" draw:formula="?f844 * ?f847"/>
              <draw:equation draw:name="f849" draw:formula="38324 - ?f848"/>
              <draw:equation draw:name="f850" draw:formula="?f841 * ?f847"/>
              <draw:equation draw:name="f851" draw:formula="5426 - ?f850"/>
              <draw:equation draw:name="f852" draw:formula="?f849 - 4857"/>
              <draw:equation draw:name="f853" draw:formula="?f851 - 6595"/>
              <draw:equation draw:name="f854" draw:formula="?f849 + 4857"/>
              <draw:equation draw:name="f855" draw:formula="?f851 + 6595"/>
              <draw:equation draw:name="f856" draw:formula="?f836 + ?f1"/>
              <draw:equation draw:name="f857" draw:formula="?f856 * ?f12 / ?f0"/>
              <draw:equation draw:name="f858" draw:formula="0 - ?f857"/>
              <draw:equation draw:name="f859" draw:formula="cos(?f858)"/>
              <draw:equation draw:name="f860" draw:formula="0 - ?f859"/>
              <draw:equation draw:name="f861" draw:formula="?f860 * 4857"/>
              <draw:equation draw:name="f862" draw:formula="sin(?f858)"/>
              <draw:equation draw:name="f863" draw:formula="0 - ?f862"/>
              <draw:equation draw:name="f864" draw:formula="?f863 * 6595"/>
              <draw:equation draw:name="f865" draw:formula="sqrt(?f861 * ?f861 + ?f864 * ?f864 + 0 * 0)"/>
              <draw:equation draw:name="f866" draw:formula="4857 * 6595 / ?f865"/>
              <draw:equation draw:name="f867" draw:formula="?f863 * ?f866"/>
              <draw:equation draw:name="f868" draw:formula="?f849 + ?f867"/>
              <draw:equation draw:name="f869" draw:formula="?f860 * ?f866"/>
              <draw:equation draw:name="f870" draw:formula="?f851 + ?f869"/>
              <draw:equation draw:name="f871" draw:formula="if(?f835, 38324, ?f852)"/>
              <draw:equation draw:name="f872" draw:formula="if(?f835, 5426, ?f853)"/>
              <draw:equation draw:name="f873" draw:formula="if(?f835, 38324, ?f854)"/>
              <draw:equation draw:name="f874" draw:formula="if(?f835, 5426, ?f855)"/>
              <draw:equation draw:name="f875" draw:formula="if(?f835, ?f852, ?f868)"/>
              <draw:equation draw:name="f876" draw:formula="if(?f835, ?f853, ?f870)"/>
              <draw:equation draw:name="f877" draw:formula="if(?f835, ?f854, ?f868)"/>
              <draw:equation draw:name="f878" draw:formula="if(?f835, ?f855, ?f870)"/>
              <draw:equation draw:name="f879" draw:formula="21550000 - 1091722"/>
              <draw:equation draw:name="f880" draw:formula="if(?f879, 1091722, 21550000)"/>
              <draw:equation draw:name="f881" draw:formula="-21550000 - ?f880"/>
              <draw:equation draw:name="f882" draw:formula="if(?f881, -21550000, ?f880)"/>
              <draw:equation draw:name="f883" draw:formula="-8950887 + ?f882"/>
              <draw:equation draw:name="f884" draw:formula="-8950887 + ?f1"/>
              <draw:equation draw:name="f885" draw:formula="?f884 * ?f12 / ?f0"/>
              <draw:equation draw:name="f886" draw:formula="0 - ?f885"/>
              <draw:equation draw:name="f887" draw:formula="cos(?f886)"/>
              <draw:equation draw:name="f888" draw:formula="0 - ?f887"/>
              <draw:equation draw:name="f889" draw:formula="?f888 * 4857"/>
              <draw:equation draw:name="f890" draw:formula="sin(?f886)"/>
              <draw:equation draw:name="f891" draw:formula="0 - ?f890"/>
              <draw:equation draw:name="f892" draw:formula="?f891 * 6595"/>
              <draw:equation draw:name="f893" draw:formula="sqrt(?f889 * ?f889 + ?f892 * ?f892 + 0 * 0)"/>
              <draw:equation draw:name="f894" draw:formula="4857 * 6595 / ?f893"/>
              <draw:equation draw:name="f895" draw:formula="?f891 * ?f894"/>
              <draw:equation draw:name="f896" draw:formula="29078 - ?f895"/>
              <draw:equation draw:name="f897" draw:formula="?f888 * ?f894"/>
              <draw:equation draw:name="f898" draw:formula="3952 - ?f897"/>
              <draw:equation draw:name="f899" draw:formula="?f896 - 4857"/>
              <draw:equation draw:name="f900" draw:formula="?f898 - 6595"/>
              <draw:equation draw:name="f901" draw:formula="?f896 + 4857"/>
              <draw:equation draw:name="f902" draw:formula="?f898 + 6595"/>
              <draw:equation draw:name="f903" draw:formula="?f883 + ?f1"/>
              <draw:equation draw:name="f904" draw:formula="?f903 * ?f12 / ?f0"/>
              <draw:equation draw:name="f905" draw:formula="0 - ?f904"/>
              <draw:equation draw:name="f906" draw:formula="cos(?f905)"/>
              <draw:equation draw:name="f907" draw:formula="0 - ?f906"/>
              <draw:equation draw:name="f908" draw:formula="?f907 * 4857"/>
              <draw:equation draw:name="f909" draw:formula="sin(?f905)"/>
              <draw:equation draw:name="f910" draw:formula="0 - ?f909"/>
              <draw:equation draw:name="f911" draw:formula="?f910 * 6595"/>
              <draw:equation draw:name="f912" draw:formula="sqrt(?f908 * ?f908 + ?f911 * ?f911 + 0 * 0)"/>
              <draw:equation draw:name="f913" draw:formula="4857 * 6595 / ?f912"/>
              <draw:equation draw:name="f914" draw:formula="?f910 * ?f913"/>
              <draw:equation draw:name="f915" draw:formula="?f896 + ?f914"/>
              <draw:equation draw:name="f916" draw:formula="?f907 * ?f913"/>
              <draw:equation draw:name="f917" draw:formula="?f898 + ?f916"/>
              <draw:equation draw:name="f918" draw:formula="if(?f882, 29078, ?f899)"/>
              <draw:equation draw:name="f919" draw:formula="if(?f882, 3952, ?f900)"/>
              <draw:equation draw:name="f920" draw:formula="if(?f882, 29078, ?f901)"/>
              <draw:equation draw:name="f921" draw:formula="if(?f882, 3952, ?f902)"/>
              <draw:equation draw:name="f922" draw:formula="if(?f882, ?f899, ?f915)"/>
              <draw:equation draw:name="f923" draw:formula="if(?f882, ?f900, ?f917)"/>
              <draw:equation draw:name="f924" draw:formula="if(?f882, ?f901, ?f915)"/>
              <draw:equation draw:name="f925" draw:formula="if(?f882, ?f902, ?f917)"/>
              <draw:equation draw:name="f926" draw:formula="21550000 - 1061181"/>
              <draw:equation draw:name="f927" draw:formula="if(?f926, 1061181, 21550000)"/>
              <draw:equation draw:name="f928" draw:formula="-21550000 - ?f927"/>
              <draw:equation draw:name="f929" draw:formula="if(?f928, -21550000, ?f927)"/>
              <draw:equation draw:name="f930" draw:formula="-9809656 + ?f929"/>
              <draw:equation draw:name="f931" draw:formula="-9809656 + ?f1"/>
              <draw:equation draw:name="f932" draw:formula="?f931 * ?f12 / ?f0"/>
              <draw:equation draw:name="f933" draw:formula="0 - ?f932"/>
              <draw:equation draw:name="f934" draw:formula="cos(?f933)"/>
              <draw:equation draw:name="f935" draw:formula="0 - ?f934"/>
              <draw:equation draw:name="f936" draw:formula="?f935 * 4365"/>
              <draw:equation draw:name="f937" draw:formula="sin(?f933)"/>
              <draw:equation draw:name="f938" draw:formula="0 - ?f937"/>
              <draw:equation draw:name="f939" draw:formula="?f938 * 5945"/>
              <draw:equation draw:name="f940" draw:formula="sqrt(?f936 * ?f936 + ?f939 * ?f939 + 0 * 0)"/>
              <draw:equation draw:name="f941" draw:formula="4365 * 5945 / ?f940"/>
              <draw:equation draw:name="f942" draw:formula="?f938 * ?f941"/>
              <draw:equation draw:name="f943" draw:formula="22141 - ?f942"/>
              <draw:equation draw:name="f944" draw:formula="?f935 * ?f941"/>
              <draw:equation draw:name="f945" draw:formula="4720 - ?f944"/>
              <draw:equation draw:name="f946" draw:formula="?f943 - 4365"/>
              <draw:equation draw:name="f947" draw:formula="?f945 - 5945"/>
              <draw:equation draw:name="f948" draw:formula="?f943 + 4365"/>
              <draw:equation draw:name="f949" draw:formula="?f945 + 5945"/>
              <draw:equation draw:name="f950" draw:formula="?f930 + ?f1"/>
              <draw:equation draw:name="f951" draw:formula="?f950 * ?f12 / ?f0"/>
              <draw:equation draw:name="f952" draw:formula="0 - ?f951"/>
              <draw:equation draw:name="f953" draw:formula="cos(?f952)"/>
              <draw:equation draw:name="f954" draw:formula="0 - ?f953"/>
              <draw:equation draw:name="f955" draw:formula="?f954 * 4365"/>
              <draw:equation draw:name="f956" draw:formula="sin(?f952)"/>
              <draw:equation draw:name="f957" draw:formula="0 - ?f956"/>
              <draw:equation draw:name="f958" draw:formula="?f957 * 5945"/>
              <draw:equation draw:name="f959" draw:formula="sqrt(?f955 * ?f955 + ?f958 * ?f958 + 0 * 0)"/>
              <draw:equation draw:name="f960" draw:formula="4365 * 5945 / ?f959"/>
              <draw:equation draw:name="f961" draw:formula="?f957 * ?f960"/>
              <draw:equation draw:name="f962" draw:formula="?f943 + ?f961"/>
              <draw:equation draw:name="f963" draw:formula="?f954 * ?f960"/>
              <draw:equation draw:name="f964" draw:formula="?f945 + ?f963"/>
              <draw:equation draw:name="f965" draw:formula="if(?f929, 22141, ?f946)"/>
              <draw:equation draw:name="f966" draw:formula="if(?f929, 4720, ?f947)"/>
              <draw:equation draw:name="f967" draw:formula="if(?f929, 22141, ?f948)"/>
              <draw:equation draw:name="f968" draw:formula="if(?f929, 4720, ?f949)"/>
              <draw:equation draw:name="f969" draw:formula="if(?f929, ?f946, ?f962)"/>
              <draw:equation draw:name="f970" draw:formula="if(?f929, ?f947, ?f964)"/>
              <draw:equation draw:name="f971" draw:formula="if(?f929, ?f948, ?f962)"/>
              <draw:equation draw:name="f972" draw:formula="if(?f929, ?f949, ?f964)"/>
              <draw:equation draw:name="f973" draw:formula="21550000 - 739161"/>
              <draw:equation draw:name="f974" draw:formula="if(?f973, 739161, 21550000)"/>
              <draw:equation draw:name="f975" draw:formula="-21550000 - ?f974"/>
              <draw:equation draw:name="f976" draw:formula="if(?f975, -21550000, ?f974)"/>
              <draw:equation draw:name="f977" draw:formula="-4002417 + ?f976"/>
              <draw:equation draw:name="f978" draw:formula="-4002417 + ?f1"/>
              <draw:equation draw:name="f979" draw:formula="?f978 * ?f12 / ?f0"/>
              <draw:equation draw:name="f980" draw:formula="0 - ?f979"/>
              <draw:equation draw:name="f981" draw:formula="cos(?f980)"/>
              <draw:equation draw:name="f982" draw:formula="0 - ?f981"/>
              <draw:equation draw:name="f983" draw:formula="?f982 * 6753"/>
              <draw:equation draw:name="f984" draw:formula="sin(?f980)"/>
              <draw:equation draw:name="f985" draw:formula="0 - ?f984"/>
              <draw:equation draw:name="f986" draw:formula="?f985 * 9190"/>
              <draw:equation draw:name="f987" draw:formula="sqrt(?f983 * ?f983 + ?f986 * ?f986 + 0 * 0)"/>
              <draw:equation draw:name="f988" draw:formula="6753 * 9190 / ?f987"/>
              <draw:equation draw:name="f989" draw:formula="?f985 * ?f988"/>
              <draw:equation draw:name="f990" draw:formula="14000 - ?f989"/>
              <draw:equation draw:name="f991" draw:formula="?f982 * ?f988"/>
              <draw:equation draw:name="f992" draw:formula="5192 - ?f991"/>
              <draw:equation draw:name="f993" draw:formula="?f990 - 6753"/>
              <draw:equation draw:name="f994" draw:formula="?f992 - 9190"/>
              <draw:equation draw:name="f995" draw:formula="?f990 + 6753"/>
              <draw:equation draw:name="f996" draw:formula="?f992 + 9190"/>
              <draw:equation draw:name="f997" draw:formula="?f977 + ?f1"/>
              <draw:equation draw:name="f998" draw:formula="?f997 * ?f12 / ?f0"/>
              <draw:equation draw:name="f999" draw:formula="0 - ?f998"/>
              <draw:equation draw:name="f1000" draw:formula="cos(?f999)"/>
              <draw:equation draw:name="f1001" draw:formula="0 - ?f1000"/>
              <draw:equation draw:name="f1002" draw:formula="?f1001 * 6753"/>
              <draw:equation draw:name="f1003" draw:formula="sin(?f999)"/>
              <draw:equation draw:name="f1004" draw:formula="0 - ?f1003"/>
              <draw:equation draw:name="f1005" draw:formula="?f1004 * 9190"/>
              <draw:equation draw:name="f1006" draw:formula="sqrt(?f1002 * ?f1002 + ?f1005 * ?f1005 + 0 * 0)"/>
              <draw:equation draw:name="f1007" draw:formula="6753 * 9190 / ?f1006"/>
              <draw:equation draw:name="f1008" draw:formula="?f1004 * ?f1007"/>
              <draw:equation draw:name="f1009" draw:formula="?f990 + ?f1008"/>
              <draw:equation draw:name="f1010" draw:formula="?f1001 * ?f1007"/>
              <draw:equation draw:name="f1011" draw:formula="?f992 + ?f1010"/>
              <draw:equation draw:name="f1012" draw:formula="if(?f976, 14000, ?f993)"/>
              <draw:equation draw:name="f1013" draw:formula="if(?f976, 5192, ?f994)"/>
              <draw:equation draw:name="f1014" draw:formula="if(?f976, 14000, ?f995)"/>
              <draw:equation draw:name="f1015" draw:formula="if(?f976, 5192, ?f996)"/>
              <draw:equation draw:name="f1016" draw:formula="if(?f976, ?f993, ?f1009)"/>
              <draw:equation draw:name="f1017" draw:formula="if(?f976, ?f994, ?f1011)"/>
              <draw:equation draw:name="f1018" draw:formula="if(?f976, ?f995, ?f1009)"/>
              <draw:equation draw:name="f1019" draw:formula="if(?f976, ?f996, ?f1011)"/>
              <draw:equation draw:name="f1020" draw:formula="21550000 - 711490"/>
              <draw:equation draw:name="f1021" draw:formula="if(?f1020, 711490, 21550000)"/>
              <draw:equation draw:name="f1022" draw:formula="-21550000 - ?f1021"/>
              <draw:equation draw:name="f1023" draw:formula="if(?f1022, -21550000, ?f1021)"/>
              <draw:equation draw:name="f1024" draw:formula="9459261 + ?f1023"/>
              <draw:equation draw:name="f1025" draw:formula="9459261 + ?f1"/>
              <draw:equation draw:name="f1026" draw:formula="?f1025 * ?f12 / ?f0"/>
              <draw:equation draw:name="f1027" draw:formula="0 - ?f1026"/>
              <draw:equation draw:name="f1028" draw:formula="cos(?f1027)"/>
              <draw:equation draw:name="f1029" draw:formula="0 - ?f1028"/>
              <draw:equation draw:name="f1030" draw:formula="?f1029 * 6753"/>
              <draw:equation draw:name="f1031" draw:formula="sin(?f1027)"/>
              <draw:equation draw:name="f1032" draw:formula="0 - ?f1031"/>
              <draw:equation draw:name="f1033" draw:formula="?f1032 * 9190"/>
              <draw:equation draw:name="f1034" draw:formula="sqrt(?f1030 * ?f1030 + ?f1033 * ?f1033 + 0 * 0)"/>
              <draw:equation draw:name="f1035" draw:formula="6753 * 9190 / ?f1034"/>
              <draw:equation draw:name="f1036" draw:formula="?f1032 * ?f1035"/>
              <draw:equation draw:name="f1037" draw:formula="4127 - ?f1036"/>
              <draw:equation draw:name="f1038" draw:formula="?f1029 * ?f1035"/>
              <draw:equation draw:name="f1039" draw:formula="15789 - ?f1038"/>
              <draw:equation draw:name="f1040" draw:formula="?f1037 - 6753"/>
              <draw:equation draw:name="f1041" draw:formula="?f1039 - 9190"/>
              <draw:equation draw:name="f1042" draw:formula="?f1037 + 6753"/>
              <draw:equation draw:name="f1043" draw:formula="?f1039 + 9190"/>
              <draw:equation draw:name="f1044" draw:formula="?f1024 + ?f1"/>
              <draw:equation draw:name="f1045" draw:formula="?f1044 * ?f12 / ?f0"/>
              <draw:equation draw:name="f1046" draw:formula="0 - ?f1045"/>
              <draw:equation draw:name="f1047" draw:formula="cos(?f1046)"/>
              <draw:equation draw:name="f1048" draw:formula="0 - ?f1047"/>
              <draw:equation draw:name="f1049" draw:formula="?f1048 * 6753"/>
              <draw:equation draw:name="f1050" draw:formula="sin(?f1046)"/>
              <draw:equation draw:name="f1051" draw:formula="0 - ?f1050"/>
              <draw:equation draw:name="f1052" draw:formula="?f1051 * 9190"/>
              <draw:equation draw:name="f1053" draw:formula="sqrt(?f1049 * ?f1049 + ?f1052 * ?f1052 + 0 * 0)"/>
              <draw:equation draw:name="f1054" draw:formula="6753 * 9190 / ?f1053"/>
              <draw:equation draw:name="f1055" draw:formula="?f1051 * ?f1054"/>
              <draw:equation draw:name="f1056" draw:formula="?f1037 + ?f1055"/>
              <draw:equation draw:name="f1057" draw:formula="?f1048 * ?f1054"/>
              <draw:equation draw:name="f1058" draw:formula="?f1039 + ?f1057"/>
              <draw:equation draw:name="f1059" draw:formula="if(?f1023, 4127, ?f1040)"/>
              <draw:equation draw:name="f1060" draw:formula="if(?f1023, 15789, ?f1041)"/>
              <draw:equation draw:name="f1061" draw:formula="if(?f1023, 4127, ?f1042)"/>
              <draw:equation draw:name="f1062" draw:formula="if(?f1023, 15789, ?f1043)"/>
              <draw:equation draw:name="f1063" draw:formula="if(?f1023, ?f1040, ?f1056)"/>
              <draw:equation draw:name="f1064" draw:formula="if(?f1023, ?f1041, ?f1058)"/>
              <draw:equation draw:name="f1065" draw:formula="if(?f1023, ?f1042, ?f1056)"/>
              <draw:equation draw:name="f1066" draw:formula="if(?f1023, ?f1043, ?f1058)"/>
            </draw:enhanced-geometry>
          </draw:custom-shape>
          <draw:custom-shape svg:x="6.68889in" svg:y="2.91528in" svg:width="0.54722in" svg:height="1.66944in" draw:id="id147" draw:style-name="a1340" draw:name="Rounded Rectangle 9">
            <svg:title/>
            <svg:desc/>
            <text:p text:style-name="a1337" text:class-names="" text:cond-style-name=""><text:span text:style-name="a1336" text:class-names=""/></text:p>
            <text:p text:style-name="a1339" text:class-names="" text:cond-style-name=""><text:span text:style-name="a1338" text:class-names="">AP I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44583in" svg:y="3.60139in" svg:width="0.78333in" svg:height="0.29722in" draw:id="id148" draw:style-name="a1343" draw:name="Direct Access Storage 10">
            <svg:title/>
            <svg:desc/>
            <text:p text:style-name="a1342" text:class-names="" text:cond-style-name=""><text:span text:style-name="a1341" text:class-names=""/></text:p>
            <draw:enhanced-geometry xmlns:dr3d="urn:oasis:names:tc:opendocument:xmlns:dr3d:1.0" draw:type="non-primitive" svg:viewBox="0 0 716280 271780" draw:enhanced-path="S M 119380 0 L 596900 0 A ?f58 ?f59 ?f60 ?f61 596900 0 ?f55 ?f57  W ?f62 ?f63 ?f64 ?f65 596900 0 ?f55 ?f57 L 119380 271780 A ?f101 ?f102 ?f103 ?f104 119380 271780 ?f98 ?f100  W ?f105 ?f106 ?f107 ?f108 119380 271780 ?f98 ?f100 Z N F M 596900 271780 A ?f113 ?f102 ?f114 ?f104 596900 271780 ?f112 ?f100  W ?f115 ?f106 ?f116 ?f108 596900 271780 ?f112 ?f100 N F M 119380 0 L 596900 0 A ?f58 ?f59 ?f60 ?f61 596900 0 ?f55 ?f57  W ?f62 ?f63 ?f64 ?f65 596900 0 ?f55 ?f57 L 119380 271780 A ?f101 ?f102 ?f103 ?f104 119380 271780 ?f98 ?f100  W ?f105 ?f106 ?f107 ?f108 119380 271780 ?f98 ?f100 Z N" draw:text-areas="?f18 ?f12 ?f16 ?f15" draw:glue-points="?f11 ?f12 ?f13 ?f14 ?f11 ?f15 ?f16 ?f14 ?f17 ?f14" draw:glue-point-leaving-directions="-360, -270, -180, -90, -9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716280"/>
              <draw:equation draw:name="f10" draw:formula="?f6 / 271780"/>
              <draw:equation draw:name="f11" draw:formula="358140 / ?f9"/>
              <draw:equation draw:name="f12" draw:formula="0 / ?f10"/>
              <draw:equation draw:name="f13" draw:formula="0 / ?f9"/>
              <draw:equation draw:name="f14" draw:formula="135890 / ?f10"/>
              <draw:equation draw:name="f15" draw:formula="271780 / ?f10"/>
              <draw:equation draw:name="f16" draw:formula="477520 / ?f9"/>
              <draw:equation draw:name="f17" draw:formula="716280 / ?f9"/>
              <draw:equation draw:name="f18" draw:formula="119380 / ?f9"/>
              <draw:equation draw:name="f19" draw:formula="21550000 - 10800000"/>
              <draw:equation draw:name="f20" draw:formula="if(?f19, 10800000, 21550000)"/>
              <draw:equation draw:name="f21" draw:formula="-21550000 - ?f20"/>
              <draw:equation draw:name="f22" draw:formula="if(?f21, -21550000, ?f20)"/>
              <draw:equation draw:name="f23" draw:formula="16200000 + ?f22"/>
              <draw:equation draw:name="f24" draw:formula="16200000 + ?f1"/>
              <draw:equation draw:name="f25" draw:formula="?f24 * ?f8 / ?f0"/>
              <draw:equation draw:name="f26" draw:formula="0 - ?f25"/>
              <draw:equation draw:name="f27" draw:formula="cos(?f26)"/>
              <draw:equation draw:name="f28" draw:formula="0 - ?f27"/>
              <draw:equation draw:name="f29" draw:formula="?f28 * 119380"/>
              <draw:equation draw:name="f30" draw:formula="sin(?f26)"/>
              <draw:equation draw:name="f31" draw:formula="0 - ?f30"/>
              <draw:equation draw:name="f32" draw:formula="?f31 * 135890"/>
              <draw:equation draw:name="f33" draw:formula="sqrt(?f29 * ?f29 + ?f32 * ?f32 + 0 * 0)"/>
              <draw:equation draw:name="f34" draw:formula="119380 * 135890 / ?f33"/>
              <draw:equation draw:name="f35" draw:formula="?f31 * ?f34"/>
              <draw:equation draw:name="f36" draw:formula="596900 - ?f35"/>
              <draw:equation draw:name="f37" draw:formula="?f28 * ?f34"/>
              <draw:equation draw:name="f38" draw:formula="0 - ?f37"/>
              <draw:equation draw:name="f39" draw:formula="?f36 - 119380"/>
              <draw:equation draw:name="f40" draw:formula="?f38 - 135890"/>
              <draw:equation draw:name="f41" draw:formula="?f36 + 119380"/>
              <draw:equation draw:name="f42" draw:formula="?f38 + 135890"/>
              <draw:equation draw:name="f43" draw:formula="?f23 + ?f1"/>
              <draw:equation draw:name="f44" draw:formula="?f43 * ?f8 / ?f0"/>
              <draw:equation draw:name="f45" draw:formula="0 - ?f44"/>
              <draw:equation draw:name="f46" draw:formula="cos(?f45)"/>
              <draw:equation draw:name="f47" draw:formula="0 - ?f46"/>
              <draw:equation draw:name="f48" draw:formula="?f47 * 119380"/>
              <draw:equation draw:name="f49" draw:formula="sin(?f45)"/>
              <draw:equation draw:name="f50" draw:formula="0 - ?f49"/>
              <draw:equation draw:name="f51" draw:formula="?f50 * 135890"/>
              <draw:equation draw:name="f52" draw:formula="sqrt(?f48 * ?f48 + ?f51 * ?f51 + 0 * 0)"/>
              <draw:equation draw:name="f53" draw:formula="119380 * 135890 / ?f52"/>
              <draw:equation draw:name="f54" draw:formula="?f50 * ?f53"/>
              <draw:equation draw:name="f55" draw:formula="?f36 + ?f54"/>
              <draw:equation draw:name="f56" draw:formula="?f47 * ?f53"/>
              <draw:equation draw:name="f57" draw:formula="?f38 + ?f56"/>
              <draw:equation draw:name="f58" draw:formula="if(?f22, 596900, ?f39)"/>
              <draw:equation draw:name="f59" draw:formula="if(?f22, 0, ?f40)"/>
              <draw:equation draw:name="f60" draw:formula="if(?f22, 596900, ?f41)"/>
              <draw:equation draw:name="f61" draw:formula="if(?f22, 0, ?f42)"/>
              <draw:equation draw:name="f62" draw:formula="if(?f22, ?f39, ?f55)"/>
              <draw:equation draw:name="f63" draw:formula="if(?f22, ?f40, ?f57)"/>
              <draw:equation draw:name="f64" draw:formula="if(?f22, ?f41, ?f55)"/>
              <draw:equation draw:name="f65" draw:formula="if(?f22, ?f42, ?f57)"/>
              <draw:equation draw:name="f66" draw:formula="5400000 + ?f22"/>
              <draw:equation draw:name="f67" draw:formula="5400000 + ?f1"/>
              <draw:equation draw:name="f68" draw:formula="?f67 * ?f8 / ?f0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119380"/>
              <draw:equation draw:name="f73" draw:formula="sin(?f69)"/>
              <draw:equation draw:name="f74" draw:formula="0 - ?f73"/>
              <draw:equation draw:name="f75" draw:formula="?f74 * 135890"/>
              <draw:equation draw:name="f76" draw:formula="sqrt(?f72 * ?f72 + ?f75 * ?f75 + 0 * 0)"/>
              <draw:equation draw:name="f77" draw:formula="119380 * 135890 / ?f76"/>
              <draw:equation draw:name="f78" draw:formula="?f74 * ?f77"/>
              <draw:equation draw:name="f79" draw:formula="119380 - ?f78"/>
              <draw:equation draw:name="f80" draw:formula="?f71 * ?f77"/>
              <draw:equation draw:name="f81" draw:formula="271780 - ?f80"/>
              <draw:equation draw:name="f82" draw:formula="?f79 - 119380"/>
              <draw:equation draw:name="f83" draw:formula="?f81 - 135890"/>
              <draw:equation draw:name="f84" draw:formula="?f79 + 119380"/>
              <draw:equation draw:name="f85" draw:formula="?f81 + 135890"/>
              <draw:equation draw:name="f86" draw:formula="?f66 + ?f1"/>
              <draw:equation draw:name="f87" draw:formula="?f86 * ?f8 / ?f0"/>
              <draw:equation draw:name="f88" draw:formula="0 - ?f87"/>
              <draw:equation draw:name="f89" draw:formula="cos(?f88)"/>
              <draw:equation draw:name="f90" draw:formula="0 - ?f89"/>
              <draw:equation draw:name="f91" draw:formula="?f90 * 119380"/>
              <draw:equation draw:name="f92" draw:formula="sin(?f88)"/>
              <draw:equation draw:name="f93" draw:formula="0 - ?f92"/>
              <draw:equation draw:name="f94" draw:formula="?f93 * 135890"/>
              <draw:equation draw:name="f95" draw:formula="sqrt(?f91 * ?f91 + ?f94 * ?f94 + 0 * 0)"/>
              <draw:equation draw:name="f96" draw:formula="119380 * 135890 / ?f95"/>
              <draw:equation draw:name="f97" draw:formula="?f93 * ?f96"/>
              <draw:equation draw:name="f98" draw:formula="?f79 + ?f97"/>
              <draw:equation draw:name="f99" draw:formula="?f90 * ?f96"/>
              <draw:equation draw:name="f100" draw:formula="?f81 + ?f99"/>
              <draw:equation draw:name="f101" draw:formula="if(?f22, 119380, ?f82)"/>
              <draw:equation draw:name="f102" draw:formula="if(?f22, 271780, ?f83)"/>
              <draw:equation draw:name="f103" draw:formula="if(?f22, 119380, ?f84)"/>
              <draw:equation draw:name="f104" draw:formula="if(?f22, 271780, ?f85)"/>
              <draw:equation draw:name="f105" draw:formula="if(?f22, ?f82, ?f98)"/>
              <draw:equation draw:name="f106" draw:formula="if(?f22, ?f83, ?f100)"/>
              <draw:equation draw:name="f107" draw:formula="if(?f22, ?f84, ?f98)"/>
              <draw:equation draw:name="f108" draw:formula="if(?f22, ?f85, ?f100)"/>
              <draw:equation draw:name="f109" draw:formula="596900 - ?f78"/>
              <draw:equation draw:name="f110" draw:formula="?f109 - 119380"/>
              <draw:equation draw:name="f111" draw:formula="?f109 + 119380"/>
              <draw:equation draw:name="f112" draw:formula="?f109 + ?f97"/>
              <draw:equation draw:name="f113" draw:formula="if(?f22, 596900, ?f110)"/>
              <draw:equation draw:name="f114" draw:formula="if(?f22, 596900, ?f111)"/>
              <draw:equation draw:name="f115" draw:formula="if(?f22, ?f110, ?f112)"/>
              <draw:equation draw:name="f116" draw:formula="if(?f22, ?f111, ?f112)"/>
            </draw:enhanced-geometry>
          </draw:custom-shape>
          <draw:custom-shape svg:x="5.55in" svg:y="3.60139in" svg:width="0.78333in" svg:height="0.29722in" draw:id="id149" draw:style-name="a1346" draw:name="Direct Access Storage 11">
            <svg:title/>
            <svg:desc/>
            <text:p text:style-name="a1345" text:class-names="" text:cond-style-name=""><text:span text:style-name="a1344" text:class-names=""/></text:p>
            <draw:enhanced-geometry xmlns:dr3d="urn:oasis:names:tc:opendocument:xmlns:dr3d:1.0" draw:type="non-primitive" svg:viewBox="0 0 716280 271780" draw:enhanced-path="S M 119380 0 L 596900 0 A ?f58 ?f59 ?f60 ?f61 596900 0 ?f55 ?f57  W ?f62 ?f63 ?f64 ?f65 596900 0 ?f55 ?f57 L 119380 271780 A ?f101 ?f102 ?f103 ?f104 119380 271780 ?f98 ?f100  W ?f105 ?f106 ?f107 ?f108 119380 271780 ?f98 ?f100 Z N F M 596900 271780 A ?f113 ?f102 ?f114 ?f104 596900 271780 ?f112 ?f100  W ?f115 ?f106 ?f116 ?f108 596900 271780 ?f112 ?f100 N F M 119380 0 L 596900 0 A ?f58 ?f59 ?f60 ?f61 596900 0 ?f55 ?f57  W ?f62 ?f63 ?f64 ?f65 596900 0 ?f55 ?f57 L 119380 271780 A ?f101 ?f102 ?f103 ?f104 119380 271780 ?f98 ?f100  W ?f105 ?f106 ?f107 ?f108 119380 271780 ?f98 ?f100 Z N" draw:text-areas="?f18 ?f12 ?f16 ?f15" draw:glue-points="?f11 ?f12 ?f13 ?f14 ?f11 ?f15 ?f16 ?f14 ?f17 ?f14" draw:glue-point-leaving-directions="-360, -270, -180, -90, -9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716280"/>
              <draw:equation draw:name="f10" draw:formula="?f6 / 271780"/>
              <draw:equation draw:name="f11" draw:formula="358140 / ?f9"/>
              <draw:equation draw:name="f12" draw:formula="0 / ?f10"/>
              <draw:equation draw:name="f13" draw:formula="0 / ?f9"/>
              <draw:equation draw:name="f14" draw:formula="135890 / ?f10"/>
              <draw:equation draw:name="f15" draw:formula="271780 / ?f10"/>
              <draw:equation draw:name="f16" draw:formula="477520 / ?f9"/>
              <draw:equation draw:name="f17" draw:formula="716280 / ?f9"/>
              <draw:equation draw:name="f18" draw:formula="119380 / ?f9"/>
              <draw:equation draw:name="f19" draw:formula="21550000 - 10800000"/>
              <draw:equation draw:name="f20" draw:formula="if(?f19, 10800000, 21550000)"/>
              <draw:equation draw:name="f21" draw:formula="-21550000 - ?f20"/>
              <draw:equation draw:name="f22" draw:formula="if(?f21, -21550000, ?f20)"/>
              <draw:equation draw:name="f23" draw:formula="16200000 + ?f22"/>
              <draw:equation draw:name="f24" draw:formula="16200000 + ?f1"/>
              <draw:equation draw:name="f25" draw:formula="?f24 * ?f8 / ?f0"/>
              <draw:equation draw:name="f26" draw:formula="0 - ?f25"/>
              <draw:equation draw:name="f27" draw:formula="cos(?f26)"/>
              <draw:equation draw:name="f28" draw:formula="0 - ?f27"/>
              <draw:equation draw:name="f29" draw:formula="?f28 * 119380"/>
              <draw:equation draw:name="f30" draw:formula="sin(?f26)"/>
              <draw:equation draw:name="f31" draw:formula="0 - ?f30"/>
              <draw:equation draw:name="f32" draw:formula="?f31 * 135890"/>
              <draw:equation draw:name="f33" draw:formula="sqrt(?f29 * ?f29 + ?f32 * ?f32 + 0 * 0)"/>
              <draw:equation draw:name="f34" draw:formula="119380 * 135890 / ?f33"/>
              <draw:equation draw:name="f35" draw:formula="?f31 * ?f34"/>
              <draw:equation draw:name="f36" draw:formula="596900 - ?f35"/>
              <draw:equation draw:name="f37" draw:formula="?f28 * ?f34"/>
              <draw:equation draw:name="f38" draw:formula="0 - ?f37"/>
              <draw:equation draw:name="f39" draw:formula="?f36 - 119380"/>
              <draw:equation draw:name="f40" draw:formula="?f38 - 135890"/>
              <draw:equation draw:name="f41" draw:formula="?f36 + 119380"/>
              <draw:equation draw:name="f42" draw:formula="?f38 + 135890"/>
              <draw:equation draw:name="f43" draw:formula="?f23 + ?f1"/>
              <draw:equation draw:name="f44" draw:formula="?f43 * ?f8 / ?f0"/>
              <draw:equation draw:name="f45" draw:formula="0 - ?f44"/>
              <draw:equation draw:name="f46" draw:formula="cos(?f45)"/>
              <draw:equation draw:name="f47" draw:formula="0 - ?f46"/>
              <draw:equation draw:name="f48" draw:formula="?f47 * 119380"/>
              <draw:equation draw:name="f49" draw:formula="sin(?f45)"/>
              <draw:equation draw:name="f50" draw:formula="0 - ?f49"/>
              <draw:equation draw:name="f51" draw:formula="?f50 * 135890"/>
              <draw:equation draw:name="f52" draw:formula="sqrt(?f48 * ?f48 + ?f51 * ?f51 + 0 * 0)"/>
              <draw:equation draw:name="f53" draw:formula="119380 * 135890 / ?f52"/>
              <draw:equation draw:name="f54" draw:formula="?f50 * ?f53"/>
              <draw:equation draw:name="f55" draw:formula="?f36 + ?f54"/>
              <draw:equation draw:name="f56" draw:formula="?f47 * ?f53"/>
              <draw:equation draw:name="f57" draw:formula="?f38 + ?f56"/>
              <draw:equation draw:name="f58" draw:formula="if(?f22, 596900, ?f39)"/>
              <draw:equation draw:name="f59" draw:formula="if(?f22, 0, ?f40)"/>
              <draw:equation draw:name="f60" draw:formula="if(?f22, 596900, ?f41)"/>
              <draw:equation draw:name="f61" draw:formula="if(?f22, 0, ?f42)"/>
              <draw:equation draw:name="f62" draw:formula="if(?f22, ?f39, ?f55)"/>
              <draw:equation draw:name="f63" draw:formula="if(?f22, ?f40, ?f57)"/>
              <draw:equation draw:name="f64" draw:formula="if(?f22, ?f41, ?f55)"/>
              <draw:equation draw:name="f65" draw:formula="if(?f22, ?f42, ?f57)"/>
              <draw:equation draw:name="f66" draw:formula="5400000 + ?f22"/>
              <draw:equation draw:name="f67" draw:formula="5400000 + ?f1"/>
              <draw:equation draw:name="f68" draw:formula="?f67 * ?f8 / ?f0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119380"/>
              <draw:equation draw:name="f73" draw:formula="sin(?f69)"/>
              <draw:equation draw:name="f74" draw:formula="0 - ?f73"/>
              <draw:equation draw:name="f75" draw:formula="?f74 * 135890"/>
              <draw:equation draw:name="f76" draw:formula="sqrt(?f72 * ?f72 + ?f75 * ?f75 + 0 * 0)"/>
              <draw:equation draw:name="f77" draw:formula="119380 * 135890 / ?f76"/>
              <draw:equation draw:name="f78" draw:formula="?f74 * ?f77"/>
              <draw:equation draw:name="f79" draw:formula="119380 - ?f78"/>
              <draw:equation draw:name="f80" draw:formula="?f71 * ?f77"/>
              <draw:equation draw:name="f81" draw:formula="271780 - ?f80"/>
              <draw:equation draw:name="f82" draw:formula="?f79 - 119380"/>
              <draw:equation draw:name="f83" draw:formula="?f81 - 135890"/>
              <draw:equation draw:name="f84" draw:formula="?f79 + 119380"/>
              <draw:equation draw:name="f85" draw:formula="?f81 + 135890"/>
              <draw:equation draw:name="f86" draw:formula="?f66 + ?f1"/>
              <draw:equation draw:name="f87" draw:formula="?f86 * ?f8 / ?f0"/>
              <draw:equation draw:name="f88" draw:formula="0 - ?f87"/>
              <draw:equation draw:name="f89" draw:formula="cos(?f88)"/>
              <draw:equation draw:name="f90" draw:formula="0 - ?f89"/>
              <draw:equation draw:name="f91" draw:formula="?f90 * 119380"/>
              <draw:equation draw:name="f92" draw:formula="sin(?f88)"/>
              <draw:equation draw:name="f93" draw:formula="0 - ?f92"/>
              <draw:equation draw:name="f94" draw:formula="?f93 * 135890"/>
              <draw:equation draw:name="f95" draw:formula="sqrt(?f91 * ?f91 + ?f94 * ?f94 + 0 * 0)"/>
              <draw:equation draw:name="f96" draw:formula="119380 * 135890 / ?f95"/>
              <draw:equation draw:name="f97" draw:formula="?f93 * ?f96"/>
              <draw:equation draw:name="f98" draw:formula="?f79 + ?f97"/>
              <draw:equation draw:name="f99" draw:formula="?f90 * ?f96"/>
              <draw:equation draw:name="f100" draw:formula="?f81 + ?f99"/>
              <draw:equation draw:name="f101" draw:formula="if(?f22, 119380, ?f82)"/>
              <draw:equation draw:name="f102" draw:formula="if(?f22, 271780, ?f83)"/>
              <draw:equation draw:name="f103" draw:formula="if(?f22, 119380, ?f84)"/>
              <draw:equation draw:name="f104" draw:formula="if(?f22, 271780, ?f85)"/>
              <draw:equation draw:name="f105" draw:formula="if(?f22, ?f82, ?f98)"/>
              <draw:equation draw:name="f106" draw:formula="if(?f22, ?f83, ?f100)"/>
              <draw:equation draw:name="f107" draw:formula="if(?f22, ?f84, ?f98)"/>
              <draw:equation draw:name="f108" draw:formula="if(?f22, ?f85, ?f100)"/>
              <draw:equation draw:name="f109" draw:formula="596900 - ?f78"/>
              <draw:equation draw:name="f110" draw:formula="?f109 - 119380"/>
              <draw:equation draw:name="f111" draw:formula="?f109 + 119380"/>
              <draw:equation draw:name="f112" draw:formula="?f109 + ?f97"/>
              <draw:equation draw:name="f113" draw:formula="if(?f22, 596900, ?f110)"/>
              <draw:equation draw:name="f114" draw:formula="if(?f22, 596900, ?f111)"/>
              <draw:equation draw:name="f115" draw:formula="if(?f22, ?f110, ?f112)"/>
              <draw:equation draw:name="f116" draw:formula="if(?f22, ?f111, ?f112)"/>
            </draw:enhanced-geometry>
          </draw:custom-shape>
          <draw:connector draw:type="line" svg:x1="2.85in" svg:y1="3.75in" svg:x2="3.34167in" svg:y2="3.75in" draw:id="id150" draw:style-name="a1347" draw:name="Straight Connector 12">
            <svg:title/>
            <svg:desc/>
          </draw:connector>
          <draw:connector draw:type="line" svg:x1="4.125in" svg:y1="3.75in" draw:start-shape="id145" draw:start-glue-point="1" svg:x2="4.44583in" svg:y2="3.75in" draw:end-shape="id148" draw:end-glue-point="3" draw:id="id151" draw:style-name="a1348" draw:name="Straight Connector 13">
            <svg:title/>
            <svg:desc/>
          </draw:connector>
          <draw:connector draw:type="line" svg:x1="5.22917in" svg:y1="3.75in" draw:start-shape="id148" draw:start-glue-point="1" svg:x2="5.55in" svg:y2="3.75in" draw:end-shape="id149" draw:end-glue-point="3" draw:id="id152" draw:style-name="a1349" draw:name="Straight Connector 14">
            <svg:title/>
            <svg:desc/>
          </draw:connector>
          <draw:connector draw:type="line" svg:x1="6.33333in" svg:y1="3.75in" draw:start-shape="id149" draw:start-glue-point="1" svg:x2="6.68889in" svg:y2="3.75in" draw:end-shape="id147" draw:end-glue-point="3" draw:id="id153" draw:style-name="a1350" draw:name="Straight Connector 15">
            <svg:title/>
            <svg:desc/>
          </draw:connector>
        </draw:g>
        <draw:custom-shape svg:x="0.99253in" svg:y="5.65278in" svg:width="1.18056in" svg:height="0.79167in" draw:id="id142" draw:style-name="a1321" draw:name="Rounded Rectangle 23">
          <svg:title/>
          <svg:desc/>
          <text:p text:style-name="a1318" text:class-names="" text:cond-style-name=""><text:span text:style-name="a1317" text:class-names="">User</text:span></text:p>
          <text:p text:style-name="a1320" text:class-names="" text:cond-style-name=""><text:span text:style-name="a1319" text:class-names="">System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58281in" svg:y1="5.65278in" svg:x2="1.58122in" svg:y2="4.80139in" draw:id="id143" draw:style-name="a1322" draw:name="Straight Connector 24">
          <svg:title/>
          <svg:desc/>
        </draw:connector>
      </draw:page>
      <draw:page draw:name="Slide121" draw:style-name="a1351" draw:master-page-name="Master1-Layout4-obj-Title-and-Content" presentation:presentation-page-layout-name="Master1-PPL4" draw:id="Slide-376">
        <draw:frame draw:id="id154" presentation:style-name="a1354" draw:name="Title 1" svg:x="0.5in" svg:y="0.48in" svg:width="9in" svg:height="0.87in" presentation:class="title" presentation:placeholder="false">
          <draw:text-box>
            <text:p text:style-name="a1353" text:class-names="" text:cond-style-name=""><text:span text:style-name="a1352" text:class-names="">Where</text:span></text:p>
          </draw:text-box>
          <svg:title/>
          <svg:desc/>
        </draw:frame>
        <draw:g draw:name="Group 22" draw:id="id155">
          <svg:title/>
          <svg:desc/>
          <draw:custom-shape svg:x="0.31667in" svg:y="2.69861in" svg:width="2.53333in" svg:height="2.10278in" draw:id="id159" draw:style-name="a1370" draw:name="Dodecagon 5">
            <svg:title/>
            <svg:desc/>
            <text:p text:style-name="a1365" text:class-names="" text:cond-style-name=""><text:span text:style-name="a1364" text:class-names=""/></text:p>
            <text:p text:style-name="a1367" text:class-names="" text:cond-style-name=""><text:span text:style-name="a1366" text:class-names="">Your</text:span></text:p>
            <text:p text:style-name="a1369" text:class-names="" text:cond-style-name=""><text:span text:style-name="a1368" text:class-names="">System</text:span></text:p>
            <draw:enhanced-geometry xmlns:dr3d="urn:oasis:names:tc:opendocument:xmlns:dr3d:1.0" draw:path-stretchpoint-x="21600" draw:path-stretchpoint-y="21600" draw:type="non-primitive" svg:viewBox="0 0 21600 21600" draw:enhanced-path="M ?f0 ?f11 L ?f6 ?f10 ?f7 ?f2 ?f8 ?f2 ?f9 ?f10 ?f1 ?f11 ?f1 ?f12 ?f9 ?f13 ?f8 ?f3 ?f7 ?f3 ?f6 ?f13 ?f0 ?f12 Z N" draw:text-areas="?f6 ?f10 ?f9 ?f13" draw:glue-points="?f9 ?f10 ?f1 ?f11 ?f1 ?f12 ?f9 ?f13 ?f8 ?f3 ?f7 ?f3 ?f6 ?f13 ?f0 ?f12 ?f0 ?f11 ?f6 ?f10 ?f7 ?f2 ?f8 ?f2" draw:glue-point-leaving-directions="-90, -90, -90, -90, -180, -180, -270, -270, -270, -270, -36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* 2894 / 21600"/>
              <draw:equation draw:name="f7" draw:formula="?f5 * 7906 / 21600"/>
              <draw:equation draw:name="f8" draw:formula="?f5 * 13694 / 21600"/>
              <draw:equation draw:name="f9" draw:formula="?f5 * 18706 / 21600"/>
              <draw:equation draw:name="f10" draw:formula="?f4 * 2894 / 21600"/>
              <draw:equation draw:name="f11" draw:formula="?f4 * 7906 / 21600"/>
              <draw:equation draw:name="f12" draw:formula="?f4 * 13694 / 21600"/>
              <draw:equation draw:name="f13" draw:formula="?f4 * 18706 / 21600"/>
            </draw:enhanced-geometry>
          </draw:custom-shape>
          <draw:custom-shape svg:x="3.34167in" svg:y="3.60139in" svg:width="0.78333in" svg:height="0.29722in" draw:id="id160" draw:style-name="a1373" draw:name="Direct Access Storage 7">
            <svg:title/>
            <svg:desc/>
            <text:p text:style-name="a1372" text:class-names="" text:cond-style-name=""><text:span text:style-name="a1371" text:class-names=""/></text:p>
            <draw:enhanced-geometry xmlns:dr3d="urn:oasis:names:tc:opendocument:xmlns:dr3d:1.0" draw:type="non-primitive" svg:viewBox="0 0 716280 271780" draw:enhanced-path="S M 119380 0 L 596900 0 A ?f58 ?f59 ?f60 ?f61 596900 0 ?f55 ?f57  W ?f62 ?f63 ?f64 ?f65 596900 0 ?f55 ?f57 L 119380 271780 A ?f101 ?f102 ?f103 ?f104 119380 271780 ?f98 ?f100  W ?f105 ?f106 ?f107 ?f108 119380 271780 ?f98 ?f100 Z N F M 596900 271780 A ?f113 ?f102 ?f114 ?f104 596900 271780 ?f112 ?f100  W ?f115 ?f106 ?f116 ?f108 596900 271780 ?f112 ?f100 N F M 119380 0 L 596900 0 A ?f58 ?f59 ?f60 ?f61 596900 0 ?f55 ?f57  W ?f62 ?f63 ?f64 ?f65 596900 0 ?f55 ?f57 L 119380 271780 A ?f101 ?f102 ?f103 ?f104 119380 271780 ?f98 ?f100  W ?f105 ?f106 ?f107 ?f108 119380 271780 ?f98 ?f100 Z N" draw:text-areas="?f18 ?f12 ?f16 ?f15" draw:glue-points="?f11 ?f12 ?f13 ?f14 ?f11 ?f15 ?f16 ?f14 ?f17 ?f14" draw:glue-point-leaving-directions="-360, -270, -180, -90, -9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716280"/>
              <draw:equation draw:name="f10" draw:formula="?f6 / 271780"/>
              <draw:equation draw:name="f11" draw:formula="358140 / ?f9"/>
              <draw:equation draw:name="f12" draw:formula="0 / ?f10"/>
              <draw:equation draw:name="f13" draw:formula="0 / ?f9"/>
              <draw:equation draw:name="f14" draw:formula="135890 / ?f10"/>
              <draw:equation draw:name="f15" draw:formula="271780 / ?f10"/>
              <draw:equation draw:name="f16" draw:formula="477520 / ?f9"/>
              <draw:equation draw:name="f17" draw:formula="716280 / ?f9"/>
              <draw:equation draw:name="f18" draw:formula="119380 / ?f9"/>
              <draw:equation draw:name="f19" draw:formula="21550000 - 10800000"/>
              <draw:equation draw:name="f20" draw:formula="if(?f19, 10800000, 21550000)"/>
              <draw:equation draw:name="f21" draw:formula="-21550000 - ?f20"/>
              <draw:equation draw:name="f22" draw:formula="if(?f21, -21550000, ?f20)"/>
              <draw:equation draw:name="f23" draw:formula="16200000 + ?f22"/>
              <draw:equation draw:name="f24" draw:formula="16200000 + ?f1"/>
              <draw:equation draw:name="f25" draw:formula="?f24 * ?f8 / ?f0"/>
              <draw:equation draw:name="f26" draw:formula="0 - ?f25"/>
              <draw:equation draw:name="f27" draw:formula="cos(?f26)"/>
              <draw:equation draw:name="f28" draw:formula="0 - ?f27"/>
              <draw:equation draw:name="f29" draw:formula="?f28 * 119380"/>
              <draw:equation draw:name="f30" draw:formula="sin(?f26)"/>
              <draw:equation draw:name="f31" draw:formula="0 - ?f30"/>
              <draw:equation draw:name="f32" draw:formula="?f31 * 135890"/>
              <draw:equation draw:name="f33" draw:formula="sqrt(?f29 * ?f29 + ?f32 * ?f32 + 0 * 0)"/>
              <draw:equation draw:name="f34" draw:formula="119380 * 135890 / ?f33"/>
              <draw:equation draw:name="f35" draw:formula="?f31 * ?f34"/>
              <draw:equation draw:name="f36" draw:formula="596900 - ?f35"/>
              <draw:equation draw:name="f37" draw:formula="?f28 * ?f34"/>
              <draw:equation draw:name="f38" draw:formula="0 - ?f37"/>
              <draw:equation draw:name="f39" draw:formula="?f36 - 119380"/>
              <draw:equation draw:name="f40" draw:formula="?f38 - 135890"/>
              <draw:equation draw:name="f41" draw:formula="?f36 + 119380"/>
              <draw:equation draw:name="f42" draw:formula="?f38 + 135890"/>
              <draw:equation draw:name="f43" draw:formula="?f23 + ?f1"/>
              <draw:equation draw:name="f44" draw:formula="?f43 * ?f8 / ?f0"/>
              <draw:equation draw:name="f45" draw:formula="0 - ?f44"/>
              <draw:equation draw:name="f46" draw:formula="cos(?f45)"/>
              <draw:equation draw:name="f47" draw:formula="0 - ?f46"/>
              <draw:equation draw:name="f48" draw:formula="?f47 * 119380"/>
              <draw:equation draw:name="f49" draw:formula="sin(?f45)"/>
              <draw:equation draw:name="f50" draw:formula="0 - ?f49"/>
              <draw:equation draw:name="f51" draw:formula="?f50 * 135890"/>
              <draw:equation draw:name="f52" draw:formula="sqrt(?f48 * ?f48 + ?f51 * ?f51 + 0 * 0)"/>
              <draw:equation draw:name="f53" draw:formula="119380 * 135890 / ?f52"/>
              <draw:equation draw:name="f54" draw:formula="?f50 * ?f53"/>
              <draw:equation draw:name="f55" draw:formula="?f36 + ?f54"/>
              <draw:equation draw:name="f56" draw:formula="?f47 * ?f53"/>
              <draw:equation draw:name="f57" draw:formula="?f38 + ?f56"/>
              <draw:equation draw:name="f58" draw:formula="if(?f22, 596900, ?f39)"/>
              <draw:equation draw:name="f59" draw:formula="if(?f22, 0, ?f40)"/>
              <draw:equation draw:name="f60" draw:formula="if(?f22, 596900, ?f41)"/>
              <draw:equation draw:name="f61" draw:formula="if(?f22, 0, ?f42)"/>
              <draw:equation draw:name="f62" draw:formula="if(?f22, ?f39, ?f55)"/>
              <draw:equation draw:name="f63" draw:formula="if(?f22, ?f40, ?f57)"/>
              <draw:equation draw:name="f64" draw:formula="if(?f22, ?f41, ?f55)"/>
              <draw:equation draw:name="f65" draw:formula="if(?f22, ?f42, ?f57)"/>
              <draw:equation draw:name="f66" draw:formula="5400000 + ?f22"/>
              <draw:equation draw:name="f67" draw:formula="5400000 + ?f1"/>
              <draw:equation draw:name="f68" draw:formula="?f67 * ?f8 / ?f0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119380"/>
              <draw:equation draw:name="f73" draw:formula="sin(?f69)"/>
              <draw:equation draw:name="f74" draw:formula="0 - ?f73"/>
              <draw:equation draw:name="f75" draw:formula="?f74 * 135890"/>
              <draw:equation draw:name="f76" draw:formula="sqrt(?f72 * ?f72 + ?f75 * ?f75 + 0 * 0)"/>
              <draw:equation draw:name="f77" draw:formula="119380 * 135890 / ?f76"/>
              <draw:equation draw:name="f78" draw:formula="?f74 * ?f77"/>
              <draw:equation draw:name="f79" draw:formula="119380 - ?f78"/>
              <draw:equation draw:name="f80" draw:formula="?f71 * ?f77"/>
              <draw:equation draw:name="f81" draw:formula="271780 - ?f80"/>
              <draw:equation draw:name="f82" draw:formula="?f79 - 119380"/>
              <draw:equation draw:name="f83" draw:formula="?f81 - 135890"/>
              <draw:equation draw:name="f84" draw:formula="?f79 + 119380"/>
              <draw:equation draw:name="f85" draw:formula="?f81 + 135890"/>
              <draw:equation draw:name="f86" draw:formula="?f66 + ?f1"/>
              <draw:equation draw:name="f87" draw:formula="?f86 * ?f8 / ?f0"/>
              <draw:equation draw:name="f88" draw:formula="0 - ?f87"/>
              <draw:equation draw:name="f89" draw:formula="cos(?f88)"/>
              <draw:equation draw:name="f90" draw:formula="0 - ?f89"/>
              <draw:equation draw:name="f91" draw:formula="?f90 * 119380"/>
              <draw:equation draw:name="f92" draw:formula="sin(?f88)"/>
              <draw:equation draw:name="f93" draw:formula="0 - ?f92"/>
              <draw:equation draw:name="f94" draw:formula="?f93 * 135890"/>
              <draw:equation draw:name="f95" draw:formula="sqrt(?f91 * ?f91 + ?f94 * ?f94 + 0 * 0)"/>
              <draw:equation draw:name="f96" draw:formula="119380 * 135890 / ?f95"/>
              <draw:equation draw:name="f97" draw:formula="?f93 * ?f96"/>
              <draw:equation draw:name="f98" draw:formula="?f79 + ?f97"/>
              <draw:equation draw:name="f99" draw:formula="?f90 * ?f96"/>
              <draw:equation draw:name="f100" draw:formula="?f81 + ?f99"/>
              <draw:equation draw:name="f101" draw:formula="if(?f22, 119380, ?f82)"/>
              <draw:equation draw:name="f102" draw:formula="if(?f22, 271780, ?f83)"/>
              <draw:equation draw:name="f103" draw:formula="if(?f22, 119380, ?f84)"/>
              <draw:equation draw:name="f104" draw:formula="if(?f22, 271780, ?f85)"/>
              <draw:equation draw:name="f105" draw:formula="if(?f22, ?f82, ?f98)"/>
              <draw:equation draw:name="f106" draw:formula="if(?f22, ?f83, ?f100)"/>
              <draw:equation draw:name="f107" draw:formula="if(?f22, ?f84, ?f98)"/>
              <draw:equation draw:name="f108" draw:formula="if(?f22, ?f85, ?f100)"/>
              <draw:equation draw:name="f109" draw:formula="596900 - ?f78"/>
              <draw:equation draw:name="f110" draw:formula="?f109 - 119380"/>
              <draw:equation draw:name="f111" draw:formula="?f109 + 119380"/>
              <draw:equation draw:name="f112" draw:formula="?f109 + ?f97"/>
              <draw:equation draw:name="f113" draw:formula="if(?f22, 596900, ?f110)"/>
              <draw:equation draw:name="f114" draw:formula="if(?f22, 596900, ?f111)"/>
              <draw:equation draw:name="f115" draw:formula="if(?f22, ?f110, ?f112)"/>
              <draw:equation draw:name="f116" draw:formula="if(?f22, ?f111, ?f112)"/>
            </draw:enhanced-geometry>
          </draw:custom-shape>
          <draw:custom-shape svg:x="6.97222in" svg:y="2.02083in" svg:width="2.625in" svg:height="3.45833in" draw:id="id161" draw:style-name="a1376" draw:name="Cloud 8">
            <svg:title/>
            <svg:desc/>
            <text:p text:style-name="a1375" text:class-names="" text:cond-style-name=""><text:span text:style-name="a1374" text:class-names="">OpenStack</text:span></text:p>
  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?f9 / 43200"/>
              <draw:equation draw:name="f14" draw:formula="?f6 / 43200"/>
              <draw:equation draw:name="f15" draw:formula="?f9 * 2977 / 21600"/>
              <draw:equation draw:name="f16" draw:formula="?f6 * 3262 / 21600"/>
              <draw:equation draw:name="f17" draw:formula="?f9 * 17087 / 21600"/>
              <draw:equation draw:name="f18" draw:formula="?f6 * 17337 / 21600"/>
              <draw:equation draw:name="f19" draw:formula="?f9 * 67 / 21600"/>
              <draw:equation draw:name="f20" draw:formula="?f6 * 21577 / 21600"/>
              <draw:equation draw:name="f21" draw:formula="?f9 * 21582 / 21600"/>
              <draw:equation draw:name="f22" draw:formula="?f6 * 1235 / 21600"/>
              <draw:equation draw:name="f23" draw:formula="?f21 / ?f13"/>
              <draw:equation draw:name="f24" draw:formula="?f8 / ?f14"/>
              <draw:equation draw:name="f25" draw:formula="?f11 / ?f13"/>
              <draw:equation draw:name="f26" draw:formula="?f20 / ?f14"/>
              <draw:equation draw:name="f27" draw:formula="?f19 / ?f13"/>
              <draw:equation draw:name="f28" draw:formula="?f22 / ?f14"/>
              <draw:equation draw:name="f29" draw:formula="?f15 / ?f13"/>
              <draw:equation draw:name="f30" draw:formula="?f17 / ?f13"/>
              <draw:equation draw:name="f31" draw:formula="?f16 / ?f14"/>
              <draw:equation draw:name="f32" draw:formula="?f18 / ?f14"/>
              <draw:equation draw:name="f33" draw:formula="21550000 - 7426832"/>
              <draw:equation draw:name="f34" draw:formula="if(?f33, 7426832, 21550000)"/>
              <draw:equation draw:name="f35" draw:formula="-21550000 - ?f34"/>
              <draw:equation draw:name="f36" draw:formula="if(?f35, -21550000, ?f34)"/>
              <draw:equation draw:name="f37" draw:formula="-11429249 + ?f36"/>
              <draw:equation draw:name="f38" draw:formula="-11429249 + ?f1"/>
              <draw:equation draw:name="f39" draw:formula="?f38 * ?f1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6753"/>
              <draw:equation draw:name="f44" draw:formula="sin(?f40)"/>
              <draw:equation draw:name="f45" draw:formula="0 - ?f44"/>
              <draw:equation draw:name="f46" draw:formula="?f45 * 9190"/>
              <draw:equation draw:name="f47" draw:formula="sqrt(?f43 * ?f43 + ?f46 * ?f46 + 0 * 0)"/>
              <draw:equation draw:name="f48" draw:formula="6753 * 9190 / ?f47"/>
              <draw:equation draw:name="f49" draw:formula="?f45 * ?f48"/>
              <draw:equation draw:name="f50" draw:formula="3900 - ?f49"/>
              <draw:equation draw:name="f51" draw:formula="?f42 * ?f48"/>
              <draw:equation draw:name="f52" draw:formula="14370 - ?f51"/>
              <draw:equation draw:name="f53" draw:formula="?f50 - 6753"/>
              <draw:equation draw:name="f54" draw:formula="?f52 - 9190"/>
              <draw:equation draw:name="f55" draw:formula="?f50 + 6753"/>
              <draw:equation draw:name="f56" draw:formula="?f52 + 9190"/>
              <draw:equation draw:name="f57" draw:formula="?f37 + ?f1"/>
              <draw:equation draw:name="f58" draw:formula="?f57 * ?f12 / ?f0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6753"/>
              <draw:equation draw:name="f63" draw:formula="sin(?f59)"/>
              <draw:equation draw:name="f64" draw:formula="0 - ?f63"/>
              <draw:equation draw:name="f65" draw:formula="?f64 * 9190"/>
              <draw:equation draw:name="f66" draw:formula="sqrt(?f62 * ?f62 + ?f65 * ?f65 + 0 * 0)"/>
              <draw:equation draw:name="f67" draw:formula="6753 * 9190 / ?f66"/>
              <draw:equation draw:name="f68" draw:formula="?f64 * ?f67"/>
              <draw:equation draw:name="f69" draw:formula="?f50 + ?f68"/>
              <draw:equation draw:name="f70" draw:formula="?f61 * ?f67"/>
              <draw:equation draw:name="f71" draw:formula="?f52 + ?f70"/>
              <draw:equation draw:name="f72" draw:formula="if(?f36, 3900, ?f53)"/>
              <draw:equation draw:name="f73" draw:formula="if(?f36, 14370, ?f54)"/>
              <draw:equation draw:name="f74" draw:formula="if(?f36, 3900, ?f55)"/>
              <draw:equation draw:name="f75" draw:formula="if(?f36, 14370, ?f56)"/>
              <draw:equation draw:name="f76" draw:formula="if(?f36, ?f53, ?f69)"/>
              <draw:equation draw:name="f77" draw:formula="if(?f36, ?f54, ?f71)"/>
              <draw:equation draw:name="f78" draw:formula="if(?f36, ?f55, ?f69)"/>
              <draw:equation draw:name="f79" draw:formula="if(?f36, ?f56, ?f71)"/>
              <draw:equation draw:name="f80" draw:formula="21550000 - 5396714"/>
              <draw:equation draw:name="f81" draw:formula="if(?f80, 5396714, 21550000)"/>
              <draw:equation draw:name="f82" draw:formula="-21550000 - ?f81"/>
              <draw:equation draw:name="f83" draw:formula="if(?f82, -21550000, ?f81)"/>
              <draw:equation draw:name="f84" draw:formula="-8646143 + ?f83"/>
              <draw:equation draw:name="f85" draw:formula="-8646143 + ?f1"/>
              <draw:equation draw:name="f86" draw:formula="?f85 * ?f12 / ?f0"/>
              <draw:equation draw:name="f87" draw:formula="0 - ?f86"/>
              <draw:equation draw:name="f88" draw:formula="cos(?f87)"/>
              <draw:equation draw:name="f89" draw:formula="0 - ?f88"/>
              <draw:equation draw:name="f90" draw:formula="?f89 * 5333"/>
              <draw:equation draw:name="f91" draw:formula="sin(?f87)"/>
              <draw:equation draw:name="f92" draw:formula="0 - ?f91"/>
              <draw:equation draw:name="f93" draw:formula="?f92 * 7267"/>
              <draw:equation draw:name="f94" draw:formula="sqrt(?f90 * ?f90 + ?f93 * ?f93 + 0 * 0)"/>
              <draw:equation draw:name="f95" draw:formula="5333 * 7267 / ?f94"/>
              <draw:equation draw:name="f96" draw:formula="?f92 * ?f95"/>
              <draw:equation draw:name="f97" draw:formula="?f69 - ?f96"/>
              <draw:equation draw:name="f98" draw:formula="?f89 * ?f95"/>
              <draw:equation draw:name="f99" draw:formula="?f71 - ?f98"/>
              <draw:equation draw:name="f100" draw:formula="?f97 - 5333"/>
              <draw:equation draw:name="f101" draw:formula="?f99 - 7267"/>
              <draw:equation draw:name="f102" draw:formula="?f97 + 5333"/>
              <draw:equation draw:name="f103" draw:formula="?f99 + 7267"/>
              <draw:equation draw:name="f104" draw:formula="?f84 + ?f1"/>
              <draw:equation draw:name="f105" draw:formula="?f104 * ?f12 / ?f0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5333"/>
              <draw:equation draw:name="f110" draw:formula="sin(?f106)"/>
              <draw:equation draw:name="f111" draw:formula="0 - ?f110"/>
              <draw:equation draw:name="f112" draw:formula="?f111 * 7267"/>
              <draw:equation draw:name="f113" draw:formula="sqrt(?f109 * ?f109 + ?f112 * ?f112 + 0 * 0)"/>
              <draw:equation draw:name="f114" draw:formula="5333 * 7267 / ?f113"/>
              <draw:equation draw:name="f115" draw:formula="?f111 * ?f114"/>
              <draw:equation draw:name="f116" draw:formula="?f97 + ?f115"/>
              <draw:equation draw:name="f117" draw:formula="?f108 * ?f114"/>
              <draw:equation draw:name="f118" draw:formula="?f99 + ?f117"/>
              <draw:equation draw:name="f119" draw:formula="if(?f83, ?f69, ?f100)"/>
              <draw:equation draw:name="f120" draw:formula="if(?f83, ?f71, ?f101)"/>
              <draw:equation draw:name="f121" draw:formula="if(?f83, ?f69, ?f102)"/>
              <draw:equation draw:name="f122" draw:formula="if(?f83, ?f71, ?f103)"/>
              <draw:equation draw:name="f123" draw:formula="if(?f83, ?f100, ?f116)"/>
              <draw:equation draw:name="f124" draw:formula="if(?f83, ?f101, ?f118)"/>
              <draw:equation draw:name="f125" draw:formula="if(?f83, ?f102, ?f116)"/>
              <draw:equation draw:name="f126" draw:formula="if(?f83, ?f103, ?f118)"/>
              <draw:equation draw:name="f127" draw:formula="21550000 - 5983381"/>
              <draw:equation draw:name="f128" draw:formula="if(?f127, 5983381, 21550000)"/>
              <draw:equation draw:name="f129" draw:formula="-21550000 - ?f128"/>
              <draw:equation draw:name="f130" draw:formula="if(?f129, -21550000, ?f128)"/>
              <draw:equation draw:name="f131" draw:formula="-8748475 + ?f130"/>
              <draw:equation draw:name="f132" draw:formula="-8748475 + ?f1"/>
              <draw:equation draw:name="f133" draw:formula="?f132 * ?f12 / ?f0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4365"/>
              <draw:equation draw:name="f138" draw:formula="sin(?f134)"/>
              <draw:equation draw:name="f139" draw:formula="0 - ?f138"/>
              <draw:equation draw:name="f140" draw:formula="?f139 * 5945"/>
              <draw:equation draw:name="f141" draw:formula="sqrt(?f137 * ?f137 + ?f140 * ?f140 + 0 * 0)"/>
              <draw:equation draw:name="f142" draw:formula="4365 * 5945 / ?f141"/>
              <draw:equation draw:name="f143" draw:formula="?f139 * ?f142"/>
              <draw:equation draw:name="f144" draw:formula="?f116 - ?f143"/>
              <draw:equation draw:name="f145" draw:formula="?f136 * ?f142"/>
              <draw:equation draw:name="f146" draw:formula="?f118 - ?f145"/>
              <draw:equation draw:name="f147" draw:formula="?f144 - 4365"/>
              <draw:equation draw:name="f148" draw:formula="?f146 - 5945"/>
              <draw:equation draw:name="f149" draw:formula="?f144 + 4365"/>
              <draw:equation draw:name="f150" draw:formula="?f146 + 5945"/>
              <draw:equation draw:name="f151" draw:formula="?f131 + ?f1"/>
              <draw:equation draw:name="f152" draw:formula="?f151 * ?f12 / ?f0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4365"/>
              <draw:equation draw:name="f157" draw:formula="sin(?f153)"/>
              <draw:equation draw:name="f158" draw:formula="0 - ?f157"/>
              <draw:equation draw:name="f159" draw:formula="?f158 * 5945"/>
              <draw:equation draw:name="f160" draw:formula="sqrt(?f156 * ?f156 + ?f159 * ?f159 + 0 * 0)"/>
              <draw:equation draw:name="f161" draw:formula="4365 * 5945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0, ?f116, ?f147)"/>
              <draw:equation draw:name="f167" draw:formula="if(?f130, ?f118, ?f148)"/>
              <draw:equation draw:name="f168" draw:formula="if(?f130, ?f116, ?f149)"/>
              <draw:equation draw:name="f169" draw:formula="if(?f130, ?f118, ?f150)"/>
              <draw:equation draw:name="f170" draw:formula="if(?f130, ?f147, ?f163)"/>
              <draw:equation draw:name="f171" draw:formula="if(?f130, ?f148, ?f165)"/>
              <draw:equation draw:name="f172" draw:formula="if(?f130, ?f149, ?f163)"/>
              <draw:equation draw:name="f173" draw:formula="if(?f130, ?f150, ?f165)"/>
              <draw:equation draw:name="f174" draw:formula="21550000 - 7034504"/>
              <draw:equation draw:name="f175" draw:formula="if(?f174, 7034504, 21550000)"/>
              <draw:equation draw:name="f176" draw:formula="-21550000 - ?f175"/>
              <draw:equation draw:name="f177" draw:formula="if(?f176, -21550000, ?f175)"/>
              <draw:equation draw:name="f178" draw:formula="-7859163 + ?f177"/>
              <draw:equation draw:name="f179" draw:formula="-7859163 + ?f1"/>
              <draw:equation draw:name="f180" draw:formula="?f179 * ?f12 / ?f0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4857"/>
              <draw:equation draw:name="f185" draw:formula="sin(?f181)"/>
              <draw:equation draw:name="f186" draw:formula="0 - ?f185"/>
              <draw:equation draw:name="f187" draw:formula="?f186 * 6595"/>
              <draw:equation draw:name="f188" draw:formula="sqrt(?f184 * ?f184 + ?f187 * ?f187 + 0 * 0)"/>
              <draw:equation draw:name="f189" draw:formula="4857 * 6595 / ?f188"/>
              <draw:equation draw:name="f190" draw:formula="?f186 * ?f189"/>
              <draw:equation draw:name="f191" draw:formula="?f163 - ?f190"/>
              <draw:equation draw:name="f192" draw:formula="?f183 * ?f189"/>
              <draw:equation draw:name="f193" draw:formula="?f165 - ?f192"/>
              <draw:equation draw:name="f194" draw:formula="?f191 - 4857"/>
              <draw:equation draw:name="f195" draw:formula="?f193 - 6595"/>
              <draw:equation draw:name="f196" draw:formula="?f191 + 4857"/>
              <draw:equation draw:name="f197" draw:formula="?f193 + 6595"/>
              <draw:equation draw:name="f198" draw:formula="?f178 + ?f1"/>
              <draw:equation draw:name="f199" draw:formula="?f198 * ?f12 / ?f0"/>
              <draw:equation draw:name="f200" draw:formula="0 - ?f199"/>
              <draw:equation draw:name="f201" draw:formula="cos(?f200)"/>
              <draw:equation draw:name="f202" draw:formula="0 - ?f201"/>
              <draw:equation draw:name="f203" draw:formula="?f202 * 4857"/>
              <draw:equation draw:name="f204" draw:formula="sin(?f200)"/>
              <draw:equation draw:name="f205" draw:formula="0 - ?f204"/>
              <draw:equation draw:name="f206" draw:formula="?f205 * 6595"/>
              <draw:equation draw:name="f207" draw:formula="sqrt(?f203 * ?f203 + ?f206 * ?f206 + 0 * 0)"/>
              <draw:equation draw:name="f208" draw:formula="4857 * 6595 / ?f207"/>
              <draw:equation draw:name="f209" draw:formula="?f205 * ?f208"/>
              <draw:equation draw:name="f210" draw:formula="?f191 + ?f209"/>
              <draw:equation draw:name="f211" draw:formula="?f202 * ?f208"/>
              <draw:equation draw:name="f212" draw:formula="?f193 + ?f211"/>
              <draw:equation draw:name="f213" draw:formula="if(?f177, ?f163, ?f194)"/>
              <draw:equation draw:name="f214" draw:formula="if(?f177, ?f165, ?f195)"/>
              <draw:equation draw:name="f215" draw:formula="if(?f177, ?f163, ?f196)"/>
              <draw:equation draw:name="f216" draw:formula="if(?f177, ?f165, ?f197)"/>
              <draw:equation draw:name="f217" draw:formula="if(?f177, ?f194, ?f210)"/>
              <draw:equation draw:name="f218" draw:formula="if(?f177, ?f195, ?f212)"/>
              <draw:equation draw:name="f219" draw:formula="if(?f177, ?f196, ?f210)"/>
              <draw:equation draw:name="f220" draw:formula="if(?f177, ?f197, ?f212)"/>
              <draw:equation draw:name="f221" draw:formula="21550000 - 6541615"/>
              <draw:equation draw:name="f222" draw:formula="if(?f221, 6541615, 21550000)"/>
              <draw:equation draw:name="f223" draw:formula="-21550000 - ?f222"/>
              <draw:equation draw:name="f224" draw:formula="if(?f223, -21550000, ?f222)"/>
              <draw:equation draw:name="f225" draw:formula="-4722533 + ?f224"/>
              <draw:equation draw:name="f226" draw:formula="-4722533 + ?f1"/>
              <draw:equation draw:name="f227" draw:formula="?f226 * ?f12 / ?f0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5333"/>
              <draw:equation draw:name="f232" draw:formula="sin(?f228)"/>
              <draw:equation draw:name="f233" draw:formula="0 - ?f232"/>
              <draw:equation draw:name="f234" draw:formula="?f233 * 7273"/>
              <draw:equation draw:name="f235" draw:formula="sqrt(?f231 * ?f231 + ?f234 * ?f234 + 0 * 0)"/>
              <draw:equation draw:name="f236" draw:formula="5333 * 7273 / ?f235"/>
              <draw:equation draw:name="f237" draw:formula="?f233 * ?f236"/>
              <draw:equation draw:name="f238" draw:formula="?f210 - ?f237"/>
              <draw:equation draw:name="f239" draw:formula="?f230 * ?f236"/>
              <draw:equation draw:name="f240" draw:formula="?f212 - ?f239"/>
              <draw:equation draw:name="f241" draw:formula="?f238 - 5333"/>
              <draw:equation draw:name="f242" draw:formula="?f240 - 7273"/>
              <draw:equation draw:name="f243" draw:formula="?f238 + 5333"/>
              <draw:equation draw:name="f244" draw:formula="?f240 + 7273"/>
              <draw:equation draw:name="f245" draw:formula="?f225 + ?f1"/>
              <draw:equation draw:name="f246" draw:formula="?f245 * ?f12 / ?f0"/>
              <draw:equation draw:name="f247" draw:formula="0 - ?f246"/>
              <draw:equation draw:name="f248" draw:formula="cos(?f247)"/>
              <draw:equation draw:name="f249" draw:formula="0 - ?f248"/>
              <draw:equation draw:name="f250" draw:formula="?f249 * 5333"/>
              <draw:equation draw:name="f251" draw:formula="sin(?f247)"/>
              <draw:equation draw:name="f252" draw:formula="0 - ?f251"/>
              <draw:equation draw:name="f253" draw:formula="?f252 * 7273"/>
              <draw:equation draw:name="f254" draw:formula="sqrt(?f250 * ?f250 + ?f253 * ?f253 + 0 * 0)"/>
              <draw:equation draw:name="f255" draw:formula="5333 * 7273 / ?f254"/>
              <draw:equation draw:name="f256" draw:formula="?f252 * ?f255"/>
              <draw:equation draw:name="f257" draw:formula="?f238 + ?f256"/>
              <draw:equation draw:name="f258" draw:formula="?f249 * ?f255"/>
              <draw:equation draw:name="f259" draw:formula="?f240 + ?f258"/>
              <draw:equation draw:name="f260" draw:formula="if(?f224, ?f210, ?f241)"/>
              <draw:equation draw:name="f261" draw:formula="if(?f224, ?f212, ?f242)"/>
              <draw:equation draw:name="f262" draw:formula="if(?f224, ?f210, ?f243)"/>
              <draw:equation draw:name="f263" draw:formula="if(?f224, ?f212, ?f244)"/>
              <draw:equation draw:name="f264" draw:formula="if(?f224, ?f241, ?f257)"/>
              <draw:equation draw:name="f265" draw:formula="if(?f224, ?f242, ?f259)"/>
              <draw:equation draw:name="f266" draw:formula="if(?f224, ?f243, ?f257)"/>
              <draw:equation draw:name="f267" draw:formula="if(?f224, ?f244, ?f259)"/>
              <draw:equation draw:name="f268" draw:formula="21550000 - 7816140"/>
              <draw:equation draw:name="f269" draw:formula="if(?f268, 7816140, 21550000)"/>
              <draw:equation draw:name="f270" draw:formula="-21550000 - ?f269"/>
              <draw:equation draw:name="f271" draw:formula="if(?f270, -21550000, ?f269)"/>
              <draw:equation draw:name="f272" draw:formula="-2776035 + ?f271"/>
              <draw:equation draw:name="f273" draw:formula="-2776035 + ?f1"/>
              <draw:equation draw:name="f274" draw:formula="?f273 * ?f12 / ?f0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6775"/>
              <draw:equation draw:name="f279" draw:formula="sin(?f275)"/>
              <draw:equation draw:name="f280" draw:formula="0 - ?f279"/>
              <draw:equation draw:name="f281" draw:formula="?f280 * 9220"/>
              <draw:equation draw:name="f282" draw:formula="sqrt(?f278 * ?f278 + ?f281 * ?f281 + 0 * 0)"/>
              <draw:equation draw:name="f283" draw:formula="6775 * 9220 / ?f282"/>
              <draw:equation draw:name="f284" draw:formula="?f280 * ?f283"/>
              <draw:equation draw:name="f285" draw:formula="?f257 - ?f284"/>
              <draw:equation draw:name="f286" draw:formula="?f277 * ?f283"/>
              <draw:equation draw:name="f287" draw:formula="?f259 - ?f286"/>
              <draw:equation draw:name="f288" draw:formula="?f285 - 6775"/>
              <draw:equation draw:name="f289" draw:formula="?f287 - 9220"/>
              <draw:equation draw:name="f290" draw:formula="?f285 + 6775"/>
              <draw:equation draw:name="f291" draw:formula="?f287 + 9220"/>
              <draw:equation draw:name="f292" draw:formula="?f272 + ?f1"/>
              <draw:equation draw:name="f293" draw:formula="?f292 * ?f12 / ?f0"/>
              <draw:equation draw:name="f294" draw:formula="0 - ?f293"/>
              <draw:equation draw:name="f295" draw:formula="cos(?f294)"/>
              <draw:equation draw:name="f296" draw:formula="0 - ?f295"/>
              <draw:equation draw:name="f297" draw:formula="?f296 * 6775"/>
              <draw:equation draw:name="f298" draw:formula="sin(?f294)"/>
              <draw:equation draw:name="f299" draw:formula="0 - ?f298"/>
              <draw:equation draw:name="f300" draw:formula="?f299 * 9220"/>
              <draw:equation draw:name="f301" draw:formula="sqrt(?f297 * ?f297 + ?f300 * ?f300 + 0 * 0)"/>
              <draw:equation draw:name="f302" draw:formula="6775 * 9220 / ?f301"/>
              <draw:equation draw:name="f303" draw:formula="?f299 * ?f302"/>
              <draw:equation draw:name="f304" draw:formula="?f285 + ?f303"/>
              <draw:equation draw:name="f305" draw:formula="?f296 * ?f302"/>
              <draw:equation draw:name="f306" draw:formula="?f287 + ?f305"/>
              <draw:equation draw:name="f307" draw:formula="if(?f271, ?f257, ?f288)"/>
              <draw:equation draw:name="f308" draw:formula="if(?f271, ?f259, ?f289)"/>
              <draw:equation draw:name="f309" draw:formula="if(?f271, ?f257, ?f290)"/>
              <draw:equation draw:name="f310" draw:formula="if(?f271, ?f259, ?f291)"/>
              <draw:equation draw:name="f311" draw:formula="if(?f271, ?f288, ?f304)"/>
              <draw:equation draw:name="f312" draw:formula="if(?f271, ?f289, ?f306)"/>
              <draw:equation draw:name="f313" draw:formula="if(?f271, ?f290, ?f304)"/>
              <draw:equation draw:name="f314" draw:formula="if(?f271, ?f291, ?f306)"/>
              <draw:equation draw:name="f315" draw:formula="21550000 - 6842000"/>
              <draw:equation draw:name="f316" draw:formula="if(?f315, 6842000, 21550000)"/>
              <draw:equation draw:name="f317" draw:formula="-21550000 - ?f316"/>
              <draw:equation draw:name="f318" draw:formula="if(?f317, -21550000, ?f316)"/>
              <draw:equation draw:name="f319" draw:formula="37501 + ?f318"/>
              <draw:equation draw:name="f320" draw:formula="37501 + ?f1"/>
              <draw:equation draw:name="f321" draw:formula="?f320 * ?f12 / ?f0"/>
              <draw:equation draw:name="f322" draw:formula="0 - ?f321"/>
              <draw:equation draw:name="f323" draw:formula="cos(?f322)"/>
              <draw:equation draw:name="f324" draw:formula="0 - ?f323"/>
              <draw:equation draw:name="f325" draw:formula="?f324 * 5785"/>
              <draw:equation draw:name="f326" draw:formula="sin(?f322)"/>
              <draw:equation draw:name="f327" draw:formula="0 - ?f326"/>
              <draw:equation draw:name="f328" draw:formula="?f327 * 7867"/>
              <draw:equation draw:name="f329" draw:formula="sqrt(?f325 * ?f325 + ?f328 * ?f328 + 0 * 0)"/>
              <draw:equation draw:name="f330" draw:formula="5785 * 7867 / ?f329"/>
              <draw:equation draw:name="f331" draw:formula="?f327 * ?f330"/>
              <draw:equation draw:name="f332" draw:formula="?f304 - ?f331"/>
              <draw:equation draw:name="f333" draw:formula="?f324 * ?f330"/>
              <draw:equation draw:name="f334" draw:formula="?f306 - ?f333"/>
              <draw:equation draw:name="f335" draw:formula="?f332 - 5785"/>
              <draw:equation draw:name="f336" draw:formula="?f334 - 7867"/>
              <draw:equation draw:name="f337" draw:formula="?f332 + 5785"/>
              <draw:equation draw:name="f338" draw:formula="?f334 + 7867"/>
              <draw:equation draw:name="f339" draw:formula="?f319 + ?f1"/>
              <draw:equation draw:name="f340" draw:formula="?f339 * ?f12 / ?f0"/>
              <draw:equation draw:name="f341" draw:formula="0 - ?f340"/>
              <draw:equation draw:name="f342" draw:formula="cos(?f341)"/>
              <draw:equation draw:name="f343" draw:formula="0 - ?f342"/>
              <draw:equation draw:name="f344" draw:formula="?f343 * 5785"/>
              <draw:equation draw:name="f345" draw:formula="sin(?f341)"/>
              <draw:equation draw:name="f346" draw:formula="0 - ?f345"/>
              <draw:equation draw:name="f347" draw:formula="?f346 * 7867"/>
              <draw:equation draw:name="f348" draw:formula="sqrt(?f344 * ?f344 + ?f347 * ?f347 + 0 * 0)"/>
              <draw:equation draw:name="f349" draw:formula="5785 * 7867 / ?f348"/>
              <draw:equation draw:name="f350" draw:formula="?f346 * ?f349"/>
              <draw:equation draw:name="f351" draw:formula="?f332 + ?f350"/>
              <draw:equation draw:name="f352" draw:formula="?f343 * ?f349"/>
              <draw:equation draw:name="f353" draw:formula="?f334 + ?f352"/>
              <draw:equation draw:name="f354" draw:formula="if(?f318, ?f304, ?f335)"/>
              <draw:equation draw:name="f355" draw:formula="if(?f318, ?f306, ?f336)"/>
              <draw:equation draw:name="f356" draw:formula="if(?f318, ?f304, ?f337)"/>
              <draw:equation draw:name="f357" draw:formula="if(?f318, ?f306, ?f338)"/>
              <draw:equation draw:name="f358" draw:formula="if(?f318, ?f335, ?f351)"/>
              <draw:equation draw:name="f359" draw:formula="if(?f318, ?f336, ?f353)"/>
              <draw:equation draw:name="f360" draw:formula="if(?f318, ?f337, ?f351)"/>
              <draw:equation draw:name="f361" draw:formula="if(?f318, ?f338, ?f353)"/>
              <draw:equation draw:name="f362" draw:formula="21550000 - 6910353"/>
              <draw:equation draw:name="f363" draw:formula="if(?f362, 6910353, 21550000)"/>
              <draw:equation draw:name="f364" draw:formula="-21550000 - ?f363"/>
              <draw:equation draw:name="f365" draw:formula="if(?f364, -21550000, ?f363)"/>
              <draw:equation draw:name="f366" draw:formula="1347096 + ?f365"/>
              <draw:equation draw:name="f367" draw:formula="1347096 + ?f1"/>
              <draw:equation draw:name="f368" draw:formula="?f367 * ?f12 / ?f0"/>
              <draw:equation draw:name="f369" draw:formula="0 - ?f368"/>
              <draw:equation draw:name="f370" draw:formula="cos(?f369)"/>
              <draw:equation draw:name="f371" draw:formula="0 - ?f370"/>
              <draw:equation draw:name="f372" draw:formula="?f371 * 6752"/>
              <draw:equation draw:name="f373" draw:formula="sin(?f369)"/>
              <draw:equation draw:name="f374" draw:formula="0 - ?f373"/>
              <draw:equation draw:name="f375" draw:formula="?f374 * 9215"/>
              <draw:equation draw:name="f376" draw:formula="sqrt(?f372 * ?f372 + ?f375 * ?f375 + 0 * 0)"/>
              <draw:equation draw:name="f377" draw:formula="6752 * 9215 / ?f376"/>
              <draw:equation draw:name="f378" draw:formula="?f374 * ?f377"/>
              <draw:equation draw:name="f379" draw:formula="?f351 - ?f378"/>
              <draw:equation draw:name="f380" draw:formula="?f371 * ?f377"/>
              <draw:equation draw:name="f381" draw:formula="?f353 - ?f380"/>
              <draw:equation draw:name="f382" draw:formula="?f379 - 6752"/>
              <draw:equation draw:name="f383" draw:formula="?f381 - 9215"/>
              <draw:equation draw:name="f384" draw:formula="?f379 + 6752"/>
              <draw:equation draw:name="f385" draw:formula="?f381 + 9215"/>
              <draw:equation draw:name="f386" draw:formula="?f366 + ?f1"/>
              <draw:equation draw:name="f387" draw:formula="?f386 * ?f12 / ?f0"/>
              <draw:equation draw:name="f388" draw:formula="0 - ?f387"/>
              <draw:equation draw:name="f389" draw:formula="cos(?f388)"/>
              <draw:equation draw:name="f390" draw:formula="0 - ?f389"/>
              <draw:equation draw:name="f391" draw:formula="?f390 * 6752"/>
              <draw:equation draw:name="f392" draw:formula="sin(?f388)"/>
              <draw:equation draw:name="f393" draw:formula="0 - ?f392"/>
              <draw:equation draw:name="f394" draw:formula="?f393 * 9215"/>
              <draw:equation draw:name="f395" draw:formula="sqrt(?f391 * ?f391 + ?f394 * ?f394 + 0 * 0)"/>
              <draw:equation draw:name="f396" draw:formula="6752 * 9215 / ?f395"/>
              <draw:equation draw:name="f397" draw:formula="?f393 * ?f396"/>
              <draw:equation draw:name="f398" draw:formula="?f379 + ?f397"/>
              <draw:equation draw:name="f399" draw:formula="?f390 * ?f396"/>
              <draw:equation draw:name="f400" draw:formula="?f381 + ?f399"/>
              <draw:equation draw:name="f401" draw:formula="if(?f365, ?f351, ?f382)"/>
              <draw:equation draw:name="f402" draw:formula="if(?f365, ?f353, ?f383)"/>
              <draw:equation draw:name="f403" draw:formula="if(?f365, ?f351, ?f384)"/>
              <draw:equation draw:name="f404" draw:formula="if(?f365, ?f353, ?f385)"/>
              <draw:equation draw:name="f405" draw:formula="if(?f365, ?f382, ?f398)"/>
              <draw:equation draw:name="f406" draw:formula="if(?f365, ?f383, ?f400)"/>
              <draw:equation draw:name="f407" draw:formula="if(?f365, ?f384, ?f398)"/>
              <draw:equation draw:name="f408" draw:formula="if(?f365, ?f385, ?f400)"/>
              <draw:equation draw:name="f409" draw:formula="21550000 - 4542661"/>
              <draw:equation draw:name="f410" draw:formula="if(?f409, 4542661, 21550000)"/>
              <draw:equation draw:name="f411" draw:formula="-21550000 - ?f410"/>
              <draw:equation draw:name="f412" draw:formula="if(?f411, -21550000, ?f410)"/>
              <draw:equation draw:name="f413" draw:formula="3974558 + ?f412"/>
              <draw:equation draw:name="f414" draw:formula="3974558 + ?f1"/>
              <draw:equation draw:name="f415" draw:formula="?f414 * ?f12 / ?f0"/>
              <draw:equation draw:name="f416" draw:formula="0 - ?f415"/>
              <draw:equation draw:name="f417" draw:formula="cos(?f416)"/>
              <draw:equation draw:name="f418" draw:formula="0 - ?f417"/>
              <draw:equation draw:name="f419" draw:formula="?f418 * 7720"/>
              <draw:equation draw:name="f420" draw:formula="sin(?f416)"/>
              <draw:equation draw:name="f421" draw:formula="0 - ?f420"/>
              <draw:equation draw:name="f422" draw:formula="?f421 * 10543"/>
              <draw:equation draw:name="f423" draw:formula="sqrt(?f419 * ?f419 + ?f422 * ?f422 + 0 * 0)"/>
              <draw:equation draw:name="f424" draw:formula="7720 * 10543 / ?f423"/>
              <draw:equation draw:name="f425" draw:formula="?f421 * ?f424"/>
              <draw:equation draw:name="f426" draw:formula="?f398 - ?f425"/>
              <draw:equation draw:name="f427" draw:formula="?f418 * ?f424"/>
              <draw:equation draw:name="f428" draw:formula="?f400 - ?f427"/>
              <draw:equation draw:name="f429" draw:formula="?f426 - 7720"/>
              <draw:equation draw:name="f430" draw:formula="?f428 - 10543"/>
              <draw:equation draw:name="f431" draw:formula="?f426 + 7720"/>
              <draw:equation draw:name="f432" draw:formula="?f428 + 10543"/>
              <draw:equation draw:name="f433" draw:formula="?f413 + ?f1"/>
              <draw:equation draw:name="f434" draw:formula="?f433 * ?f12 / ?f0"/>
              <draw:equation draw:name="f435" draw:formula="0 - ?f434"/>
              <draw:equation draw:name="f436" draw:formula="cos(?f435)"/>
              <draw:equation draw:name="f437" draw:formula="0 - ?f436"/>
              <draw:equation draw:name="f438" draw:formula="?f437 * 7720"/>
              <draw:equation draw:name="f439" draw:formula="sin(?f435)"/>
              <draw:equation draw:name="f440" draw:formula="0 - ?f439"/>
              <draw:equation draw:name="f441" draw:formula="?f440 * 10543"/>
              <draw:equation draw:name="f442" draw:formula="sqrt(?f438 * ?f438 + ?f441 * ?f441 + 0 * 0)"/>
              <draw:equation draw:name="f443" draw:formula="7720 * 10543 / ?f442"/>
              <draw:equation draw:name="f444" draw:formula="?f440 * ?f443"/>
              <draw:equation draw:name="f445" draw:formula="?f426 + ?f444"/>
              <draw:equation draw:name="f446" draw:formula="?f437 * ?f443"/>
              <draw:equation draw:name="f447" draw:formula="?f428 + ?f446"/>
              <draw:equation draw:name="f448" draw:formula="if(?f412, ?f398, ?f429)"/>
              <draw:equation draw:name="f449" draw:formula="if(?f412, ?f400, ?f430)"/>
              <draw:equation draw:name="f450" draw:formula="if(?f412, ?f398, ?f431)"/>
              <draw:equation draw:name="f451" draw:formula="if(?f412, ?f400, ?f432)"/>
              <draw:equation draw:name="f452" draw:formula="if(?f412, ?f429, ?f445)"/>
              <draw:equation draw:name="f453" draw:formula="if(?f412, ?f430, ?f447)"/>
              <draw:equation draw:name="f454" draw:formula="if(?f412, ?f431, ?f445)"/>
              <draw:equation draw:name="f455" draw:formula="if(?f412, ?f432, ?f447)"/>
              <draw:equation draw:name="f456" draw:formula="21550000 - 8804134"/>
              <draw:equation draw:name="f457" draw:formula="if(?f456, 8804134, 21550000)"/>
              <draw:equation draw:name="f458" draw:formula="-21550000 - ?f457"/>
              <draw:equation draw:name="f459" draw:formula="if(?f458, -21550000, ?f457)"/>
              <draw:equation draw:name="f460" draw:formula="-16496525 + ?f459"/>
              <draw:equation draw:name="f461" draw:formula="-16496525 + ?f1"/>
              <draw:equation draw:name="f462" draw:formula="?f461 * ?f12 / ?f0"/>
              <draw:equation draw:name="f463" draw:formula="0 - ?f462"/>
              <draw:equation draw:name="f464" draw:formula="cos(?f463)"/>
              <draw:equation draw:name="f465" draw:formula="0 - ?f464"/>
              <draw:equation draw:name="f466" draw:formula="?f465 * 4360"/>
              <draw:equation draw:name="f467" draw:formula="sin(?f463)"/>
              <draw:equation draw:name="f468" draw:formula="0 - ?f467"/>
              <draw:equation draw:name="f469" draw:formula="?f468 * 5918"/>
              <draw:equation draw:name="f470" draw:formula="sqrt(?f466 * ?f466 + ?f469 * ?f469 + 0 * 0)"/>
              <draw:equation draw:name="f471" draw:formula="4360 * 5918 / ?f470"/>
              <draw:equation draw:name="f472" draw:formula="?f468 * ?f471"/>
              <draw:equation draw:name="f473" draw:formula="?f445 - ?f472"/>
              <draw:equation draw:name="f474" draw:formula="?f465 * ?f471"/>
              <draw:equation draw:name="f475" draw:formula="?f447 - ?f474"/>
              <draw:equation draw:name="f476" draw:formula="?f473 - 4360"/>
              <draw:equation draw:name="f477" draw:formula="?f475 - 5918"/>
              <draw:equation draw:name="f478" draw:formula="?f473 + 4360"/>
              <draw:equation draw:name="f479" draw:formula="?f475 + 5918"/>
              <draw:equation draw:name="f480" draw:formula="?f460 + ?f1"/>
              <draw:equation draw:name="f481" draw:formula="?f480 * ?f12 / ?f0"/>
              <draw:equation draw:name="f482" draw:formula="0 - ?f481"/>
              <draw:equation draw:name="f483" draw:formula="cos(?f482)"/>
              <draw:equation draw:name="f484" draw:formula="0 - ?f483"/>
              <draw:equation draw:name="f485" draw:formula="?f484 * 4360"/>
              <draw:equation draw:name="f486" draw:formula="sin(?f482)"/>
              <draw:equation draw:name="f487" draw:formula="0 - ?f486"/>
              <draw:equation draw:name="f488" draw:formula="?f487 * 5918"/>
              <draw:equation draw:name="f489" draw:formula="sqrt(?f485 * ?f485 + ?f488 * ?f488 + 0 * 0)"/>
              <draw:equation draw:name="f490" draw:formula="4360 * 5918 / ?f489"/>
              <draw:equation draw:name="f491" draw:formula="?f487 * ?f490"/>
              <draw:equation draw:name="f492" draw:formula="?f473 + ?f491"/>
              <draw:equation draw:name="f493" draw:formula="?f484 * ?f490"/>
              <draw:equation draw:name="f494" draw:formula="?f475 + ?f493"/>
              <draw:equation draw:name="f495" draw:formula="if(?f459, ?f445, ?f476)"/>
              <draw:equation draw:name="f496" draw:formula="if(?f459, ?f447, ?f477)"/>
              <draw:equation draw:name="f497" draw:formula="if(?f459, ?f445, ?f478)"/>
              <draw:equation draw:name="f498" draw:formula="if(?f459, ?f447, ?f479)"/>
              <draw:equation draw:name="f499" draw:formula="if(?f459, ?f476, ?f492)"/>
              <draw:equation draw:name="f500" draw:formula="if(?f459, ?f477, ?f494)"/>
              <draw:equation draw:name="f501" draw:formula="if(?f459, ?f478, ?f492)"/>
              <draw:equation draw:name="f502" draw:formula="if(?f459, ?f479, ?f494)"/>
              <draw:equation draw:name="f503" draw:formula="21550000 - 9151131"/>
              <draw:equation draw:name="f504" draw:formula="if(?f503, 9151131, 21550000)"/>
              <draw:equation draw:name="f505" draw:formula="-21550000 - ?f504"/>
              <draw:equation draw:name="f506" draw:formula="if(?f505, -21550000, ?f504)"/>
              <draw:equation draw:name="f507" draw:formula="-14809710 + ?f506"/>
              <draw:equation draw:name="f508" draw:formula="-14809710 + ?f1"/>
              <draw:equation draw:name="f509" draw:formula="?f508 * ?f12 / ?f0"/>
              <draw:equation draw:name="f510" draw:formula="0 - ?f509"/>
              <draw:equation draw:name="f511" draw:formula="cos(?f510)"/>
              <draw:equation draw:name="f512" draw:formula="0 - ?f511"/>
              <draw:equation draw:name="f513" draw:formula="?f512 * 4345"/>
              <draw:equation draw:name="f514" draw:formula="sin(?f510)"/>
              <draw:equation draw:name="f515" draw:formula="0 - ?f514"/>
              <draw:equation draw:name="f516" draw:formula="?f515 * 5945"/>
              <draw:equation draw:name="f517" draw:formula="sqrt(?f513 * ?f513 + ?f516 * ?f516 + 0 * 0)"/>
              <draw:equation draw:name="f518" draw:formula="4345 * 5945 / ?f517"/>
              <draw:equation draw:name="f519" draw:formula="?f515 * ?f518"/>
              <draw:equation draw:name="f520" draw:formula="?f492 - ?f519"/>
              <draw:equation draw:name="f521" draw:formula="?f512 * ?f518"/>
              <draw:equation draw:name="f522" draw:formula="?f494 - ?f521"/>
              <draw:equation draw:name="f523" draw:formula="?f520 - 4345"/>
              <draw:equation draw:name="f524" draw:formula="?f522 - 5945"/>
              <draw:equation draw:name="f525" draw:formula="?f520 + 4345"/>
              <draw:equation draw:name="f526" draw:formula="?f522 + 5945"/>
              <draw:equation draw:name="f527" draw:formula="?f507 + ?f1"/>
              <draw:equation draw:name="f528" draw:formula="?f527 * ?f12 / ?f0"/>
              <draw:equation draw:name="f529" draw:formula="0 - ?f528"/>
              <draw:equation draw:name="f530" draw:formula="cos(?f529)"/>
              <draw:equation draw:name="f531" draw:formula="0 - ?f530"/>
              <draw:equation draw:name="f532" draw:formula="?f531 * 4345"/>
              <draw:equation draw:name="f533" draw:formula="sin(?f529)"/>
              <draw:equation draw:name="f534" draw:formula="0 - ?f533"/>
              <draw:equation draw:name="f535" draw:formula="?f534 * 5945"/>
              <draw:equation draw:name="f536" draw:formula="sqrt(?f532 * ?f532 + ?f535 * ?f535 + 0 * 0)"/>
              <draw:equation draw:name="f537" draw:formula="4345 * 5945 / ?f536"/>
              <draw:equation draw:name="f538" draw:formula="?f534 * ?f537"/>
              <draw:equation draw:name="f539" draw:formula="?f520 + ?f538"/>
              <draw:equation draw:name="f540" draw:formula="?f531 * ?f537"/>
              <draw:equation draw:name="f541" draw:formula="?f522 + ?f540"/>
              <draw:equation draw:name="f542" draw:formula="if(?f506, ?f492, ?f523)"/>
              <draw:equation draw:name="f543" draw:formula="if(?f506, ?f494, ?f524)"/>
              <draw:equation draw:name="f544" draw:formula="if(?f506, ?f492, ?f525)"/>
              <draw:equation draw:name="f545" draw:formula="if(?f506, ?f494, ?f526)"/>
              <draw:equation draw:name="f546" draw:formula="if(?f506, ?f523, ?f539)"/>
              <draw:equation draw:name="f547" draw:formula="if(?f506, ?f524, ?f541)"/>
              <draw:equation draw:name="f548" draw:formula="if(?f506, ?f525, ?f539)"/>
              <draw:equation draw:name="f549" draw:formula="if(?f506, ?f526, ?f541)"/>
              <draw:equation draw:name="f550" draw:formula="21550000 - 1585770"/>
              <draw:equation draw:name="f551" draw:formula="if(?f550, 1585770, 21550000)"/>
              <draw:equation draw:name="f552" draw:formula="-21550000 - ?f551"/>
              <draw:equation draw:name="f553" draw:formula="if(?f552, -21550000, ?f551)"/>
              <draw:equation draw:name="f554" draw:formula="5204520 + ?f553"/>
              <draw:equation draw:name="f555" draw:formula="5204520 + ?f1"/>
              <draw:equation draw:name="f556" draw:formula="?f555 * ?f12 / ?f0"/>
              <draw:equation draw:name="f557" draw:formula="0 - ?f556"/>
              <draw:equation draw:name="f558" draw:formula="cos(?f557)"/>
              <draw:equation draw:name="f559" draw:formula="0 - ?f558"/>
              <draw:equation draw:name="f560" draw:formula="?f559 * 4345"/>
              <draw:equation draw:name="f561" draw:formula="sin(?f557)"/>
              <draw:equation draw:name="f562" draw:formula="0 - ?f561"/>
              <draw:equation draw:name="f563" draw:formula="?f562 * 5945"/>
              <draw:equation draw:name="f564" draw:formula="sqrt(?f560 * ?f560 + ?f563 * ?f563 + 0 * 0)"/>
              <draw:equation draw:name="f565" draw:formula="4345 * 5945 / ?f564"/>
              <draw:equation draw:name="f566" draw:formula="?f562 * ?f565"/>
              <draw:equation draw:name="f567" draw:formula="4693 - ?f566"/>
              <draw:equation draw:name="f568" draw:formula="?f559 * ?f565"/>
              <draw:equation draw:name="f569" draw:formula="26177 - ?f568"/>
              <draw:equation draw:name="f570" draw:formula="?f567 - 4345"/>
              <draw:equation draw:name="f571" draw:formula="?f569 - 5945"/>
              <draw:equation draw:name="f572" draw:formula="?f567 + 4345"/>
              <draw:equation draw:name="f573" draw:formula="?f569 + 5945"/>
              <draw:equation draw:name="f574" draw:formula="?f554 + ?f1"/>
              <draw:equation draw:name="f575" draw:formula="?f574 * ?f12 / ?f0"/>
              <draw:equation draw:name="f576" draw:formula="0 - ?f575"/>
              <draw:equation draw:name="f577" draw:formula="cos(?f576)"/>
              <draw:equation draw:name="f578" draw:formula="0 - ?f577"/>
              <draw:equation draw:name="f579" draw:formula="?f578 * 4345"/>
              <draw:equation draw:name="f580" draw:formula="sin(?f576)"/>
              <draw:equation draw:name="f581" draw:formula="0 - ?f580"/>
              <draw:equation draw:name="f582" draw:formula="?f581 * 5945"/>
              <draw:equation draw:name="f583" draw:formula="sqrt(?f579 * ?f579 + ?f582 * ?f582 + 0 * 0)"/>
              <draw:equation draw:name="f584" draw:formula="4345 * 5945 / ?f583"/>
              <draw:equation draw:name="f585" draw:formula="?f581 * ?f584"/>
              <draw:equation draw:name="f586" draw:formula="?f567 + ?f585"/>
              <draw:equation draw:name="f587" draw:formula="?f578 * ?f584"/>
              <draw:equation draw:name="f588" draw:formula="?f569 + ?f587"/>
              <draw:equation draw:name="f589" draw:formula="if(?f553, 4693, ?f570)"/>
              <draw:equation draw:name="f590" draw:formula="if(?f553, 26177, ?f571)"/>
              <draw:equation draw:name="f591" draw:formula="if(?f553, 4693, ?f572)"/>
              <draw:equation draw:name="f592" draw:formula="if(?f553, 26177, ?f573)"/>
              <draw:equation draw:name="f593" draw:formula="if(?f553, ?f570, ?f586)"/>
              <draw:equation draw:name="f594" draw:formula="if(?f553, ?f571, ?f588)"/>
              <draw:equation draw:name="f595" draw:formula="if(?f553, ?f572, ?f586)"/>
              <draw:equation draw:name="f596" draw:formula="if(?f553, ?f573, ?f588)"/>
              <draw:equation draw:name="f597" draw:formula="21550000 - 686848"/>
              <draw:equation draw:name="f598" draw:formula="if(?f597, 686848, 21550000)"/>
              <draw:equation draw:name="f599" draw:formula="-21550000 - ?f598"/>
              <draw:equation draw:name="f600" draw:formula="if(?f599, -21550000, ?f598)"/>
              <draw:equation draw:name="f601" draw:formula="4416628 + ?f600"/>
              <draw:equation draw:name="f602" draw:formula="4416628 + ?f1"/>
              <draw:equation draw:name="f603" draw:formula="?f602 * ?f12 / ?f0"/>
              <draw:equation draw:name="f604" draw:formula="0 - ?f603"/>
              <draw:equation draw:name="f605" draw:formula="cos(?f604)"/>
              <draw:equation draw:name="f606" draw:formula="0 - ?f605"/>
              <draw:equation draw:name="f607" draw:formula="?f606 * 4360"/>
              <draw:equation draw:name="f608" draw:formula="sin(?f604)"/>
              <draw:equation draw:name="f609" draw:formula="0 - ?f608"/>
              <draw:equation draw:name="f610" draw:formula="?f609 * 5918"/>
              <draw:equation draw:name="f611" draw:formula="sqrt(?f607 * ?f607 + ?f610 * ?f610 + 0 * 0)"/>
              <draw:equation draw:name="f612" draw:formula="4360 * 5918 / ?f611"/>
              <draw:equation draw:name="f613" draw:formula="?f609 * ?f612"/>
              <draw:equation draw:name="f614" draw:formula="6928 - ?f613"/>
              <draw:equation draw:name="f615" draw:formula="?f606 * ?f612"/>
              <draw:equation draw:name="f616" draw:formula="34899 - ?f615"/>
              <draw:equation draw:name="f617" draw:formula="?f614 - 4360"/>
              <draw:equation draw:name="f618" draw:formula="?f616 - 5918"/>
              <draw:equation draw:name="f619" draw:formula="?f614 + 4360"/>
              <draw:equation draw:name="f620" draw:formula="?f616 + 5918"/>
              <draw:equation draw:name="f621" draw:formula="?f601 + ?f1"/>
              <draw:equation draw:name="f622" draw:formula="?f621 * ?f12 / ?f0"/>
              <draw:equation draw:name="f623" draw:formula="0 - ?f622"/>
              <draw:equation draw:name="f624" draw:formula="cos(?f623)"/>
              <draw:equation draw:name="f625" draw:formula="0 - ?f624"/>
              <draw:equation draw:name="f626" draw:formula="?f625 * 4360"/>
              <draw:equation draw:name="f627" draw:formula="sin(?f623)"/>
              <draw:equation draw:name="f628" draw:formula="0 - ?f627"/>
              <draw:equation draw:name="f629" draw:formula="?f628 * 5918"/>
              <draw:equation draw:name="f630" draw:formula="sqrt(?f626 * ?f626 + ?f629 * ?f629 + 0 * 0)"/>
              <draw:equation draw:name="f631" draw:formula="4360 * 5918 / ?f630"/>
              <draw:equation draw:name="f632" draw:formula="?f628 * ?f631"/>
              <draw:equation draw:name="f633" draw:formula="?f614 + ?f632"/>
              <draw:equation draw:name="f634" draw:formula="?f625 * ?f631"/>
              <draw:equation draw:name="f635" draw:formula="?f616 + ?f634"/>
              <draw:equation draw:name="f636" draw:formula="if(?f600, 6928, ?f617)"/>
              <draw:equation draw:name="f637" draw:formula="if(?f600, 34899, ?f618)"/>
              <draw:equation draw:name="f638" draw:formula="if(?f600, 6928, ?f619)"/>
              <draw:equation draw:name="f639" draw:formula="if(?f600, 34899, ?f620)"/>
              <draw:equation draw:name="f640" draw:formula="if(?f600, ?f617, ?f633)"/>
              <draw:equation draw:name="f641" draw:formula="if(?f600, ?f618, ?f635)"/>
              <draw:equation draw:name="f642" draw:formula="if(?f600, ?f619, ?f633)"/>
              <draw:equation draw:name="f643" draw:formula="if(?f600, ?f620, ?f635)"/>
              <draw:equation draw:name="f644" draw:formula="21550000 - 844866"/>
              <draw:equation draw:name="f645" draw:formula="if(?f644, 844866, 21550000)"/>
              <draw:equation draw:name="f646" draw:formula="-21550000 - ?f645"/>
              <draw:equation draw:name="f647" draw:formula="if(?f646, -21550000, ?f645)"/>
              <draw:equation draw:name="f648" draw:formula="8257448 + ?f647"/>
              <draw:equation draw:name="f649" draw:formula="8257448 + ?f1"/>
              <draw:equation draw:name="f650" draw:formula="?f649 * ?f12 / ?f0"/>
              <draw:equation draw:name="f651" draw:formula="0 - ?f650"/>
              <draw:equation draw:name="f652" draw:formula="cos(?f651)"/>
              <draw:equation draw:name="f653" draw:formula="0 - ?f652"/>
              <draw:equation draw:name="f654" draw:formula="?f653 * 6752"/>
              <draw:equation draw:name="f655" draw:formula="sin(?f651)"/>
              <draw:equation draw:name="f656" draw:formula="0 - ?f655"/>
              <draw:equation draw:name="f657" draw:formula="?f656 * 9215"/>
              <draw:equation draw:name="f658" draw:formula="sqrt(?f654 * ?f654 + ?f657 * ?f657 + 0 * 0)"/>
              <draw:equation draw:name="f659" draw:formula="6752 * 9215 / ?f658"/>
              <draw:equation draw:name="f660" draw:formula="?f656 * ?f659"/>
              <draw:equation draw:name="f661" draw:formula="16478 - ?f660"/>
              <draw:equation draw:name="f662" draw:formula="?f653 * ?f659"/>
              <draw:equation draw:name="f663" draw:formula="39090 - ?f662"/>
              <draw:equation draw:name="f664" draw:formula="?f661 - 6752"/>
              <draw:equation draw:name="f665" draw:formula="?f663 - 9215"/>
              <draw:equation draw:name="f666" draw:formula="?f661 + 6752"/>
              <draw:equation draw:name="f667" draw:formula="?f663 + 9215"/>
              <draw:equation draw:name="f668" draw:formula="?f648 + ?f1"/>
              <draw:equation draw:name="f669" draw:formula="?f668 * ?f12 / ?f0"/>
              <draw:equation draw:name="f670" draw:formula="0 - ?f669"/>
              <draw:equation draw:name="f671" draw:formula="cos(?f670)"/>
              <draw:equation draw:name="f672" draw:formula="0 - ?f671"/>
              <draw:equation draw:name="f673" draw:formula="?f672 * 6752"/>
              <draw:equation draw:name="f674" draw:formula="sin(?f670)"/>
              <draw:equation draw:name="f675" draw:formula="0 - ?f674"/>
              <draw:equation draw:name="f676" draw:formula="?f675 * 9215"/>
              <draw:equation draw:name="f677" draw:formula="sqrt(?f673 * ?f673 + ?f676 * ?f676 + 0 * 0)"/>
              <draw:equation draw:name="f678" draw:formula="6752 * 9215 / ?f677"/>
              <draw:equation draw:name="f679" draw:formula="?f675 * ?f678"/>
              <draw:equation draw:name="f680" draw:formula="?f661 + ?f679"/>
              <draw:equation draw:name="f681" draw:formula="?f672 * ?f678"/>
              <draw:equation draw:name="f682" draw:formula="?f663 + ?f681"/>
              <draw:equation draw:name="f683" draw:formula="if(?f647, 16478, ?f664)"/>
              <draw:equation draw:name="f684" draw:formula="if(?f647, 39090, ?f665)"/>
              <draw:equation draw:name="f685" draw:formula="if(?f647, 16478, ?f666)"/>
              <draw:equation draw:name="f686" draw:formula="if(?f647, 39090, ?f667)"/>
              <draw:equation draw:name="f687" draw:formula="if(?f647, ?f664, ?f680)"/>
              <draw:equation draw:name="f688" draw:formula="if(?f647, ?f665, ?f682)"/>
              <draw:equation draw:name="f689" draw:formula="if(?f647, ?f666, ?f680)"/>
              <draw:equation draw:name="f690" draw:formula="if(?f647, ?f667, ?f682)"/>
              <draw:equation draw:name="f691" draw:formula="21550000 - 959901"/>
              <draw:equation draw:name="f692" draw:formula="if(?f691, 959901, 21550000)"/>
              <draw:equation draw:name="f693" draw:formula="-21550000 - ?f692"/>
              <draw:equation draw:name="f694" draw:formula="if(?f693, -21550000, ?f692)"/>
              <draw:equation draw:name="f695" draw:formula="387196 + ?f694"/>
              <draw:equation draw:name="f696" draw:formula="387196 + ?f1"/>
              <draw:equation draw:name="f697" draw:formula="?f696 * ?f12 / ?f0"/>
              <draw:equation draw:name="f698" draw:formula="0 - ?f697"/>
              <draw:equation draw:name="f699" draw:formula="cos(?f698)"/>
              <draw:equation draw:name="f700" draw:formula="0 - ?f699"/>
              <draw:equation draw:name="f701" draw:formula="?f700 * 6752"/>
              <draw:equation draw:name="f702" draw:formula="sin(?f698)"/>
              <draw:equation draw:name="f703" draw:formula="0 - ?f702"/>
              <draw:equation draw:name="f704" draw:formula="?f703 * 9215"/>
              <draw:equation draw:name="f705" draw:formula="sqrt(?f701 * ?f701 + ?f704 * ?f704 + 0 * 0)"/>
              <draw:equation draw:name="f706" draw:formula="6752 * 9215 / ?f705"/>
              <draw:equation draw:name="f707" draw:formula="?f703 * ?f706"/>
              <draw:equation draw:name="f708" draw:formula="28827 - ?f707"/>
              <draw:equation draw:name="f709" draw:formula="?f700 * ?f706"/>
              <draw:equation draw:name="f710" draw:formula="34751 - ?f709"/>
              <draw:equation draw:name="f711" draw:formula="?f708 - 6752"/>
              <draw:equation draw:name="f712" draw:formula="?f710 - 9215"/>
              <draw:equation draw:name="f713" draw:formula="?f708 + 6752"/>
              <draw:equation draw:name="f714" draw:formula="?f710 + 9215"/>
              <draw:equation draw:name="f715" draw:formula="?f695 + ?f1"/>
              <draw:equation draw:name="f716" draw:formula="?f715 * ?f12 / ?f0"/>
              <draw:equation draw:name="f717" draw:formula="0 - ?f716"/>
              <draw:equation draw:name="f718" draw:formula="cos(?f717)"/>
              <draw:equation draw:name="f719" draw:formula="0 - ?f718"/>
              <draw:equation draw:name="f720" draw:formula="?f719 * 6752"/>
              <draw:equation draw:name="f721" draw:formula="sin(?f717)"/>
              <draw:equation draw:name="f722" draw:formula="0 - ?f721"/>
              <draw:equation draw:name="f723" draw:formula="?f722 * 9215"/>
              <draw:equation draw:name="f724" draw:formula="sqrt(?f720 * ?f720 + ?f723 * ?f723 + 0 * 0)"/>
              <draw:equation draw:name="f725" draw:formula="6752 * 9215 / ?f724"/>
              <draw:equation draw:name="f726" draw:formula="?f722 * ?f725"/>
              <draw:equation draw:name="f727" draw:formula="?f708 + ?f726"/>
              <draw:equation draw:name="f728" draw:formula="?f719 * ?f725"/>
              <draw:equation draw:name="f729" draw:formula="?f710 + ?f728"/>
              <draw:equation draw:name="f730" draw:formula="if(?f694, 28827, ?f711)"/>
              <draw:equation draw:name="f731" draw:formula="if(?f694, 34751, ?f712)"/>
              <draw:equation draw:name="f732" draw:formula="if(?f694, 28827, ?f713)"/>
              <draw:equation draw:name="f733" draw:formula="if(?f694, 34751, ?f714)"/>
              <draw:equation draw:name="f734" draw:formula="if(?f694, ?f711, ?f727)"/>
              <draw:equation draw:name="f735" draw:formula="if(?f694, ?f712, ?f729)"/>
              <draw:equation draw:name="f736" draw:formula="if(?f694, ?f713, ?f727)"/>
              <draw:equation draw:name="f737" draw:formula="if(?f694, ?f714, ?f729)"/>
              <draw:equation draw:name="f738" draw:formula="21550000 - 4255042"/>
              <draw:equation draw:name="f739" draw:formula="if(?f738, 4255042, 21550000)"/>
              <draw:equation draw:name="f740" draw:formula="-21550000 - ?f739"/>
              <draw:equation draw:name="f741" draw:formula="if(?f740, -21550000, ?f739)"/>
              <draw:equation draw:name="f742" draw:formula="-4217541 + ?f741"/>
              <draw:equation draw:name="f743" draw:formula="-4217541 + ?f1"/>
              <draw:equation draw:name="f744" draw:formula="?f743 * ?f12 / ?f0"/>
              <draw:equation draw:name="f745" draw:formula="0 - ?f744"/>
              <draw:equation draw:name="f746" draw:formula="cos(?f745)"/>
              <draw:equation draw:name="f747" draw:formula="0 - ?f746"/>
              <draw:equation draw:name="f748" draw:formula="?f747 * 5785"/>
              <draw:equation draw:name="f749" draw:formula="sin(?f745)"/>
              <draw:equation draw:name="f750" draw:formula="0 - ?f749"/>
              <draw:equation draw:name="f751" draw:formula="?f750 * 7867"/>
              <draw:equation draw:name="f752" draw:formula="sqrt(?f748 * ?f748 + ?f751 * ?f751 + 0 * 0)"/>
              <draw:equation draw:name="f753" draw:formula="5785 * 7867 / ?f752"/>
              <draw:equation draw:name="f754" draw:formula="?f750 * ?f753"/>
              <draw:equation draw:name="f755" draw:formula="34129 - ?f754"/>
              <draw:equation draw:name="f756" draw:formula="?f747 * ?f753"/>
              <draw:equation draw:name="f757" draw:formula="22954 - ?f756"/>
              <draw:equation draw:name="f758" draw:formula="?f755 - 5785"/>
              <draw:equation draw:name="f759" draw:formula="?f757 - 7867"/>
              <draw:equation draw:name="f760" draw:formula="?f755 + 5785"/>
              <draw:equation draw:name="f761" draw:formula="?f757 + 7867"/>
              <draw:equation draw:name="f762" draw:formula="?f742 + ?f1"/>
              <draw:equation draw:name="f763" draw:formula="?f762 * ?f12 / ?f0"/>
              <draw:equation draw:name="f764" draw:formula="0 - ?f763"/>
              <draw:equation draw:name="f765" draw:formula="cos(?f764)"/>
              <draw:equation draw:name="f766" draw:formula="0 - ?f765"/>
              <draw:equation draw:name="f767" draw:formula="?f766 * 5785"/>
              <draw:equation draw:name="f768" draw:formula="sin(?f764)"/>
              <draw:equation draw:name="f769" draw:formula="0 - ?f768"/>
              <draw:equation draw:name="f770" draw:formula="?f769 * 7867"/>
              <draw:equation draw:name="f771" draw:formula="sqrt(?f767 * ?f767 + ?f770 * ?f770 + 0 * 0)"/>
              <draw:equation draw:name="f772" draw:formula="5785 * 7867 / ?f771"/>
              <draw:equation draw:name="f773" draw:formula="?f769 * ?f772"/>
              <draw:equation draw:name="f774" draw:formula="?f755 + ?f773"/>
              <draw:equation draw:name="f775" draw:formula="?f766 * ?f772"/>
              <draw:equation draw:name="f776" draw:formula="?f757 + ?f775"/>
              <draw:equation draw:name="f777" draw:formula="if(?f741, 34129, ?f758)"/>
              <draw:equation draw:name="f778" draw:formula="if(?f741, 22954, ?f759)"/>
              <draw:equation draw:name="f779" draw:formula="if(?f741, 34129, ?f760)"/>
              <draw:equation draw:name="f780" draw:formula="if(?f741, 22954, ?f761)"/>
              <draw:equation draw:name="f781" draw:formula="if(?f741, ?f758, ?f774)"/>
              <draw:equation draw:name="f782" draw:formula="if(?f741, ?f759, ?f776)"/>
              <draw:equation draw:name="f783" draw:formula="if(?f741, ?f760, ?f774)"/>
              <draw:equation draw:name="f784" draw:formula="if(?f741, ?f761, ?f776)"/>
              <draw:equation draw:name="f785" draw:formula="21550000 - 1665090"/>
              <draw:equation draw:name="f786" draw:formula="if(?f785, 1665090, 21550000)"/>
              <draw:equation draw:name="f787" draw:formula="-21550000 - ?f786"/>
              <draw:equation draw:name="f788" draw:formula="if(?f787, -21550000, ?f786)"/>
              <draw:equation draw:name="f789" draw:formula="1819082 + ?f788"/>
              <draw:equation draw:name="f790" draw:formula="1819082 + ?f1"/>
              <draw:equation draw:name="f791" draw:formula="?f790 * ?f12 / ?f0"/>
              <draw:equation draw:name="f792" draw:formula="0 - ?f791"/>
              <draw:equation draw:name="f793" draw:formula="cos(?f792)"/>
              <draw:equation draw:name="f794" draw:formula="0 - ?f793"/>
              <draw:equation draw:name="f795" draw:formula="?f794 * 5333"/>
              <draw:equation draw:name="f796" draw:formula="sin(?f792)"/>
              <draw:equation draw:name="f797" draw:formula="0 - ?f796"/>
              <draw:equation draw:name="f798" draw:formula="?f797 * 7273"/>
              <draw:equation draw:name="f799" draw:formula="sqrt(?f795 * ?f795 + ?f798 * ?f798 + 0 * 0)"/>
              <draw:equation draw:name="f800" draw:formula="5333 * 7273 / ?f799"/>
              <draw:equation draw:name="f801" draw:formula="?f797 * ?f800"/>
              <draw:equation draw:name="f802" draw:formula="41798 - ?f801"/>
              <draw:equation draw:name="f803" draw:formula="?f794 * ?f800"/>
              <draw:equation draw:name="f804" draw:formula="15354 - ?f803"/>
              <draw:equation draw:name="f805" draw:formula="?f802 - 5333"/>
              <draw:equation draw:name="f806" draw:formula="?f804 - 7273"/>
              <draw:equation draw:name="f807" draw:formula="?f802 + 5333"/>
              <draw:equation draw:name="f808" draw:formula="?f804 + 7273"/>
              <draw:equation draw:name="f809" draw:formula="?f789 + ?f1"/>
              <draw:equation draw:name="f810" draw:formula="?f809 * ?f12 / ?f0"/>
              <draw:equation draw:name="f811" draw:formula="0 - ?f810"/>
              <draw:equation draw:name="f812" draw:formula="cos(?f811)"/>
              <draw:equation draw:name="f813" draw:formula="0 - ?f812"/>
              <draw:equation draw:name="f814" draw:formula="?f813 * 5333"/>
              <draw:equation draw:name="f815" draw:formula="sin(?f811)"/>
              <draw:equation draw:name="f816" draw:formula="0 - ?f815"/>
              <draw:equation draw:name="f817" draw:formula="?f816 * 7273"/>
              <draw:equation draw:name="f818" draw:formula="sqrt(?f814 * ?f814 + ?f817 * ?f817 + 0 * 0)"/>
              <draw:equation draw:name="f819" draw:formula="5333 * 7273 / ?f818"/>
              <draw:equation draw:name="f820" draw:formula="?f816 * ?f819"/>
              <draw:equation draw:name="f821" draw:formula="?f802 + ?f820"/>
              <draw:equation draw:name="f822" draw:formula="?f813 * ?f819"/>
              <draw:equation draw:name="f823" draw:formula="?f804 + ?f822"/>
              <draw:equation draw:name="f824" draw:formula="if(?f788, 41798, ?f805)"/>
              <draw:equation draw:name="f825" draw:formula="if(?f788, 15354, ?f806)"/>
              <draw:equation draw:name="f826" draw:formula="if(?f788, 41798, ?f807)"/>
              <draw:equation draw:name="f827" draw:formula="if(?f788, 15354, ?f808)"/>
              <draw:equation draw:name="f828" draw:formula="if(?f788, ?f805, ?f821)"/>
              <draw:equation draw:name="f829" draw:formula="if(?f788, ?f806, ?f823)"/>
              <draw:equation draw:name="f830" draw:formula="if(?f788, ?f807, ?f821)"/>
              <draw:equation draw:name="f831" draw:formula="if(?f788, ?f808, ?f823)"/>
              <draw:equation draw:name="f832" draw:formula="21550000 - 891534"/>
              <draw:equation draw:name="f833" draw:formula="if(?f832, 891534, 21550000)"/>
              <draw:equation draw:name="f834" draw:formula="-21550000 - ?f833"/>
              <draw:equation draw:name="f835" draw:formula="if(?f834, -21550000, ?f833)"/>
              <draw:equation draw:name="f836" draw:formula="-824660 + ?f835"/>
              <draw:equation draw:name="f837" draw:formula="-824660 + ?f1"/>
              <draw:equation draw:name="f838" draw:formula="?f837 * ?f12 / ?f0"/>
              <draw:equation draw:name="f839" draw:formula="0 - ?f838"/>
              <draw:equation draw:name="f840" draw:formula="cos(?f839)"/>
              <draw:equation draw:name="f841" draw:formula="0 - ?f840"/>
              <draw:equation draw:name="f842" draw:formula="?f841 * 4857"/>
              <draw:equation draw:name="f843" draw:formula="sin(?f839)"/>
              <draw:equation draw:name="f844" draw:formula="0 - ?f843"/>
              <draw:equation draw:name="f845" draw:formula="?f844 * 6595"/>
              <draw:equation draw:name="f846" draw:formula="sqrt(?f842 * ?f842 + ?f845 * ?f845 + 0 * 0)"/>
              <draw:equation draw:name="f847" draw:formula="4857 * 6595 / ?f846"/>
              <draw:equation draw:name="f848" draw:formula="?f844 * ?f847"/>
              <draw:equation draw:name="f849" draw:formula="38324 - ?f848"/>
              <draw:equation draw:name="f850" draw:formula="?f841 * ?f847"/>
              <draw:equation draw:name="f851" draw:formula="5426 - ?f850"/>
              <draw:equation draw:name="f852" draw:formula="?f849 - 4857"/>
              <draw:equation draw:name="f853" draw:formula="?f851 - 6595"/>
              <draw:equation draw:name="f854" draw:formula="?f849 + 4857"/>
              <draw:equation draw:name="f855" draw:formula="?f851 + 6595"/>
              <draw:equation draw:name="f856" draw:formula="?f836 + ?f1"/>
              <draw:equation draw:name="f857" draw:formula="?f856 * ?f12 / ?f0"/>
              <draw:equation draw:name="f858" draw:formula="0 - ?f857"/>
              <draw:equation draw:name="f859" draw:formula="cos(?f858)"/>
              <draw:equation draw:name="f860" draw:formula="0 - ?f859"/>
              <draw:equation draw:name="f861" draw:formula="?f860 * 4857"/>
              <draw:equation draw:name="f862" draw:formula="sin(?f858)"/>
              <draw:equation draw:name="f863" draw:formula="0 - ?f862"/>
              <draw:equation draw:name="f864" draw:formula="?f863 * 6595"/>
              <draw:equation draw:name="f865" draw:formula="sqrt(?f861 * ?f861 + ?f864 * ?f864 + 0 * 0)"/>
              <draw:equation draw:name="f866" draw:formula="4857 * 6595 / ?f865"/>
              <draw:equation draw:name="f867" draw:formula="?f863 * ?f866"/>
              <draw:equation draw:name="f868" draw:formula="?f849 + ?f867"/>
              <draw:equation draw:name="f869" draw:formula="?f860 * ?f866"/>
              <draw:equation draw:name="f870" draw:formula="?f851 + ?f869"/>
              <draw:equation draw:name="f871" draw:formula="if(?f835, 38324, ?f852)"/>
              <draw:equation draw:name="f872" draw:formula="if(?f835, 5426, ?f853)"/>
              <draw:equation draw:name="f873" draw:formula="if(?f835, 38324, ?f854)"/>
              <draw:equation draw:name="f874" draw:formula="if(?f835, 5426, ?f855)"/>
              <draw:equation draw:name="f875" draw:formula="if(?f835, ?f852, ?f868)"/>
              <draw:equation draw:name="f876" draw:formula="if(?f835, ?f853, ?f870)"/>
              <draw:equation draw:name="f877" draw:formula="if(?f835, ?f854, ?f868)"/>
              <draw:equation draw:name="f878" draw:formula="if(?f835, ?f855, ?f870)"/>
              <draw:equation draw:name="f879" draw:formula="21550000 - 1091722"/>
              <draw:equation draw:name="f880" draw:formula="if(?f879, 1091722, 21550000)"/>
              <draw:equation draw:name="f881" draw:formula="-21550000 - ?f880"/>
              <draw:equation draw:name="f882" draw:formula="if(?f881, -21550000, ?f880)"/>
              <draw:equation draw:name="f883" draw:formula="-8950887 + ?f882"/>
              <draw:equation draw:name="f884" draw:formula="-8950887 + ?f1"/>
              <draw:equation draw:name="f885" draw:formula="?f884 * ?f12 / ?f0"/>
              <draw:equation draw:name="f886" draw:formula="0 - ?f885"/>
              <draw:equation draw:name="f887" draw:formula="cos(?f886)"/>
              <draw:equation draw:name="f888" draw:formula="0 - ?f887"/>
              <draw:equation draw:name="f889" draw:formula="?f888 * 4857"/>
              <draw:equation draw:name="f890" draw:formula="sin(?f886)"/>
              <draw:equation draw:name="f891" draw:formula="0 - ?f890"/>
              <draw:equation draw:name="f892" draw:formula="?f891 * 6595"/>
              <draw:equation draw:name="f893" draw:formula="sqrt(?f889 * ?f889 + ?f892 * ?f892 + 0 * 0)"/>
              <draw:equation draw:name="f894" draw:formula="4857 * 6595 / ?f893"/>
              <draw:equation draw:name="f895" draw:formula="?f891 * ?f894"/>
              <draw:equation draw:name="f896" draw:formula="29078 - ?f895"/>
              <draw:equation draw:name="f897" draw:formula="?f888 * ?f894"/>
              <draw:equation draw:name="f898" draw:formula="3952 - ?f897"/>
              <draw:equation draw:name="f899" draw:formula="?f896 - 4857"/>
              <draw:equation draw:name="f900" draw:formula="?f898 - 6595"/>
              <draw:equation draw:name="f901" draw:formula="?f896 + 4857"/>
              <draw:equation draw:name="f902" draw:formula="?f898 + 6595"/>
              <draw:equation draw:name="f903" draw:formula="?f883 + ?f1"/>
              <draw:equation draw:name="f904" draw:formula="?f903 * ?f12 / ?f0"/>
              <draw:equation draw:name="f905" draw:formula="0 - ?f904"/>
              <draw:equation draw:name="f906" draw:formula="cos(?f905)"/>
              <draw:equation draw:name="f907" draw:formula="0 - ?f906"/>
              <draw:equation draw:name="f908" draw:formula="?f907 * 4857"/>
              <draw:equation draw:name="f909" draw:formula="sin(?f905)"/>
              <draw:equation draw:name="f910" draw:formula="0 - ?f909"/>
              <draw:equation draw:name="f911" draw:formula="?f910 * 6595"/>
              <draw:equation draw:name="f912" draw:formula="sqrt(?f908 * ?f908 + ?f911 * ?f911 + 0 * 0)"/>
              <draw:equation draw:name="f913" draw:formula="4857 * 6595 / ?f912"/>
              <draw:equation draw:name="f914" draw:formula="?f910 * ?f913"/>
              <draw:equation draw:name="f915" draw:formula="?f896 + ?f914"/>
              <draw:equation draw:name="f916" draw:formula="?f907 * ?f913"/>
              <draw:equation draw:name="f917" draw:formula="?f898 + ?f916"/>
              <draw:equation draw:name="f918" draw:formula="if(?f882, 29078, ?f899)"/>
              <draw:equation draw:name="f919" draw:formula="if(?f882, 3952, ?f900)"/>
              <draw:equation draw:name="f920" draw:formula="if(?f882, 29078, ?f901)"/>
              <draw:equation draw:name="f921" draw:formula="if(?f882, 3952, ?f902)"/>
              <draw:equation draw:name="f922" draw:formula="if(?f882, ?f899, ?f915)"/>
              <draw:equation draw:name="f923" draw:formula="if(?f882, ?f900, ?f917)"/>
              <draw:equation draw:name="f924" draw:formula="if(?f882, ?f901, ?f915)"/>
              <draw:equation draw:name="f925" draw:formula="if(?f882, ?f902, ?f917)"/>
              <draw:equation draw:name="f926" draw:formula="21550000 - 1061181"/>
              <draw:equation draw:name="f927" draw:formula="if(?f926, 1061181, 21550000)"/>
              <draw:equation draw:name="f928" draw:formula="-21550000 - ?f927"/>
              <draw:equation draw:name="f929" draw:formula="if(?f928, -21550000, ?f927)"/>
              <draw:equation draw:name="f930" draw:formula="-9809656 + ?f929"/>
              <draw:equation draw:name="f931" draw:formula="-9809656 + ?f1"/>
              <draw:equation draw:name="f932" draw:formula="?f931 * ?f12 / ?f0"/>
              <draw:equation draw:name="f933" draw:formula="0 - ?f932"/>
              <draw:equation draw:name="f934" draw:formula="cos(?f933)"/>
              <draw:equation draw:name="f935" draw:formula="0 - ?f934"/>
              <draw:equation draw:name="f936" draw:formula="?f935 * 4365"/>
              <draw:equation draw:name="f937" draw:formula="sin(?f933)"/>
              <draw:equation draw:name="f938" draw:formula="0 - ?f937"/>
              <draw:equation draw:name="f939" draw:formula="?f938 * 5945"/>
              <draw:equation draw:name="f940" draw:formula="sqrt(?f936 * ?f936 + ?f939 * ?f939 + 0 * 0)"/>
              <draw:equation draw:name="f941" draw:formula="4365 * 5945 / ?f940"/>
              <draw:equation draw:name="f942" draw:formula="?f938 * ?f941"/>
              <draw:equation draw:name="f943" draw:formula="22141 - ?f942"/>
              <draw:equation draw:name="f944" draw:formula="?f935 * ?f941"/>
              <draw:equation draw:name="f945" draw:formula="4720 - ?f944"/>
              <draw:equation draw:name="f946" draw:formula="?f943 - 4365"/>
              <draw:equation draw:name="f947" draw:formula="?f945 - 5945"/>
              <draw:equation draw:name="f948" draw:formula="?f943 + 4365"/>
              <draw:equation draw:name="f949" draw:formula="?f945 + 5945"/>
              <draw:equation draw:name="f950" draw:formula="?f930 + ?f1"/>
              <draw:equation draw:name="f951" draw:formula="?f950 * ?f12 / ?f0"/>
              <draw:equation draw:name="f952" draw:formula="0 - ?f951"/>
              <draw:equation draw:name="f953" draw:formula="cos(?f952)"/>
              <draw:equation draw:name="f954" draw:formula="0 - ?f953"/>
              <draw:equation draw:name="f955" draw:formula="?f954 * 4365"/>
              <draw:equation draw:name="f956" draw:formula="sin(?f952)"/>
              <draw:equation draw:name="f957" draw:formula="0 - ?f956"/>
              <draw:equation draw:name="f958" draw:formula="?f957 * 5945"/>
              <draw:equation draw:name="f959" draw:formula="sqrt(?f955 * ?f955 + ?f958 * ?f958 + 0 * 0)"/>
              <draw:equation draw:name="f960" draw:formula="4365 * 5945 / ?f959"/>
              <draw:equation draw:name="f961" draw:formula="?f957 * ?f960"/>
              <draw:equation draw:name="f962" draw:formula="?f943 + ?f961"/>
              <draw:equation draw:name="f963" draw:formula="?f954 * ?f960"/>
              <draw:equation draw:name="f964" draw:formula="?f945 + ?f963"/>
              <draw:equation draw:name="f965" draw:formula="if(?f929, 22141, ?f946)"/>
              <draw:equation draw:name="f966" draw:formula="if(?f929, 4720, ?f947)"/>
              <draw:equation draw:name="f967" draw:formula="if(?f929, 22141, ?f948)"/>
              <draw:equation draw:name="f968" draw:formula="if(?f929, 4720, ?f949)"/>
              <draw:equation draw:name="f969" draw:formula="if(?f929, ?f946, ?f962)"/>
              <draw:equation draw:name="f970" draw:formula="if(?f929, ?f947, ?f964)"/>
              <draw:equation draw:name="f971" draw:formula="if(?f929, ?f948, ?f962)"/>
              <draw:equation draw:name="f972" draw:formula="if(?f929, ?f949, ?f964)"/>
              <draw:equation draw:name="f973" draw:formula="21550000 - 739161"/>
              <draw:equation draw:name="f974" draw:formula="if(?f973, 739161, 21550000)"/>
              <draw:equation draw:name="f975" draw:formula="-21550000 - ?f974"/>
              <draw:equation draw:name="f976" draw:formula="if(?f975, -21550000, ?f974)"/>
              <draw:equation draw:name="f977" draw:formula="-4002417 + ?f976"/>
              <draw:equation draw:name="f978" draw:formula="-4002417 + ?f1"/>
              <draw:equation draw:name="f979" draw:formula="?f978 * ?f12 / ?f0"/>
              <draw:equation draw:name="f980" draw:formula="0 - ?f979"/>
              <draw:equation draw:name="f981" draw:formula="cos(?f980)"/>
              <draw:equation draw:name="f982" draw:formula="0 - ?f981"/>
              <draw:equation draw:name="f983" draw:formula="?f982 * 6753"/>
              <draw:equation draw:name="f984" draw:formula="sin(?f980)"/>
              <draw:equation draw:name="f985" draw:formula="0 - ?f984"/>
              <draw:equation draw:name="f986" draw:formula="?f985 * 9190"/>
              <draw:equation draw:name="f987" draw:formula="sqrt(?f983 * ?f983 + ?f986 * ?f986 + 0 * 0)"/>
              <draw:equation draw:name="f988" draw:formula="6753 * 9190 / ?f987"/>
              <draw:equation draw:name="f989" draw:formula="?f985 * ?f988"/>
              <draw:equation draw:name="f990" draw:formula="14000 - ?f989"/>
              <draw:equation draw:name="f991" draw:formula="?f982 * ?f988"/>
              <draw:equation draw:name="f992" draw:formula="5192 - ?f991"/>
              <draw:equation draw:name="f993" draw:formula="?f990 - 6753"/>
              <draw:equation draw:name="f994" draw:formula="?f992 - 9190"/>
              <draw:equation draw:name="f995" draw:formula="?f990 + 6753"/>
              <draw:equation draw:name="f996" draw:formula="?f992 + 9190"/>
              <draw:equation draw:name="f997" draw:formula="?f977 + ?f1"/>
              <draw:equation draw:name="f998" draw:formula="?f997 * ?f12 / ?f0"/>
              <draw:equation draw:name="f999" draw:formula="0 - ?f998"/>
              <draw:equation draw:name="f1000" draw:formula="cos(?f999)"/>
              <draw:equation draw:name="f1001" draw:formula="0 - ?f1000"/>
              <draw:equation draw:name="f1002" draw:formula="?f1001 * 6753"/>
              <draw:equation draw:name="f1003" draw:formula="sin(?f999)"/>
              <draw:equation draw:name="f1004" draw:formula="0 - ?f1003"/>
              <draw:equation draw:name="f1005" draw:formula="?f1004 * 9190"/>
              <draw:equation draw:name="f1006" draw:formula="sqrt(?f1002 * ?f1002 + ?f1005 * ?f1005 + 0 * 0)"/>
              <draw:equation draw:name="f1007" draw:formula="6753 * 9190 / ?f1006"/>
              <draw:equation draw:name="f1008" draw:formula="?f1004 * ?f1007"/>
              <draw:equation draw:name="f1009" draw:formula="?f990 + ?f1008"/>
              <draw:equation draw:name="f1010" draw:formula="?f1001 * ?f1007"/>
              <draw:equation draw:name="f1011" draw:formula="?f992 + ?f1010"/>
              <draw:equation draw:name="f1012" draw:formula="if(?f976, 14000, ?f993)"/>
              <draw:equation draw:name="f1013" draw:formula="if(?f976, 5192, ?f994)"/>
              <draw:equation draw:name="f1014" draw:formula="if(?f976, 14000, ?f995)"/>
              <draw:equation draw:name="f1015" draw:formula="if(?f976, 5192, ?f996)"/>
              <draw:equation draw:name="f1016" draw:formula="if(?f976, ?f993, ?f1009)"/>
              <draw:equation draw:name="f1017" draw:formula="if(?f976, ?f994, ?f1011)"/>
              <draw:equation draw:name="f1018" draw:formula="if(?f976, ?f995, ?f1009)"/>
              <draw:equation draw:name="f1019" draw:formula="if(?f976, ?f996, ?f1011)"/>
              <draw:equation draw:name="f1020" draw:formula="21550000 - 711490"/>
              <draw:equation draw:name="f1021" draw:formula="if(?f1020, 711490, 21550000)"/>
              <draw:equation draw:name="f1022" draw:formula="-21550000 - ?f1021"/>
              <draw:equation draw:name="f1023" draw:formula="if(?f1022, -21550000, ?f1021)"/>
              <draw:equation draw:name="f1024" draw:formula="9459261 + ?f1023"/>
              <draw:equation draw:name="f1025" draw:formula="9459261 + ?f1"/>
              <draw:equation draw:name="f1026" draw:formula="?f1025 * ?f12 / ?f0"/>
              <draw:equation draw:name="f1027" draw:formula="0 - ?f1026"/>
              <draw:equation draw:name="f1028" draw:formula="cos(?f1027)"/>
              <draw:equation draw:name="f1029" draw:formula="0 - ?f1028"/>
              <draw:equation draw:name="f1030" draw:formula="?f1029 * 6753"/>
              <draw:equation draw:name="f1031" draw:formula="sin(?f1027)"/>
              <draw:equation draw:name="f1032" draw:formula="0 - ?f1031"/>
              <draw:equation draw:name="f1033" draw:formula="?f1032 * 9190"/>
              <draw:equation draw:name="f1034" draw:formula="sqrt(?f1030 * ?f1030 + ?f1033 * ?f1033 + 0 * 0)"/>
              <draw:equation draw:name="f1035" draw:formula="6753 * 9190 / ?f1034"/>
              <draw:equation draw:name="f1036" draw:formula="?f1032 * ?f1035"/>
              <draw:equation draw:name="f1037" draw:formula="4127 - ?f1036"/>
              <draw:equation draw:name="f1038" draw:formula="?f1029 * ?f1035"/>
              <draw:equation draw:name="f1039" draw:formula="15789 - ?f1038"/>
              <draw:equation draw:name="f1040" draw:formula="?f1037 - 6753"/>
              <draw:equation draw:name="f1041" draw:formula="?f1039 - 9190"/>
              <draw:equation draw:name="f1042" draw:formula="?f1037 + 6753"/>
              <draw:equation draw:name="f1043" draw:formula="?f1039 + 9190"/>
              <draw:equation draw:name="f1044" draw:formula="?f1024 + ?f1"/>
              <draw:equation draw:name="f1045" draw:formula="?f1044 * ?f12 / ?f0"/>
              <draw:equation draw:name="f1046" draw:formula="0 - ?f1045"/>
              <draw:equation draw:name="f1047" draw:formula="cos(?f1046)"/>
              <draw:equation draw:name="f1048" draw:formula="0 - ?f1047"/>
              <draw:equation draw:name="f1049" draw:formula="?f1048 * 6753"/>
              <draw:equation draw:name="f1050" draw:formula="sin(?f1046)"/>
              <draw:equation draw:name="f1051" draw:formula="0 - ?f1050"/>
              <draw:equation draw:name="f1052" draw:formula="?f1051 * 9190"/>
              <draw:equation draw:name="f1053" draw:formula="sqrt(?f1049 * ?f1049 + ?f1052 * ?f1052 + 0 * 0)"/>
              <draw:equation draw:name="f1054" draw:formula="6753 * 9190 / ?f1053"/>
              <draw:equation draw:name="f1055" draw:formula="?f1051 * ?f1054"/>
              <draw:equation draw:name="f1056" draw:formula="?f1037 + ?f1055"/>
              <draw:equation draw:name="f1057" draw:formula="?f1048 * ?f1054"/>
              <draw:equation draw:name="f1058" draw:formula="?f1039 + ?f1057"/>
              <draw:equation draw:name="f1059" draw:formula="if(?f1023, 4127, ?f1040)"/>
              <draw:equation draw:name="f1060" draw:formula="if(?f1023, 15789, ?f1041)"/>
              <draw:equation draw:name="f1061" draw:formula="if(?f1023, 4127, ?f1042)"/>
              <draw:equation draw:name="f1062" draw:formula="if(?f1023, 15789, ?f1043)"/>
              <draw:equation draw:name="f1063" draw:formula="if(?f1023, ?f1040, ?f1056)"/>
              <draw:equation draw:name="f1064" draw:formula="if(?f1023, ?f1041, ?f1058)"/>
              <draw:equation draw:name="f1065" draw:formula="if(?f1023, ?f1042, ?f1056)"/>
              <draw:equation draw:name="f1066" draw:formula="if(?f1023, ?f1043, ?f1058)"/>
            </draw:enhanced-geometry>
          </draw:custom-shape>
          <draw:custom-shape svg:x="6.68889in" svg:y="2.91528in" svg:width="0.54722in" svg:height="1.66944in" draw:id="id162" draw:style-name="a1381" draw:name="Rounded Rectangle 9">
            <svg:title/>
            <svg:desc/>
            <text:p text:style-name="a1378" text:class-names="" text:cond-style-name=""><text:span text:style-name="a1377" text:class-names=""/></text:p>
            <text:p text:style-name="a1380" text:class-names="" text:cond-style-name=""><text:span text:style-name="a1379" text:class-names="">AP I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44583in" svg:y="3.60139in" svg:width="0.78333in" svg:height="0.29722in" draw:id="id163" draw:style-name="a1384" draw:name="Direct Access Storage 10">
            <svg:title/>
            <svg:desc/>
            <text:p text:style-name="a1383" text:class-names="" text:cond-style-name=""><text:span text:style-name="a1382" text:class-names=""/></text:p>
            <draw:enhanced-geometry xmlns:dr3d="urn:oasis:names:tc:opendocument:xmlns:dr3d:1.0" draw:type="non-primitive" svg:viewBox="0 0 716280 271780" draw:enhanced-path="S M 119380 0 L 596900 0 A ?f58 ?f59 ?f60 ?f61 596900 0 ?f55 ?f57  W ?f62 ?f63 ?f64 ?f65 596900 0 ?f55 ?f57 L 119380 271780 A ?f101 ?f102 ?f103 ?f104 119380 271780 ?f98 ?f100  W ?f105 ?f106 ?f107 ?f108 119380 271780 ?f98 ?f100 Z N F M 596900 271780 A ?f113 ?f102 ?f114 ?f104 596900 271780 ?f112 ?f100  W ?f115 ?f106 ?f116 ?f108 596900 271780 ?f112 ?f100 N F M 119380 0 L 596900 0 A ?f58 ?f59 ?f60 ?f61 596900 0 ?f55 ?f57  W ?f62 ?f63 ?f64 ?f65 596900 0 ?f55 ?f57 L 119380 271780 A ?f101 ?f102 ?f103 ?f104 119380 271780 ?f98 ?f100  W ?f105 ?f106 ?f107 ?f108 119380 271780 ?f98 ?f100 Z N" draw:text-areas="?f18 ?f12 ?f16 ?f15" draw:glue-points="?f11 ?f12 ?f13 ?f14 ?f11 ?f15 ?f16 ?f14 ?f17 ?f14" draw:glue-point-leaving-directions="-360, -270, -180, -90, -9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716280"/>
              <draw:equation draw:name="f10" draw:formula="?f6 / 271780"/>
              <draw:equation draw:name="f11" draw:formula="358140 / ?f9"/>
              <draw:equation draw:name="f12" draw:formula="0 / ?f10"/>
              <draw:equation draw:name="f13" draw:formula="0 / ?f9"/>
              <draw:equation draw:name="f14" draw:formula="135890 / ?f10"/>
              <draw:equation draw:name="f15" draw:formula="271780 / ?f10"/>
              <draw:equation draw:name="f16" draw:formula="477520 / ?f9"/>
              <draw:equation draw:name="f17" draw:formula="716280 / ?f9"/>
              <draw:equation draw:name="f18" draw:formula="119380 / ?f9"/>
              <draw:equation draw:name="f19" draw:formula="21550000 - 10800000"/>
              <draw:equation draw:name="f20" draw:formula="if(?f19, 10800000, 21550000)"/>
              <draw:equation draw:name="f21" draw:formula="-21550000 - ?f20"/>
              <draw:equation draw:name="f22" draw:formula="if(?f21, -21550000, ?f20)"/>
              <draw:equation draw:name="f23" draw:formula="16200000 + ?f22"/>
              <draw:equation draw:name="f24" draw:formula="16200000 + ?f1"/>
              <draw:equation draw:name="f25" draw:formula="?f24 * ?f8 / ?f0"/>
              <draw:equation draw:name="f26" draw:formula="0 - ?f25"/>
              <draw:equation draw:name="f27" draw:formula="cos(?f26)"/>
              <draw:equation draw:name="f28" draw:formula="0 - ?f27"/>
              <draw:equation draw:name="f29" draw:formula="?f28 * 119380"/>
              <draw:equation draw:name="f30" draw:formula="sin(?f26)"/>
              <draw:equation draw:name="f31" draw:formula="0 - ?f30"/>
              <draw:equation draw:name="f32" draw:formula="?f31 * 135890"/>
              <draw:equation draw:name="f33" draw:formula="sqrt(?f29 * ?f29 + ?f32 * ?f32 + 0 * 0)"/>
              <draw:equation draw:name="f34" draw:formula="119380 * 135890 / ?f33"/>
              <draw:equation draw:name="f35" draw:formula="?f31 * ?f34"/>
              <draw:equation draw:name="f36" draw:formula="596900 - ?f35"/>
              <draw:equation draw:name="f37" draw:formula="?f28 * ?f34"/>
              <draw:equation draw:name="f38" draw:formula="0 - ?f37"/>
              <draw:equation draw:name="f39" draw:formula="?f36 - 119380"/>
              <draw:equation draw:name="f40" draw:formula="?f38 - 135890"/>
              <draw:equation draw:name="f41" draw:formula="?f36 + 119380"/>
              <draw:equation draw:name="f42" draw:formula="?f38 + 135890"/>
              <draw:equation draw:name="f43" draw:formula="?f23 + ?f1"/>
              <draw:equation draw:name="f44" draw:formula="?f43 * ?f8 / ?f0"/>
              <draw:equation draw:name="f45" draw:formula="0 - ?f44"/>
              <draw:equation draw:name="f46" draw:formula="cos(?f45)"/>
              <draw:equation draw:name="f47" draw:formula="0 - ?f46"/>
              <draw:equation draw:name="f48" draw:formula="?f47 * 119380"/>
              <draw:equation draw:name="f49" draw:formula="sin(?f45)"/>
              <draw:equation draw:name="f50" draw:formula="0 - ?f49"/>
              <draw:equation draw:name="f51" draw:formula="?f50 * 135890"/>
              <draw:equation draw:name="f52" draw:formula="sqrt(?f48 * ?f48 + ?f51 * ?f51 + 0 * 0)"/>
              <draw:equation draw:name="f53" draw:formula="119380 * 135890 / ?f52"/>
              <draw:equation draw:name="f54" draw:formula="?f50 * ?f53"/>
              <draw:equation draw:name="f55" draw:formula="?f36 + ?f54"/>
              <draw:equation draw:name="f56" draw:formula="?f47 * ?f53"/>
              <draw:equation draw:name="f57" draw:formula="?f38 + ?f56"/>
              <draw:equation draw:name="f58" draw:formula="if(?f22, 596900, ?f39)"/>
              <draw:equation draw:name="f59" draw:formula="if(?f22, 0, ?f40)"/>
              <draw:equation draw:name="f60" draw:formula="if(?f22, 596900, ?f41)"/>
              <draw:equation draw:name="f61" draw:formula="if(?f22, 0, ?f42)"/>
              <draw:equation draw:name="f62" draw:formula="if(?f22, ?f39, ?f55)"/>
              <draw:equation draw:name="f63" draw:formula="if(?f22, ?f40, ?f57)"/>
              <draw:equation draw:name="f64" draw:formula="if(?f22, ?f41, ?f55)"/>
              <draw:equation draw:name="f65" draw:formula="if(?f22, ?f42, ?f57)"/>
              <draw:equation draw:name="f66" draw:formula="5400000 + ?f22"/>
              <draw:equation draw:name="f67" draw:formula="5400000 + ?f1"/>
              <draw:equation draw:name="f68" draw:formula="?f67 * ?f8 / ?f0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119380"/>
              <draw:equation draw:name="f73" draw:formula="sin(?f69)"/>
              <draw:equation draw:name="f74" draw:formula="0 - ?f73"/>
              <draw:equation draw:name="f75" draw:formula="?f74 * 135890"/>
              <draw:equation draw:name="f76" draw:formula="sqrt(?f72 * ?f72 + ?f75 * ?f75 + 0 * 0)"/>
              <draw:equation draw:name="f77" draw:formula="119380 * 135890 / ?f76"/>
              <draw:equation draw:name="f78" draw:formula="?f74 * ?f77"/>
              <draw:equation draw:name="f79" draw:formula="119380 - ?f78"/>
              <draw:equation draw:name="f80" draw:formula="?f71 * ?f77"/>
              <draw:equation draw:name="f81" draw:formula="271780 - ?f80"/>
              <draw:equation draw:name="f82" draw:formula="?f79 - 119380"/>
              <draw:equation draw:name="f83" draw:formula="?f81 - 135890"/>
              <draw:equation draw:name="f84" draw:formula="?f79 + 119380"/>
              <draw:equation draw:name="f85" draw:formula="?f81 + 135890"/>
              <draw:equation draw:name="f86" draw:formula="?f66 + ?f1"/>
              <draw:equation draw:name="f87" draw:formula="?f86 * ?f8 / ?f0"/>
              <draw:equation draw:name="f88" draw:formula="0 - ?f87"/>
              <draw:equation draw:name="f89" draw:formula="cos(?f88)"/>
              <draw:equation draw:name="f90" draw:formula="0 - ?f89"/>
              <draw:equation draw:name="f91" draw:formula="?f90 * 119380"/>
              <draw:equation draw:name="f92" draw:formula="sin(?f88)"/>
              <draw:equation draw:name="f93" draw:formula="0 - ?f92"/>
              <draw:equation draw:name="f94" draw:formula="?f93 * 135890"/>
              <draw:equation draw:name="f95" draw:formula="sqrt(?f91 * ?f91 + ?f94 * ?f94 + 0 * 0)"/>
              <draw:equation draw:name="f96" draw:formula="119380 * 135890 / ?f95"/>
              <draw:equation draw:name="f97" draw:formula="?f93 * ?f96"/>
              <draw:equation draw:name="f98" draw:formula="?f79 + ?f97"/>
              <draw:equation draw:name="f99" draw:formula="?f90 * ?f96"/>
              <draw:equation draw:name="f100" draw:formula="?f81 + ?f99"/>
              <draw:equation draw:name="f101" draw:formula="if(?f22, 119380, ?f82)"/>
              <draw:equation draw:name="f102" draw:formula="if(?f22, 271780, ?f83)"/>
              <draw:equation draw:name="f103" draw:formula="if(?f22, 119380, ?f84)"/>
              <draw:equation draw:name="f104" draw:formula="if(?f22, 271780, ?f85)"/>
              <draw:equation draw:name="f105" draw:formula="if(?f22, ?f82, ?f98)"/>
              <draw:equation draw:name="f106" draw:formula="if(?f22, ?f83, ?f100)"/>
              <draw:equation draw:name="f107" draw:formula="if(?f22, ?f84, ?f98)"/>
              <draw:equation draw:name="f108" draw:formula="if(?f22, ?f85, ?f100)"/>
              <draw:equation draw:name="f109" draw:formula="596900 - ?f78"/>
              <draw:equation draw:name="f110" draw:formula="?f109 - 119380"/>
              <draw:equation draw:name="f111" draw:formula="?f109 + 119380"/>
              <draw:equation draw:name="f112" draw:formula="?f109 + ?f97"/>
              <draw:equation draw:name="f113" draw:formula="if(?f22, 596900, ?f110)"/>
              <draw:equation draw:name="f114" draw:formula="if(?f22, 596900, ?f111)"/>
              <draw:equation draw:name="f115" draw:formula="if(?f22, ?f110, ?f112)"/>
              <draw:equation draw:name="f116" draw:formula="if(?f22, ?f111, ?f112)"/>
            </draw:enhanced-geometry>
          </draw:custom-shape>
          <draw:custom-shape svg:x="5.55in" svg:y="3.60139in" svg:width="0.78333in" svg:height="0.29722in" draw:id="id164" draw:style-name="a1387" draw:name="Direct Access Storage 11">
            <svg:title/>
            <svg:desc/>
            <text:p text:style-name="a1386" text:class-names="" text:cond-style-name=""><text:span text:style-name="a1385" text:class-names=""/></text:p>
            <draw:enhanced-geometry xmlns:dr3d="urn:oasis:names:tc:opendocument:xmlns:dr3d:1.0" draw:type="non-primitive" svg:viewBox="0 0 716280 271780" draw:enhanced-path="S M 119380 0 L 596900 0 A ?f58 ?f59 ?f60 ?f61 596900 0 ?f55 ?f57  W ?f62 ?f63 ?f64 ?f65 596900 0 ?f55 ?f57 L 119380 271780 A ?f101 ?f102 ?f103 ?f104 119380 271780 ?f98 ?f100  W ?f105 ?f106 ?f107 ?f108 119380 271780 ?f98 ?f100 Z N F M 596900 271780 A ?f113 ?f102 ?f114 ?f104 596900 271780 ?f112 ?f100  W ?f115 ?f106 ?f116 ?f108 596900 271780 ?f112 ?f100 N F M 119380 0 L 596900 0 A ?f58 ?f59 ?f60 ?f61 596900 0 ?f55 ?f57  W ?f62 ?f63 ?f64 ?f65 596900 0 ?f55 ?f57 L 119380 271780 A ?f101 ?f102 ?f103 ?f104 119380 271780 ?f98 ?f100  W ?f105 ?f106 ?f107 ?f108 119380 271780 ?f98 ?f100 Z N" draw:text-areas="?f18 ?f12 ?f16 ?f15" draw:glue-points="?f11 ?f12 ?f13 ?f14 ?f11 ?f15 ?f16 ?f14 ?f17 ?f14" draw:glue-point-leaving-directions="-360, -270, -180, -90, -9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716280"/>
              <draw:equation draw:name="f10" draw:formula="?f6 / 271780"/>
              <draw:equation draw:name="f11" draw:formula="358140 / ?f9"/>
              <draw:equation draw:name="f12" draw:formula="0 / ?f10"/>
              <draw:equation draw:name="f13" draw:formula="0 / ?f9"/>
              <draw:equation draw:name="f14" draw:formula="135890 / ?f10"/>
              <draw:equation draw:name="f15" draw:formula="271780 / ?f10"/>
              <draw:equation draw:name="f16" draw:formula="477520 / ?f9"/>
              <draw:equation draw:name="f17" draw:formula="716280 / ?f9"/>
              <draw:equation draw:name="f18" draw:formula="119380 / ?f9"/>
              <draw:equation draw:name="f19" draw:formula="21550000 - 10800000"/>
              <draw:equation draw:name="f20" draw:formula="if(?f19, 10800000, 21550000)"/>
              <draw:equation draw:name="f21" draw:formula="-21550000 - ?f20"/>
              <draw:equation draw:name="f22" draw:formula="if(?f21, -21550000, ?f20)"/>
              <draw:equation draw:name="f23" draw:formula="16200000 + ?f22"/>
              <draw:equation draw:name="f24" draw:formula="16200000 + ?f1"/>
              <draw:equation draw:name="f25" draw:formula="?f24 * ?f8 / ?f0"/>
              <draw:equation draw:name="f26" draw:formula="0 - ?f25"/>
              <draw:equation draw:name="f27" draw:formula="cos(?f26)"/>
              <draw:equation draw:name="f28" draw:formula="0 - ?f27"/>
              <draw:equation draw:name="f29" draw:formula="?f28 * 119380"/>
              <draw:equation draw:name="f30" draw:formula="sin(?f26)"/>
              <draw:equation draw:name="f31" draw:formula="0 - ?f30"/>
              <draw:equation draw:name="f32" draw:formula="?f31 * 135890"/>
              <draw:equation draw:name="f33" draw:formula="sqrt(?f29 * ?f29 + ?f32 * ?f32 + 0 * 0)"/>
              <draw:equation draw:name="f34" draw:formula="119380 * 135890 / ?f33"/>
              <draw:equation draw:name="f35" draw:formula="?f31 * ?f34"/>
              <draw:equation draw:name="f36" draw:formula="596900 - ?f35"/>
              <draw:equation draw:name="f37" draw:formula="?f28 * ?f34"/>
              <draw:equation draw:name="f38" draw:formula="0 - ?f37"/>
              <draw:equation draw:name="f39" draw:formula="?f36 - 119380"/>
              <draw:equation draw:name="f40" draw:formula="?f38 - 135890"/>
              <draw:equation draw:name="f41" draw:formula="?f36 + 119380"/>
              <draw:equation draw:name="f42" draw:formula="?f38 + 135890"/>
              <draw:equation draw:name="f43" draw:formula="?f23 + ?f1"/>
              <draw:equation draw:name="f44" draw:formula="?f43 * ?f8 / ?f0"/>
              <draw:equation draw:name="f45" draw:formula="0 - ?f44"/>
              <draw:equation draw:name="f46" draw:formula="cos(?f45)"/>
              <draw:equation draw:name="f47" draw:formula="0 - ?f46"/>
              <draw:equation draw:name="f48" draw:formula="?f47 * 119380"/>
              <draw:equation draw:name="f49" draw:formula="sin(?f45)"/>
              <draw:equation draw:name="f50" draw:formula="0 - ?f49"/>
              <draw:equation draw:name="f51" draw:formula="?f50 * 135890"/>
              <draw:equation draw:name="f52" draw:formula="sqrt(?f48 * ?f48 + ?f51 * ?f51 + 0 * 0)"/>
              <draw:equation draw:name="f53" draw:formula="119380 * 135890 / ?f52"/>
              <draw:equation draw:name="f54" draw:formula="?f50 * ?f53"/>
              <draw:equation draw:name="f55" draw:formula="?f36 + ?f54"/>
              <draw:equation draw:name="f56" draw:formula="?f47 * ?f53"/>
              <draw:equation draw:name="f57" draw:formula="?f38 + ?f56"/>
              <draw:equation draw:name="f58" draw:formula="if(?f22, 596900, ?f39)"/>
              <draw:equation draw:name="f59" draw:formula="if(?f22, 0, ?f40)"/>
              <draw:equation draw:name="f60" draw:formula="if(?f22, 596900, ?f41)"/>
              <draw:equation draw:name="f61" draw:formula="if(?f22, 0, ?f42)"/>
              <draw:equation draw:name="f62" draw:formula="if(?f22, ?f39, ?f55)"/>
              <draw:equation draw:name="f63" draw:formula="if(?f22, ?f40, ?f57)"/>
              <draw:equation draw:name="f64" draw:formula="if(?f22, ?f41, ?f55)"/>
              <draw:equation draw:name="f65" draw:formula="if(?f22, ?f42, ?f57)"/>
              <draw:equation draw:name="f66" draw:formula="5400000 + ?f22"/>
              <draw:equation draw:name="f67" draw:formula="5400000 + ?f1"/>
              <draw:equation draw:name="f68" draw:formula="?f67 * ?f8 / ?f0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119380"/>
              <draw:equation draw:name="f73" draw:formula="sin(?f69)"/>
              <draw:equation draw:name="f74" draw:formula="0 - ?f73"/>
              <draw:equation draw:name="f75" draw:formula="?f74 * 135890"/>
              <draw:equation draw:name="f76" draw:formula="sqrt(?f72 * ?f72 + ?f75 * ?f75 + 0 * 0)"/>
              <draw:equation draw:name="f77" draw:formula="119380 * 135890 / ?f76"/>
              <draw:equation draw:name="f78" draw:formula="?f74 * ?f77"/>
              <draw:equation draw:name="f79" draw:formula="119380 - ?f78"/>
              <draw:equation draw:name="f80" draw:formula="?f71 * ?f77"/>
              <draw:equation draw:name="f81" draw:formula="271780 - ?f80"/>
              <draw:equation draw:name="f82" draw:formula="?f79 - 119380"/>
              <draw:equation draw:name="f83" draw:formula="?f81 - 135890"/>
              <draw:equation draw:name="f84" draw:formula="?f79 + 119380"/>
              <draw:equation draw:name="f85" draw:formula="?f81 + 135890"/>
              <draw:equation draw:name="f86" draw:formula="?f66 + ?f1"/>
              <draw:equation draw:name="f87" draw:formula="?f86 * ?f8 / ?f0"/>
              <draw:equation draw:name="f88" draw:formula="0 - ?f87"/>
              <draw:equation draw:name="f89" draw:formula="cos(?f88)"/>
              <draw:equation draw:name="f90" draw:formula="0 - ?f89"/>
              <draw:equation draw:name="f91" draw:formula="?f90 * 119380"/>
              <draw:equation draw:name="f92" draw:formula="sin(?f88)"/>
              <draw:equation draw:name="f93" draw:formula="0 - ?f92"/>
              <draw:equation draw:name="f94" draw:formula="?f93 * 135890"/>
              <draw:equation draw:name="f95" draw:formula="sqrt(?f91 * ?f91 + ?f94 * ?f94 + 0 * 0)"/>
              <draw:equation draw:name="f96" draw:formula="119380 * 135890 / ?f95"/>
              <draw:equation draw:name="f97" draw:formula="?f93 * ?f96"/>
              <draw:equation draw:name="f98" draw:formula="?f79 + ?f97"/>
              <draw:equation draw:name="f99" draw:formula="?f90 * ?f96"/>
              <draw:equation draw:name="f100" draw:formula="?f81 + ?f99"/>
              <draw:equation draw:name="f101" draw:formula="if(?f22, 119380, ?f82)"/>
              <draw:equation draw:name="f102" draw:formula="if(?f22, 271780, ?f83)"/>
              <draw:equation draw:name="f103" draw:formula="if(?f22, 119380, ?f84)"/>
              <draw:equation draw:name="f104" draw:formula="if(?f22, 271780, ?f85)"/>
              <draw:equation draw:name="f105" draw:formula="if(?f22, ?f82, ?f98)"/>
              <draw:equation draw:name="f106" draw:formula="if(?f22, ?f83, ?f100)"/>
              <draw:equation draw:name="f107" draw:formula="if(?f22, ?f84, ?f98)"/>
              <draw:equation draw:name="f108" draw:formula="if(?f22, ?f85, ?f100)"/>
              <draw:equation draw:name="f109" draw:formula="596900 - ?f78"/>
              <draw:equation draw:name="f110" draw:formula="?f109 - 119380"/>
              <draw:equation draw:name="f111" draw:formula="?f109 + 119380"/>
              <draw:equation draw:name="f112" draw:formula="?f109 + ?f97"/>
              <draw:equation draw:name="f113" draw:formula="if(?f22, 596900, ?f110)"/>
              <draw:equation draw:name="f114" draw:formula="if(?f22, 596900, ?f111)"/>
              <draw:equation draw:name="f115" draw:formula="if(?f22, ?f110, ?f112)"/>
              <draw:equation draw:name="f116" draw:formula="if(?f22, ?f111, ?f112)"/>
            </draw:enhanced-geometry>
          </draw:custom-shape>
          <draw:connector draw:type="line" svg:x1="2.85in" svg:y1="3.75in" svg:x2="3.34167in" svg:y2="3.75in" draw:id="id165" draw:style-name="a1388" draw:name="Straight Connector 12">
            <svg:title/>
            <svg:desc/>
          </draw:connector>
          <draw:connector draw:type="line" svg:x1="4.125in" svg:y1="3.75in" draw:start-shape="id160" draw:start-glue-point="1" svg:x2="4.44583in" svg:y2="3.75in" draw:end-shape="id163" draw:end-glue-point="3" draw:id="id166" draw:style-name="a1389" draw:name="Straight Connector 13">
            <svg:title/>
            <svg:desc/>
          </draw:connector>
          <draw:connector draw:type="line" svg:x1="5.22917in" svg:y1="3.75in" draw:start-shape="id163" draw:start-glue-point="1" svg:x2="5.55in" svg:y2="3.75in" draw:end-shape="id164" draw:end-glue-point="3" draw:id="id167" draw:style-name="a1390" draw:name="Straight Connector 14">
            <svg:title/>
            <svg:desc/>
          </draw:connector>
          <draw:connector draw:type="line" svg:x1="6.33333in" svg:y1="3.75in" draw:start-shape="id164" draw:start-glue-point="1" svg:x2="6.68889in" svg:y2="3.75in" draw:end-shape="id162" draw:end-glue-point="3" draw:id="id168" draw:style-name="a1391" draw:name="Straight Connector 15">
            <svg:title/>
            <svg:desc/>
          </draw:connector>
        </draw:g>
        <draw:custom-shape svg:x="0.99253in" svg:y="5.65278in" svg:width="1.18056in" svg:height="0.79167in" draw:id="id156" draw:style-name="a1359" draw:name="Rounded Rectangle 23">
          <svg:title/>
          <svg:desc/>
          <text:p text:style-name="a1356" text:class-names="" text:cond-style-name=""><text:span text:style-name="a1355" text:class-names="">User</text:span></text:p>
          <text:p text:style-name="a1358" text:class-names="" text:cond-style-name=""><text:span text:style-name="a1357" text:class-names="">System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58281in" svg:y1="5.65278in" svg:x2="1.58122in" svg:y2="4.80139in" draw:id="id157" draw:style-name="a1360" draw:name="Straight Connector 24">
          <svg:title/>
          <svg:desc/>
        </draw:connector>
        <draw:custom-shape svg:x="2.07917in" svg:y="2.96689in" svg:width="1.54167in" svg:height="1.54444in" draw:id="id158" draw:style-name="a1363" draw:name="&quot;No&quot; Symbol 25">
          <svg:title/>
          <svg:desc/>
          <text:p text:style-name="a1362" text:class-names="" text:cond-style-name=""><text:span text:style-name="a136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123 ?f124 ?f125 ?f126 ?f2 ?f8 ?f120 ?f122  W ?f127 ?f128 ?f129 ?f130 ?f2 ?f8 ?f120 ?f122 Z M ?f60 ?f61 A ?f161 ?f162 ?f163 ?f164 ?f60 ?f61 ?f158 ?f160  W ?f165 ?f166 ?f167 ?f168 ?f60 ?f61 ?f158 ?f160 Z M ?f62 ?f63 A ?f204 ?f205 ?f206 ?f207 ?f62 ?f63 ?f201 ?f203  W ?f208 ?f209 ?f210 ?f211 ?f62 ?f63 ?f201 ?f203 Z N" draw:text-areas="?f73 ?f75 ?f74 ?f76" draw:glue-points="?f73 ?f75 ?f73 ?f76 ?f74 ?f76 ?f74 ?f75" draw:glue-point-leaving-directions="-360, -180, -180, -360" draw:modifiers="1875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180"/>
            <draw:equation draw:name="f15" draw:formula="$0"/>
            <draw:equation draw:name="f16" draw:formula="?f12 * ?f15 / 100000"/>
            <draw:equation draw:name="f17" draw:formula="?f10 - ?f16"/>
            <draw:equation draw:name="f18" draw:formula="?f7 - ?f16"/>
            <draw:equation draw:name="f19" draw:formula="0 - ?f9"/>
            <draw:equation draw:name="f20" draw:formula="0 - ?f6"/>
            <draw:equation draw:name="f21" draw:formula="atan2(?f19, ?f20)"/>
            <draw:equation draw:name="f22" draw:formula="0 - ?f21"/>
            <draw:equation draw:name="f23" draw:formula="?f22 * ?f0 / ?f13"/>
            <draw:equation draw:name="f24" draw:formula="?f23 - ?f1"/>
            <draw:equation draw:name="f25" draw:formula="?f24 + ?f1"/>
            <draw:equation draw:name="f26" draw:formula="?f25 * ?f13 / ?f0"/>
            <draw:equation draw:name="f27" draw:formula="0 - ?f26"/>
            <draw:equation draw:name="f28" draw:formula="sin(?f27)"/>
            <draw:equation draw:name="f29" draw:formula="0 - ?f28"/>
            <draw:equation draw:name="f30" draw:formula="?f29 * ?f18"/>
            <draw:equation draw:name="f31" draw:formula="cos(?f27)"/>
            <draw:equation draw:name="f32" draw:formula="0 - ?f31"/>
            <draw:equation draw:name="f33" draw:formula="?f32 * ?f17"/>
            <draw:equation draw:name="f34" draw:formula="sqrt(?f30 * ?f30 + ?f33 * ?f33 + 0 * 0)"/>
            <draw:equation draw:name="f35" draw:formula="?f17 * ?f18 / ?f34"/>
            <draw:equation draw:name="f36" draw:formula="?f16 / 2"/>
            <draw:equation draw:name="f37" draw:formula="0 - ?f35"/>
            <draw:equation draw:name="f38" draw:formula="0 - ?f36"/>
            <draw:equation draw:name="f39" draw:formula="atan2(?f37, ?f38)"/>
            <draw:equation draw:name="f40" draw:formula="0 - ?f39"/>
            <draw:equation draw:name="f41" draw:formula="?f40 * ?f0 / ?f13"/>
            <draw:equation draw:name="f42" draw:formula="?f41 - ?f1"/>
            <draw:equation draw:name="f43" draw:formula="?f42 * 2"/>
            <draw:equation draw:name="f44" draw:formula="-10800000 + ?f43"/>
            <draw:equation draw:name="f45" draw:formula="?f24 - ?f42"/>
            <draw:equation draw:name="f46" draw:formula="?f45 - ?f0"/>
            <draw:equation draw:name="f47" draw:formula="?f45 + ?f1"/>
            <draw:equation draw:name="f48" draw:formula="?f47 * ?f13 / ?f0"/>
            <draw:equation draw:name="f49" draw:formula="0 - ?f48"/>
            <draw:equation draw:name="f50" draw:formula="sin(?f49)"/>
            <draw:equation draw:name="f51" draw:formula="0 - ?f50"/>
            <draw:equation draw:name="f52" draw:formula="?f51 * ?f18"/>
            <draw:equation draw:name="f53" draw:formula="cos(?f49)"/>
            <draw:equation draw:name="f54" draw:formula="0 - ?f53"/>
            <draw:equation draw:name="f55" draw:formula="?f54 * ?f17"/>
            <draw:equation draw:name="f56" draw:formula="sqrt(?f52 * ?f52 + ?f55 * ?f55 + 0 * 0)"/>
            <draw:equation draw:name="f57" draw:formula="?f17 * ?f18 / ?f56"/>
            <draw:equation draw:name="f58" draw:formula="?f51 * ?f57"/>
            <draw:equation draw:name="f59" draw:formula="?f54 * ?f57"/>
            <draw:equation draw:name="f60" draw:formula="?f11 + ?f58"/>
            <draw:equation draw:name="f61" draw:formula="?f8 + ?f59"/>
            <draw:equation draw:name="f62" draw:formula="?f11 - ?f58"/>
            <draw:equation draw:name="f63" draw:formula="?f8 - ?f59"/>
            <draw:equation draw:name="f64" draw:formula="2700000 + ?f1"/>
            <draw:equation draw:name="f65" draw:formula="?f64 * ?f13 / ?f0"/>
            <draw:equation draw:name="f66" draw:formula="0 - ?f65"/>
            <draw:equation draw:name="f67" draw:formula="sin(?f66)"/>
            <draw:equation draw:name="f68" draw:formula="0 - ?f67"/>
            <draw:equation draw:name="f69" draw:formula="?f68 * ?f10"/>
            <draw:equation draw:name="f70" draw:formula="cos(?f66)"/>
            <draw:equation draw:name="f71" draw:formula="0 - ?f70"/>
            <draw:equation draw:name="f72" draw:formula="?f71 * ?f7"/>
            <draw:equation draw:name="f73" draw:formula="?f11 - ?f69"/>
            <draw:equation draw:name="f74" draw:formula="?f11 + ?f69"/>
            <draw:equation draw:name="f75" draw:formula="?f8 - ?f72"/>
            <draw:equation draw:name="f76" draw:formula="?f8 + ?f72"/>
            <draw:equation draw:name="f77" draw:formula="?f16 - 10800"/>
            <draw:equation draw:name="f78" draw:formula="?f8 - 10800"/>
            <draw:equation draw:name="f79" draw:formula="sqrt(?f77 * ?f77 + ?f78 * ?f78 + 0 * 0)"/>
            <draw:equation draw:name="f80" draw:formula="atan2(?f77, ?f78)"/>
            <draw:equation draw:name="f81" draw:formula="?f80 + ?f1"/>
            <draw:equation draw:name="f82" draw:formula="?f81 * ?f14 / ?f0"/>
            <draw:equation draw:name="f83" draw:formula="0 - ?f82"/>
            <draw:equation draw:name="f84" draw:formula="21550000 - 21600000"/>
            <draw:equation draw:name="f85" draw:formula="if(?f84, 21600000, 21550000)"/>
            <draw:equation draw:name="f86" draw:formula="-21550000 - ?f85"/>
            <draw:equation draw:name="f87" draw:formula="if(?f86, -21550000, ?f85)"/>
            <draw:equation draw:name="f88" draw:formula="?f0 + ?f87"/>
            <draw:equation draw:name="f89" draw:formula="?f0 + ?f1"/>
            <draw:equation draw:name="f90" draw:formula="?f89 * ?f13 / ?f0"/>
            <draw:equation draw:name="f91" draw:formula="0 - ?f90"/>
            <draw:equation draw:name="f92" draw:formula="cos(?f91)"/>
            <draw:equation draw:name="f93" draw:formula="0 - ?f92"/>
            <draw:equation draw:name="f94" draw:formula="?f93 * ?f10"/>
            <draw:equation draw:name="f95" draw:formula="sin(?f91)"/>
            <draw:equation draw:name="f96" draw:formula="0 - ?f95"/>
            <draw:equation draw:name="f97" draw:formula="?f96 * ?f7"/>
            <draw:equation draw:name="f98" draw:formula="sqrt(?f94 * ?f94 + ?f97 * ?f97 + 0 * 0)"/>
            <draw:equation draw:name="f99" draw:formula="?f10 * ?f7 / ?f98"/>
            <draw:equation draw:name="f100" draw:formula="?f96 * ?f99"/>
            <draw:equation draw:name="f101" draw:formula="?f2 - ?f100"/>
            <draw:equation draw:name="f102" draw:formula="?f93 * ?f99"/>
            <draw:equation draw:name="f103" draw:formula="?f8 - ?f102"/>
            <draw:equation draw:name="f104" draw:formula="?f101 - ?f10"/>
            <draw:equation draw:name="f105" draw:formula="?f103 - ?f7"/>
            <draw:equation draw:name="f106" draw:formula="?f101 + ?f10"/>
            <draw:equation draw:name="f107" draw:formula="?f103 + ?f7"/>
            <draw:equation draw:name="f108" draw:formula="?f88 + ?f1"/>
            <draw:equation draw:name="f109" draw:formula="?f108 * ?f13 / ?f0"/>
            <draw:equation draw:name="f110" draw:formula="0 - ?f109"/>
            <draw:equation draw:name="f111" draw:formula="cos(?f110)"/>
            <draw:equation draw:name="f112" draw:formula="0 - ?f111"/>
            <draw:equation draw:name="f113" draw:formula="?f112 * ?f10"/>
            <draw:equation draw:name="f114" draw:formula="sin(?f110)"/>
            <draw:equation draw:name="f115" draw:formula="0 - ?f114"/>
            <draw:equation draw:name="f116" draw:formula="?f115 * ?f7"/>
            <draw:equation draw:name="f117" draw:formula="sqrt(?f113 * ?f113 + ?f116 * ?f116 + 0 * 0)"/>
            <draw:equation draw:name="f118" draw:formula="?f10 * ?f7 / ?f117"/>
            <draw:equation draw:name="f119" draw:formula="?f115 * ?f118"/>
            <draw:equation draw:name="f120" draw:formula="?f101 + ?f119"/>
            <draw:equation draw:name="f121" draw:formula="?f112 * ?f118"/>
            <draw:equation draw:name="f122" draw:formula="?f103 + ?f121"/>
            <draw:equation draw:name="f123" draw:formula="if(?f87, ?f2, ?f104)"/>
            <draw:equation draw:name="f124" draw:formula="if(?f87, ?f8, ?f105)"/>
            <draw:equation draw:name="f125" draw:formula="if(?f87, ?f2, ?f106)"/>
            <draw:equation draw:name="f126" draw:formula="if(?f87, ?f8, ?f107)"/>
            <draw:equation draw:name="f127" draw:formula="if(?f87, ?f104, ?f120)"/>
            <draw:equation draw:name="f128" draw:formula="if(?f87, ?f105, ?f122)"/>
            <draw:equation draw:name="f129" draw:formula="if(?f87, ?f106, ?f120)"/>
            <draw:equation draw:name="f130" draw:formula="if(?f87, ?f107, ?f122)"/>
            <draw:equation draw:name="f131" draw:formula="21550000 - ?f44"/>
            <draw:equation draw:name="f132" draw:formula="if(?f131, ?f44, 21550000)"/>
            <draw:equation draw:name="f133" draw:formula="-21550000 - ?f132"/>
            <draw:equation draw:name="f134" draw:formula="if(?f133, -21550000, ?f132)"/>
            <draw:equation draw:name="f135" draw:formula="?f45 + ?f134"/>
            <draw:equation draw:name="f136" draw:formula="sqrt(?f55 * ?f55 + ?f52 * ?f52 + 0 * 0)"/>
            <draw:equation draw:name="f137" draw:formula="?f17 * ?f18 / ?f136"/>
            <draw:equation draw:name="f138" draw:formula="?f51 * ?f137"/>
            <draw:equation draw:name="f139" draw:formula="?f60 - ?f138"/>
            <draw:equation draw:name="f140" draw:formula="?f54 * ?f137"/>
            <draw:equation draw:name="f141" draw:formula="?f61 - ?f140"/>
            <draw:equation draw:name="f142" draw:formula="?f139 - ?f17"/>
            <draw:equation draw:name="f143" draw:formula="?f141 - ?f18"/>
            <draw:equation draw:name="f144" draw:formula="?f139 + ?f17"/>
            <draw:equation draw:name="f145" draw:formula="?f141 + ?f18"/>
            <draw:equation draw:name="f146" draw:formula="?f135 + ?f1"/>
            <draw:equation draw:name="f147" draw:formula="?f146 * ?f13 / ?f0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17"/>
            <draw:equation draw:name="f152" draw:formula="sin(?f148)"/>
            <draw:equation draw:name="f153" draw:formula="0 - ?f152"/>
            <draw:equation draw:name="f154" draw:formula="?f153 * ?f18"/>
            <draw:equation draw:name="f155" draw:formula="sqrt(?f151 * ?f151 + ?f154 * ?f154 + 0 * 0)"/>
            <draw:equation draw:name="f156" draw:formula="?f17 * ?f18 / ?f155"/>
            <draw:equation draw:name="f157" draw:formula="?f153 * ?f156"/>
            <draw:equation draw:name="f158" draw:formula="?f139 + ?f157"/>
            <draw:equation draw:name="f159" draw:formula="?f150 * ?f156"/>
            <draw:equation draw:name="f160" draw:formula="?f141 + ?f159"/>
            <draw:equation draw:name="f161" draw:formula="if(?f134, ?f60, ?f142)"/>
            <draw:equation draw:name="f162" draw:formula="if(?f134, ?f61, ?f143)"/>
            <draw:equation draw:name="f163" draw:formula="if(?f134, ?f60, ?f144)"/>
            <draw:equation draw:name="f164" draw:formula="if(?f134, ?f61, ?f145)"/>
            <draw:equation draw:name="f165" draw:formula="if(?f134, ?f142, ?f158)"/>
            <draw:equation draw:name="f166" draw:formula="if(?f134, ?f143, ?f160)"/>
            <draw:equation draw:name="f167" draw:formula="if(?f134, ?f144, ?f158)"/>
            <draw:equation draw:name="f168" draw:formula="if(?f134, ?f145, ?f160)"/>
            <draw:equation draw:name="f169" draw:formula="?f46 + ?f134"/>
            <draw:equation draw:name="f170" draw:formula="?f46 + ?f1"/>
            <draw:equation draw:name="f171" draw:formula="?f170 * ?f13 / ?f0"/>
            <draw:equation draw:name="f172" draw:formula="0 - ?f171"/>
            <draw:equation draw:name="f173" draw:formula="cos(?f172)"/>
            <draw:equation draw:name="f174" draw:formula="0 - ?f173"/>
            <draw:equation draw:name="f175" draw:formula="?f174 * ?f17"/>
            <draw:equation draw:name="f176" draw:formula="sin(?f172)"/>
            <draw:equation draw:name="f177" draw:formula="0 - ?f176"/>
            <draw:equation draw:name="f178" draw:formula="?f177 * ?f18"/>
            <draw:equation draw:name="f179" draw:formula="sqrt(?f175 * ?f175 + ?f178 * ?f178 + 0 * 0)"/>
            <draw:equation draw:name="f180" draw:formula="?f17 * ?f18 / ?f179"/>
            <draw:equation draw:name="f181" draw:formula="?f177 * ?f180"/>
            <draw:equation draw:name="f182" draw:formula="?f62 - ?f181"/>
            <draw:equation draw:name="f183" draw:formula="?f174 * ?f180"/>
            <draw:equation draw:name="f184" draw:formula="?f63 - ?f183"/>
            <draw:equation draw:name="f185" draw:formula="?f182 - ?f17"/>
            <draw:equation draw:name="f186" draw:formula="?f184 - ?f18"/>
            <draw:equation draw:name="f187" draw:formula="?f182 + ?f17"/>
            <draw:equation draw:name="f188" draw:formula="?f184 + ?f18"/>
            <draw:equation draw:name="f189" draw:formula="?f169 + ?f1"/>
            <draw:equation draw:name="f190" draw:formula="?f189 * ?f13 / ?f0"/>
            <draw:equation draw:name="f191" draw:formula="0 - ?f190"/>
            <draw:equation draw:name="f192" draw:formula="cos(?f191)"/>
            <draw:equation draw:name="f193" draw:formula="0 - ?f192"/>
            <draw:equation draw:name="f194" draw:formula="?f193 * ?f17"/>
            <draw:equation draw:name="f195" draw:formula="sin(?f191)"/>
            <draw:equation draw:name="f196" draw:formula="0 - ?f195"/>
            <draw:equation draw:name="f197" draw:formula="?f196 * ?f18"/>
            <draw:equation draw:name="f198" draw:formula="sqrt(?f194 * ?f194 + ?f197 * ?f197 + 0 * 0)"/>
            <draw:equation draw:name="f199" draw:formula="?f17 * ?f18 / ?f198"/>
            <draw:equation draw:name="f200" draw:formula="?f196 * ?f199"/>
            <draw:equation draw:name="f201" draw:formula="?f182 + ?f200"/>
            <draw:equation draw:name="f202" draw:formula="?f193 * ?f199"/>
            <draw:equation draw:name="f203" draw:formula="?f184 + ?f202"/>
            <draw:equation draw:name="f204" draw:formula="if(?f134, ?f62, ?f185)"/>
            <draw:equation draw:name="f205" draw:formula="if(?f134, ?f63, ?f186)"/>
            <draw:equation draw:name="f206" draw:formula="if(?f134, ?f62, ?f187)"/>
            <draw:equation draw:name="f207" draw:formula="if(?f134, ?f63, ?f188)"/>
            <draw:equation draw:name="f208" draw:formula="if(?f134, ?f185, ?f201)"/>
            <draw:equation draw:name="f209" draw:formula="if(?f134, ?f186, ?f203)"/>
            <draw:equation draw:name="f210" draw:formula="if(?f134, ?f187, ?f201)"/>
            <draw:equation draw:name="f211" draw:formula="if(?f134, ?f188, ?f203)"/>
          </draw:enhanced-geometry>
        </draw:custom-shape>
      </draw:page>
      <draw:page draw:name="Slide84" draw:style-name="a1392" draw:master-page-name="Master1-Layout4-obj-Title-and-Content" presentation:presentation-page-layout-name="Master1-PPL4" draw:id="Slide-339">
        <draw:frame draw:id="id169" presentation:style-name="a1395" draw:name="Title 1" svg:x="0.5in" svg:y="0.48in" svg:width="9in" svg:height="0.87in" presentation:class="title" presentation:placeholder="false">
          <draw:text-box>
            <text:p text:style-name="a1394" text:class-names="" text:cond-style-name=""><text:span text:style-name="a1393" text:class-names="">Where</text:span></text:p>
          </draw:text-box>
          <svg:title/>
          <svg:desc/>
        </draw:frame>
        <draw:g draw:name="Group 22" draw:id="id170">
          <svg:title/>
          <svg:desc/>
          <draw:custom-shape svg:x="0.31667in" svg:y="2.69861in" svg:width="2.53333in" svg:height="2.10278in" draw:id="id173" draw:style-name="a1408" draw:name="Dodecagon 5">
            <svg:title/>
            <svg:desc/>
            <text:p text:style-name="a1403" text:class-names="" text:cond-style-name=""><text:span text:style-name="a1402" text:class-names=""/></text:p>
            <text:p text:style-name="a1405" text:class-names="" text:cond-style-name=""><text:span text:style-name="a1404" text:class-names="">Your</text:span></text:p>
            <text:p text:style-name="a1407" text:class-names="" text:cond-style-name=""><text:span text:style-name="a1406" text:class-names="">System</text:span></text:p>
            <draw:enhanced-geometry xmlns:dr3d="urn:oasis:names:tc:opendocument:xmlns:dr3d:1.0" draw:path-stretchpoint-x="21600" draw:path-stretchpoint-y="21600" draw:type="non-primitive" svg:viewBox="0 0 21600 21600" draw:enhanced-path="M ?f0 ?f11 L ?f6 ?f10 ?f7 ?f2 ?f8 ?f2 ?f9 ?f10 ?f1 ?f11 ?f1 ?f12 ?f9 ?f13 ?f8 ?f3 ?f7 ?f3 ?f6 ?f13 ?f0 ?f12 Z N" draw:text-areas="?f6 ?f10 ?f9 ?f13" draw:glue-points="?f9 ?f10 ?f1 ?f11 ?f1 ?f12 ?f9 ?f13 ?f8 ?f3 ?f7 ?f3 ?f6 ?f13 ?f0 ?f12 ?f0 ?f11 ?f6 ?f10 ?f7 ?f2 ?f8 ?f2" draw:glue-point-leaving-directions="-90, -90, -90, -90, -180, -180, -270, -270, -270, -270, -36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* 2894 / 21600"/>
              <draw:equation draw:name="f7" draw:formula="?f5 * 7906 / 21600"/>
              <draw:equation draw:name="f8" draw:formula="?f5 * 13694 / 21600"/>
              <draw:equation draw:name="f9" draw:formula="?f5 * 18706 / 21600"/>
              <draw:equation draw:name="f10" draw:formula="?f4 * 2894 / 21600"/>
              <draw:equation draw:name="f11" draw:formula="?f4 * 7906 / 21600"/>
              <draw:equation draw:name="f12" draw:formula="?f4 * 13694 / 21600"/>
              <draw:equation draw:name="f13" draw:formula="?f4 * 18706 / 21600"/>
            </draw:enhanced-geometry>
          </draw:custom-shape>
          <draw:custom-shape svg:x="2.41389in" svg:y="3.20417in" svg:width="0.54722in" svg:height="1.09167in" draw:id="id174" draw:style-name="a1411" draw:name="Rounded Rectangle 6">
            <svg:title/>
            <svg:desc/>
            <text:p text:style-name="a1410" text:class-names="" text:cond-style-name=""><text:span text:style-name="a1409" text:class-names="">SDK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3.34167in" svg:y="3.60139in" svg:width="0.78333in" svg:height="0.29722in" draw:id="id175" draw:style-name="a1414" draw:name="Direct Access Storage 7">
            <svg:title/>
            <svg:desc/>
            <text:p text:style-name="a1413" text:class-names="" text:cond-style-name=""><text:span text:style-name="a1412" text:class-names=""/></text:p>
            <draw:enhanced-geometry xmlns:dr3d="urn:oasis:names:tc:opendocument:xmlns:dr3d:1.0" draw:type="non-primitive" svg:viewBox="0 0 716280 271780" draw:enhanced-path="S M 119380 0 L 596900 0 A ?f58 ?f59 ?f60 ?f61 596900 0 ?f55 ?f57  W ?f62 ?f63 ?f64 ?f65 596900 0 ?f55 ?f57 L 119380 271780 A ?f101 ?f102 ?f103 ?f104 119380 271780 ?f98 ?f100  W ?f105 ?f106 ?f107 ?f108 119380 271780 ?f98 ?f100 Z N F M 596900 271780 A ?f113 ?f102 ?f114 ?f104 596900 271780 ?f112 ?f100  W ?f115 ?f106 ?f116 ?f108 596900 271780 ?f112 ?f100 N F M 119380 0 L 596900 0 A ?f58 ?f59 ?f60 ?f61 596900 0 ?f55 ?f57  W ?f62 ?f63 ?f64 ?f65 596900 0 ?f55 ?f57 L 119380 271780 A ?f101 ?f102 ?f103 ?f104 119380 271780 ?f98 ?f100  W ?f105 ?f106 ?f107 ?f108 119380 271780 ?f98 ?f100 Z N" draw:text-areas="?f18 ?f12 ?f16 ?f15" draw:glue-points="?f11 ?f12 ?f13 ?f14 ?f11 ?f15 ?f16 ?f14 ?f17 ?f14" draw:glue-point-leaving-directions="-360, -270, -180, -90, -9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716280"/>
              <draw:equation draw:name="f10" draw:formula="?f6 / 271780"/>
              <draw:equation draw:name="f11" draw:formula="358140 / ?f9"/>
              <draw:equation draw:name="f12" draw:formula="0 / ?f10"/>
              <draw:equation draw:name="f13" draw:formula="0 / ?f9"/>
              <draw:equation draw:name="f14" draw:formula="135890 / ?f10"/>
              <draw:equation draw:name="f15" draw:formula="271780 / ?f10"/>
              <draw:equation draw:name="f16" draw:formula="477520 / ?f9"/>
              <draw:equation draw:name="f17" draw:formula="716280 / ?f9"/>
              <draw:equation draw:name="f18" draw:formula="119380 / ?f9"/>
              <draw:equation draw:name="f19" draw:formula="21550000 - 10800000"/>
              <draw:equation draw:name="f20" draw:formula="if(?f19, 10800000, 21550000)"/>
              <draw:equation draw:name="f21" draw:formula="-21550000 - ?f20"/>
              <draw:equation draw:name="f22" draw:formula="if(?f21, -21550000, ?f20)"/>
              <draw:equation draw:name="f23" draw:formula="16200000 + ?f22"/>
              <draw:equation draw:name="f24" draw:formula="16200000 + ?f1"/>
              <draw:equation draw:name="f25" draw:formula="?f24 * ?f8 / ?f0"/>
              <draw:equation draw:name="f26" draw:formula="0 - ?f25"/>
              <draw:equation draw:name="f27" draw:formula="cos(?f26)"/>
              <draw:equation draw:name="f28" draw:formula="0 - ?f27"/>
              <draw:equation draw:name="f29" draw:formula="?f28 * 119380"/>
              <draw:equation draw:name="f30" draw:formula="sin(?f26)"/>
              <draw:equation draw:name="f31" draw:formula="0 - ?f30"/>
              <draw:equation draw:name="f32" draw:formula="?f31 * 135890"/>
              <draw:equation draw:name="f33" draw:formula="sqrt(?f29 * ?f29 + ?f32 * ?f32 + 0 * 0)"/>
              <draw:equation draw:name="f34" draw:formula="119380 * 135890 / ?f33"/>
              <draw:equation draw:name="f35" draw:formula="?f31 * ?f34"/>
              <draw:equation draw:name="f36" draw:formula="596900 - ?f35"/>
              <draw:equation draw:name="f37" draw:formula="?f28 * ?f34"/>
              <draw:equation draw:name="f38" draw:formula="0 - ?f37"/>
              <draw:equation draw:name="f39" draw:formula="?f36 - 119380"/>
              <draw:equation draw:name="f40" draw:formula="?f38 - 135890"/>
              <draw:equation draw:name="f41" draw:formula="?f36 + 119380"/>
              <draw:equation draw:name="f42" draw:formula="?f38 + 135890"/>
              <draw:equation draw:name="f43" draw:formula="?f23 + ?f1"/>
              <draw:equation draw:name="f44" draw:formula="?f43 * ?f8 / ?f0"/>
              <draw:equation draw:name="f45" draw:formula="0 - ?f44"/>
              <draw:equation draw:name="f46" draw:formula="cos(?f45)"/>
              <draw:equation draw:name="f47" draw:formula="0 - ?f46"/>
              <draw:equation draw:name="f48" draw:formula="?f47 * 119380"/>
              <draw:equation draw:name="f49" draw:formula="sin(?f45)"/>
              <draw:equation draw:name="f50" draw:formula="0 - ?f49"/>
              <draw:equation draw:name="f51" draw:formula="?f50 * 135890"/>
              <draw:equation draw:name="f52" draw:formula="sqrt(?f48 * ?f48 + ?f51 * ?f51 + 0 * 0)"/>
              <draw:equation draw:name="f53" draw:formula="119380 * 135890 / ?f52"/>
              <draw:equation draw:name="f54" draw:formula="?f50 * ?f53"/>
              <draw:equation draw:name="f55" draw:formula="?f36 + ?f54"/>
              <draw:equation draw:name="f56" draw:formula="?f47 * ?f53"/>
              <draw:equation draw:name="f57" draw:formula="?f38 + ?f56"/>
              <draw:equation draw:name="f58" draw:formula="if(?f22, 596900, ?f39)"/>
              <draw:equation draw:name="f59" draw:formula="if(?f22, 0, ?f40)"/>
              <draw:equation draw:name="f60" draw:formula="if(?f22, 596900, ?f41)"/>
              <draw:equation draw:name="f61" draw:formula="if(?f22, 0, ?f42)"/>
              <draw:equation draw:name="f62" draw:formula="if(?f22, ?f39, ?f55)"/>
              <draw:equation draw:name="f63" draw:formula="if(?f22, ?f40, ?f57)"/>
              <draw:equation draw:name="f64" draw:formula="if(?f22, ?f41, ?f55)"/>
              <draw:equation draw:name="f65" draw:formula="if(?f22, ?f42, ?f57)"/>
              <draw:equation draw:name="f66" draw:formula="5400000 + ?f22"/>
              <draw:equation draw:name="f67" draw:formula="5400000 + ?f1"/>
              <draw:equation draw:name="f68" draw:formula="?f67 * ?f8 / ?f0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119380"/>
              <draw:equation draw:name="f73" draw:formula="sin(?f69)"/>
              <draw:equation draw:name="f74" draw:formula="0 - ?f73"/>
              <draw:equation draw:name="f75" draw:formula="?f74 * 135890"/>
              <draw:equation draw:name="f76" draw:formula="sqrt(?f72 * ?f72 + ?f75 * ?f75 + 0 * 0)"/>
              <draw:equation draw:name="f77" draw:formula="119380 * 135890 / ?f76"/>
              <draw:equation draw:name="f78" draw:formula="?f74 * ?f77"/>
              <draw:equation draw:name="f79" draw:formula="119380 - ?f78"/>
              <draw:equation draw:name="f80" draw:formula="?f71 * ?f77"/>
              <draw:equation draw:name="f81" draw:formula="271780 - ?f80"/>
              <draw:equation draw:name="f82" draw:formula="?f79 - 119380"/>
              <draw:equation draw:name="f83" draw:formula="?f81 - 135890"/>
              <draw:equation draw:name="f84" draw:formula="?f79 + 119380"/>
              <draw:equation draw:name="f85" draw:formula="?f81 + 135890"/>
              <draw:equation draw:name="f86" draw:formula="?f66 + ?f1"/>
              <draw:equation draw:name="f87" draw:formula="?f86 * ?f8 / ?f0"/>
              <draw:equation draw:name="f88" draw:formula="0 - ?f87"/>
              <draw:equation draw:name="f89" draw:formula="cos(?f88)"/>
              <draw:equation draw:name="f90" draw:formula="0 - ?f89"/>
              <draw:equation draw:name="f91" draw:formula="?f90 * 119380"/>
              <draw:equation draw:name="f92" draw:formula="sin(?f88)"/>
              <draw:equation draw:name="f93" draw:formula="0 - ?f92"/>
              <draw:equation draw:name="f94" draw:formula="?f93 * 135890"/>
              <draw:equation draw:name="f95" draw:formula="sqrt(?f91 * ?f91 + ?f94 * ?f94 + 0 * 0)"/>
              <draw:equation draw:name="f96" draw:formula="119380 * 135890 / ?f95"/>
              <draw:equation draw:name="f97" draw:formula="?f93 * ?f96"/>
              <draw:equation draw:name="f98" draw:formula="?f79 + ?f97"/>
              <draw:equation draw:name="f99" draw:formula="?f90 * ?f96"/>
              <draw:equation draw:name="f100" draw:formula="?f81 + ?f99"/>
              <draw:equation draw:name="f101" draw:formula="if(?f22, 119380, ?f82)"/>
              <draw:equation draw:name="f102" draw:formula="if(?f22, 271780, ?f83)"/>
              <draw:equation draw:name="f103" draw:formula="if(?f22, 119380, ?f84)"/>
              <draw:equation draw:name="f104" draw:formula="if(?f22, 271780, ?f85)"/>
              <draw:equation draw:name="f105" draw:formula="if(?f22, ?f82, ?f98)"/>
              <draw:equation draw:name="f106" draw:formula="if(?f22, ?f83, ?f100)"/>
              <draw:equation draw:name="f107" draw:formula="if(?f22, ?f84, ?f98)"/>
              <draw:equation draw:name="f108" draw:formula="if(?f22, ?f85, ?f100)"/>
              <draw:equation draw:name="f109" draw:formula="596900 - ?f78"/>
              <draw:equation draw:name="f110" draw:formula="?f109 - 119380"/>
              <draw:equation draw:name="f111" draw:formula="?f109 + 119380"/>
              <draw:equation draw:name="f112" draw:formula="?f109 + ?f97"/>
              <draw:equation draw:name="f113" draw:formula="if(?f22, 596900, ?f110)"/>
              <draw:equation draw:name="f114" draw:formula="if(?f22, 596900, ?f111)"/>
              <draw:equation draw:name="f115" draw:formula="if(?f22, ?f110, ?f112)"/>
              <draw:equation draw:name="f116" draw:formula="if(?f22, ?f111, ?f112)"/>
            </draw:enhanced-geometry>
          </draw:custom-shape>
          <draw:custom-shape svg:x="6.97222in" svg:y="2.02083in" svg:width="2.625in" svg:height="3.45833in" draw:id="id176" draw:style-name="a1417" draw:name="Cloud 8">
            <svg:title/>
            <svg:desc/>
            <text:p text:style-name="a1416" text:class-names="" text:cond-style-name=""><text:span text:style-name="a1415" text:class-names="">OpenStack</text:span></text:p>
  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?f9 / 43200"/>
              <draw:equation draw:name="f14" draw:formula="?f6 / 43200"/>
              <draw:equation draw:name="f15" draw:formula="?f9 * 2977 / 21600"/>
              <draw:equation draw:name="f16" draw:formula="?f6 * 3262 / 21600"/>
              <draw:equation draw:name="f17" draw:formula="?f9 * 17087 / 21600"/>
              <draw:equation draw:name="f18" draw:formula="?f6 * 17337 / 21600"/>
              <draw:equation draw:name="f19" draw:formula="?f9 * 67 / 21600"/>
              <draw:equation draw:name="f20" draw:formula="?f6 * 21577 / 21600"/>
              <draw:equation draw:name="f21" draw:formula="?f9 * 21582 / 21600"/>
              <draw:equation draw:name="f22" draw:formula="?f6 * 1235 / 21600"/>
              <draw:equation draw:name="f23" draw:formula="?f21 / ?f13"/>
              <draw:equation draw:name="f24" draw:formula="?f8 / ?f14"/>
              <draw:equation draw:name="f25" draw:formula="?f11 / ?f13"/>
              <draw:equation draw:name="f26" draw:formula="?f20 / ?f14"/>
              <draw:equation draw:name="f27" draw:formula="?f19 / ?f13"/>
              <draw:equation draw:name="f28" draw:formula="?f22 / ?f14"/>
              <draw:equation draw:name="f29" draw:formula="?f15 / ?f13"/>
              <draw:equation draw:name="f30" draw:formula="?f17 / ?f13"/>
              <draw:equation draw:name="f31" draw:formula="?f16 / ?f14"/>
              <draw:equation draw:name="f32" draw:formula="?f18 / ?f14"/>
              <draw:equation draw:name="f33" draw:formula="21550000 - 7426832"/>
              <draw:equation draw:name="f34" draw:formula="if(?f33, 7426832, 21550000)"/>
              <draw:equation draw:name="f35" draw:formula="-21550000 - ?f34"/>
              <draw:equation draw:name="f36" draw:formula="if(?f35, -21550000, ?f34)"/>
              <draw:equation draw:name="f37" draw:formula="-11429249 + ?f36"/>
              <draw:equation draw:name="f38" draw:formula="-11429249 + ?f1"/>
              <draw:equation draw:name="f39" draw:formula="?f38 * ?f12 / ?f0"/>
              <draw:equation draw:name="f40" draw:formula="0 - ?f39"/>
              <draw:equation draw:name="f41" draw:formula="cos(?f40)"/>
              <draw:equation draw:name="f42" draw:formula="0 - ?f41"/>
              <draw:equation draw:name="f43" draw:formula="?f42 * 6753"/>
              <draw:equation draw:name="f44" draw:formula="sin(?f40)"/>
              <draw:equation draw:name="f45" draw:formula="0 - ?f44"/>
              <draw:equation draw:name="f46" draw:formula="?f45 * 9190"/>
              <draw:equation draw:name="f47" draw:formula="sqrt(?f43 * ?f43 + ?f46 * ?f46 + 0 * 0)"/>
              <draw:equation draw:name="f48" draw:formula="6753 * 9190 / ?f47"/>
              <draw:equation draw:name="f49" draw:formula="?f45 * ?f48"/>
              <draw:equation draw:name="f50" draw:formula="3900 - ?f49"/>
              <draw:equation draw:name="f51" draw:formula="?f42 * ?f48"/>
              <draw:equation draw:name="f52" draw:formula="14370 - ?f51"/>
              <draw:equation draw:name="f53" draw:formula="?f50 - 6753"/>
              <draw:equation draw:name="f54" draw:formula="?f52 - 9190"/>
              <draw:equation draw:name="f55" draw:formula="?f50 + 6753"/>
              <draw:equation draw:name="f56" draw:formula="?f52 + 9190"/>
              <draw:equation draw:name="f57" draw:formula="?f37 + ?f1"/>
              <draw:equation draw:name="f58" draw:formula="?f57 * ?f12 / ?f0"/>
              <draw:equation draw:name="f59" draw:formula="0 - ?f58"/>
              <draw:equation draw:name="f60" draw:formula="cos(?f59)"/>
              <draw:equation draw:name="f61" draw:formula="0 - ?f60"/>
              <draw:equation draw:name="f62" draw:formula="?f61 * 6753"/>
              <draw:equation draw:name="f63" draw:formula="sin(?f59)"/>
              <draw:equation draw:name="f64" draw:formula="0 - ?f63"/>
              <draw:equation draw:name="f65" draw:formula="?f64 * 9190"/>
              <draw:equation draw:name="f66" draw:formula="sqrt(?f62 * ?f62 + ?f65 * ?f65 + 0 * 0)"/>
              <draw:equation draw:name="f67" draw:formula="6753 * 9190 / ?f66"/>
              <draw:equation draw:name="f68" draw:formula="?f64 * ?f67"/>
              <draw:equation draw:name="f69" draw:formula="?f50 + ?f68"/>
              <draw:equation draw:name="f70" draw:formula="?f61 * ?f67"/>
              <draw:equation draw:name="f71" draw:formula="?f52 + ?f70"/>
              <draw:equation draw:name="f72" draw:formula="if(?f36, 3900, ?f53)"/>
              <draw:equation draw:name="f73" draw:formula="if(?f36, 14370, ?f54)"/>
              <draw:equation draw:name="f74" draw:formula="if(?f36, 3900, ?f55)"/>
              <draw:equation draw:name="f75" draw:formula="if(?f36, 14370, ?f56)"/>
              <draw:equation draw:name="f76" draw:formula="if(?f36, ?f53, ?f69)"/>
              <draw:equation draw:name="f77" draw:formula="if(?f36, ?f54, ?f71)"/>
              <draw:equation draw:name="f78" draw:formula="if(?f36, ?f55, ?f69)"/>
              <draw:equation draw:name="f79" draw:formula="if(?f36, ?f56, ?f71)"/>
              <draw:equation draw:name="f80" draw:formula="21550000 - 5396714"/>
              <draw:equation draw:name="f81" draw:formula="if(?f80, 5396714, 21550000)"/>
              <draw:equation draw:name="f82" draw:formula="-21550000 - ?f81"/>
              <draw:equation draw:name="f83" draw:formula="if(?f82, -21550000, ?f81)"/>
              <draw:equation draw:name="f84" draw:formula="-8646143 + ?f83"/>
              <draw:equation draw:name="f85" draw:formula="-8646143 + ?f1"/>
              <draw:equation draw:name="f86" draw:formula="?f85 * ?f12 / ?f0"/>
              <draw:equation draw:name="f87" draw:formula="0 - ?f86"/>
              <draw:equation draw:name="f88" draw:formula="cos(?f87)"/>
              <draw:equation draw:name="f89" draw:formula="0 - ?f88"/>
              <draw:equation draw:name="f90" draw:formula="?f89 * 5333"/>
              <draw:equation draw:name="f91" draw:formula="sin(?f87)"/>
              <draw:equation draw:name="f92" draw:formula="0 - ?f91"/>
              <draw:equation draw:name="f93" draw:formula="?f92 * 7267"/>
              <draw:equation draw:name="f94" draw:formula="sqrt(?f90 * ?f90 + ?f93 * ?f93 + 0 * 0)"/>
              <draw:equation draw:name="f95" draw:formula="5333 * 7267 / ?f94"/>
              <draw:equation draw:name="f96" draw:formula="?f92 * ?f95"/>
              <draw:equation draw:name="f97" draw:formula="?f69 - ?f96"/>
              <draw:equation draw:name="f98" draw:formula="?f89 * ?f95"/>
              <draw:equation draw:name="f99" draw:formula="?f71 - ?f98"/>
              <draw:equation draw:name="f100" draw:formula="?f97 - 5333"/>
              <draw:equation draw:name="f101" draw:formula="?f99 - 7267"/>
              <draw:equation draw:name="f102" draw:formula="?f97 + 5333"/>
              <draw:equation draw:name="f103" draw:formula="?f99 + 7267"/>
              <draw:equation draw:name="f104" draw:formula="?f84 + ?f1"/>
              <draw:equation draw:name="f105" draw:formula="?f104 * ?f12 / ?f0"/>
              <draw:equation draw:name="f106" draw:formula="0 - ?f105"/>
              <draw:equation draw:name="f107" draw:formula="cos(?f106)"/>
              <draw:equation draw:name="f108" draw:formula="0 - ?f107"/>
              <draw:equation draw:name="f109" draw:formula="?f108 * 5333"/>
              <draw:equation draw:name="f110" draw:formula="sin(?f106)"/>
              <draw:equation draw:name="f111" draw:formula="0 - ?f110"/>
              <draw:equation draw:name="f112" draw:formula="?f111 * 7267"/>
              <draw:equation draw:name="f113" draw:formula="sqrt(?f109 * ?f109 + ?f112 * ?f112 + 0 * 0)"/>
              <draw:equation draw:name="f114" draw:formula="5333 * 7267 / ?f113"/>
              <draw:equation draw:name="f115" draw:formula="?f111 * ?f114"/>
              <draw:equation draw:name="f116" draw:formula="?f97 + ?f115"/>
              <draw:equation draw:name="f117" draw:formula="?f108 * ?f114"/>
              <draw:equation draw:name="f118" draw:formula="?f99 + ?f117"/>
              <draw:equation draw:name="f119" draw:formula="if(?f83, ?f69, ?f100)"/>
              <draw:equation draw:name="f120" draw:formula="if(?f83, ?f71, ?f101)"/>
              <draw:equation draw:name="f121" draw:formula="if(?f83, ?f69, ?f102)"/>
              <draw:equation draw:name="f122" draw:formula="if(?f83, ?f71, ?f103)"/>
              <draw:equation draw:name="f123" draw:formula="if(?f83, ?f100, ?f116)"/>
              <draw:equation draw:name="f124" draw:formula="if(?f83, ?f101, ?f118)"/>
              <draw:equation draw:name="f125" draw:formula="if(?f83, ?f102, ?f116)"/>
              <draw:equation draw:name="f126" draw:formula="if(?f83, ?f103, ?f118)"/>
              <draw:equation draw:name="f127" draw:formula="21550000 - 5983381"/>
              <draw:equation draw:name="f128" draw:formula="if(?f127, 5983381, 21550000)"/>
              <draw:equation draw:name="f129" draw:formula="-21550000 - ?f128"/>
              <draw:equation draw:name="f130" draw:formula="if(?f129, -21550000, ?f128)"/>
              <draw:equation draw:name="f131" draw:formula="-8748475 + ?f130"/>
              <draw:equation draw:name="f132" draw:formula="-8748475 + ?f1"/>
              <draw:equation draw:name="f133" draw:formula="?f132 * ?f12 / ?f0"/>
              <draw:equation draw:name="f134" draw:formula="0 - ?f133"/>
              <draw:equation draw:name="f135" draw:formula="cos(?f134)"/>
              <draw:equation draw:name="f136" draw:formula="0 - ?f135"/>
              <draw:equation draw:name="f137" draw:formula="?f136 * 4365"/>
              <draw:equation draw:name="f138" draw:formula="sin(?f134)"/>
              <draw:equation draw:name="f139" draw:formula="0 - ?f138"/>
              <draw:equation draw:name="f140" draw:formula="?f139 * 5945"/>
              <draw:equation draw:name="f141" draw:formula="sqrt(?f137 * ?f137 + ?f140 * ?f140 + 0 * 0)"/>
              <draw:equation draw:name="f142" draw:formula="4365 * 5945 / ?f141"/>
              <draw:equation draw:name="f143" draw:formula="?f139 * ?f142"/>
              <draw:equation draw:name="f144" draw:formula="?f116 - ?f143"/>
              <draw:equation draw:name="f145" draw:formula="?f136 * ?f142"/>
              <draw:equation draw:name="f146" draw:formula="?f118 - ?f145"/>
              <draw:equation draw:name="f147" draw:formula="?f144 - 4365"/>
              <draw:equation draw:name="f148" draw:formula="?f146 - 5945"/>
              <draw:equation draw:name="f149" draw:formula="?f144 + 4365"/>
              <draw:equation draw:name="f150" draw:formula="?f146 + 5945"/>
              <draw:equation draw:name="f151" draw:formula="?f131 + ?f1"/>
              <draw:equation draw:name="f152" draw:formula="?f151 * ?f12 / ?f0"/>
              <draw:equation draw:name="f153" draw:formula="0 - ?f152"/>
              <draw:equation draw:name="f154" draw:formula="cos(?f153)"/>
              <draw:equation draw:name="f155" draw:formula="0 - ?f154"/>
              <draw:equation draw:name="f156" draw:formula="?f155 * 4365"/>
              <draw:equation draw:name="f157" draw:formula="sin(?f153)"/>
              <draw:equation draw:name="f158" draw:formula="0 - ?f157"/>
              <draw:equation draw:name="f159" draw:formula="?f158 * 5945"/>
              <draw:equation draw:name="f160" draw:formula="sqrt(?f156 * ?f156 + ?f159 * ?f159 + 0 * 0)"/>
              <draw:equation draw:name="f161" draw:formula="4365 * 5945 / ?f160"/>
              <draw:equation draw:name="f162" draw:formula="?f158 * ?f161"/>
              <draw:equation draw:name="f163" draw:formula="?f144 + ?f162"/>
              <draw:equation draw:name="f164" draw:formula="?f155 * ?f161"/>
              <draw:equation draw:name="f165" draw:formula="?f146 + ?f164"/>
              <draw:equation draw:name="f166" draw:formula="if(?f130, ?f116, ?f147)"/>
              <draw:equation draw:name="f167" draw:formula="if(?f130, ?f118, ?f148)"/>
              <draw:equation draw:name="f168" draw:formula="if(?f130, ?f116, ?f149)"/>
              <draw:equation draw:name="f169" draw:formula="if(?f130, ?f118, ?f150)"/>
              <draw:equation draw:name="f170" draw:formula="if(?f130, ?f147, ?f163)"/>
              <draw:equation draw:name="f171" draw:formula="if(?f130, ?f148, ?f165)"/>
              <draw:equation draw:name="f172" draw:formula="if(?f130, ?f149, ?f163)"/>
              <draw:equation draw:name="f173" draw:formula="if(?f130, ?f150, ?f165)"/>
              <draw:equation draw:name="f174" draw:formula="21550000 - 7034504"/>
              <draw:equation draw:name="f175" draw:formula="if(?f174, 7034504, 21550000)"/>
              <draw:equation draw:name="f176" draw:formula="-21550000 - ?f175"/>
              <draw:equation draw:name="f177" draw:formula="if(?f176, -21550000, ?f175)"/>
              <draw:equation draw:name="f178" draw:formula="-7859163 + ?f177"/>
              <draw:equation draw:name="f179" draw:formula="-7859163 + ?f1"/>
              <draw:equation draw:name="f180" draw:formula="?f179 * ?f12 / ?f0"/>
              <draw:equation draw:name="f181" draw:formula="0 - ?f180"/>
              <draw:equation draw:name="f182" draw:formula="cos(?f181)"/>
              <draw:equation draw:name="f183" draw:formula="0 - ?f182"/>
              <draw:equation draw:name="f184" draw:formula="?f183 * 4857"/>
              <draw:equation draw:name="f185" draw:formula="sin(?f181)"/>
              <draw:equation draw:name="f186" draw:formula="0 - ?f185"/>
              <draw:equation draw:name="f187" draw:formula="?f186 * 6595"/>
              <draw:equation draw:name="f188" draw:formula="sqrt(?f184 * ?f184 + ?f187 * ?f187 + 0 * 0)"/>
              <draw:equation draw:name="f189" draw:formula="4857 * 6595 / ?f188"/>
              <draw:equation draw:name="f190" draw:formula="?f186 * ?f189"/>
              <draw:equation draw:name="f191" draw:formula="?f163 - ?f190"/>
              <draw:equation draw:name="f192" draw:formula="?f183 * ?f189"/>
              <draw:equation draw:name="f193" draw:formula="?f165 - ?f192"/>
              <draw:equation draw:name="f194" draw:formula="?f191 - 4857"/>
              <draw:equation draw:name="f195" draw:formula="?f193 - 6595"/>
              <draw:equation draw:name="f196" draw:formula="?f191 + 4857"/>
              <draw:equation draw:name="f197" draw:formula="?f193 + 6595"/>
              <draw:equation draw:name="f198" draw:formula="?f178 + ?f1"/>
              <draw:equation draw:name="f199" draw:formula="?f198 * ?f12 / ?f0"/>
              <draw:equation draw:name="f200" draw:formula="0 - ?f199"/>
              <draw:equation draw:name="f201" draw:formula="cos(?f200)"/>
              <draw:equation draw:name="f202" draw:formula="0 - ?f201"/>
              <draw:equation draw:name="f203" draw:formula="?f202 * 4857"/>
              <draw:equation draw:name="f204" draw:formula="sin(?f200)"/>
              <draw:equation draw:name="f205" draw:formula="0 - ?f204"/>
              <draw:equation draw:name="f206" draw:formula="?f205 * 6595"/>
              <draw:equation draw:name="f207" draw:formula="sqrt(?f203 * ?f203 + ?f206 * ?f206 + 0 * 0)"/>
              <draw:equation draw:name="f208" draw:formula="4857 * 6595 / ?f207"/>
              <draw:equation draw:name="f209" draw:formula="?f205 * ?f208"/>
              <draw:equation draw:name="f210" draw:formula="?f191 + ?f209"/>
              <draw:equation draw:name="f211" draw:formula="?f202 * ?f208"/>
              <draw:equation draw:name="f212" draw:formula="?f193 + ?f211"/>
              <draw:equation draw:name="f213" draw:formula="if(?f177, ?f163, ?f194)"/>
              <draw:equation draw:name="f214" draw:formula="if(?f177, ?f165, ?f195)"/>
              <draw:equation draw:name="f215" draw:formula="if(?f177, ?f163, ?f196)"/>
              <draw:equation draw:name="f216" draw:formula="if(?f177, ?f165, ?f197)"/>
              <draw:equation draw:name="f217" draw:formula="if(?f177, ?f194, ?f210)"/>
              <draw:equation draw:name="f218" draw:formula="if(?f177, ?f195, ?f212)"/>
              <draw:equation draw:name="f219" draw:formula="if(?f177, ?f196, ?f210)"/>
              <draw:equation draw:name="f220" draw:formula="if(?f177, ?f197, ?f212)"/>
              <draw:equation draw:name="f221" draw:formula="21550000 - 6541615"/>
              <draw:equation draw:name="f222" draw:formula="if(?f221, 6541615, 21550000)"/>
              <draw:equation draw:name="f223" draw:formula="-21550000 - ?f222"/>
              <draw:equation draw:name="f224" draw:formula="if(?f223, -21550000, ?f222)"/>
              <draw:equation draw:name="f225" draw:formula="-4722533 + ?f224"/>
              <draw:equation draw:name="f226" draw:formula="-4722533 + ?f1"/>
              <draw:equation draw:name="f227" draw:formula="?f226 * ?f12 / ?f0"/>
              <draw:equation draw:name="f228" draw:formula="0 - ?f227"/>
              <draw:equation draw:name="f229" draw:formula="cos(?f228)"/>
              <draw:equation draw:name="f230" draw:formula="0 - ?f229"/>
              <draw:equation draw:name="f231" draw:formula="?f230 * 5333"/>
              <draw:equation draw:name="f232" draw:formula="sin(?f228)"/>
              <draw:equation draw:name="f233" draw:formula="0 - ?f232"/>
              <draw:equation draw:name="f234" draw:formula="?f233 * 7273"/>
              <draw:equation draw:name="f235" draw:formula="sqrt(?f231 * ?f231 + ?f234 * ?f234 + 0 * 0)"/>
              <draw:equation draw:name="f236" draw:formula="5333 * 7273 / ?f235"/>
              <draw:equation draw:name="f237" draw:formula="?f233 * ?f236"/>
              <draw:equation draw:name="f238" draw:formula="?f210 - ?f237"/>
              <draw:equation draw:name="f239" draw:formula="?f230 * ?f236"/>
              <draw:equation draw:name="f240" draw:formula="?f212 - ?f239"/>
              <draw:equation draw:name="f241" draw:formula="?f238 - 5333"/>
              <draw:equation draw:name="f242" draw:formula="?f240 - 7273"/>
              <draw:equation draw:name="f243" draw:formula="?f238 + 5333"/>
              <draw:equation draw:name="f244" draw:formula="?f240 + 7273"/>
              <draw:equation draw:name="f245" draw:formula="?f225 + ?f1"/>
              <draw:equation draw:name="f246" draw:formula="?f245 * ?f12 / ?f0"/>
              <draw:equation draw:name="f247" draw:formula="0 - ?f246"/>
              <draw:equation draw:name="f248" draw:formula="cos(?f247)"/>
              <draw:equation draw:name="f249" draw:formula="0 - ?f248"/>
              <draw:equation draw:name="f250" draw:formula="?f249 * 5333"/>
              <draw:equation draw:name="f251" draw:formula="sin(?f247)"/>
              <draw:equation draw:name="f252" draw:formula="0 - ?f251"/>
              <draw:equation draw:name="f253" draw:formula="?f252 * 7273"/>
              <draw:equation draw:name="f254" draw:formula="sqrt(?f250 * ?f250 + ?f253 * ?f253 + 0 * 0)"/>
              <draw:equation draw:name="f255" draw:formula="5333 * 7273 / ?f254"/>
              <draw:equation draw:name="f256" draw:formula="?f252 * ?f255"/>
              <draw:equation draw:name="f257" draw:formula="?f238 + ?f256"/>
              <draw:equation draw:name="f258" draw:formula="?f249 * ?f255"/>
              <draw:equation draw:name="f259" draw:formula="?f240 + ?f258"/>
              <draw:equation draw:name="f260" draw:formula="if(?f224, ?f210, ?f241)"/>
              <draw:equation draw:name="f261" draw:formula="if(?f224, ?f212, ?f242)"/>
              <draw:equation draw:name="f262" draw:formula="if(?f224, ?f210, ?f243)"/>
              <draw:equation draw:name="f263" draw:formula="if(?f224, ?f212, ?f244)"/>
              <draw:equation draw:name="f264" draw:formula="if(?f224, ?f241, ?f257)"/>
              <draw:equation draw:name="f265" draw:formula="if(?f224, ?f242, ?f259)"/>
              <draw:equation draw:name="f266" draw:formula="if(?f224, ?f243, ?f257)"/>
              <draw:equation draw:name="f267" draw:formula="if(?f224, ?f244, ?f259)"/>
              <draw:equation draw:name="f268" draw:formula="21550000 - 7816140"/>
              <draw:equation draw:name="f269" draw:formula="if(?f268, 7816140, 21550000)"/>
              <draw:equation draw:name="f270" draw:formula="-21550000 - ?f269"/>
              <draw:equation draw:name="f271" draw:formula="if(?f270, -21550000, ?f269)"/>
              <draw:equation draw:name="f272" draw:formula="-2776035 + ?f271"/>
              <draw:equation draw:name="f273" draw:formula="-2776035 + ?f1"/>
              <draw:equation draw:name="f274" draw:formula="?f273 * ?f12 / ?f0"/>
              <draw:equation draw:name="f275" draw:formula="0 - ?f274"/>
              <draw:equation draw:name="f276" draw:formula="cos(?f275)"/>
              <draw:equation draw:name="f277" draw:formula="0 - ?f276"/>
              <draw:equation draw:name="f278" draw:formula="?f277 * 6775"/>
              <draw:equation draw:name="f279" draw:formula="sin(?f275)"/>
              <draw:equation draw:name="f280" draw:formula="0 - ?f279"/>
              <draw:equation draw:name="f281" draw:formula="?f280 * 9220"/>
              <draw:equation draw:name="f282" draw:formula="sqrt(?f278 * ?f278 + ?f281 * ?f281 + 0 * 0)"/>
              <draw:equation draw:name="f283" draw:formula="6775 * 9220 / ?f282"/>
              <draw:equation draw:name="f284" draw:formula="?f280 * ?f283"/>
              <draw:equation draw:name="f285" draw:formula="?f257 - ?f284"/>
              <draw:equation draw:name="f286" draw:formula="?f277 * ?f283"/>
              <draw:equation draw:name="f287" draw:formula="?f259 - ?f286"/>
              <draw:equation draw:name="f288" draw:formula="?f285 - 6775"/>
              <draw:equation draw:name="f289" draw:formula="?f287 - 9220"/>
              <draw:equation draw:name="f290" draw:formula="?f285 + 6775"/>
              <draw:equation draw:name="f291" draw:formula="?f287 + 9220"/>
              <draw:equation draw:name="f292" draw:formula="?f272 + ?f1"/>
              <draw:equation draw:name="f293" draw:formula="?f292 * ?f12 / ?f0"/>
              <draw:equation draw:name="f294" draw:formula="0 - ?f293"/>
              <draw:equation draw:name="f295" draw:formula="cos(?f294)"/>
              <draw:equation draw:name="f296" draw:formula="0 - ?f295"/>
              <draw:equation draw:name="f297" draw:formula="?f296 * 6775"/>
              <draw:equation draw:name="f298" draw:formula="sin(?f294)"/>
              <draw:equation draw:name="f299" draw:formula="0 - ?f298"/>
              <draw:equation draw:name="f300" draw:formula="?f299 * 9220"/>
              <draw:equation draw:name="f301" draw:formula="sqrt(?f297 * ?f297 + ?f300 * ?f300 + 0 * 0)"/>
              <draw:equation draw:name="f302" draw:formula="6775 * 9220 / ?f301"/>
              <draw:equation draw:name="f303" draw:formula="?f299 * ?f302"/>
              <draw:equation draw:name="f304" draw:formula="?f285 + ?f303"/>
              <draw:equation draw:name="f305" draw:formula="?f296 * ?f302"/>
              <draw:equation draw:name="f306" draw:formula="?f287 + ?f305"/>
              <draw:equation draw:name="f307" draw:formula="if(?f271, ?f257, ?f288)"/>
              <draw:equation draw:name="f308" draw:formula="if(?f271, ?f259, ?f289)"/>
              <draw:equation draw:name="f309" draw:formula="if(?f271, ?f257, ?f290)"/>
              <draw:equation draw:name="f310" draw:formula="if(?f271, ?f259, ?f291)"/>
              <draw:equation draw:name="f311" draw:formula="if(?f271, ?f288, ?f304)"/>
              <draw:equation draw:name="f312" draw:formula="if(?f271, ?f289, ?f306)"/>
              <draw:equation draw:name="f313" draw:formula="if(?f271, ?f290, ?f304)"/>
              <draw:equation draw:name="f314" draw:formula="if(?f271, ?f291, ?f306)"/>
              <draw:equation draw:name="f315" draw:formula="21550000 - 6842000"/>
              <draw:equation draw:name="f316" draw:formula="if(?f315, 6842000, 21550000)"/>
              <draw:equation draw:name="f317" draw:formula="-21550000 - ?f316"/>
              <draw:equation draw:name="f318" draw:formula="if(?f317, -21550000, ?f316)"/>
              <draw:equation draw:name="f319" draw:formula="37501 + ?f318"/>
              <draw:equation draw:name="f320" draw:formula="37501 + ?f1"/>
              <draw:equation draw:name="f321" draw:formula="?f320 * ?f12 / ?f0"/>
              <draw:equation draw:name="f322" draw:formula="0 - ?f321"/>
              <draw:equation draw:name="f323" draw:formula="cos(?f322)"/>
              <draw:equation draw:name="f324" draw:formula="0 - ?f323"/>
              <draw:equation draw:name="f325" draw:formula="?f324 * 5785"/>
              <draw:equation draw:name="f326" draw:formula="sin(?f322)"/>
              <draw:equation draw:name="f327" draw:formula="0 - ?f326"/>
              <draw:equation draw:name="f328" draw:formula="?f327 * 7867"/>
              <draw:equation draw:name="f329" draw:formula="sqrt(?f325 * ?f325 + ?f328 * ?f328 + 0 * 0)"/>
              <draw:equation draw:name="f330" draw:formula="5785 * 7867 / ?f329"/>
              <draw:equation draw:name="f331" draw:formula="?f327 * ?f330"/>
              <draw:equation draw:name="f332" draw:formula="?f304 - ?f331"/>
              <draw:equation draw:name="f333" draw:formula="?f324 * ?f330"/>
              <draw:equation draw:name="f334" draw:formula="?f306 - ?f333"/>
              <draw:equation draw:name="f335" draw:formula="?f332 - 5785"/>
              <draw:equation draw:name="f336" draw:formula="?f334 - 7867"/>
              <draw:equation draw:name="f337" draw:formula="?f332 + 5785"/>
              <draw:equation draw:name="f338" draw:formula="?f334 + 7867"/>
              <draw:equation draw:name="f339" draw:formula="?f319 + ?f1"/>
              <draw:equation draw:name="f340" draw:formula="?f339 * ?f12 / ?f0"/>
              <draw:equation draw:name="f341" draw:formula="0 - ?f340"/>
              <draw:equation draw:name="f342" draw:formula="cos(?f341)"/>
              <draw:equation draw:name="f343" draw:formula="0 - ?f342"/>
              <draw:equation draw:name="f344" draw:formula="?f343 * 5785"/>
              <draw:equation draw:name="f345" draw:formula="sin(?f341)"/>
              <draw:equation draw:name="f346" draw:formula="0 - ?f345"/>
              <draw:equation draw:name="f347" draw:formula="?f346 * 7867"/>
              <draw:equation draw:name="f348" draw:formula="sqrt(?f344 * ?f344 + ?f347 * ?f347 + 0 * 0)"/>
              <draw:equation draw:name="f349" draw:formula="5785 * 7867 / ?f348"/>
              <draw:equation draw:name="f350" draw:formula="?f346 * ?f349"/>
              <draw:equation draw:name="f351" draw:formula="?f332 + ?f350"/>
              <draw:equation draw:name="f352" draw:formula="?f343 * ?f349"/>
              <draw:equation draw:name="f353" draw:formula="?f334 + ?f352"/>
              <draw:equation draw:name="f354" draw:formula="if(?f318, ?f304, ?f335)"/>
              <draw:equation draw:name="f355" draw:formula="if(?f318, ?f306, ?f336)"/>
              <draw:equation draw:name="f356" draw:formula="if(?f318, ?f304, ?f337)"/>
              <draw:equation draw:name="f357" draw:formula="if(?f318, ?f306, ?f338)"/>
              <draw:equation draw:name="f358" draw:formula="if(?f318, ?f335, ?f351)"/>
              <draw:equation draw:name="f359" draw:formula="if(?f318, ?f336, ?f353)"/>
              <draw:equation draw:name="f360" draw:formula="if(?f318, ?f337, ?f351)"/>
              <draw:equation draw:name="f361" draw:formula="if(?f318, ?f338, ?f353)"/>
              <draw:equation draw:name="f362" draw:formula="21550000 - 6910353"/>
              <draw:equation draw:name="f363" draw:formula="if(?f362, 6910353, 21550000)"/>
              <draw:equation draw:name="f364" draw:formula="-21550000 - ?f363"/>
              <draw:equation draw:name="f365" draw:formula="if(?f364, -21550000, ?f363)"/>
              <draw:equation draw:name="f366" draw:formula="1347096 + ?f365"/>
              <draw:equation draw:name="f367" draw:formula="1347096 + ?f1"/>
              <draw:equation draw:name="f368" draw:formula="?f367 * ?f12 / ?f0"/>
              <draw:equation draw:name="f369" draw:formula="0 - ?f368"/>
              <draw:equation draw:name="f370" draw:formula="cos(?f369)"/>
              <draw:equation draw:name="f371" draw:formula="0 - ?f370"/>
              <draw:equation draw:name="f372" draw:formula="?f371 * 6752"/>
              <draw:equation draw:name="f373" draw:formula="sin(?f369)"/>
              <draw:equation draw:name="f374" draw:formula="0 - ?f373"/>
              <draw:equation draw:name="f375" draw:formula="?f374 * 9215"/>
              <draw:equation draw:name="f376" draw:formula="sqrt(?f372 * ?f372 + ?f375 * ?f375 + 0 * 0)"/>
              <draw:equation draw:name="f377" draw:formula="6752 * 9215 / ?f376"/>
              <draw:equation draw:name="f378" draw:formula="?f374 * ?f377"/>
              <draw:equation draw:name="f379" draw:formula="?f351 - ?f378"/>
              <draw:equation draw:name="f380" draw:formula="?f371 * ?f377"/>
              <draw:equation draw:name="f381" draw:formula="?f353 - ?f380"/>
              <draw:equation draw:name="f382" draw:formula="?f379 - 6752"/>
              <draw:equation draw:name="f383" draw:formula="?f381 - 9215"/>
              <draw:equation draw:name="f384" draw:formula="?f379 + 6752"/>
              <draw:equation draw:name="f385" draw:formula="?f381 + 9215"/>
              <draw:equation draw:name="f386" draw:formula="?f366 + ?f1"/>
              <draw:equation draw:name="f387" draw:formula="?f386 * ?f12 / ?f0"/>
              <draw:equation draw:name="f388" draw:formula="0 - ?f387"/>
              <draw:equation draw:name="f389" draw:formula="cos(?f388)"/>
              <draw:equation draw:name="f390" draw:formula="0 - ?f389"/>
              <draw:equation draw:name="f391" draw:formula="?f390 * 6752"/>
              <draw:equation draw:name="f392" draw:formula="sin(?f388)"/>
              <draw:equation draw:name="f393" draw:formula="0 - ?f392"/>
              <draw:equation draw:name="f394" draw:formula="?f393 * 9215"/>
              <draw:equation draw:name="f395" draw:formula="sqrt(?f391 * ?f391 + ?f394 * ?f394 + 0 * 0)"/>
              <draw:equation draw:name="f396" draw:formula="6752 * 9215 / ?f395"/>
              <draw:equation draw:name="f397" draw:formula="?f393 * ?f396"/>
              <draw:equation draw:name="f398" draw:formula="?f379 + ?f397"/>
              <draw:equation draw:name="f399" draw:formula="?f390 * ?f396"/>
              <draw:equation draw:name="f400" draw:formula="?f381 + ?f399"/>
              <draw:equation draw:name="f401" draw:formula="if(?f365, ?f351, ?f382)"/>
              <draw:equation draw:name="f402" draw:formula="if(?f365, ?f353, ?f383)"/>
              <draw:equation draw:name="f403" draw:formula="if(?f365, ?f351, ?f384)"/>
              <draw:equation draw:name="f404" draw:formula="if(?f365, ?f353, ?f385)"/>
              <draw:equation draw:name="f405" draw:formula="if(?f365, ?f382, ?f398)"/>
              <draw:equation draw:name="f406" draw:formula="if(?f365, ?f383, ?f400)"/>
              <draw:equation draw:name="f407" draw:formula="if(?f365, ?f384, ?f398)"/>
              <draw:equation draw:name="f408" draw:formula="if(?f365, ?f385, ?f400)"/>
              <draw:equation draw:name="f409" draw:formula="21550000 - 4542661"/>
              <draw:equation draw:name="f410" draw:formula="if(?f409, 4542661, 21550000)"/>
              <draw:equation draw:name="f411" draw:formula="-21550000 - ?f410"/>
              <draw:equation draw:name="f412" draw:formula="if(?f411, -21550000, ?f410)"/>
              <draw:equation draw:name="f413" draw:formula="3974558 + ?f412"/>
              <draw:equation draw:name="f414" draw:formula="3974558 + ?f1"/>
              <draw:equation draw:name="f415" draw:formula="?f414 * ?f12 / ?f0"/>
              <draw:equation draw:name="f416" draw:formula="0 - ?f415"/>
              <draw:equation draw:name="f417" draw:formula="cos(?f416)"/>
              <draw:equation draw:name="f418" draw:formula="0 - ?f417"/>
              <draw:equation draw:name="f419" draw:formula="?f418 * 7720"/>
              <draw:equation draw:name="f420" draw:formula="sin(?f416)"/>
              <draw:equation draw:name="f421" draw:formula="0 - ?f420"/>
              <draw:equation draw:name="f422" draw:formula="?f421 * 10543"/>
              <draw:equation draw:name="f423" draw:formula="sqrt(?f419 * ?f419 + ?f422 * ?f422 + 0 * 0)"/>
              <draw:equation draw:name="f424" draw:formula="7720 * 10543 / ?f423"/>
              <draw:equation draw:name="f425" draw:formula="?f421 * ?f424"/>
              <draw:equation draw:name="f426" draw:formula="?f398 - ?f425"/>
              <draw:equation draw:name="f427" draw:formula="?f418 * ?f424"/>
              <draw:equation draw:name="f428" draw:formula="?f400 - ?f427"/>
              <draw:equation draw:name="f429" draw:formula="?f426 - 7720"/>
              <draw:equation draw:name="f430" draw:formula="?f428 - 10543"/>
              <draw:equation draw:name="f431" draw:formula="?f426 + 7720"/>
              <draw:equation draw:name="f432" draw:formula="?f428 + 10543"/>
              <draw:equation draw:name="f433" draw:formula="?f413 + ?f1"/>
              <draw:equation draw:name="f434" draw:formula="?f433 * ?f12 / ?f0"/>
              <draw:equation draw:name="f435" draw:formula="0 - ?f434"/>
              <draw:equation draw:name="f436" draw:formula="cos(?f435)"/>
              <draw:equation draw:name="f437" draw:formula="0 - ?f436"/>
              <draw:equation draw:name="f438" draw:formula="?f437 * 7720"/>
              <draw:equation draw:name="f439" draw:formula="sin(?f435)"/>
              <draw:equation draw:name="f440" draw:formula="0 - ?f439"/>
              <draw:equation draw:name="f441" draw:formula="?f440 * 10543"/>
              <draw:equation draw:name="f442" draw:formula="sqrt(?f438 * ?f438 + ?f441 * ?f441 + 0 * 0)"/>
              <draw:equation draw:name="f443" draw:formula="7720 * 10543 / ?f442"/>
              <draw:equation draw:name="f444" draw:formula="?f440 * ?f443"/>
              <draw:equation draw:name="f445" draw:formula="?f426 + ?f444"/>
              <draw:equation draw:name="f446" draw:formula="?f437 * ?f443"/>
              <draw:equation draw:name="f447" draw:formula="?f428 + ?f446"/>
              <draw:equation draw:name="f448" draw:formula="if(?f412, ?f398, ?f429)"/>
              <draw:equation draw:name="f449" draw:formula="if(?f412, ?f400, ?f430)"/>
              <draw:equation draw:name="f450" draw:formula="if(?f412, ?f398, ?f431)"/>
              <draw:equation draw:name="f451" draw:formula="if(?f412, ?f400, ?f432)"/>
              <draw:equation draw:name="f452" draw:formula="if(?f412, ?f429, ?f445)"/>
              <draw:equation draw:name="f453" draw:formula="if(?f412, ?f430, ?f447)"/>
              <draw:equation draw:name="f454" draw:formula="if(?f412, ?f431, ?f445)"/>
              <draw:equation draw:name="f455" draw:formula="if(?f412, ?f432, ?f447)"/>
              <draw:equation draw:name="f456" draw:formula="21550000 - 8804134"/>
              <draw:equation draw:name="f457" draw:formula="if(?f456, 8804134, 21550000)"/>
              <draw:equation draw:name="f458" draw:formula="-21550000 - ?f457"/>
              <draw:equation draw:name="f459" draw:formula="if(?f458, -21550000, ?f457)"/>
              <draw:equation draw:name="f460" draw:formula="-16496525 + ?f459"/>
              <draw:equation draw:name="f461" draw:formula="-16496525 + ?f1"/>
              <draw:equation draw:name="f462" draw:formula="?f461 * ?f12 / ?f0"/>
              <draw:equation draw:name="f463" draw:formula="0 - ?f462"/>
              <draw:equation draw:name="f464" draw:formula="cos(?f463)"/>
              <draw:equation draw:name="f465" draw:formula="0 - ?f464"/>
              <draw:equation draw:name="f466" draw:formula="?f465 * 4360"/>
              <draw:equation draw:name="f467" draw:formula="sin(?f463)"/>
              <draw:equation draw:name="f468" draw:formula="0 - ?f467"/>
              <draw:equation draw:name="f469" draw:formula="?f468 * 5918"/>
              <draw:equation draw:name="f470" draw:formula="sqrt(?f466 * ?f466 + ?f469 * ?f469 + 0 * 0)"/>
              <draw:equation draw:name="f471" draw:formula="4360 * 5918 / ?f470"/>
              <draw:equation draw:name="f472" draw:formula="?f468 * ?f471"/>
              <draw:equation draw:name="f473" draw:formula="?f445 - ?f472"/>
              <draw:equation draw:name="f474" draw:formula="?f465 * ?f471"/>
              <draw:equation draw:name="f475" draw:formula="?f447 - ?f474"/>
              <draw:equation draw:name="f476" draw:formula="?f473 - 4360"/>
              <draw:equation draw:name="f477" draw:formula="?f475 - 5918"/>
              <draw:equation draw:name="f478" draw:formula="?f473 + 4360"/>
              <draw:equation draw:name="f479" draw:formula="?f475 + 5918"/>
              <draw:equation draw:name="f480" draw:formula="?f460 + ?f1"/>
              <draw:equation draw:name="f481" draw:formula="?f480 * ?f12 / ?f0"/>
              <draw:equation draw:name="f482" draw:formula="0 - ?f481"/>
              <draw:equation draw:name="f483" draw:formula="cos(?f482)"/>
              <draw:equation draw:name="f484" draw:formula="0 - ?f483"/>
              <draw:equation draw:name="f485" draw:formula="?f484 * 4360"/>
              <draw:equation draw:name="f486" draw:formula="sin(?f482)"/>
              <draw:equation draw:name="f487" draw:formula="0 - ?f486"/>
              <draw:equation draw:name="f488" draw:formula="?f487 * 5918"/>
              <draw:equation draw:name="f489" draw:formula="sqrt(?f485 * ?f485 + ?f488 * ?f488 + 0 * 0)"/>
              <draw:equation draw:name="f490" draw:formula="4360 * 5918 / ?f489"/>
              <draw:equation draw:name="f491" draw:formula="?f487 * ?f490"/>
              <draw:equation draw:name="f492" draw:formula="?f473 + ?f491"/>
              <draw:equation draw:name="f493" draw:formula="?f484 * ?f490"/>
              <draw:equation draw:name="f494" draw:formula="?f475 + ?f493"/>
              <draw:equation draw:name="f495" draw:formula="if(?f459, ?f445, ?f476)"/>
              <draw:equation draw:name="f496" draw:formula="if(?f459, ?f447, ?f477)"/>
              <draw:equation draw:name="f497" draw:formula="if(?f459, ?f445, ?f478)"/>
              <draw:equation draw:name="f498" draw:formula="if(?f459, ?f447, ?f479)"/>
              <draw:equation draw:name="f499" draw:formula="if(?f459, ?f476, ?f492)"/>
              <draw:equation draw:name="f500" draw:formula="if(?f459, ?f477, ?f494)"/>
              <draw:equation draw:name="f501" draw:formula="if(?f459, ?f478, ?f492)"/>
              <draw:equation draw:name="f502" draw:formula="if(?f459, ?f479, ?f494)"/>
              <draw:equation draw:name="f503" draw:formula="21550000 - 9151131"/>
              <draw:equation draw:name="f504" draw:formula="if(?f503, 9151131, 21550000)"/>
              <draw:equation draw:name="f505" draw:formula="-21550000 - ?f504"/>
              <draw:equation draw:name="f506" draw:formula="if(?f505, -21550000, ?f504)"/>
              <draw:equation draw:name="f507" draw:formula="-14809710 + ?f506"/>
              <draw:equation draw:name="f508" draw:formula="-14809710 + ?f1"/>
              <draw:equation draw:name="f509" draw:formula="?f508 * ?f12 / ?f0"/>
              <draw:equation draw:name="f510" draw:formula="0 - ?f509"/>
              <draw:equation draw:name="f511" draw:formula="cos(?f510)"/>
              <draw:equation draw:name="f512" draw:formula="0 - ?f511"/>
              <draw:equation draw:name="f513" draw:formula="?f512 * 4345"/>
              <draw:equation draw:name="f514" draw:formula="sin(?f510)"/>
              <draw:equation draw:name="f515" draw:formula="0 - ?f514"/>
              <draw:equation draw:name="f516" draw:formula="?f515 * 5945"/>
              <draw:equation draw:name="f517" draw:formula="sqrt(?f513 * ?f513 + ?f516 * ?f516 + 0 * 0)"/>
              <draw:equation draw:name="f518" draw:formula="4345 * 5945 / ?f517"/>
              <draw:equation draw:name="f519" draw:formula="?f515 * ?f518"/>
              <draw:equation draw:name="f520" draw:formula="?f492 - ?f519"/>
              <draw:equation draw:name="f521" draw:formula="?f512 * ?f518"/>
              <draw:equation draw:name="f522" draw:formula="?f494 - ?f521"/>
              <draw:equation draw:name="f523" draw:formula="?f520 - 4345"/>
              <draw:equation draw:name="f524" draw:formula="?f522 - 5945"/>
              <draw:equation draw:name="f525" draw:formula="?f520 + 4345"/>
              <draw:equation draw:name="f526" draw:formula="?f522 + 5945"/>
              <draw:equation draw:name="f527" draw:formula="?f507 + ?f1"/>
              <draw:equation draw:name="f528" draw:formula="?f527 * ?f12 / ?f0"/>
              <draw:equation draw:name="f529" draw:formula="0 - ?f528"/>
              <draw:equation draw:name="f530" draw:formula="cos(?f529)"/>
              <draw:equation draw:name="f531" draw:formula="0 - ?f530"/>
              <draw:equation draw:name="f532" draw:formula="?f531 * 4345"/>
              <draw:equation draw:name="f533" draw:formula="sin(?f529)"/>
              <draw:equation draw:name="f534" draw:formula="0 - ?f533"/>
              <draw:equation draw:name="f535" draw:formula="?f534 * 5945"/>
              <draw:equation draw:name="f536" draw:formula="sqrt(?f532 * ?f532 + ?f535 * ?f535 + 0 * 0)"/>
              <draw:equation draw:name="f537" draw:formula="4345 * 5945 / ?f536"/>
              <draw:equation draw:name="f538" draw:formula="?f534 * ?f537"/>
              <draw:equation draw:name="f539" draw:formula="?f520 + ?f538"/>
              <draw:equation draw:name="f540" draw:formula="?f531 * ?f537"/>
              <draw:equation draw:name="f541" draw:formula="?f522 + ?f540"/>
              <draw:equation draw:name="f542" draw:formula="if(?f506, ?f492, ?f523)"/>
              <draw:equation draw:name="f543" draw:formula="if(?f506, ?f494, ?f524)"/>
              <draw:equation draw:name="f544" draw:formula="if(?f506, ?f492, ?f525)"/>
              <draw:equation draw:name="f545" draw:formula="if(?f506, ?f494, ?f526)"/>
              <draw:equation draw:name="f546" draw:formula="if(?f506, ?f523, ?f539)"/>
              <draw:equation draw:name="f547" draw:formula="if(?f506, ?f524, ?f541)"/>
              <draw:equation draw:name="f548" draw:formula="if(?f506, ?f525, ?f539)"/>
              <draw:equation draw:name="f549" draw:formula="if(?f506, ?f526, ?f541)"/>
              <draw:equation draw:name="f550" draw:formula="21550000 - 1585770"/>
              <draw:equation draw:name="f551" draw:formula="if(?f550, 1585770, 21550000)"/>
              <draw:equation draw:name="f552" draw:formula="-21550000 - ?f551"/>
              <draw:equation draw:name="f553" draw:formula="if(?f552, -21550000, ?f551)"/>
              <draw:equation draw:name="f554" draw:formula="5204520 + ?f553"/>
              <draw:equation draw:name="f555" draw:formula="5204520 + ?f1"/>
              <draw:equation draw:name="f556" draw:formula="?f555 * ?f12 / ?f0"/>
              <draw:equation draw:name="f557" draw:formula="0 - ?f556"/>
              <draw:equation draw:name="f558" draw:formula="cos(?f557)"/>
              <draw:equation draw:name="f559" draw:formula="0 - ?f558"/>
              <draw:equation draw:name="f560" draw:formula="?f559 * 4345"/>
              <draw:equation draw:name="f561" draw:formula="sin(?f557)"/>
              <draw:equation draw:name="f562" draw:formula="0 - ?f561"/>
              <draw:equation draw:name="f563" draw:formula="?f562 * 5945"/>
              <draw:equation draw:name="f564" draw:formula="sqrt(?f560 * ?f560 + ?f563 * ?f563 + 0 * 0)"/>
              <draw:equation draw:name="f565" draw:formula="4345 * 5945 / ?f564"/>
              <draw:equation draw:name="f566" draw:formula="?f562 * ?f565"/>
              <draw:equation draw:name="f567" draw:formula="4693 - ?f566"/>
              <draw:equation draw:name="f568" draw:formula="?f559 * ?f565"/>
              <draw:equation draw:name="f569" draw:formula="26177 - ?f568"/>
              <draw:equation draw:name="f570" draw:formula="?f567 - 4345"/>
              <draw:equation draw:name="f571" draw:formula="?f569 - 5945"/>
              <draw:equation draw:name="f572" draw:formula="?f567 + 4345"/>
              <draw:equation draw:name="f573" draw:formula="?f569 + 5945"/>
              <draw:equation draw:name="f574" draw:formula="?f554 + ?f1"/>
              <draw:equation draw:name="f575" draw:formula="?f574 * ?f12 / ?f0"/>
              <draw:equation draw:name="f576" draw:formula="0 - ?f575"/>
              <draw:equation draw:name="f577" draw:formula="cos(?f576)"/>
              <draw:equation draw:name="f578" draw:formula="0 - ?f577"/>
              <draw:equation draw:name="f579" draw:formula="?f578 * 4345"/>
              <draw:equation draw:name="f580" draw:formula="sin(?f576)"/>
              <draw:equation draw:name="f581" draw:formula="0 - ?f580"/>
              <draw:equation draw:name="f582" draw:formula="?f581 * 5945"/>
              <draw:equation draw:name="f583" draw:formula="sqrt(?f579 * ?f579 + ?f582 * ?f582 + 0 * 0)"/>
              <draw:equation draw:name="f584" draw:formula="4345 * 5945 / ?f583"/>
              <draw:equation draw:name="f585" draw:formula="?f581 * ?f584"/>
              <draw:equation draw:name="f586" draw:formula="?f567 + ?f585"/>
              <draw:equation draw:name="f587" draw:formula="?f578 * ?f584"/>
              <draw:equation draw:name="f588" draw:formula="?f569 + ?f587"/>
              <draw:equation draw:name="f589" draw:formula="if(?f553, 4693, ?f570)"/>
              <draw:equation draw:name="f590" draw:formula="if(?f553, 26177, ?f571)"/>
              <draw:equation draw:name="f591" draw:formula="if(?f553, 4693, ?f572)"/>
              <draw:equation draw:name="f592" draw:formula="if(?f553, 26177, ?f573)"/>
              <draw:equation draw:name="f593" draw:formula="if(?f553, ?f570, ?f586)"/>
              <draw:equation draw:name="f594" draw:formula="if(?f553, ?f571, ?f588)"/>
              <draw:equation draw:name="f595" draw:formula="if(?f553, ?f572, ?f586)"/>
              <draw:equation draw:name="f596" draw:formula="if(?f553, ?f573, ?f588)"/>
              <draw:equation draw:name="f597" draw:formula="21550000 - 686848"/>
              <draw:equation draw:name="f598" draw:formula="if(?f597, 686848, 21550000)"/>
              <draw:equation draw:name="f599" draw:formula="-21550000 - ?f598"/>
              <draw:equation draw:name="f600" draw:formula="if(?f599, -21550000, ?f598)"/>
              <draw:equation draw:name="f601" draw:formula="4416628 + ?f600"/>
              <draw:equation draw:name="f602" draw:formula="4416628 + ?f1"/>
              <draw:equation draw:name="f603" draw:formula="?f602 * ?f12 / ?f0"/>
              <draw:equation draw:name="f604" draw:formula="0 - ?f603"/>
              <draw:equation draw:name="f605" draw:formula="cos(?f604)"/>
              <draw:equation draw:name="f606" draw:formula="0 - ?f605"/>
              <draw:equation draw:name="f607" draw:formula="?f606 * 4360"/>
              <draw:equation draw:name="f608" draw:formula="sin(?f604)"/>
              <draw:equation draw:name="f609" draw:formula="0 - ?f608"/>
              <draw:equation draw:name="f610" draw:formula="?f609 * 5918"/>
              <draw:equation draw:name="f611" draw:formula="sqrt(?f607 * ?f607 + ?f610 * ?f610 + 0 * 0)"/>
              <draw:equation draw:name="f612" draw:formula="4360 * 5918 / ?f611"/>
              <draw:equation draw:name="f613" draw:formula="?f609 * ?f612"/>
              <draw:equation draw:name="f614" draw:formula="6928 - ?f613"/>
              <draw:equation draw:name="f615" draw:formula="?f606 * ?f612"/>
              <draw:equation draw:name="f616" draw:formula="34899 - ?f615"/>
              <draw:equation draw:name="f617" draw:formula="?f614 - 4360"/>
              <draw:equation draw:name="f618" draw:formula="?f616 - 5918"/>
              <draw:equation draw:name="f619" draw:formula="?f614 + 4360"/>
              <draw:equation draw:name="f620" draw:formula="?f616 + 5918"/>
              <draw:equation draw:name="f621" draw:formula="?f601 + ?f1"/>
              <draw:equation draw:name="f622" draw:formula="?f621 * ?f12 / ?f0"/>
              <draw:equation draw:name="f623" draw:formula="0 - ?f622"/>
              <draw:equation draw:name="f624" draw:formula="cos(?f623)"/>
              <draw:equation draw:name="f625" draw:formula="0 - ?f624"/>
              <draw:equation draw:name="f626" draw:formula="?f625 * 4360"/>
              <draw:equation draw:name="f627" draw:formula="sin(?f623)"/>
              <draw:equation draw:name="f628" draw:formula="0 - ?f627"/>
              <draw:equation draw:name="f629" draw:formula="?f628 * 5918"/>
              <draw:equation draw:name="f630" draw:formula="sqrt(?f626 * ?f626 + ?f629 * ?f629 + 0 * 0)"/>
              <draw:equation draw:name="f631" draw:formula="4360 * 5918 / ?f630"/>
              <draw:equation draw:name="f632" draw:formula="?f628 * ?f631"/>
              <draw:equation draw:name="f633" draw:formula="?f614 + ?f632"/>
              <draw:equation draw:name="f634" draw:formula="?f625 * ?f631"/>
              <draw:equation draw:name="f635" draw:formula="?f616 + ?f634"/>
              <draw:equation draw:name="f636" draw:formula="if(?f600, 6928, ?f617)"/>
              <draw:equation draw:name="f637" draw:formula="if(?f600, 34899, ?f618)"/>
              <draw:equation draw:name="f638" draw:formula="if(?f600, 6928, ?f619)"/>
              <draw:equation draw:name="f639" draw:formula="if(?f600, 34899, ?f620)"/>
              <draw:equation draw:name="f640" draw:formula="if(?f600, ?f617, ?f633)"/>
              <draw:equation draw:name="f641" draw:formula="if(?f600, ?f618, ?f635)"/>
              <draw:equation draw:name="f642" draw:formula="if(?f600, ?f619, ?f633)"/>
              <draw:equation draw:name="f643" draw:formula="if(?f600, ?f620, ?f635)"/>
              <draw:equation draw:name="f644" draw:formula="21550000 - 844866"/>
              <draw:equation draw:name="f645" draw:formula="if(?f644, 844866, 21550000)"/>
              <draw:equation draw:name="f646" draw:formula="-21550000 - ?f645"/>
              <draw:equation draw:name="f647" draw:formula="if(?f646, -21550000, ?f645)"/>
              <draw:equation draw:name="f648" draw:formula="8257448 + ?f647"/>
              <draw:equation draw:name="f649" draw:formula="8257448 + ?f1"/>
              <draw:equation draw:name="f650" draw:formula="?f649 * ?f12 / ?f0"/>
              <draw:equation draw:name="f651" draw:formula="0 - ?f650"/>
              <draw:equation draw:name="f652" draw:formula="cos(?f651)"/>
              <draw:equation draw:name="f653" draw:formula="0 - ?f652"/>
              <draw:equation draw:name="f654" draw:formula="?f653 * 6752"/>
              <draw:equation draw:name="f655" draw:formula="sin(?f651)"/>
              <draw:equation draw:name="f656" draw:formula="0 - ?f655"/>
              <draw:equation draw:name="f657" draw:formula="?f656 * 9215"/>
              <draw:equation draw:name="f658" draw:formula="sqrt(?f654 * ?f654 + ?f657 * ?f657 + 0 * 0)"/>
              <draw:equation draw:name="f659" draw:formula="6752 * 9215 / ?f658"/>
              <draw:equation draw:name="f660" draw:formula="?f656 * ?f659"/>
              <draw:equation draw:name="f661" draw:formula="16478 - ?f660"/>
              <draw:equation draw:name="f662" draw:formula="?f653 * ?f659"/>
              <draw:equation draw:name="f663" draw:formula="39090 - ?f662"/>
              <draw:equation draw:name="f664" draw:formula="?f661 - 6752"/>
              <draw:equation draw:name="f665" draw:formula="?f663 - 9215"/>
              <draw:equation draw:name="f666" draw:formula="?f661 + 6752"/>
              <draw:equation draw:name="f667" draw:formula="?f663 + 9215"/>
              <draw:equation draw:name="f668" draw:formula="?f648 + ?f1"/>
              <draw:equation draw:name="f669" draw:formula="?f668 * ?f12 / ?f0"/>
              <draw:equation draw:name="f670" draw:formula="0 - ?f669"/>
              <draw:equation draw:name="f671" draw:formula="cos(?f670)"/>
              <draw:equation draw:name="f672" draw:formula="0 - ?f671"/>
              <draw:equation draw:name="f673" draw:formula="?f672 * 6752"/>
              <draw:equation draw:name="f674" draw:formula="sin(?f670)"/>
              <draw:equation draw:name="f675" draw:formula="0 - ?f674"/>
              <draw:equation draw:name="f676" draw:formula="?f675 * 9215"/>
              <draw:equation draw:name="f677" draw:formula="sqrt(?f673 * ?f673 + ?f676 * ?f676 + 0 * 0)"/>
              <draw:equation draw:name="f678" draw:formula="6752 * 9215 / ?f677"/>
              <draw:equation draw:name="f679" draw:formula="?f675 * ?f678"/>
              <draw:equation draw:name="f680" draw:formula="?f661 + ?f679"/>
              <draw:equation draw:name="f681" draw:formula="?f672 * ?f678"/>
              <draw:equation draw:name="f682" draw:formula="?f663 + ?f681"/>
              <draw:equation draw:name="f683" draw:formula="if(?f647, 16478, ?f664)"/>
              <draw:equation draw:name="f684" draw:formula="if(?f647, 39090, ?f665)"/>
              <draw:equation draw:name="f685" draw:formula="if(?f647, 16478, ?f666)"/>
              <draw:equation draw:name="f686" draw:formula="if(?f647, 39090, ?f667)"/>
              <draw:equation draw:name="f687" draw:formula="if(?f647, ?f664, ?f680)"/>
              <draw:equation draw:name="f688" draw:formula="if(?f647, ?f665, ?f682)"/>
              <draw:equation draw:name="f689" draw:formula="if(?f647, ?f666, ?f680)"/>
              <draw:equation draw:name="f690" draw:formula="if(?f647, ?f667, ?f682)"/>
              <draw:equation draw:name="f691" draw:formula="21550000 - 959901"/>
              <draw:equation draw:name="f692" draw:formula="if(?f691, 959901, 21550000)"/>
              <draw:equation draw:name="f693" draw:formula="-21550000 - ?f692"/>
              <draw:equation draw:name="f694" draw:formula="if(?f693, -21550000, ?f692)"/>
              <draw:equation draw:name="f695" draw:formula="387196 + ?f694"/>
              <draw:equation draw:name="f696" draw:formula="387196 + ?f1"/>
              <draw:equation draw:name="f697" draw:formula="?f696 * ?f12 / ?f0"/>
              <draw:equation draw:name="f698" draw:formula="0 - ?f697"/>
              <draw:equation draw:name="f699" draw:formula="cos(?f698)"/>
              <draw:equation draw:name="f700" draw:formula="0 - ?f699"/>
              <draw:equation draw:name="f701" draw:formula="?f700 * 6752"/>
              <draw:equation draw:name="f702" draw:formula="sin(?f698)"/>
              <draw:equation draw:name="f703" draw:formula="0 - ?f702"/>
              <draw:equation draw:name="f704" draw:formula="?f703 * 9215"/>
              <draw:equation draw:name="f705" draw:formula="sqrt(?f701 * ?f701 + ?f704 * ?f704 + 0 * 0)"/>
              <draw:equation draw:name="f706" draw:formula="6752 * 9215 / ?f705"/>
              <draw:equation draw:name="f707" draw:formula="?f703 * ?f706"/>
              <draw:equation draw:name="f708" draw:formula="28827 - ?f707"/>
              <draw:equation draw:name="f709" draw:formula="?f700 * ?f706"/>
              <draw:equation draw:name="f710" draw:formula="34751 - ?f709"/>
              <draw:equation draw:name="f711" draw:formula="?f708 - 6752"/>
              <draw:equation draw:name="f712" draw:formula="?f710 - 9215"/>
              <draw:equation draw:name="f713" draw:formula="?f708 + 6752"/>
              <draw:equation draw:name="f714" draw:formula="?f710 + 9215"/>
              <draw:equation draw:name="f715" draw:formula="?f695 + ?f1"/>
              <draw:equation draw:name="f716" draw:formula="?f715 * ?f12 / ?f0"/>
              <draw:equation draw:name="f717" draw:formula="0 - ?f716"/>
              <draw:equation draw:name="f718" draw:formula="cos(?f717)"/>
              <draw:equation draw:name="f719" draw:formula="0 - ?f718"/>
              <draw:equation draw:name="f720" draw:formula="?f719 * 6752"/>
              <draw:equation draw:name="f721" draw:formula="sin(?f717)"/>
              <draw:equation draw:name="f722" draw:formula="0 - ?f721"/>
              <draw:equation draw:name="f723" draw:formula="?f722 * 9215"/>
              <draw:equation draw:name="f724" draw:formula="sqrt(?f720 * ?f720 + ?f723 * ?f723 + 0 * 0)"/>
              <draw:equation draw:name="f725" draw:formula="6752 * 9215 / ?f724"/>
              <draw:equation draw:name="f726" draw:formula="?f722 * ?f725"/>
              <draw:equation draw:name="f727" draw:formula="?f708 + ?f726"/>
              <draw:equation draw:name="f728" draw:formula="?f719 * ?f725"/>
              <draw:equation draw:name="f729" draw:formula="?f710 + ?f728"/>
              <draw:equation draw:name="f730" draw:formula="if(?f694, 28827, ?f711)"/>
              <draw:equation draw:name="f731" draw:formula="if(?f694, 34751, ?f712)"/>
              <draw:equation draw:name="f732" draw:formula="if(?f694, 28827, ?f713)"/>
              <draw:equation draw:name="f733" draw:formula="if(?f694, 34751, ?f714)"/>
              <draw:equation draw:name="f734" draw:formula="if(?f694, ?f711, ?f727)"/>
              <draw:equation draw:name="f735" draw:formula="if(?f694, ?f712, ?f729)"/>
              <draw:equation draw:name="f736" draw:formula="if(?f694, ?f713, ?f727)"/>
              <draw:equation draw:name="f737" draw:formula="if(?f694, ?f714, ?f729)"/>
              <draw:equation draw:name="f738" draw:formula="21550000 - 4255042"/>
              <draw:equation draw:name="f739" draw:formula="if(?f738, 4255042, 21550000)"/>
              <draw:equation draw:name="f740" draw:formula="-21550000 - ?f739"/>
              <draw:equation draw:name="f741" draw:formula="if(?f740, -21550000, ?f739)"/>
              <draw:equation draw:name="f742" draw:formula="-4217541 + ?f741"/>
              <draw:equation draw:name="f743" draw:formula="-4217541 + ?f1"/>
              <draw:equation draw:name="f744" draw:formula="?f743 * ?f12 / ?f0"/>
              <draw:equation draw:name="f745" draw:formula="0 - ?f744"/>
              <draw:equation draw:name="f746" draw:formula="cos(?f745)"/>
              <draw:equation draw:name="f747" draw:formula="0 - ?f746"/>
              <draw:equation draw:name="f748" draw:formula="?f747 * 5785"/>
              <draw:equation draw:name="f749" draw:formula="sin(?f745)"/>
              <draw:equation draw:name="f750" draw:formula="0 - ?f749"/>
              <draw:equation draw:name="f751" draw:formula="?f750 * 7867"/>
              <draw:equation draw:name="f752" draw:formula="sqrt(?f748 * ?f748 + ?f751 * ?f751 + 0 * 0)"/>
              <draw:equation draw:name="f753" draw:formula="5785 * 7867 / ?f752"/>
              <draw:equation draw:name="f754" draw:formula="?f750 * ?f753"/>
              <draw:equation draw:name="f755" draw:formula="34129 - ?f754"/>
              <draw:equation draw:name="f756" draw:formula="?f747 * ?f753"/>
              <draw:equation draw:name="f757" draw:formula="22954 - ?f756"/>
              <draw:equation draw:name="f758" draw:formula="?f755 - 5785"/>
              <draw:equation draw:name="f759" draw:formula="?f757 - 7867"/>
              <draw:equation draw:name="f760" draw:formula="?f755 + 5785"/>
              <draw:equation draw:name="f761" draw:formula="?f757 + 7867"/>
              <draw:equation draw:name="f762" draw:formula="?f742 + ?f1"/>
              <draw:equation draw:name="f763" draw:formula="?f762 * ?f12 / ?f0"/>
              <draw:equation draw:name="f764" draw:formula="0 - ?f763"/>
              <draw:equation draw:name="f765" draw:formula="cos(?f764)"/>
              <draw:equation draw:name="f766" draw:formula="0 - ?f765"/>
              <draw:equation draw:name="f767" draw:formula="?f766 * 5785"/>
              <draw:equation draw:name="f768" draw:formula="sin(?f764)"/>
              <draw:equation draw:name="f769" draw:formula="0 - ?f768"/>
              <draw:equation draw:name="f770" draw:formula="?f769 * 7867"/>
              <draw:equation draw:name="f771" draw:formula="sqrt(?f767 * ?f767 + ?f770 * ?f770 + 0 * 0)"/>
              <draw:equation draw:name="f772" draw:formula="5785 * 7867 / ?f771"/>
              <draw:equation draw:name="f773" draw:formula="?f769 * ?f772"/>
              <draw:equation draw:name="f774" draw:formula="?f755 + ?f773"/>
              <draw:equation draw:name="f775" draw:formula="?f766 * ?f772"/>
              <draw:equation draw:name="f776" draw:formula="?f757 + ?f775"/>
              <draw:equation draw:name="f777" draw:formula="if(?f741, 34129, ?f758)"/>
              <draw:equation draw:name="f778" draw:formula="if(?f741, 22954, ?f759)"/>
              <draw:equation draw:name="f779" draw:formula="if(?f741, 34129, ?f760)"/>
              <draw:equation draw:name="f780" draw:formula="if(?f741, 22954, ?f761)"/>
              <draw:equation draw:name="f781" draw:formula="if(?f741, ?f758, ?f774)"/>
              <draw:equation draw:name="f782" draw:formula="if(?f741, ?f759, ?f776)"/>
              <draw:equation draw:name="f783" draw:formula="if(?f741, ?f760, ?f774)"/>
              <draw:equation draw:name="f784" draw:formula="if(?f741, ?f761, ?f776)"/>
              <draw:equation draw:name="f785" draw:formula="21550000 - 1665090"/>
              <draw:equation draw:name="f786" draw:formula="if(?f785, 1665090, 21550000)"/>
              <draw:equation draw:name="f787" draw:formula="-21550000 - ?f786"/>
              <draw:equation draw:name="f788" draw:formula="if(?f787, -21550000, ?f786)"/>
              <draw:equation draw:name="f789" draw:formula="1819082 + ?f788"/>
              <draw:equation draw:name="f790" draw:formula="1819082 + ?f1"/>
              <draw:equation draw:name="f791" draw:formula="?f790 * ?f12 / ?f0"/>
              <draw:equation draw:name="f792" draw:formula="0 - ?f791"/>
              <draw:equation draw:name="f793" draw:formula="cos(?f792)"/>
              <draw:equation draw:name="f794" draw:formula="0 - ?f793"/>
              <draw:equation draw:name="f795" draw:formula="?f794 * 5333"/>
              <draw:equation draw:name="f796" draw:formula="sin(?f792)"/>
              <draw:equation draw:name="f797" draw:formula="0 - ?f796"/>
              <draw:equation draw:name="f798" draw:formula="?f797 * 7273"/>
              <draw:equation draw:name="f799" draw:formula="sqrt(?f795 * ?f795 + ?f798 * ?f798 + 0 * 0)"/>
              <draw:equation draw:name="f800" draw:formula="5333 * 7273 / ?f799"/>
              <draw:equation draw:name="f801" draw:formula="?f797 * ?f800"/>
              <draw:equation draw:name="f802" draw:formula="41798 - ?f801"/>
              <draw:equation draw:name="f803" draw:formula="?f794 * ?f800"/>
              <draw:equation draw:name="f804" draw:formula="15354 - ?f803"/>
              <draw:equation draw:name="f805" draw:formula="?f802 - 5333"/>
              <draw:equation draw:name="f806" draw:formula="?f804 - 7273"/>
              <draw:equation draw:name="f807" draw:formula="?f802 + 5333"/>
              <draw:equation draw:name="f808" draw:formula="?f804 + 7273"/>
              <draw:equation draw:name="f809" draw:formula="?f789 + ?f1"/>
              <draw:equation draw:name="f810" draw:formula="?f809 * ?f12 / ?f0"/>
              <draw:equation draw:name="f811" draw:formula="0 - ?f810"/>
              <draw:equation draw:name="f812" draw:formula="cos(?f811)"/>
              <draw:equation draw:name="f813" draw:formula="0 - ?f812"/>
              <draw:equation draw:name="f814" draw:formula="?f813 * 5333"/>
              <draw:equation draw:name="f815" draw:formula="sin(?f811)"/>
              <draw:equation draw:name="f816" draw:formula="0 - ?f815"/>
              <draw:equation draw:name="f817" draw:formula="?f816 * 7273"/>
              <draw:equation draw:name="f818" draw:formula="sqrt(?f814 * ?f814 + ?f817 * ?f817 + 0 * 0)"/>
              <draw:equation draw:name="f819" draw:formula="5333 * 7273 / ?f818"/>
              <draw:equation draw:name="f820" draw:formula="?f816 * ?f819"/>
              <draw:equation draw:name="f821" draw:formula="?f802 + ?f820"/>
              <draw:equation draw:name="f822" draw:formula="?f813 * ?f819"/>
              <draw:equation draw:name="f823" draw:formula="?f804 + ?f822"/>
              <draw:equation draw:name="f824" draw:formula="if(?f788, 41798, ?f805)"/>
              <draw:equation draw:name="f825" draw:formula="if(?f788, 15354, ?f806)"/>
              <draw:equation draw:name="f826" draw:formula="if(?f788, 41798, ?f807)"/>
              <draw:equation draw:name="f827" draw:formula="if(?f788, 15354, ?f808)"/>
              <draw:equation draw:name="f828" draw:formula="if(?f788, ?f805, ?f821)"/>
              <draw:equation draw:name="f829" draw:formula="if(?f788, ?f806, ?f823)"/>
              <draw:equation draw:name="f830" draw:formula="if(?f788, ?f807, ?f821)"/>
              <draw:equation draw:name="f831" draw:formula="if(?f788, ?f808, ?f823)"/>
              <draw:equation draw:name="f832" draw:formula="21550000 - 891534"/>
              <draw:equation draw:name="f833" draw:formula="if(?f832, 891534, 21550000)"/>
              <draw:equation draw:name="f834" draw:formula="-21550000 - ?f833"/>
              <draw:equation draw:name="f835" draw:formula="if(?f834, -21550000, ?f833)"/>
              <draw:equation draw:name="f836" draw:formula="-824660 + ?f835"/>
              <draw:equation draw:name="f837" draw:formula="-824660 + ?f1"/>
              <draw:equation draw:name="f838" draw:formula="?f837 * ?f12 / ?f0"/>
              <draw:equation draw:name="f839" draw:formula="0 - ?f838"/>
              <draw:equation draw:name="f840" draw:formula="cos(?f839)"/>
              <draw:equation draw:name="f841" draw:formula="0 - ?f840"/>
              <draw:equation draw:name="f842" draw:formula="?f841 * 4857"/>
              <draw:equation draw:name="f843" draw:formula="sin(?f839)"/>
              <draw:equation draw:name="f844" draw:formula="0 - ?f843"/>
              <draw:equation draw:name="f845" draw:formula="?f844 * 6595"/>
              <draw:equation draw:name="f846" draw:formula="sqrt(?f842 * ?f842 + ?f845 * ?f845 + 0 * 0)"/>
              <draw:equation draw:name="f847" draw:formula="4857 * 6595 / ?f846"/>
              <draw:equation draw:name="f848" draw:formula="?f844 * ?f847"/>
              <draw:equation draw:name="f849" draw:formula="38324 - ?f848"/>
              <draw:equation draw:name="f850" draw:formula="?f841 * ?f847"/>
              <draw:equation draw:name="f851" draw:formula="5426 - ?f850"/>
              <draw:equation draw:name="f852" draw:formula="?f849 - 4857"/>
              <draw:equation draw:name="f853" draw:formula="?f851 - 6595"/>
              <draw:equation draw:name="f854" draw:formula="?f849 + 4857"/>
              <draw:equation draw:name="f855" draw:formula="?f851 + 6595"/>
              <draw:equation draw:name="f856" draw:formula="?f836 + ?f1"/>
              <draw:equation draw:name="f857" draw:formula="?f856 * ?f12 / ?f0"/>
              <draw:equation draw:name="f858" draw:formula="0 - ?f857"/>
              <draw:equation draw:name="f859" draw:formula="cos(?f858)"/>
              <draw:equation draw:name="f860" draw:formula="0 - ?f859"/>
              <draw:equation draw:name="f861" draw:formula="?f860 * 4857"/>
              <draw:equation draw:name="f862" draw:formula="sin(?f858)"/>
              <draw:equation draw:name="f863" draw:formula="0 - ?f862"/>
              <draw:equation draw:name="f864" draw:formula="?f863 * 6595"/>
              <draw:equation draw:name="f865" draw:formula="sqrt(?f861 * ?f861 + ?f864 * ?f864 + 0 * 0)"/>
              <draw:equation draw:name="f866" draw:formula="4857 * 6595 / ?f865"/>
              <draw:equation draw:name="f867" draw:formula="?f863 * ?f866"/>
              <draw:equation draw:name="f868" draw:formula="?f849 + ?f867"/>
              <draw:equation draw:name="f869" draw:formula="?f860 * ?f866"/>
              <draw:equation draw:name="f870" draw:formula="?f851 + ?f869"/>
              <draw:equation draw:name="f871" draw:formula="if(?f835, 38324, ?f852)"/>
              <draw:equation draw:name="f872" draw:formula="if(?f835, 5426, ?f853)"/>
              <draw:equation draw:name="f873" draw:formula="if(?f835, 38324, ?f854)"/>
              <draw:equation draw:name="f874" draw:formula="if(?f835, 5426, ?f855)"/>
              <draw:equation draw:name="f875" draw:formula="if(?f835, ?f852, ?f868)"/>
              <draw:equation draw:name="f876" draw:formula="if(?f835, ?f853, ?f870)"/>
              <draw:equation draw:name="f877" draw:formula="if(?f835, ?f854, ?f868)"/>
              <draw:equation draw:name="f878" draw:formula="if(?f835, ?f855, ?f870)"/>
              <draw:equation draw:name="f879" draw:formula="21550000 - 1091722"/>
              <draw:equation draw:name="f880" draw:formula="if(?f879, 1091722, 21550000)"/>
              <draw:equation draw:name="f881" draw:formula="-21550000 - ?f880"/>
              <draw:equation draw:name="f882" draw:formula="if(?f881, -21550000, ?f880)"/>
              <draw:equation draw:name="f883" draw:formula="-8950887 + ?f882"/>
              <draw:equation draw:name="f884" draw:formula="-8950887 + ?f1"/>
              <draw:equation draw:name="f885" draw:formula="?f884 * ?f12 / ?f0"/>
              <draw:equation draw:name="f886" draw:formula="0 - ?f885"/>
              <draw:equation draw:name="f887" draw:formula="cos(?f886)"/>
              <draw:equation draw:name="f888" draw:formula="0 - ?f887"/>
              <draw:equation draw:name="f889" draw:formula="?f888 * 4857"/>
              <draw:equation draw:name="f890" draw:formula="sin(?f886)"/>
              <draw:equation draw:name="f891" draw:formula="0 - ?f890"/>
              <draw:equation draw:name="f892" draw:formula="?f891 * 6595"/>
              <draw:equation draw:name="f893" draw:formula="sqrt(?f889 * ?f889 + ?f892 * ?f892 + 0 * 0)"/>
              <draw:equation draw:name="f894" draw:formula="4857 * 6595 / ?f893"/>
              <draw:equation draw:name="f895" draw:formula="?f891 * ?f894"/>
              <draw:equation draw:name="f896" draw:formula="29078 - ?f895"/>
              <draw:equation draw:name="f897" draw:formula="?f888 * ?f894"/>
              <draw:equation draw:name="f898" draw:formula="3952 - ?f897"/>
              <draw:equation draw:name="f899" draw:formula="?f896 - 4857"/>
              <draw:equation draw:name="f900" draw:formula="?f898 - 6595"/>
              <draw:equation draw:name="f901" draw:formula="?f896 + 4857"/>
              <draw:equation draw:name="f902" draw:formula="?f898 + 6595"/>
              <draw:equation draw:name="f903" draw:formula="?f883 + ?f1"/>
              <draw:equation draw:name="f904" draw:formula="?f903 * ?f12 / ?f0"/>
              <draw:equation draw:name="f905" draw:formula="0 - ?f904"/>
              <draw:equation draw:name="f906" draw:formula="cos(?f905)"/>
              <draw:equation draw:name="f907" draw:formula="0 - ?f906"/>
              <draw:equation draw:name="f908" draw:formula="?f907 * 4857"/>
              <draw:equation draw:name="f909" draw:formula="sin(?f905)"/>
              <draw:equation draw:name="f910" draw:formula="0 - ?f909"/>
              <draw:equation draw:name="f911" draw:formula="?f910 * 6595"/>
              <draw:equation draw:name="f912" draw:formula="sqrt(?f908 * ?f908 + ?f911 * ?f911 + 0 * 0)"/>
              <draw:equation draw:name="f913" draw:formula="4857 * 6595 / ?f912"/>
              <draw:equation draw:name="f914" draw:formula="?f910 * ?f913"/>
              <draw:equation draw:name="f915" draw:formula="?f896 + ?f914"/>
              <draw:equation draw:name="f916" draw:formula="?f907 * ?f913"/>
              <draw:equation draw:name="f917" draw:formula="?f898 + ?f916"/>
              <draw:equation draw:name="f918" draw:formula="if(?f882, 29078, ?f899)"/>
              <draw:equation draw:name="f919" draw:formula="if(?f882, 3952, ?f900)"/>
              <draw:equation draw:name="f920" draw:formula="if(?f882, 29078, ?f901)"/>
              <draw:equation draw:name="f921" draw:formula="if(?f882, 3952, ?f902)"/>
              <draw:equation draw:name="f922" draw:formula="if(?f882, ?f899, ?f915)"/>
              <draw:equation draw:name="f923" draw:formula="if(?f882, ?f900, ?f917)"/>
              <draw:equation draw:name="f924" draw:formula="if(?f882, ?f901, ?f915)"/>
              <draw:equation draw:name="f925" draw:formula="if(?f882, ?f902, ?f917)"/>
              <draw:equation draw:name="f926" draw:formula="21550000 - 1061181"/>
              <draw:equation draw:name="f927" draw:formula="if(?f926, 1061181, 21550000)"/>
              <draw:equation draw:name="f928" draw:formula="-21550000 - ?f927"/>
              <draw:equation draw:name="f929" draw:formula="if(?f928, -21550000, ?f927)"/>
              <draw:equation draw:name="f930" draw:formula="-9809656 + ?f929"/>
              <draw:equation draw:name="f931" draw:formula="-9809656 + ?f1"/>
              <draw:equation draw:name="f932" draw:formula="?f931 * ?f12 / ?f0"/>
              <draw:equation draw:name="f933" draw:formula="0 - ?f932"/>
              <draw:equation draw:name="f934" draw:formula="cos(?f933)"/>
              <draw:equation draw:name="f935" draw:formula="0 - ?f934"/>
              <draw:equation draw:name="f936" draw:formula="?f935 * 4365"/>
              <draw:equation draw:name="f937" draw:formula="sin(?f933)"/>
              <draw:equation draw:name="f938" draw:formula="0 - ?f937"/>
              <draw:equation draw:name="f939" draw:formula="?f938 * 5945"/>
              <draw:equation draw:name="f940" draw:formula="sqrt(?f936 * ?f936 + ?f939 * ?f939 + 0 * 0)"/>
              <draw:equation draw:name="f941" draw:formula="4365 * 5945 / ?f940"/>
              <draw:equation draw:name="f942" draw:formula="?f938 * ?f941"/>
              <draw:equation draw:name="f943" draw:formula="22141 - ?f942"/>
              <draw:equation draw:name="f944" draw:formula="?f935 * ?f941"/>
              <draw:equation draw:name="f945" draw:formula="4720 - ?f944"/>
              <draw:equation draw:name="f946" draw:formula="?f943 - 4365"/>
              <draw:equation draw:name="f947" draw:formula="?f945 - 5945"/>
              <draw:equation draw:name="f948" draw:formula="?f943 + 4365"/>
              <draw:equation draw:name="f949" draw:formula="?f945 + 5945"/>
              <draw:equation draw:name="f950" draw:formula="?f930 + ?f1"/>
              <draw:equation draw:name="f951" draw:formula="?f950 * ?f12 / ?f0"/>
              <draw:equation draw:name="f952" draw:formula="0 - ?f951"/>
              <draw:equation draw:name="f953" draw:formula="cos(?f952)"/>
              <draw:equation draw:name="f954" draw:formula="0 - ?f953"/>
              <draw:equation draw:name="f955" draw:formula="?f954 * 4365"/>
              <draw:equation draw:name="f956" draw:formula="sin(?f952)"/>
              <draw:equation draw:name="f957" draw:formula="0 - ?f956"/>
              <draw:equation draw:name="f958" draw:formula="?f957 * 5945"/>
              <draw:equation draw:name="f959" draw:formula="sqrt(?f955 * ?f955 + ?f958 * ?f958 + 0 * 0)"/>
              <draw:equation draw:name="f960" draw:formula="4365 * 5945 / ?f959"/>
              <draw:equation draw:name="f961" draw:formula="?f957 * ?f960"/>
              <draw:equation draw:name="f962" draw:formula="?f943 + ?f961"/>
              <draw:equation draw:name="f963" draw:formula="?f954 * ?f960"/>
              <draw:equation draw:name="f964" draw:formula="?f945 + ?f963"/>
              <draw:equation draw:name="f965" draw:formula="if(?f929, 22141, ?f946)"/>
              <draw:equation draw:name="f966" draw:formula="if(?f929, 4720, ?f947)"/>
              <draw:equation draw:name="f967" draw:formula="if(?f929, 22141, ?f948)"/>
              <draw:equation draw:name="f968" draw:formula="if(?f929, 4720, ?f949)"/>
              <draw:equation draw:name="f969" draw:formula="if(?f929, ?f946, ?f962)"/>
              <draw:equation draw:name="f970" draw:formula="if(?f929, ?f947, ?f964)"/>
              <draw:equation draw:name="f971" draw:formula="if(?f929, ?f948, ?f962)"/>
              <draw:equation draw:name="f972" draw:formula="if(?f929, ?f949, ?f964)"/>
              <draw:equation draw:name="f973" draw:formula="21550000 - 739161"/>
              <draw:equation draw:name="f974" draw:formula="if(?f973, 739161, 21550000)"/>
              <draw:equation draw:name="f975" draw:formula="-21550000 - ?f974"/>
              <draw:equation draw:name="f976" draw:formula="if(?f975, -21550000, ?f974)"/>
              <draw:equation draw:name="f977" draw:formula="-4002417 + ?f976"/>
              <draw:equation draw:name="f978" draw:formula="-4002417 + ?f1"/>
              <draw:equation draw:name="f979" draw:formula="?f978 * ?f12 / ?f0"/>
              <draw:equation draw:name="f980" draw:formula="0 - ?f979"/>
              <draw:equation draw:name="f981" draw:formula="cos(?f980)"/>
              <draw:equation draw:name="f982" draw:formula="0 - ?f981"/>
              <draw:equation draw:name="f983" draw:formula="?f982 * 6753"/>
              <draw:equation draw:name="f984" draw:formula="sin(?f980)"/>
              <draw:equation draw:name="f985" draw:formula="0 - ?f984"/>
              <draw:equation draw:name="f986" draw:formula="?f985 * 9190"/>
              <draw:equation draw:name="f987" draw:formula="sqrt(?f983 * ?f983 + ?f986 * ?f986 + 0 * 0)"/>
              <draw:equation draw:name="f988" draw:formula="6753 * 9190 / ?f987"/>
              <draw:equation draw:name="f989" draw:formula="?f985 * ?f988"/>
              <draw:equation draw:name="f990" draw:formula="14000 - ?f989"/>
              <draw:equation draw:name="f991" draw:formula="?f982 * ?f988"/>
              <draw:equation draw:name="f992" draw:formula="5192 - ?f991"/>
              <draw:equation draw:name="f993" draw:formula="?f990 - 6753"/>
              <draw:equation draw:name="f994" draw:formula="?f992 - 9190"/>
              <draw:equation draw:name="f995" draw:formula="?f990 + 6753"/>
              <draw:equation draw:name="f996" draw:formula="?f992 + 9190"/>
              <draw:equation draw:name="f997" draw:formula="?f977 + ?f1"/>
              <draw:equation draw:name="f998" draw:formula="?f997 * ?f12 / ?f0"/>
              <draw:equation draw:name="f999" draw:formula="0 - ?f998"/>
              <draw:equation draw:name="f1000" draw:formula="cos(?f999)"/>
              <draw:equation draw:name="f1001" draw:formula="0 - ?f1000"/>
              <draw:equation draw:name="f1002" draw:formula="?f1001 * 6753"/>
              <draw:equation draw:name="f1003" draw:formula="sin(?f999)"/>
              <draw:equation draw:name="f1004" draw:formula="0 - ?f1003"/>
              <draw:equation draw:name="f1005" draw:formula="?f1004 * 9190"/>
              <draw:equation draw:name="f1006" draw:formula="sqrt(?f1002 * ?f1002 + ?f1005 * ?f1005 + 0 * 0)"/>
              <draw:equation draw:name="f1007" draw:formula="6753 * 9190 / ?f1006"/>
              <draw:equation draw:name="f1008" draw:formula="?f1004 * ?f1007"/>
              <draw:equation draw:name="f1009" draw:formula="?f990 + ?f1008"/>
              <draw:equation draw:name="f1010" draw:formula="?f1001 * ?f1007"/>
              <draw:equation draw:name="f1011" draw:formula="?f992 + ?f1010"/>
              <draw:equation draw:name="f1012" draw:formula="if(?f976, 14000, ?f993)"/>
              <draw:equation draw:name="f1013" draw:formula="if(?f976, 5192, ?f994)"/>
              <draw:equation draw:name="f1014" draw:formula="if(?f976, 14000, ?f995)"/>
              <draw:equation draw:name="f1015" draw:formula="if(?f976, 5192, ?f996)"/>
              <draw:equation draw:name="f1016" draw:formula="if(?f976, ?f993, ?f1009)"/>
              <draw:equation draw:name="f1017" draw:formula="if(?f976, ?f994, ?f1011)"/>
              <draw:equation draw:name="f1018" draw:formula="if(?f976, ?f995, ?f1009)"/>
              <draw:equation draw:name="f1019" draw:formula="if(?f976, ?f996, ?f1011)"/>
              <draw:equation draw:name="f1020" draw:formula="21550000 - 711490"/>
              <draw:equation draw:name="f1021" draw:formula="if(?f1020, 711490, 21550000)"/>
              <draw:equation draw:name="f1022" draw:formula="-21550000 - ?f1021"/>
              <draw:equation draw:name="f1023" draw:formula="if(?f1022, -21550000, ?f1021)"/>
              <draw:equation draw:name="f1024" draw:formula="9459261 + ?f1023"/>
              <draw:equation draw:name="f1025" draw:formula="9459261 + ?f1"/>
              <draw:equation draw:name="f1026" draw:formula="?f1025 * ?f12 / ?f0"/>
              <draw:equation draw:name="f1027" draw:formula="0 - ?f1026"/>
              <draw:equation draw:name="f1028" draw:formula="cos(?f1027)"/>
              <draw:equation draw:name="f1029" draw:formula="0 - ?f1028"/>
              <draw:equation draw:name="f1030" draw:formula="?f1029 * 6753"/>
              <draw:equation draw:name="f1031" draw:formula="sin(?f1027)"/>
              <draw:equation draw:name="f1032" draw:formula="0 - ?f1031"/>
              <draw:equation draw:name="f1033" draw:formula="?f1032 * 9190"/>
              <draw:equation draw:name="f1034" draw:formula="sqrt(?f1030 * ?f1030 + ?f1033 * ?f1033 + 0 * 0)"/>
              <draw:equation draw:name="f1035" draw:formula="6753 * 9190 / ?f1034"/>
              <draw:equation draw:name="f1036" draw:formula="?f1032 * ?f1035"/>
              <draw:equation draw:name="f1037" draw:formula="4127 - ?f1036"/>
              <draw:equation draw:name="f1038" draw:formula="?f1029 * ?f1035"/>
              <draw:equation draw:name="f1039" draw:formula="15789 - ?f1038"/>
              <draw:equation draw:name="f1040" draw:formula="?f1037 - 6753"/>
              <draw:equation draw:name="f1041" draw:formula="?f1039 - 9190"/>
              <draw:equation draw:name="f1042" draw:formula="?f1037 + 6753"/>
              <draw:equation draw:name="f1043" draw:formula="?f1039 + 9190"/>
              <draw:equation draw:name="f1044" draw:formula="?f1024 + ?f1"/>
              <draw:equation draw:name="f1045" draw:formula="?f1044 * ?f12 / ?f0"/>
              <draw:equation draw:name="f1046" draw:formula="0 - ?f1045"/>
              <draw:equation draw:name="f1047" draw:formula="cos(?f1046)"/>
              <draw:equation draw:name="f1048" draw:formula="0 - ?f1047"/>
              <draw:equation draw:name="f1049" draw:formula="?f1048 * 6753"/>
              <draw:equation draw:name="f1050" draw:formula="sin(?f1046)"/>
              <draw:equation draw:name="f1051" draw:formula="0 - ?f1050"/>
              <draw:equation draw:name="f1052" draw:formula="?f1051 * 9190"/>
              <draw:equation draw:name="f1053" draw:formula="sqrt(?f1049 * ?f1049 + ?f1052 * ?f1052 + 0 * 0)"/>
              <draw:equation draw:name="f1054" draw:formula="6753 * 9190 / ?f1053"/>
              <draw:equation draw:name="f1055" draw:formula="?f1051 * ?f1054"/>
              <draw:equation draw:name="f1056" draw:formula="?f1037 + ?f1055"/>
              <draw:equation draw:name="f1057" draw:formula="?f1048 * ?f1054"/>
              <draw:equation draw:name="f1058" draw:formula="?f1039 + ?f1057"/>
              <draw:equation draw:name="f1059" draw:formula="if(?f1023, 4127, ?f1040)"/>
              <draw:equation draw:name="f1060" draw:formula="if(?f1023, 15789, ?f1041)"/>
              <draw:equation draw:name="f1061" draw:formula="if(?f1023, 4127, ?f1042)"/>
              <draw:equation draw:name="f1062" draw:formula="if(?f1023, 15789, ?f1043)"/>
              <draw:equation draw:name="f1063" draw:formula="if(?f1023, ?f1040, ?f1056)"/>
              <draw:equation draw:name="f1064" draw:formula="if(?f1023, ?f1041, ?f1058)"/>
              <draw:equation draw:name="f1065" draw:formula="if(?f1023, ?f1042, ?f1056)"/>
              <draw:equation draw:name="f1066" draw:formula="if(?f1023, ?f1043, ?f1058)"/>
            </draw:enhanced-geometry>
          </draw:custom-shape>
          <draw:custom-shape svg:x="6.68889in" svg:y="2.91528in" svg:width="0.54722in" svg:height="1.66944in" draw:id="id177" draw:style-name="a1422" draw:name="Rounded Rectangle 9">
            <svg:title/>
            <svg:desc/>
            <text:p text:style-name="a1419" text:class-names="" text:cond-style-name=""><text:span text:style-name="a1418" text:class-names=""/></text:p>
            <text:p text:style-name="a1421" text:class-names="" text:cond-style-name=""><text:span text:style-name="a1420" text:class-names="">AP I</text:span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4.44583in" svg:y="3.60139in" svg:width="0.78333in" svg:height="0.29722in" draw:id="id178" draw:style-name="a1425" draw:name="Direct Access Storage 10">
            <svg:title/>
            <svg:desc/>
            <text:p text:style-name="a1424" text:class-names="" text:cond-style-name=""><text:span text:style-name="a1423" text:class-names=""/></text:p>
            <draw:enhanced-geometry xmlns:dr3d="urn:oasis:names:tc:opendocument:xmlns:dr3d:1.0" draw:type="non-primitive" svg:viewBox="0 0 716280 271780" draw:enhanced-path="S M 119380 0 L 596900 0 A ?f58 ?f59 ?f60 ?f61 596900 0 ?f55 ?f57  W ?f62 ?f63 ?f64 ?f65 596900 0 ?f55 ?f57 L 119380 271780 A ?f101 ?f102 ?f103 ?f104 119380 271780 ?f98 ?f100  W ?f105 ?f106 ?f107 ?f108 119380 271780 ?f98 ?f100 Z N F M 596900 271780 A ?f113 ?f102 ?f114 ?f104 596900 271780 ?f112 ?f100  W ?f115 ?f106 ?f116 ?f108 596900 271780 ?f112 ?f100 N F M 119380 0 L 596900 0 A ?f58 ?f59 ?f60 ?f61 596900 0 ?f55 ?f57  W ?f62 ?f63 ?f64 ?f65 596900 0 ?f55 ?f57 L 119380 271780 A ?f101 ?f102 ?f103 ?f104 119380 271780 ?f98 ?f100  W ?f105 ?f106 ?f107 ?f108 119380 271780 ?f98 ?f100 Z N" draw:text-areas="?f18 ?f12 ?f16 ?f15" draw:glue-points="?f11 ?f12 ?f13 ?f14 ?f11 ?f15 ?f16 ?f14 ?f17 ?f14" draw:glue-point-leaving-directions="-360, -270, -180, -90, -9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716280"/>
              <draw:equation draw:name="f10" draw:formula="?f6 / 271780"/>
              <draw:equation draw:name="f11" draw:formula="358140 / ?f9"/>
              <draw:equation draw:name="f12" draw:formula="0 / ?f10"/>
              <draw:equation draw:name="f13" draw:formula="0 / ?f9"/>
              <draw:equation draw:name="f14" draw:formula="135890 / ?f10"/>
              <draw:equation draw:name="f15" draw:formula="271780 / ?f10"/>
              <draw:equation draw:name="f16" draw:formula="477520 / ?f9"/>
              <draw:equation draw:name="f17" draw:formula="716280 / ?f9"/>
              <draw:equation draw:name="f18" draw:formula="119380 / ?f9"/>
              <draw:equation draw:name="f19" draw:formula="21550000 - 10800000"/>
              <draw:equation draw:name="f20" draw:formula="if(?f19, 10800000, 21550000)"/>
              <draw:equation draw:name="f21" draw:formula="-21550000 - ?f20"/>
              <draw:equation draw:name="f22" draw:formula="if(?f21, -21550000, ?f20)"/>
              <draw:equation draw:name="f23" draw:formula="16200000 + ?f22"/>
              <draw:equation draw:name="f24" draw:formula="16200000 + ?f1"/>
              <draw:equation draw:name="f25" draw:formula="?f24 * ?f8 / ?f0"/>
              <draw:equation draw:name="f26" draw:formula="0 - ?f25"/>
              <draw:equation draw:name="f27" draw:formula="cos(?f26)"/>
              <draw:equation draw:name="f28" draw:formula="0 - ?f27"/>
              <draw:equation draw:name="f29" draw:formula="?f28 * 119380"/>
              <draw:equation draw:name="f30" draw:formula="sin(?f26)"/>
              <draw:equation draw:name="f31" draw:formula="0 - ?f30"/>
              <draw:equation draw:name="f32" draw:formula="?f31 * 135890"/>
              <draw:equation draw:name="f33" draw:formula="sqrt(?f29 * ?f29 + ?f32 * ?f32 + 0 * 0)"/>
              <draw:equation draw:name="f34" draw:formula="119380 * 135890 / ?f33"/>
              <draw:equation draw:name="f35" draw:formula="?f31 * ?f34"/>
              <draw:equation draw:name="f36" draw:formula="596900 - ?f35"/>
              <draw:equation draw:name="f37" draw:formula="?f28 * ?f34"/>
              <draw:equation draw:name="f38" draw:formula="0 - ?f37"/>
              <draw:equation draw:name="f39" draw:formula="?f36 - 119380"/>
              <draw:equation draw:name="f40" draw:formula="?f38 - 135890"/>
              <draw:equation draw:name="f41" draw:formula="?f36 + 119380"/>
              <draw:equation draw:name="f42" draw:formula="?f38 + 135890"/>
              <draw:equation draw:name="f43" draw:formula="?f23 + ?f1"/>
              <draw:equation draw:name="f44" draw:formula="?f43 * ?f8 / ?f0"/>
              <draw:equation draw:name="f45" draw:formula="0 - ?f44"/>
              <draw:equation draw:name="f46" draw:formula="cos(?f45)"/>
              <draw:equation draw:name="f47" draw:formula="0 - ?f46"/>
              <draw:equation draw:name="f48" draw:formula="?f47 * 119380"/>
              <draw:equation draw:name="f49" draw:formula="sin(?f45)"/>
              <draw:equation draw:name="f50" draw:formula="0 - ?f49"/>
              <draw:equation draw:name="f51" draw:formula="?f50 * 135890"/>
              <draw:equation draw:name="f52" draw:formula="sqrt(?f48 * ?f48 + ?f51 * ?f51 + 0 * 0)"/>
              <draw:equation draw:name="f53" draw:formula="119380 * 135890 / ?f52"/>
              <draw:equation draw:name="f54" draw:formula="?f50 * ?f53"/>
              <draw:equation draw:name="f55" draw:formula="?f36 + ?f54"/>
              <draw:equation draw:name="f56" draw:formula="?f47 * ?f53"/>
              <draw:equation draw:name="f57" draw:formula="?f38 + ?f56"/>
              <draw:equation draw:name="f58" draw:formula="if(?f22, 596900, ?f39)"/>
              <draw:equation draw:name="f59" draw:formula="if(?f22, 0, ?f40)"/>
              <draw:equation draw:name="f60" draw:formula="if(?f22, 596900, ?f41)"/>
              <draw:equation draw:name="f61" draw:formula="if(?f22, 0, ?f42)"/>
              <draw:equation draw:name="f62" draw:formula="if(?f22, ?f39, ?f55)"/>
              <draw:equation draw:name="f63" draw:formula="if(?f22, ?f40, ?f57)"/>
              <draw:equation draw:name="f64" draw:formula="if(?f22, ?f41, ?f55)"/>
              <draw:equation draw:name="f65" draw:formula="if(?f22, ?f42, ?f57)"/>
              <draw:equation draw:name="f66" draw:formula="5400000 + ?f22"/>
              <draw:equation draw:name="f67" draw:formula="5400000 + ?f1"/>
              <draw:equation draw:name="f68" draw:formula="?f67 * ?f8 / ?f0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119380"/>
              <draw:equation draw:name="f73" draw:formula="sin(?f69)"/>
              <draw:equation draw:name="f74" draw:formula="0 - ?f73"/>
              <draw:equation draw:name="f75" draw:formula="?f74 * 135890"/>
              <draw:equation draw:name="f76" draw:formula="sqrt(?f72 * ?f72 + ?f75 * ?f75 + 0 * 0)"/>
              <draw:equation draw:name="f77" draw:formula="119380 * 135890 / ?f76"/>
              <draw:equation draw:name="f78" draw:formula="?f74 * ?f77"/>
              <draw:equation draw:name="f79" draw:formula="119380 - ?f78"/>
              <draw:equation draw:name="f80" draw:formula="?f71 * ?f77"/>
              <draw:equation draw:name="f81" draw:formula="271780 - ?f80"/>
              <draw:equation draw:name="f82" draw:formula="?f79 - 119380"/>
              <draw:equation draw:name="f83" draw:formula="?f81 - 135890"/>
              <draw:equation draw:name="f84" draw:formula="?f79 + 119380"/>
              <draw:equation draw:name="f85" draw:formula="?f81 + 135890"/>
              <draw:equation draw:name="f86" draw:formula="?f66 + ?f1"/>
              <draw:equation draw:name="f87" draw:formula="?f86 * ?f8 / ?f0"/>
              <draw:equation draw:name="f88" draw:formula="0 - ?f87"/>
              <draw:equation draw:name="f89" draw:formula="cos(?f88)"/>
              <draw:equation draw:name="f90" draw:formula="0 - ?f89"/>
              <draw:equation draw:name="f91" draw:formula="?f90 * 119380"/>
              <draw:equation draw:name="f92" draw:formula="sin(?f88)"/>
              <draw:equation draw:name="f93" draw:formula="0 - ?f92"/>
              <draw:equation draw:name="f94" draw:formula="?f93 * 135890"/>
              <draw:equation draw:name="f95" draw:formula="sqrt(?f91 * ?f91 + ?f94 * ?f94 + 0 * 0)"/>
              <draw:equation draw:name="f96" draw:formula="119380 * 135890 / ?f95"/>
              <draw:equation draw:name="f97" draw:formula="?f93 * ?f96"/>
              <draw:equation draw:name="f98" draw:formula="?f79 + ?f97"/>
              <draw:equation draw:name="f99" draw:formula="?f90 * ?f96"/>
              <draw:equation draw:name="f100" draw:formula="?f81 + ?f99"/>
              <draw:equation draw:name="f101" draw:formula="if(?f22, 119380, ?f82)"/>
              <draw:equation draw:name="f102" draw:formula="if(?f22, 271780, ?f83)"/>
              <draw:equation draw:name="f103" draw:formula="if(?f22, 119380, ?f84)"/>
              <draw:equation draw:name="f104" draw:formula="if(?f22, 271780, ?f85)"/>
              <draw:equation draw:name="f105" draw:formula="if(?f22, ?f82, ?f98)"/>
              <draw:equation draw:name="f106" draw:formula="if(?f22, ?f83, ?f100)"/>
              <draw:equation draw:name="f107" draw:formula="if(?f22, ?f84, ?f98)"/>
              <draw:equation draw:name="f108" draw:formula="if(?f22, ?f85, ?f100)"/>
              <draw:equation draw:name="f109" draw:formula="596900 - ?f78"/>
              <draw:equation draw:name="f110" draw:formula="?f109 - 119380"/>
              <draw:equation draw:name="f111" draw:formula="?f109 + 119380"/>
              <draw:equation draw:name="f112" draw:formula="?f109 + ?f97"/>
              <draw:equation draw:name="f113" draw:formula="if(?f22, 596900, ?f110)"/>
              <draw:equation draw:name="f114" draw:formula="if(?f22, 596900, ?f111)"/>
              <draw:equation draw:name="f115" draw:formula="if(?f22, ?f110, ?f112)"/>
              <draw:equation draw:name="f116" draw:formula="if(?f22, ?f111, ?f112)"/>
            </draw:enhanced-geometry>
          </draw:custom-shape>
          <draw:custom-shape svg:x="5.55in" svg:y="3.60139in" svg:width="0.78333in" svg:height="0.29722in" draw:id="id179" draw:style-name="a1428" draw:name="Direct Access Storage 11">
            <svg:title/>
            <svg:desc/>
            <text:p text:style-name="a1427" text:class-names="" text:cond-style-name=""><text:span text:style-name="a1426" text:class-names=""/></text:p>
            <draw:enhanced-geometry xmlns:dr3d="urn:oasis:names:tc:opendocument:xmlns:dr3d:1.0" draw:type="non-primitive" svg:viewBox="0 0 716280 271780" draw:enhanced-path="S M 119380 0 L 596900 0 A ?f58 ?f59 ?f60 ?f61 596900 0 ?f55 ?f57  W ?f62 ?f63 ?f64 ?f65 596900 0 ?f55 ?f57 L 119380 271780 A ?f101 ?f102 ?f103 ?f104 119380 271780 ?f98 ?f100  W ?f105 ?f106 ?f107 ?f108 119380 271780 ?f98 ?f100 Z N F M 596900 271780 A ?f113 ?f102 ?f114 ?f104 596900 271780 ?f112 ?f100  W ?f115 ?f106 ?f116 ?f108 596900 271780 ?f112 ?f100 N F M 119380 0 L 596900 0 A ?f58 ?f59 ?f60 ?f61 596900 0 ?f55 ?f57  W ?f62 ?f63 ?f64 ?f65 596900 0 ?f55 ?f57 L 119380 271780 A ?f101 ?f102 ?f103 ?f104 119380 271780 ?f98 ?f100  W ?f105 ?f106 ?f107 ?f108 119380 271780 ?f98 ?f100 Z N" draw:text-areas="?f18 ?f12 ?f16 ?f15" draw:glue-points="?f11 ?f12 ?f13 ?f14 ?f11 ?f15 ?f16 ?f14 ?f17 ?f14" draw:glue-point-leaving-directions="-360, -270, -180, -90, -9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5419351 / 1725033"/>
              <draw:equation draw:name="f9" draw:formula="?f7 / 716280"/>
              <draw:equation draw:name="f10" draw:formula="?f6 / 271780"/>
              <draw:equation draw:name="f11" draw:formula="358140 / ?f9"/>
              <draw:equation draw:name="f12" draw:formula="0 / ?f10"/>
              <draw:equation draw:name="f13" draw:formula="0 / ?f9"/>
              <draw:equation draw:name="f14" draw:formula="135890 / ?f10"/>
              <draw:equation draw:name="f15" draw:formula="271780 / ?f10"/>
              <draw:equation draw:name="f16" draw:formula="477520 / ?f9"/>
              <draw:equation draw:name="f17" draw:formula="716280 / ?f9"/>
              <draw:equation draw:name="f18" draw:formula="119380 / ?f9"/>
              <draw:equation draw:name="f19" draw:formula="21550000 - 10800000"/>
              <draw:equation draw:name="f20" draw:formula="if(?f19, 10800000, 21550000)"/>
              <draw:equation draw:name="f21" draw:formula="-21550000 - ?f20"/>
              <draw:equation draw:name="f22" draw:formula="if(?f21, -21550000, ?f20)"/>
              <draw:equation draw:name="f23" draw:formula="16200000 + ?f22"/>
              <draw:equation draw:name="f24" draw:formula="16200000 + ?f1"/>
              <draw:equation draw:name="f25" draw:formula="?f24 * ?f8 / ?f0"/>
              <draw:equation draw:name="f26" draw:formula="0 - ?f25"/>
              <draw:equation draw:name="f27" draw:formula="cos(?f26)"/>
              <draw:equation draw:name="f28" draw:formula="0 - ?f27"/>
              <draw:equation draw:name="f29" draw:formula="?f28 * 119380"/>
              <draw:equation draw:name="f30" draw:formula="sin(?f26)"/>
              <draw:equation draw:name="f31" draw:formula="0 - ?f30"/>
              <draw:equation draw:name="f32" draw:formula="?f31 * 135890"/>
              <draw:equation draw:name="f33" draw:formula="sqrt(?f29 * ?f29 + ?f32 * ?f32 + 0 * 0)"/>
              <draw:equation draw:name="f34" draw:formula="119380 * 135890 / ?f33"/>
              <draw:equation draw:name="f35" draw:formula="?f31 * ?f34"/>
              <draw:equation draw:name="f36" draw:formula="596900 - ?f35"/>
              <draw:equation draw:name="f37" draw:formula="?f28 * ?f34"/>
              <draw:equation draw:name="f38" draw:formula="0 - ?f37"/>
              <draw:equation draw:name="f39" draw:formula="?f36 - 119380"/>
              <draw:equation draw:name="f40" draw:formula="?f38 - 135890"/>
              <draw:equation draw:name="f41" draw:formula="?f36 + 119380"/>
              <draw:equation draw:name="f42" draw:formula="?f38 + 135890"/>
              <draw:equation draw:name="f43" draw:formula="?f23 + ?f1"/>
              <draw:equation draw:name="f44" draw:formula="?f43 * ?f8 / ?f0"/>
              <draw:equation draw:name="f45" draw:formula="0 - ?f44"/>
              <draw:equation draw:name="f46" draw:formula="cos(?f45)"/>
              <draw:equation draw:name="f47" draw:formula="0 - ?f46"/>
              <draw:equation draw:name="f48" draw:formula="?f47 * 119380"/>
              <draw:equation draw:name="f49" draw:formula="sin(?f45)"/>
              <draw:equation draw:name="f50" draw:formula="0 - ?f49"/>
              <draw:equation draw:name="f51" draw:formula="?f50 * 135890"/>
              <draw:equation draw:name="f52" draw:formula="sqrt(?f48 * ?f48 + ?f51 * ?f51 + 0 * 0)"/>
              <draw:equation draw:name="f53" draw:formula="119380 * 135890 / ?f52"/>
              <draw:equation draw:name="f54" draw:formula="?f50 * ?f53"/>
              <draw:equation draw:name="f55" draw:formula="?f36 + ?f54"/>
              <draw:equation draw:name="f56" draw:formula="?f47 * ?f53"/>
              <draw:equation draw:name="f57" draw:formula="?f38 + ?f56"/>
              <draw:equation draw:name="f58" draw:formula="if(?f22, 596900, ?f39)"/>
              <draw:equation draw:name="f59" draw:formula="if(?f22, 0, ?f40)"/>
              <draw:equation draw:name="f60" draw:formula="if(?f22, 596900, ?f41)"/>
              <draw:equation draw:name="f61" draw:formula="if(?f22, 0, ?f42)"/>
              <draw:equation draw:name="f62" draw:formula="if(?f22, ?f39, ?f55)"/>
              <draw:equation draw:name="f63" draw:formula="if(?f22, ?f40, ?f57)"/>
              <draw:equation draw:name="f64" draw:formula="if(?f22, ?f41, ?f55)"/>
              <draw:equation draw:name="f65" draw:formula="if(?f22, ?f42, ?f57)"/>
              <draw:equation draw:name="f66" draw:formula="5400000 + ?f22"/>
              <draw:equation draw:name="f67" draw:formula="5400000 + ?f1"/>
              <draw:equation draw:name="f68" draw:formula="?f67 * ?f8 / ?f0"/>
              <draw:equation draw:name="f69" draw:formula="0 - ?f68"/>
              <draw:equation draw:name="f70" draw:formula="cos(?f69)"/>
              <draw:equation draw:name="f71" draw:formula="0 - ?f70"/>
              <draw:equation draw:name="f72" draw:formula="?f71 * 119380"/>
              <draw:equation draw:name="f73" draw:formula="sin(?f69)"/>
              <draw:equation draw:name="f74" draw:formula="0 - ?f73"/>
              <draw:equation draw:name="f75" draw:formula="?f74 * 135890"/>
              <draw:equation draw:name="f76" draw:formula="sqrt(?f72 * ?f72 + ?f75 * ?f75 + 0 * 0)"/>
              <draw:equation draw:name="f77" draw:formula="119380 * 135890 / ?f76"/>
              <draw:equation draw:name="f78" draw:formula="?f74 * ?f77"/>
              <draw:equation draw:name="f79" draw:formula="119380 - ?f78"/>
              <draw:equation draw:name="f80" draw:formula="?f71 * ?f77"/>
              <draw:equation draw:name="f81" draw:formula="271780 - ?f80"/>
              <draw:equation draw:name="f82" draw:formula="?f79 - 119380"/>
              <draw:equation draw:name="f83" draw:formula="?f81 - 135890"/>
              <draw:equation draw:name="f84" draw:formula="?f79 + 119380"/>
              <draw:equation draw:name="f85" draw:formula="?f81 + 135890"/>
              <draw:equation draw:name="f86" draw:formula="?f66 + ?f1"/>
              <draw:equation draw:name="f87" draw:formula="?f86 * ?f8 / ?f0"/>
              <draw:equation draw:name="f88" draw:formula="0 - ?f87"/>
              <draw:equation draw:name="f89" draw:formula="cos(?f88)"/>
              <draw:equation draw:name="f90" draw:formula="0 - ?f89"/>
              <draw:equation draw:name="f91" draw:formula="?f90 * 119380"/>
              <draw:equation draw:name="f92" draw:formula="sin(?f88)"/>
              <draw:equation draw:name="f93" draw:formula="0 - ?f92"/>
              <draw:equation draw:name="f94" draw:formula="?f93 * 135890"/>
              <draw:equation draw:name="f95" draw:formula="sqrt(?f91 * ?f91 + ?f94 * ?f94 + 0 * 0)"/>
              <draw:equation draw:name="f96" draw:formula="119380 * 135890 / ?f95"/>
              <draw:equation draw:name="f97" draw:formula="?f93 * ?f96"/>
              <draw:equation draw:name="f98" draw:formula="?f79 + ?f97"/>
              <draw:equation draw:name="f99" draw:formula="?f90 * ?f96"/>
              <draw:equation draw:name="f100" draw:formula="?f81 + ?f99"/>
              <draw:equation draw:name="f101" draw:formula="if(?f22, 119380, ?f82)"/>
              <draw:equation draw:name="f102" draw:formula="if(?f22, 271780, ?f83)"/>
              <draw:equation draw:name="f103" draw:formula="if(?f22, 119380, ?f84)"/>
              <draw:equation draw:name="f104" draw:formula="if(?f22, 271780, ?f85)"/>
              <draw:equation draw:name="f105" draw:formula="if(?f22, ?f82, ?f98)"/>
              <draw:equation draw:name="f106" draw:formula="if(?f22, ?f83, ?f100)"/>
              <draw:equation draw:name="f107" draw:formula="if(?f22, ?f84, ?f98)"/>
              <draw:equation draw:name="f108" draw:formula="if(?f22, ?f85, ?f100)"/>
              <draw:equation draw:name="f109" draw:formula="596900 - ?f78"/>
              <draw:equation draw:name="f110" draw:formula="?f109 - 119380"/>
              <draw:equation draw:name="f111" draw:formula="?f109 + 119380"/>
              <draw:equation draw:name="f112" draw:formula="?f109 + ?f97"/>
              <draw:equation draw:name="f113" draw:formula="if(?f22, 596900, ?f110)"/>
              <draw:equation draw:name="f114" draw:formula="if(?f22, 596900, ?f111)"/>
              <draw:equation draw:name="f115" draw:formula="if(?f22, ?f110, ?f112)"/>
              <draw:equation draw:name="f116" draw:formula="if(?f22, ?f111, ?f112)"/>
            </draw:enhanced-geometry>
          </draw:custom-shape>
          <draw:connector draw:type="line" svg:x1="2.96111in" svg:y1="3.75in" draw:start-shape="id174" draw:start-glue-point="1" svg:x2="3.34167in" svg:y2="3.75in" draw:id="id180" draw:style-name="a1429" draw:name="Straight Connector 12">
            <svg:title/>
            <svg:desc/>
          </draw:connector>
          <draw:connector draw:type="line" svg:x1="4.125in" svg:y1="3.75in" draw:start-shape="id175" draw:start-glue-point="1" svg:x2="4.44583in" svg:y2="3.75in" draw:end-shape="id178" draw:end-glue-point="3" draw:id="id181" draw:style-name="a1430" draw:name="Straight Connector 13">
            <svg:title/>
            <svg:desc/>
          </draw:connector>
          <draw:connector draw:type="line" svg:x1="5.22917in" svg:y1="3.75in" draw:start-shape="id178" draw:start-glue-point="1" svg:x2="5.55in" svg:y2="3.75in" draw:end-shape="id179" draw:end-glue-point="3" draw:id="id182" draw:style-name="a1431" draw:name="Straight Connector 14">
            <svg:title/>
            <svg:desc/>
          </draw:connector>
          <draw:connector draw:type="line" svg:x1="6.33333in" svg:y1="3.75in" draw:start-shape="id179" draw:start-glue-point="1" svg:x2="6.68889in" svg:y2="3.75in" draw:end-shape="id177" draw:end-glue-point="3" draw:id="id183" draw:style-name="a1432" draw:name="Straight Connector 15">
            <svg:title/>
            <svg:desc/>
          </draw:connector>
        </draw:g>
        <draw:custom-shape svg:x="1.00249in" svg:y="5.63331in" svg:width="1.18056in" svg:height="0.79167in" draw:id="id171" draw:style-name="a1400" draw:name="Rounded Rectangle 23">
          <svg:title/>
          <svg:desc/>
          <text:p text:style-name="a1397" text:class-names="" text:cond-style-name=""><text:span text:style-name="a1396" text:class-names="">User</text:span></text:p>
          <text:p text:style-name="a1399" text:class-names="" text:cond-style-name=""><text:span text:style-name="a1398" text:class-names="">System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59277in" svg:y1="5.63331in" draw:start-shape="id171" draw:start-glue-point="0" svg:x2="1.59117in" svg:y2="4.78192in" draw:id="id172" draw:style-name="a1401" draw:name="Straight Connector 24">
          <svg:title/>
          <svg:desc/>
        </draw:connector>
      </draw:page>
      <draw:page draw:name="Slide85" draw:style-name="a1433" draw:master-page-name="Master1-Layout4-obj-Title-and-Content" presentation:presentation-page-layout-name="Master1-PPL4" draw:id="Slide-340">
        <draw:frame draw:id="id184" presentation:style-name="a1436" draw:name="Title 1" svg:x="0.5in" svg:y="0.48in" svg:width="9in" svg:height="0.87in" presentation:class="title" presentation:placeholder="false">
          <draw:text-box>
            <text:p text:style-name="a1435" text:class-names="" text:cond-style-name=""><text:span text:style-name="a1434" text:class-names="">Where</text:span></text:p>
          </draw:text-box>
          <svg:title/>
          <svg:desc/>
        </draw:frame>
        <draw:custom-shape svg:x="2.59767in" svg:y="1.66139in" svg:width="6.83333in" svg:height="5.24861in" draw:id="id185" draw:style-name="a1439" draw:name="Cloud 23">
          <svg:title/>
          <svg:desc/>
          <text:p text:style-name="a1438" text:class-names="" text:cond-style-name=""><text:span text:style-name="a1437" text:class-names=""/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ustom-shape svg:x="2.41155in" svg:y="3.47917in" svg:width="0.54722in" svg:height="1.66944in" draw:id="id186" draw:style-name="a1448" draw:name="Rounded Rectangle 24">
          <svg:title/>
          <svg:desc/>
          <text:p text:style-name="a1441" text:class-names="" text:cond-style-name=""><text:span text:style-name="a1440" text:class-names=""/></text:p>
          <text:p text:style-name="a1443" text:class-names="" text:cond-style-name=""><text:span text:style-name="a1442" text:class-names="">A</text:span></text:p>
          <text:p text:style-name="a1445" text:class-names="" text:cond-style-name=""><text:span text:style-name="a1444" text:class-names="">P</text:span></text:p>
          <text:p text:style-name="a1447" text:class-names="" text:cond-style-name=""><text:span text:style-name="a1446" text:class-names="">I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7" draw:style-name="a1451" draw:name="TextBox 25" svg:x="4.86413in" svg:y="2.84583in" svg:width="1.33233in" svg:height="0.30293in">
          <draw:text-box>
            <text:p text:style-name="a1450" text:class-names="" text:cond-style-name=""><text:span text:style-name="a1449" text:class-names="">OpenStack</text:span></text:p>
          </draw:text-box>
          <svg:title/>
          <svg:desc/>
        </draw:frame>
        <draw:custom-shape svg:x="4.26389in" svg:y="3.72222in" svg:width="2.97222in" svg:height="2.36111in" draw:id="id188" draw:style-name="a1454" draw:name="Rectangle 17">
          <svg:title/>
          <svg:desc/>
          <text:p text:style-name="a1453" text:class-names="" text:cond-style-name=""><text:span text:style-name="a14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5308in" svg:y="3.88642in" svg:width="2.53333in" svg:height="2.10278in" draw:id="id189" draw:style-name="a1461" draw:name="Dodecagon 26">
          <svg:title/>
          <svg:desc/>
          <text:p text:style-name="a1456" text:class-names="" text:cond-style-name=""><text:span text:style-name="a1455" text:class-names=""/></text:p>
          <text:p text:style-name="a1458" text:class-names="" text:cond-style-name=""><text:span text:style-name="a1457" text:class-names="">Your</text:span></text:p>
          <text:p text:style-name="a1460" text:class-names="" text:cond-style-name=""><text:span text:style-name="a1459" text:class-names="">System</text:span></text:p>
          <draw:enhanced-geometry xmlns:dr3d="urn:oasis:names:tc:opendocument:xmlns:dr3d:1.0" draw:path-stretchpoint-x="21600" draw:path-stretchpoint-y="21600" draw:type="non-primitive" svg:viewBox="0 0 21600 21600" draw:enhanced-path="M ?f0 ?f11 L ?f6 ?f10 ?f7 ?f2 ?f8 ?f2 ?f9 ?f10 ?f1 ?f11 ?f1 ?f12 ?f9 ?f13 ?f8 ?f3 ?f7 ?f3 ?f6 ?f13 ?f0 ?f12 Z N" draw:text-areas="?f6 ?f10 ?f9 ?f13" draw:glue-points="?f9 ?f10 ?f1 ?f11 ?f1 ?f12 ?f9 ?f13 ?f8 ?f3 ?f7 ?f3 ?f6 ?f13 ?f0 ?f12 ?f0 ?f11 ?f6 ?f10 ?f7 ?f2 ?f8 ?f2" draw:glue-point-leaving-directions="-90, -90, -90, -90, -180, -180, -270, -270, -270, -270, -36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* 2894 / 21600"/>
            <draw:equation draw:name="f7" draw:formula="?f5 * 7906 / 21600"/>
            <draw:equation draw:name="f8" draw:formula="?f5 * 13694 / 21600"/>
            <draw:equation draw:name="f9" draw:formula="?f5 * 18706 / 21600"/>
            <draw:equation draw:name="f10" draw:formula="?f4 * 2894 / 21600"/>
            <draw:equation draw:name="f11" draw:formula="?f4 * 7906 / 21600"/>
            <draw:equation draw:name="f12" draw:formula="?f4 * 13694 / 21600"/>
            <draw:equation draw:name="f13" draw:formula="?f4 * 18706 / 21600"/>
          </draw:enhanced-geometry>
        </draw:custom-shape>
        <draw:custom-shape svg:x="4.41413in" svg:y="4.39306in" svg:width="0.54722in" svg:height="1.09444in" draw:id="id190" draw:style-name="a1464" draw:name="Rounded Rectangle 27">
          <svg:title/>
          <svg:desc/>
          <text:p text:style-name="a1463" text:class-names="" text:cond-style-name=""><text:span text:style-name="a1462" text:class-names="">SDK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41413in" svg:y1="4.94028in" draw:start-shape="id190" draw:start-glue-point="3" svg:x2="2.95878in" svg:y2="4.31389in" draw:end-shape="id186" draw:end-glue-point="1" draw:id="id191" draw:style-name="a1465" draw:name="Straight Connector 28">
          <svg:title/>
          <svg:desc/>
        </draw:connector>
        <draw:custom-shape svg:x="0.54167in" svg:y="5.31944in" svg:width="1.18056in" svg:height="0.79167in" draw:id="id192" draw:style-name="a1470" draw:name="Rounded Rectangle 30">
          <svg:title/>
          <svg:desc/>
          <text:p text:style-name="a1467" text:class-names="" text:cond-style-name=""><text:span text:style-name="a1466" text:class-names="">User</text:span></text:p>
          <text:p text:style-name="a1469" text:class-names="" text:cond-style-name=""><text:span text:style-name="a1468" text:class-names="">System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72222in" svg:y1="5.71528in" draw:start-shape="id192" draw:start-glue-point="1" svg:x2="4.87021in" svg:y2="5.70746in" draw:end-shape="id189" draw:end-glue-point="10" draw:id="id193" draw:style-name="a1471" draw:name="Straight Connector 31">
          <svg:title/>
          <svg:desc/>
        </draw:connector>
        <draw:custom-shape svg:x="7.27222in" svg:y="2.91528in" svg:width="0.61574in" svg:height="0.44329in" draw:id="id194" draw:style-name="a1474" draw:name="Rectangle 34">
          <svg:title/>
          <svg:desc/>
          <text:p text:style-name="a1473" text:class-names="" text:cond-style-name=""><text:span text:style-name="a1472" text:class-names="">V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315in" svg:y="3.08194in" svg:width="0.61574in" svg:height="0.44329in" draw:id="id195" draw:style-name="a1477" draw:name="Rectangle 35">
          <svg:title/>
          <svg:desc/>
          <text:p text:style-name="a1476" text:class-names="" text:cond-style-name=""><text:span text:style-name="a1475" text:class-names="">V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5741in" svg:y="3.48934in" svg:width="0.61574in" svg:height="0.44329in" draw:id="id196" draw:style-name="a1480" draw:name="Rectangle 36">
          <svg:title/>
          <svg:desc/>
          <text:p text:style-name="a1479" text:class-names="" text:cond-style-name=""><text:span text:style-name="a1478" text:class-names="">VM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draw:style-name="a1483" draw:name="TextBox 37" svg:x="6.75835in" svg:y="3.76728in" svg:width="0.41667in" svg:height="0.30293in">
          <draw:text-box>
            <text:p text:style-name="a1482" text:class-names="" text:cond-style-name=""><text:span text:style-name="a1481" text:class-names="">VM</text:span></text:p>
          </draw:text-box>
          <svg:title/>
          <svg:desc/>
        </draw:frame>
      </draw:page>
      <draw:page draw:name="Slide86" draw:style-name="a1484" draw:master-page-name="Master1-Layout6-secHead-Section-Header---Red" presentation:presentation-page-layout-name="Master1-PPL6" draw:id="Slide-341">
        <draw:frame draw:id="id198" presentation:style-name="a1487" draw:name="Title 1" svg:x="0.63in" svg:y="3.45689in" svg:width="8.75in" svg:height="0.58622in" presentation:class="title" presentation:placeholder="false">
          <draw:text-box>
            <text:p text:style-name="a1486" text:class-names="" text:cond-style-name=""><text:span text:style-name="a1485" text:class-names="">Why Use an SDK?</text:span></text:p>
          </draw:text-box>
          <svg:title/>
          <svg:desc/>
        </draw:frame>
      </draw:page>
      <draw:page draw:name="Slide174" draw:style-name="a1488" draw:master-page-name="Master1-Layout4-obj-Title-and-Content" presentation:presentation-page-layout-name="Master1-PPL4" draw:id="Slide-429">
        <draw:frame draw:id="id199" presentation:style-name="a1491" draw:name="Title 1" svg:x="0.5in" svg:y="0.48in" svg:width="9in" svg:height="0.87in" presentation:class="title" presentation:placeholder="false">
          <draw:text-box>
            <text:p text:style-name="a1490" text:class-names="" text:cond-style-name=""><text:span text:style-name="a1489" text:class-names="">Benefits</text:span></text:p>
          </draw:text-box>
          <svg:title/>
          <svg:desc/>
        </draw:frame>
        <draw:frame draw:id="id200" draw:style-name="a1494" draw:name="TextBox 6" svg:x="0.36194in" svg:y="3.19463in" svg:width="9.27612in" svg:height="1.11074in">
          <draw:text-box>
            <text:p text:style-name="a1493" text:class-names="" text:cond-style-name=""><text:span text:style-name="a1492" text:class-names="">Deployed OpenStack</text:span></text:p>
          </draw:text-box>
          <svg:title/>
          <svg:desc/>
        </draw:frame>
      </draw:page>
      <draw:page draw:name="Slide175" draw:style-name="a1495" draw:master-page-name="Master1-Layout4-obj-Title-and-Content" presentation:presentation-page-layout-name="Master1-PPL4" draw:id="Slide-430">
        <draw:frame draw:id="id201" presentation:style-name="a1498" draw:name="Title 1" svg:x="0.5in" svg:y="0.48in" svg:width="9in" svg:height="0.87in" presentation:class="title" presentation:placeholder="false">
          <draw:text-box>
            <text:p text:style-name="a1497" text:class-names="" text:cond-style-name=""><text:span text:style-name="a1496" text:class-names="">Benefits</text:span></text:p>
          </draw:text-box>
          <svg:title/>
          <svg:desc/>
        </draw:frame>
        <draw:frame draw:id="id202" draw:style-name="a1501" draw:name="TextBox 6" svg:x="0.5in" svg:y="3.19463in" svg:width="9in" svg:height="1.11074in">
          <draw:text-box>
            <text:p text:style-name="a1500" text:class-names="" text:cond-style-name=""><text:span text:style-name="a1499" text:class-names="">Now What?</text:span></text:p>
          </draw:text-box>
          <svg:title/>
          <svg:desc/>
        </draw:frame>
      </draw:page>
      <draw:page draw:name="Slide176" draw:style-name="a1502" draw:master-page-name="Master1-Layout4-obj-Title-and-Content" presentation:presentation-page-layout-name="Master1-PPL4" draw:id="Slide-431">
        <draw:frame draw:id="id203" presentation:style-name="a1505" draw:name="Title 1" svg:x="0.5in" svg:y="0.48in" svg:width="9in" svg:height="0.87in" presentation:class="title" presentation:placeholder="false">
          <draw:text-box>
            <text:p text:style-name="a1504" text:class-names="" text:cond-style-name=""><text:span text:style-name="a1503" text:class-names="">Benefits</text:span></text:p>
          </draw:text-box>
          <svg:title/>
          <svg:desc/>
        </draw:frame>
        <draw:frame draw:id="id204" draw:style-name="a1510" draw:name="TextBox 6" svg:x="0.5in" svg:y="2.91945in" svg:width="9in" svg:height="2.47393in">
          <draw:text-box>
            <text:p text:style-name="a1507" text:class-names="" text:cond-style-name=""><text:span text:style-name="a1506" text:class-names="">Application</text:span></text:p>
            <text:p text:style-name="a1509" text:class-names="" text:cond-style-name=""><text:span text:style-name="a1508" text:class-names="">Development</text:span></text:p>
          </draw:text-box>
          <svg:title/>
          <svg:desc/>
        </draw:frame>
      </draw:page>
      <draw:page draw:name="Slide87" draw:style-name="a1511" draw:master-page-name="Master1-Layout4-obj-Title-and-Content" presentation:presentation-page-layout-name="Master1-PPL4" draw:id="Slide-342">
        <draw:frame draw:id="id205" presentation:style-name="a1514" draw:name="Title 1" svg:x="0.5in" svg:y="0.48in" svg:width="9in" svg:height="0.87in" presentation:class="title" presentation:placeholder="false">
          <draw:text-box>
            <text:p text:style-name="a1513" text:class-names="" text:cond-style-name=""><text:span text:style-name="a1512" text:class-names="">Benefits</text:span></text:p>
          </draw:text-box>
          <svg:title/>
          <svg:desc/>
        </draw:frame>
        <draw:frame draw:id="id206" draw:style-name="a1517" draw:name="TextBox 6" svg:x="0.83359in" svg:y="3.19463in" svg:width="8.33283in" svg:height="1.11074in">
          <draw:text-box>
            <text:p text:style-name="a1516" text:class-names="" text:cond-style-name=""><text:span text:style-name="a1515" text:class-names="">Request/Response</text:span></text:p>
          </draw:text-box>
          <svg:title/>
          <svg:desc/>
        </draw:frame>
      </draw:page>
      <draw:page draw:name="Slide88" draw:style-name="a1518" draw:master-page-name="Master1-Layout4-obj-Title-and-Content" presentation:presentation-page-layout-name="Master1-PPL4" draw:id="Slide-343">
        <draw:frame draw:id="id207" presentation:style-name="a1521" draw:name="Title 1" svg:x="0.5in" svg:y="0.48in" svg:width="9in" svg:height="0.87in" presentation:class="title" presentation:placeholder="false">
          <draw:text-box>
            <text:p text:style-name="a1520" text:class-names="" text:cond-style-name=""><text:span text:style-name="a1519" text:class-names="">Benefits</text:span></text:p>
          </draw:text-box>
          <svg:title/>
          <svg:desc/>
        </draw:frame>
        <draw:frame draw:id="id208" draw:style-name="a1525" draw:name="TextBox 6" svg:x="0.80941in" svg:y="3.19463in" svg:width="8.27859in" svg:height="1.11074in">
          <draw:text-box>
            <text:p text:style-name="a1524" text:class-names="" text:cond-style-name=""><text:span text:style-name="a1522" text:class-names="">(Re)</text:span><text:span text:style-name="a1523" text:class-names="">Authentication</text:span></text:p>
          </draw:text-box>
          <svg:title/>
          <svg:desc/>
        </draw:frame>
      </draw:page>
      <draw:page draw:name="Slide89" draw:style-name="a1526" draw:master-page-name="Master1-Layout4-obj-Title-and-Content" presentation:presentation-page-layout-name="Master1-PPL4" draw:id="Slide-344">
        <draw:frame draw:id="id209" presentation:style-name="a1529" draw:name="Title 1" svg:x="0.5in" svg:y="0.48in" svg:width="9in" svg:height="0.87in" presentation:class="title" presentation:placeholder="false">
          <draw:text-box>
            <text:p text:style-name="a1528" text:class-names="" text:cond-style-name=""><text:span text:style-name="a1527" text:class-names="">Benefits</text:span></text:p>
          </draw:text-box>
          <svg:title/>
          <svg:desc/>
        </draw:frame>
        <draw:frame draw:id="id210" draw:style-name="a1532" draw:name="TextBox 6" svg:x="2.63443in" svg:y="3.19463in" svg:width="4.73114in" svg:height="1.11074in">
          <draw:text-box>
            <text:p text:style-name="a1531" text:class-names="" text:cond-style-name=""><text:span text:style-name="a1530" text:class-names="">Pagination</text:span></text:p>
          </draw:text-box>
          <svg:title/>
          <svg:desc/>
        </draw:frame>
      </draw:page>
      <draw:page draw:name="Slide90" draw:style-name="a1533" draw:master-page-name="Master1-Layout4-obj-Title-and-Content" presentation:presentation-page-layout-name="Master1-PPL4" draw:id="Slide-345">
        <draw:frame draw:id="id211" presentation:style-name="a1536" draw:name="Title 1" svg:x="0.5in" svg:y="0.48in" svg:width="9in" svg:height="0.87in" presentation:class="title" presentation:placeholder="false">
          <draw:text-box>
            <text:p text:style-name="a1535" text:class-names="" text:cond-style-name=""><text:span text:style-name="a1534" text:class-names="">Benefits</text:span></text:p>
          </draw:text-box>
          <svg:title/>
          <svg:desc/>
        </draw:frame>
        <draw:frame draw:id="id212" draw:style-name="a1540" draw:name="TextBox 6" svg:x="2.19716in" svg:y="3.19463in" svg:width="5.60569in" svg:height="1.11074in">
          <draw:text-box>
            <text:p text:style-name="a1539" text:class-names="" text:cond-style-name=""><text:span text:style-name="a1537" text:class-names="">State</text:span><text:span text:style-name="a1538" text:class-names=""><text:s text:c="1"/>Polling</text:span></text:p>
          </draw:text-box>
          <svg:title/>
          <svg:desc/>
        </draw:frame>
      </draw:page>
      <draw:page draw:name="Slide91" draw:style-name="a1541" draw:master-page-name="Master1-Layout4-obj-Title-and-Content" presentation:presentation-page-layout-name="Master1-PPL4" draw:id="Slide-346">
        <draw:frame draw:id="id213" presentation:style-name="a1544" draw:name="Title 1" svg:x="0.5in" svg:y="0.48in" svg:width="9in" svg:height="0.87in" presentation:class="title" presentation:placeholder="false">
          <draw:text-box>
            <text:p text:style-name="a1543" text:class-names="" text:cond-style-name=""><text:span text:style-name="a1542" text:class-names="">Benefits</text:span></text:p>
          </draw:text-box>
          <svg:title/>
          <svg:desc/>
        </draw:frame>
        <draw:frame draw:id="id214" draw:style-name="a1548" draw:name="TextBox 6" svg:x="2.0688in" svg:y="3.19463in" svg:width="5.8624in" svg:height="1.11074in">
          <draw:text-box>
            <text:p text:style-name="a1547" text:class-names="" text:cond-style-name=""><text:span text:style-name="a1545" text:class-names="">Rate</text:span><text:span text:style-name="a1546" text:class-names=""><text:s text:c="1"/>Limiting</text:span></text:p>
          </draw:text-box>
          <svg:title/>
          <svg:desc/>
        </draw:frame>
      </draw:page>
      <draw:page draw:name="Slide92" draw:style-name="a1549" draw:master-page-name="Master1-Layout4-obj-Title-and-Content" presentation:presentation-page-layout-name="Master1-PPL4" draw:id="Slide-347">
        <draw:frame draw:id="id215" presentation:style-name="a1552" draw:name="Title 1" svg:x="0.5in" svg:y="0.48in" svg:width="9in" svg:height="0.87in" presentation:class="title" presentation:placeholder="false">
          <draw:text-box>
            <text:p text:style-name="a1551" text:class-names="" text:cond-style-name=""><text:span text:style-name="a1550" text:class-names="">Benefits</text:span></text:p>
          </draw:text-box>
          <svg:title/>
          <svg:desc/>
        </draw:frame>
        <draw:frame draw:id="id216" draw:style-name="a1555" draw:name="TextBox 6" svg:x="3.81676in" svg:y="3.19463in" svg:width="2.36647in" svg:height="1.11074in">
          <draw:text-box>
            <text:p text:style-name="a1554" text:class-names="" text:cond-style-name=""><text:span text:style-name="a1553" text:class-names="">Retry</text:span></text:p>
          </draw:text-box>
          <svg:title/>
          <svg:desc/>
        </draw:frame>
      </draw:page>
      <draw:page draw:name="Slide93" draw:style-name="a1556" draw:master-page-name="Master1-Layout4-obj-Title-and-Content" presentation:presentation-page-layout-name="Master1-PPL4" draw:id="Slide-348">
        <draw:frame draw:id="id217" presentation:style-name="a1559" draw:name="Title 1" svg:x="0.5in" svg:y="0.48in" svg:width="9in" svg:height="0.87in" presentation:class="title" presentation:placeholder="false">
          <draw:text-box>
            <text:p text:style-name="a1558" text:class-names="" text:cond-style-name=""><text:span text:style-name="a1557" text:class-names="">Benefits</text:span></text:p>
          </draw:text-box>
          <svg:title/>
          <svg:desc/>
        </draw:frame>
        <draw:frame draw:id="id218" draw:style-name="a1567" draw:name="TextBox 6" svg:x="2.0175in" svg:y="2.51304in" svg:width="5.965in" svg:height="2.47393in">
          <draw:text-box>
            <text:p text:style-name="a1562" text:class-names="" text:cond-style-name=""><text:span text:style-name="a1560" text:class-names="">Smoothing</text:span><text:span text:style-name="a1561" text:class-names=""><text:s text:c="1"/></text:span></text:p>
            <text:p text:style-name="a1566" text:class-names="" text:cond-style-name=""><text:span text:style-name="a1563" text:class-names="">Rough</text:span><text:span text:style-name="a1564" text:class-names=""><text:s text:c="1"/></text:span><text:span text:style-name="a1565" text:class-names="">Edges</text:span></text:p>
          </draw:text-box>
          <svg:title/>
          <svg:desc/>
        </draw:frame>
      </draw:page>
      <draw:page draw:name="Slide98" draw:style-name="a1568" draw:master-page-name="Master1-Layout4-obj-Title-and-Content" presentation:presentation-page-layout-name="Master1-PPL4" draw:id="Slide-353">
        <draw:frame draw:id="id219" presentation:style-name="a1571" draw:name="Title 1" svg:x="0.5in" svg:y="0.48in" svg:width="9in" svg:height="0.87in" presentation:class="title" presentation:placeholder="false">
          <draw:text-box>
            <text:p text:style-name="a1570" text:class-names="" text:cond-style-name=""><text:span text:style-name="a1569" text:class-names="">Benefits</text:span></text:p>
          </draw:text-box>
          <svg:title/>
          <svg:desc/>
        </draw:frame>
        <draw:frame draw:id="id220" draw:style-name="a1574" draw:name="TextBox 6" svg:x="2.83894in" svg:y="3.19463in" svg:width="4.32211in" svg:height="1.11074in">
          <draw:text-box>
            <text:p text:style-name="a1573" text:class-names="" text:cond-style-name=""><text:span text:style-name="a1572" text:class-names="">Packaged</text:span></text:p>
          </draw:text-box>
          <svg:title/>
          <svg:desc/>
        </draw:frame>
      </draw:page>
      <draw:page draw:name="Slide182" draw:style-name="a1575" draw:master-page-name="Master1-Layout4-obj-Title-and-Content" presentation:presentation-page-layout-name="Master1-PPL4" draw:id="Slide-437">
        <draw:frame draw:id="id221" presentation:style-name="a1578" draw:name="Title 1" svg:x="0.5in" svg:y="0.48in" svg:width="9in" svg:height="0.87in" presentation:class="title" presentation:placeholder="false">
          <draw:text-box>
            <text:p text:style-name="a1577" text:class-names="" text:cond-style-name=""><text:span text:style-name="a1576" text:class-names="">Benefits</text:span></text:p>
          </draw:text-box>
          <svg:title/>
          <svg:desc/>
        </draw:frame>
        <draw:frame draw:id="id222" draw:style-name="a1581" draw:name="TextBox 6" svg:x="0.5in" svg:y="3.19463in" svg:width="9in" svg:height="1.11074in">
          <draw:text-box>
            <text:p text:style-name="a1580" text:class-names="" text:cond-style-name=""><text:span text:style-name="a1579" text:class-names="">Open Source</text:span></text:p>
          </draw:text-box>
          <svg:title/>
          <svg:desc/>
        </draw:frame>
      </draw:page>
      <draw:page draw:name="Slide183" draw:style-name="a1582" draw:master-page-name="Master1-Layout4-obj-Title-and-Content" presentation:presentation-page-layout-name="Master1-PPL4" draw:id="Slide-438">
        <draw:frame draw:id="id223" presentation:style-name="a1585" draw:name="Title 1" svg:x="0.5in" svg:y="0.48in" svg:width="9in" svg:height="0.87in" presentation:class="title" presentation:placeholder="false">
          <draw:text-box>
            <text:p text:style-name="a1584" text:class-names="" text:cond-style-name=""><text:span text:style-name="a1583" text:class-names="">Benefits</text:span></text:p>
          </draw:text-box>
          <svg:title/>
          <svg:desc/>
        </draw:frame>
        <draw:frame draw:id="id224" draw:style-name="a1588" draw:name="TextBox 6" svg:x="0.5in" svg:y="3.19463in" svg:width="9in" svg:height="1.11074in">
          <draw:text-box>
            <text:p text:style-name="a1587" text:class-names="" text:cond-style-name=""><text:span text:style-name="a1586" text:class-names="">Community</text:span></text:p>
          </draw:text-box>
          <svg:title/>
          <svg:desc/>
        </draw:frame>
      </draw:page>
      <draw:page draw:name="Slide99" draw:style-name="a1589" draw:master-page-name="Master1-Layout4-obj-Title-and-Content" presentation:presentation-page-layout-name="Master1-PPL4" draw:id="Slide-354">
        <draw:frame draw:id="id225" presentation:style-name="a1592" draw:name="Title 1" svg:x="0.5in" svg:y="0.48in" svg:width="9in" svg:height="0.87in" presentation:class="title" presentation:placeholder="false">
          <draw:text-box>
            <text:p text:style-name="a1591" text:class-names="" text:cond-style-name=""><text:span text:style-name="a1590" text:class-names="">Benefits</text:span></text:p>
          </draw:text-box>
          <svg:title/>
          <svg:desc/>
        </draw:frame>
        <draw:frame draw:id="id226" draw:style-name="a1595" draw:name="TextBox 6" svg:x="2.86629in" svg:y="3.19463in" svg:width="4.422in" svg:height="1.11074in">
          <draw:text-box>
            <text:p text:style-name="a1594" text:class-names="" text:cond-style-name=""><text:span text:style-name="a1593" text:class-names="">All-in-One</text:span></text:p>
          </draw:text-box>
          <svg:title/>
          <svg:desc/>
        </draw:frame>
      </draw:page>
      <draw:page draw:name="Slide100" draw:style-name="a1596" draw:master-page-name="Master1-Layout4-obj-Title-and-Content" presentation:presentation-page-layout-name="Master1-PPL4" draw:id="Slide-355">
        <draw:frame draw:id="id227" presentation:style-name="a1599" draw:name="Title 1" svg:x="0.5in" svg:y="0.48in" svg:width="9in" svg:height="0.87in" presentation:class="title" presentation:placeholder="false">
          <draw:text-box>
            <text:p text:style-name="a1598" text:class-names="" text:cond-style-name=""><text:span text:style-name="a1597" text:class-names="">Benefits</text:span></text:p>
          </draw:text-box>
          <svg:title/>
          <svg:desc/>
        </draw:frame>
        <draw:frame draw:id="id228" draw:style-name="a1602" draw:name="TextBox 6" svg:x="2.76301in" svg:y="3.19463in" svg:width="4.47397in" svg:height="1.11074in">
          <draw:text-box>
            <text:p text:style-name="a1601" text:class-names="" text:cond-style-name=""><text:span text:style-name="a1600" text:class-names="">No lock-in</text:span></text:p>
          </draw:text-box>
          <svg:title/>
          <svg:desc/>
        </draw:frame>
      </draw:page>
      <draw:page draw:name="Slide103" draw:style-name="a1603" draw:master-page-name="Master1-Layout4-obj-Title-and-Content" presentation:presentation-page-layout-name="Master1-PPL4" draw:id="Slide-358">
        <draw:frame draw:id="id229" presentation:style-name="a1606" draw:name="Title 1" svg:x="0.5in" svg:y="0.48in" svg:width="9in" svg:height="0.87in" presentation:class="title" presentation:placeholder="false">
          <draw:text-box>
            <text:p text:style-name="a1605" text:class-names="" text:cond-style-name=""><text:span text:style-name="a1604" text:class-names="">Benefits</text:span></text:p>
          </draw:text-box>
          <svg:title/>
          <svg:desc/>
        </draw:frame>
        <draw:frame draw:id="id230" draw:style-name="a1609" draw:name="TextBox 6" svg:x="0.5in" svg:y="3.19463in" svg:width="9in" svg:height="1.11074in">
          <draw:text-box>
            <text:p text:style-name="a1608" text:class-names="" text:cond-style-name=""><text:span text:style-name="a1607" text:class-names="">Production Code</text:span></text:p>
          </draw:text-box>
          <svg:title/>
          <svg:desc/>
        </draw:frame>
      </draw:page>
      <draw:page draw:name="Slide104" draw:style-name="a1610" draw:master-page-name="Master1-Layout4-obj-Title-and-Content" presentation:presentation-page-layout-name="Master1-PPL4" draw:id="Slide-359">
        <draw:frame draw:id="id231" presentation:style-name="a1613" draw:name="Title 1" svg:x="0.5in" svg:y="0.48in" svg:width="9in" svg:height="0.87in" presentation:class="title" presentation:placeholder="false">
          <draw:text-box>
            <text:p text:style-name="a1612" text:class-names="" text:cond-style-name=""><text:span text:style-name="a1611" text:class-names="">Benefits</text:span></text:p>
          </draw:text-box>
          <svg:title/>
          <svg:desc/>
        </draw:frame>
        <draw:frame draw:id="id232" draw:style-name="a1616" draw:name="TextBox 6" svg:x="0.5in" svg:y="3.19463in" svg:width="9in" svg:height="1.11074in">
          <draw:text-box>
            <text:p text:style-name="a1615" text:class-names="" text:cond-style-name=""><text:span text:style-name="a1614" text:class-names="">Example Code</text:span></text:p>
          </draw:text-box>
          <svg:title/>
          <svg:desc/>
        </draw:frame>
      </draw:page>
      <draw:page draw:name="Slide105" draw:style-name="a1617" draw:master-page-name="Master1-Layout4-obj-Title-and-Content" presentation:presentation-page-layout-name="Master1-PPL4" draw:id="Slide-360">
        <draw:frame draw:id="id233" presentation:style-name="a1620" draw:name="Title 1" svg:x="0.5in" svg:y="0.48in" svg:width="9in" svg:height="0.87in" presentation:class="title" presentation:placeholder="false">
          <draw:text-box>
            <text:p text:style-name="a1619" text:class-names="" text:cond-style-name=""><text:span text:style-name="a1618" text:class-names="">Benefits</text:span></text:p>
          </draw:text-box>
          <svg:title/>
          <svg:desc/>
        </draw:frame>
        <draw:frame draw:id="id234" draw:style-name="a1623" draw:name="TextBox 6" svg:x="1.63175in" svg:y="3.19463in" svg:width="6.7365in" svg:height="1.11074in">
          <draw:text-box>
            <text:p text:style-name="a1622" text:class-names="" text:cond-style-name=""><text:span text:style-name="a1621" text:class-names="">Documentation</text:span></text:p>
          </draw:text-box>
          <svg:title/>
          <svg:desc/>
        </draw:frame>
      </draw:page>
      <draw:page draw:name="Slide135" draw:style-name="a1624" draw:master-page-name="Master1-Layout6-secHead-Section-Header---Red" presentation:presentation-page-layout-name="Master1-PPL6" draw:id="Slide-390">
        <draw:frame draw:id="id235" presentation:style-name="a1627" draw:name="Title 1" svg:x="0.63in" svg:y="3.45689in" svg:width="8.75in" svg:height="0.58622in" presentation:class="title" presentation:placeholder="false">
          <draw:text-box>
            <text:p text:style-name="a1626" text:class-names="" text:cond-style-name=""><text:span text:style-name="a1625" text:class-names="">OpenStack SDK Criteria</text:span></text:p>
          </draw:text-box>
          <svg:title/>
          <svg:desc/>
        </draw:frame>
      </draw:page>
      <draw:page draw:name="Slide136" draw:style-name="a1628" draw:master-page-name="Master1-Layout4-obj-Title-and-Content" presentation:presentation-page-layout-name="Master1-PPL4" draw:id="Slide-391">
        <draw:frame draw:id="id236" presentation:style-name="a1631" draw:name="Title 1" svg:x="0.5in" svg:y="0.48in" svg:width="9in" svg:height="0.87in" presentation:class="title" presentation:placeholder="false">
          <draw:text-box>
            <text:p text:style-name="a1630" text:class-names="" text:cond-style-name=""><text:span text:style-name="a1629" text:class-names="">Criteria</text:span></text:p>
          </draw:text-box>
          <svg:title/>
          <svg:desc/>
        </draw:frame>
        <draw:frame draw:id="id237" draw:style-name="a1636" draw:name="TextBox 6" svg:x="0.5in" svg:y="2.51304in" svg:width="9in" svg:height="2.47393in">
          <draw:text-box>
            <text:p text:style-name="a1633" text:class-names="" text:cond-style-name=""><text:span text:style-name="a1632" text:class-names="">Language</text:span></text:p>
            <text:p text:style-name="a1635" text:class-names="" text:cond-style-name=""><text:span text:style-name="a1634" text:class-names="">Binding</text:span></text:p>
          </draw:text-box>
          <svg:title/>
          <svg:desc/>
        </draw:frame>
      </draw:page>
      <draw:page draw:name="Slide137" draw:style-name="a1637" draw:master-page-name="Master1-Layout4-obj-Title-and-Content" presentation:presentation-page-layout-name="Master1-PPL4" draw:id="Slide-392">
        <draw:frame draw:id="id238" presentation:style-name="a1640" draw:name="Title 1" svg:x="0.5in" svg:y="0.48in" svg:width="9in" svg:height="0.87in" presentation:class="title" presentation:placeholder="false">
          <draw:text-box>
            <text:p text:style-name="a1639" text:class-names="" text:cond-style-name=""><text:span text:style-name="a1638" text:class-names="">Criteria</text:span></text:p>
          </draw:text-box>
          <svg:title/>
          <svg:desc/>
        </draw:frame>
        <draw:frame draw:id="id239" draw:style-name="a1645" draw:name="TextBox 6" svg:x="0.5in" svg:y="2.51304in" svg:width="9in" svg:height="2.47393in">
          <draw:text-box>
            <text:p text:style-name="a1642" text:class-names="" text:cond-style-name=""><text:span text:style-name="a1641" text:class-names="">Getting Started</text:span></text:p>
            <text:p text:style-name="a1644" text:class-names="" text:cond-style-name=""><text:span text:style-name="a1643" text:class-names="">Guide</text:span></text:p>
          </draw:text-box>
          <svg:title/>
          <svg:desc/>
        </draw:frame>
      </draw:page>
      <draw:page draw:name="Slide138" draw:style-name="a1646" draw:master-page-name="Master1-Layout4-obj-Title-and-Content" presentation:presentation-page-layout-name="Master1-PPL4" draw:id="Slide-393">
        <draw:frame draw:id="id240" presentation:style-name="a1649" draw:name="Title 1" svg:x="0.5in" svg:y="0.48in" svg:width="9in" svg:height="0.87in" presentation:class="title" presentation:placeholder="false">
          <draw:text-box>
            <text:p text:style-name="a1648" text:class-names="" text:cond-style-name=""><text:span text:style-name="a1647" text:class-names="">Criteria</text:span></text:p>
          </draw:text-box>
          <svg:title/>
          <svg:desc/>
        </draw:frame>
        <draw:frame draw:id="id241" draw:style-name="a1652" draw:name="TextBox 6" svg:x="0.5in" svg:y="3.19463in" svg:width="9in" svg:height="1.11074in">
          <draw:text-box>
            <text:p text:style-name="a1651" text:class-names="" text:cond-style-name=""><text:span text:style-name="a1650" text:class-names="">Reference Doc</text:span></text:p>
          </draw:text-box>
          <svg:title/>
          <svg:desc/>
        </draw:frame>
      </draw:page>
      <draw:page draw:name="Slide139" draw:style-name="a1653" draw:master-page-name="Master1-Layout4-obj-Title-and-Content" presentation:presentation-page-layout-name="Master1-PPL4" draw:id="Slide-394">
        <draw:frame draw:id="id242" presentation:style-name="a1656" draw:name="Title 1" svg:x="0.5in" svg:y="0.48in" svg:width="9in" svg:height="0.87in" presentation:class="title" presentation:placeholder="false">
          <draw:text-box>
            <text:p text:style-name="a1655" text:class-names="" text:cond-style-name=""><text:span text:style-name="a1654" text:class-names="">Criteria</text:span></text:p>
          </draw:text-box>
          <svg:title/>
          <svg:desc/>
        </draw:frame>
        <draw:frame draw:id="id243" draw:style-name="a1659" draw:name="TextBox 6" svg:x="0.5in" svg:y="3.19463in" svg:width="9in" svg:height="1.11074in">
          <draw:text-box>
            <text:p text:style-name="a1658" text:class-names="" text:cond-style-name=""><text:span text:style-name="a1657" text:class-names="">Example Code</text:span></text:p>
          </draw:text-box>
          <svg:title/>
          <svg:desc/>
        </draw:frame>
      </draw:page>
      <draw:page draw:name="Slide140" draw:style-name="a1660" draw:master-page-name="Master1-Layout4-obj-Title-and-Content" presentation:presentation-page-layout-name="Master1-PPL4" draw:id="Slide-395">
        <draw:frame draw:id="id244" presentation:style-name="a1663" draw:name="Title 1" svg:x="0.5in" svg:y="0.48in" svg:width="9in" svg:height="0.87in" presentation:class="title" presentation:placeholder="false">
          <draw:text-box>
            <text:p text:style-name="a1662" text:class-names="" text:cond-style-name=""><text:span text:style-name="a1661" text:class-names="">Criteria</text:span></text:p>
          </draw:text-box>
          <svg:title/>
          <svg:desc/>
        </draw:frame>
        <draw:frame draw:id="id245" draw:style-name="a1668" draw:name="TextBox 6" svg:x="0.5in" svg:y="2.51304in" svg:width="9in" svg:height="2.47393in">
          <draw:text-box>
            <text:p text:style-name="a1665" text:class-names="" text:cond-style-name=""><text:span text:style-name="a1664" text:class-names="">Apache License v2</text:span></text:p>
            <text:p text:style-name="a1667" text:class-names="" text:cond-style-name=""><text:span text:style-name="a1666" text:class-names="">Compatible?</text:span></text:p>
          </draw:text-box>
          <svg:title/>
          <svg:desc/>
        </draw:frame>
      </draw:page>
      <draw:page draw:name="Slide141" draw:style-name="a1669" draw:master-page-name="Master1-Layout4-obj-Title-and-Content" presentation:presentation-page-layout-name="Master1-PPL4" draw:id="Slide-396">
        <draw:frame draw:id="id246" presentation:style-name="a1672" draw:name="Title 1" svg:x="0.5in" svg:y="0.48in" svg:width="9in" svg:height="0.87in" presentation:class="title" presentation:placeholder="false">
          <draw:text-box>
            <text:p text:style-name="a1671" text:class-names="" text:cond-style-name=""><text:span text:style-name="a1670" text:class-names="">Criteria</text:span></text:p>
          </draw:text-box>
          <svg:title/>
          <svg:desc/>
        </draw:frame>
        <draw:frame draw:id="id247" draw:style-name="a1676" draw:name="TextBox 6" svg:x="0.5in" svg:y="3.37975in" svg:width="9in" svg:height="0.74049in">
          <draw:text-box>
            <text:p text:style-name="a1675" text:class-names="" text:cond-style-name=""><text:span text:style-name="a1673" text:class-names=""><text:a xlink:href="https://wiki.openstack.org/wiki/SDKs):" text:style-name="" text:visited-style-name="">wiki.openstack.org/wiki/SDKs</text:a></text:span><text:span text:style-name="a1674" text:class-names=""/></text:p>
          </draw:text-box>
          <svg:title/>
          <svg:desc/>
        </draw:frame>
      </draw:page>
      <draw:page draw:name="Slide125" draw:style-name="a1677" draw:master-page-name="Master1-Layout6-secHead-Section-Header---Red" presentation:presentation-page-layout-name="Master1-PPL6" draw:id="Slide-380">
        <draw:frame draw:id="id248" presentation:style-name="a1680" draw:name="Title 1" svg:x="0.63in" svg:y="3.45689in" svg:width="8.75in" svg:height="0.58622in" presentation:class="title" presentation:placeholder="false">
          <draw:text-box>
            <text:p text:style-name="a1679" text:class-names="" text:cond-style-name=""><text:span text:style-name="a1678" text:class-names="">The OpenStack SDKs</text:span></text:p>
          </draw:text-box>
          <svg:title/>
          <svg:desc/>
        </draw:frame>
      </draw:page>
      <draw:page draw:name="Slide126" draw:style-name="a1681" draw:master-page-name="Master1-Layout4-obj-Title-and-Content" presentation:presentation-page-layout-name="Master1-PPL4" draw:id="Slide-381">
        <draw:frame draw:id="id249" presentation:style-name="a1684" draw:name="Title 1" svg:x="0.5in" svg:y="0.48in" svg:width="9in" svg:height="0.87in" presentation:class="title" presentation:placeholder="false">
          <draw:text-box>
            <text:p text:style-name="a1683" text:class-names="" text:cond-style-name=""><text:span text:style-name="a1682" text:class-names="">OpenStack SDKs</text:span></text:p>
          </draw:text-box>
          <svg:title/>
          <svg:desc/>
        </draw:frame>
        <draw:frame draw:id="id250" draw:style-name="a1685" draw:name="Picture 4" svg:x="2.68081in" svg:y="2.325in" svg:width="4.63837in" svg:height="2.85in" style:rel-width="scale" style:rel-height="scale">
          <draw:image xlink:href="media/image4.jpg" xlink:type="simple" xlink:show="embed" xlink:actuate="onLoad"/>
          <svg:title/>
          <svg:desc>java.jpg</svg:desc>
        </draw:frame>
        <draw:frame draw:id="id251" draw:style-name="a1688" draw:name="TextBox 5" svg:x="1.76587in" svg:y="5.3in" svg:width="6.4881in" svg:height="0.67318in">
          <draw:text-box>
            <text:p text:style-name="a1687" text:class-names="" text:cond-style-name=""><text:span text:style-name="a1686" text:class-names="">jclouds</text:span></text:p>
          </draw:text-box>
          <svg:title/>
          <svg:desc/>
        </draw:frame>
      </draw:page>
      <draw:page draw:name="Slide128" draw:style-name="a1689" draw:master-page-name="Master1-Layout4-obj-Title-and-Content" presentation:presentation-page-layout-name="Master1-PPL4" draw:id="Slide-383">
        <draw:frame draw:id="id252" presentation:style-name="a1692" draw:name="Title 1" svg:x="0.5in" svg:y="0.48in" svg:width="9in" svg:height="0.87in" presentation:class="title" presentation:placeholder="false">
          <draw:text-box>
            <text:p text:style-name="a1691" text:class-names="" text:cond-style-name=""><text:span text:style-name="a1690" text:class-names="">OpenStack SDKs</text:span></text:p>
          </draw:text-box>
          <svg:title/>
          <svg:desc/>
        </draw:frame>
        <draw:frame draw:id="id253" draw:style-name="a1693" draw:name="Picture 2" svg:x="1.38889in" svg:y="2.51389in" svg:width="7.22222in" svg:height="2.47222in" style:rel-width="scale" style:rel-height="scale">
          <draw:image xlink:href="media/image5.png" xlink:type="simple" xlink:show="embed" xlink:actuate="onLoad"/>
          <svg:title/>
          <svg:desc>Nodejs_logo_light.png</svg:desc>
        </draw:frame>
        <draw:frame draw:id="id254" draw:style-name="a1696" draw:name="TextBox 5" svg:x="1.76587in" svg:y="5.3in" svg:width="6.4881in" svg:height="0.67318in">
          <draw:text-box>
            <text:p text:style-name="a1695" text:class-names="" text:cond-style-name=""><text:span text:style-name="a1694" text:class-names="">pkgcloud</text:span></text:p>
          </draw:text-box>
          <svg:title/>
          <svg:desc/>
        </draw:frame>
      </draw:page>
      <draw:page draw:name="Slide129" draw:style-name="a1697" draw:master-page-name="Master1-Layout4-obj-Title-and-Content" presentation:presentation-page-layout-name="Master1-PPL4" draw:id="Slide-384">
        <draw:frame draw:id="id255" presentation:style-name="a1700" draw:name="Title 1" svg:x="0.5in" svg:y="0.48in" svg:width="9in" svg:height="0.87in" presentation:class="title" presentation:placeholder="false">
          <draw:text-box>
            <text:p text:style-name="a1699" text:class-names="" text:cond-style-name=""><text:span text:style-name="a1698" text:class-names="">OpenStack SDKs</text:span></text:p>
          </draw:text-box>
          <svg:title/>
          <svg:desc/>
        </draw:frame>
        <draw:frame draw:id="id256" draw:style-name="a1701" draw:name="Picture 8" svg:x="2.97131in" svg:y="2.325in" svg:width="4.05739in" svg:height="2.85in" style:rel-width="scale" style:rel-height="scale">
          <draw:image xlink:href="media/image6.jpeg" xlink:type="simple" xlink:show="embed" xlink:actuate="onLoad"/>
          <svg:title/>
          <svg:desc>php.jpeg</svg:desc>
        </draw:frame>
        <draw:frame draw:id="id257" draw:style-name="a1704" draw:name="TextBox 4" svg:x="1.76587in" svg:y="5.3in" svg:width="6.4881in" svg:height="0.67318in">
          <draw:text-box>
            <text:p text:style-name="a1703" text:class-names="" text:cond-style-name=""><text:span text:style-name="a1702" text:class-names="">php-opencloud</text:span></text:p>
          </draw:text-box>
          <svg:title/>
          <svg:desc/>
        </draw:frame>
      </draw:page>
      <draw:page draw:name="Slide130" draw:style-name="a1705" draw:master-page-name="Master1-Layout4-obj-Title-and-Content" presentation:presentation-page-layout-name="Master1-PPL4" draw:id="Slide-385">
        <draw:frame draw:id="id258" presentation:style-name="a1708" draw:name="Title 1" svg:x="0.5in" svg:y="0.48in" svg:width="9in" svg:height="0.87in" presentation:class="title" presentation:placeholder="false">
          <draw:text-box>
            <text:p text:style-name="a1707" text:class-names="" text:cond-style-name=""><text:span text:style-name="a1706" text:class-names="">OpenStack SDKs</text:span></text:p>
          </draw:text-box>
          <svg:title/>
          <svg:desc/>
        </draw:frame>
        <draw:frame draw:id="id259" draw:style-name="a1709" draw:name="Picture 5" svg:x="0.77475in" svg:y="2.32283in" svg:width="8.45051in" svg:height="2.85433in" style:rel-width="scale" style:rel-height="scale">
          <draw:image xlink:href="media/image7.png" xlink:type="simple" xlink:show="embed" xlink:actuate="onLoad"/>
          <svg:title/>
          <svg:desc>python.png</svg:desc>
        </draw:frame>
        <draw:frame draw:id="id260" draw:style-name="a1712" draw:name="TextBox 4" svg:x="1.76587in" svg:y="5.3in" svg:width="6.4881in" svg:height="0.67318in">
          <draw:text-box>
            <text:p text:style-name="a1711" text:class-names="" text:cond-style-name=""><text:span text:style-name="a1710" text:class-names="">pystack</text:span></text:p>
          </draw:text-box>
          <svg:title/>
          <svg:desc/>
        </draw:frame>
        <draw:frame draw:id="id261" draw:style-name="a1715" draw:name="TextBox 6" svg:x="1.77532in" svg:y="4.65424in" svg:width="6.4881in" svg:height="0.67318in">
          <draw:text-box>
            <text:p text:style-name="a1714" text:class-names="" text:cond-style-name=""><text:span text:style-name="a1713" text:class-names="">python-*client</text:span></text:p>
          </draw:text-box>
          <svg:title/>
          <svg:desc/>
        </draw:frame>
      </draw:page>
      <draw:page draw:name="Slide131" draw:style-name="a1716" draw:master-page-name="Master1-Layout4-obj-Title-and-Content" presentation:presentation-page-layout-name="Master1-PPL4" draw:id="Slide-386">
        <draw:frame draw:id="id262" presentation:style-name="a1719" draw:name="Title 1" svg:x="0.5in" svg:y="0.48in" svg:width="9in" svg:height="0.87in" presentation:class="title" presentation:placeholder="false">
          <draw:text-box>
            <text:p text:style-name="a1718" text:class-names="" text:cond-style-name=""><text:span text:style-name="a1717" text:class-names="">OpenStack SDKs</text:span></text:p>
          </draw:text-box>
          <svg:title/>
          <svg:desc/>
        </draw:frame>
        <draw:frame draw:id="id263" draw:style-name="a1720" draw:name="Picture 2" svg:x="3.61111in" svg:y="2.36111in" svg:width="2.77778in" svg:height="2.77778in" style:rel-width="scale" style:rel-height="scale">
          <draw:image xlink:href="media/image8.png" xlink:type="simple" xlink:show="embed" xlink:actuate="onLoad"/>
          <svg:title/>
          <svg:desc>200px-Ruby_logo.svg.png</svg:desc>
        </draw:frame>
        <draw:frame draw:id="id264" draw:style-name="a1723" draw:name="TextBox 5" svg:x="1.76587in" svg:y="5.3in" svg:width="6.4881in" svg:height="0.67318in">
          <draw:text-box>
            <text:p text:style-name="a1722" text:class-names="" text:cond-style-name=""><text:span text:style-name="a1721" text:class-names="">fog</text:span></text:p>
          </draw:text-box>
          <svg:title/>
          <svg:desc/>
        </draw:frame>
      </draw:page>
      <draw:page draw:name="Slide173" draw:style-name="a1724" draw:master-page-name="Master1-Layout4-obj-Title-and-Content" presentation:presentation-page-layout-name="Master1-PPL4" draw:id="Slide-428">
        <draw:frame draw:id="id265" presentation:style-name="a1727" draw:name="Title 1" svg:x="0.5in" svg:y="0.48in" svg:width="9in" svg:height="0.87in" presentation:class="title" presentation:placeholder="false">
          <draw:text-box>
            <text:p text:style-name="a1726" text:class-names="" text:cond-style-name=""><text:span text:style-name="a1725" text:class-names="">OpenStack SDKs</text:span></text:p>
          </draw:text-box>
          <svg:title/>
          <svg:desc/>
        </draw:frame>
        <draw:frame draw:id="id266" draw:style-name="a1728" draw:name="Picture 2" svg:x="2.72222in" svg:y="3.1875in" svg:width="4.55556in" svg:height="1.125in" style:rel-width="scale" style:rel-height="scale">
          <draw:image xlink:href="media/image9.png" xlink:type="simple" xlink:show="embed" xlink:actuate="onLoad"/>
          <svg:title/>
          <svg:desc>Microsoft_.NET_Framework_v4.5_logo.png</svg:desc>
        </draw:frame>
        <draw:frame draw:id="id267" draw:style-name="a1731" draw:name="TextBox 3" svg:x="1.76587in" svg:y="5.3in" svg:width="6.4881in" svg:height="0.67318in">
          <draw:text-box>
            <text:p text:style-name="a1730" text:class-names="" text:cond-style-name=""><text:span text:style-name="a1729" text:class-names="">openstack.net</text:span></text:p>
          </draw:text-box>
          <svg:title/>
          <svg:desc/>
        </draw:frame>
      </draw:page>
      <draw:page draw:name="Slide133" draw:style-name="a1732" draw:master-page-name="Master1-Layout4-obj-Title-and-Content" presentation:presentation-page-layout-name="Master1-PPL4" draw:id="Slide-388">
        <draw:frame draw:id="id268" presentation:style-name="a1735" draw:name="Title 1" svg:x="0.5in" svg:y="0.48in" svg:width="9in" svg:height="0.87in" presentation:class="title" presentation:placeholder="false">
          <draw:text-box>
            <text:p text:style-name="a1734" text:class-names="" text:cond-style-name=""><text:span text:style-name="a1733" text:class-names="">OpenStack SDKs</text:span></text:p>
          </draw:text-box>
          <svg:title/>
          <svg:desc/>
        </draw:frame>
        <draw:frame draw:id="id269" draw:style-name="a1736" draw:name="Picture 3" svg:x="2.0625in" svg:y="2.02677in" svg:width="5.875in" svg:height="3.11111in" style:rel-width="scale" style:rel-height="scale">
          <draw:image xlink:href="media/image10.jpg" xlink:type="simple" xlink:show="embed" xlink:actuate="onLoad"/>
          <svg:title/>
          <svg:desc>Lang - Go.jpg</svg:desc>
        </draw:frame>
        <draw:frame draw:id="id270" draw:style-name="a1739" draw:name="TextBox 5" svg:x="0.5in" svg:y="5.3in" svg:width="9in" svg:height="0.67318in">
          <draw:text-box>
            <text:p text:style-name="a1738" text:class-names="" text:cond-style-name=""><text:span text:style-name="a1737" text:class-names="">Upcoming: Gophercloud</text:span></text:p>
          </draw:text-box>
          <svg:title/>
          <svg:desc/>
        </draw:frame>
      </draw:page>
      <draw:page draw:name="Slide154" draw:style-name="a1740" draw:master-page-name="Master1-Layout4-obj-Title-and-Content" presentation:presentation-page-layout-name="Master1-PPL4" draw:id="Slide-409">
        <draw:frame draw:id="id271" presentation:style-name="a1743" draw:name="Title 1" svg:x="0.5in" svg:y="0.48in" svg:width="9in" svg:height="0.87in" presentation:class="title" presentation:placeholder="false">
          <draw:text-box>
            <text:p text:style-name="a1742" text:class-names="" text:cond-style-name=""><text:span text:style-name="a1741" text:class-names="">OpenStack SDKs</text:span></text:p>
          </draw:text-box>
          <svg:title/>
          <svg:desc/>
        </draw:frame>
        <draw:frame draw:id="id272" draw:style-name="a1746" draw:name="TextBox 6" svg:x="0.5in" svg:y="3.37975in" svg:width="9in" svg:height="0.74049in">
          <draw:text-box>
            <text:p text:style-name="a1745" text:class-names="" text:cond-style-name=""><text:span text:style-name="a1744" text:class-names="">developer.openstack.org</text:span></text:p>
          </draw:text-box>
          <svg:title/>
          <svg:desc/>
        </draw:frame>
      </draw:page>
      <draw:page draw:name="Slide57" draw:style-name="a1747" draw:master-page-name="Master1-Layout6-secHead-Section-Header---Red" presentation:presentation-page-layout-name="Master1-PPL6" draw:id="Slide-312">
        <draw:frame draw:id="id273" presentation:style-name="a1750" draw:name="Title 1" svg:x="0.63in" svg:y="3.45689in" svg:width="8.75in" svg:height="0.58622in" presentation:class="title" presentation:placeholder="false">
          <draw:text-box>
            <text:p text:style-name="a1749" text:class-names="" text:cond-style-name=""><text:span text:style-name="a1748" text:class-names="">Tools</text:span></text:p>
          </draw:text-box>
          <svg:title/>
          <svg:desc/>
        </draw:frame>
      </draw:page>
      <draw:page draw:name="Slide123" draw:style-name="a1751" draw:master-page-name="Master1-Layout4-obj-Title-and-Content" presentation:presentation-page-layout-name="Master1-PPL4" draw:id="Slide-378">
        <draw:frame draw:id="id274" presentation:style-name="a1754" draw:name="Title 1" svg:x="0.5in" svg:y="0.48in" svg:width="9in" svg:height="0.87in" presentation:class="title" presentation:placeholder="false">
          <draw:text-box>
            <text:p text:style-name="a1753" text:class-names="" text:cond-style-name=""><text:span text:style-name="a1752" text:class-names="">Tools</text:span></text:p>
          </draw:text-box>
          <svg:title/>
          <svg:desc/>
        </draw:frame>
        <draw:frame draw:id="id275" draw:style-name="a1757" draw:name="TextBox 6" svg:x="0.5in" svg:y="3.19463in" svg:width="9in" svg:height="1.11074in">
          <draw:text-box>
            <text:p text:style-name="a1756" text:class-names="" text:cond-style-name=""><text:span text:style-name="a1755" text:class-names="">Chef</text:span></text:p>
          </draw:text-box>
          <svg:title/>
          <svg:desc/>
        </draw:frame>
      </draw:page>
      <draw:page draw:name="Slide124" draw:style-name="a1758" draw:master-page-name="Master1-Layout4-obj-Title-and-Content" presentation:presentation-page-layout-name="Master1-PPL4" draw:id="Slide-379">
        <draw:frame draw:id="id276" presentation:style-name="a1761" draw:name="Title 1" svg:x="0.5in" svg:y="0.48in" svg:width="9in" svg:height="0.87in" presentation:class="title" presentation:placeholder="false">
          <draw:text-box>
            <text:p text:style-name="a1760" text:class-names="" text:cond-style-name=""><text:span text:style-name="a1759" text:class-names="">Tools</text:span></text:p>
          </draw:text-box>
          <svg:title/>
          <svg:desc/>
        </draw:frame>
        <draw:frame draw:id="id277" draw:style-name="a1764" draw:name="TextBox 6" svg:x="0.5in" svg:y="3.19463in" svg:width="9in" svg:height="1.11074in">
          <draw:text-box>
            <text:p text:style-name="a1763" text:class-names="" text:cond-style-name=""><text:span text:style-name="a1762" text:class-names="">Puppet</text:span></text:p>
          </draw:text-box>
          <svg:title/>
          <svg:desc/>
        </draw:frame>
      </draw:page>
      <draw:page draw:name="Slide170" draw:style-name="a1765" draw:master-page-name="Master1-Layout4-obj-Title-and-Content" presentation:presentation-page-layout-name="Master1-PPL4" draw:id="Slide-425">
        <draw:frame draw:id="id278" presentation:style-name="a1768" draw:name="Title 1" svg:x="0.5in" svg:y="0.48in" svg:width="9in" svg:height="0.87in" presentation:class="title" presentation:placeholder="false">
          <draw:text-box>
            <text:p text:style-name="a1767" text:class-names="" text:cond-style-name=""><text:span text:style-name="a1766" text:class-names="">Tools</text:span></text:p>
          </draw:text-box>
          <svg:title/>
          <svg:desc/>
        </draw:frame>
        <draw:frame draw:id="id279" draw:style-name="a1771" draw:name="TextBox 6" svg:x="0.5in" svg:y="3.19463in" svg:width="9in" svg:height="1.11074in">
          <draw:text-box>
            <text:p text:style-name="a1770" text:class-names="" text:cond-style-name=""><text:span text:style-name="a1769" text:class-names="">Ansible</text:span></text:p>
          </draw:text-box>
          <svg:title/>
          <svg:desc/>
        </draw:frame>
      </draw:page>
      <draw:page draw:name="Slide172" draw:style-name="a1772" draw:master-page-name="Master1-Layout4-obj-Title-and-Content" presentation:presentation-page-layout-name="Master1-PPL4" draw:id="Slide-427">
        <draw:frame draw:id="id280" presentation:style-name="a1775" draw:name="Title 1" svg:x="0.5in" svg:y="0.48in" svg:width="9in" svg:height="0.87in" presentation:class="title" presentation:placeholder="false">
          <draw:text-box>
            <text:p text:style-name="a1774" text:class-names="" text:cond-style-name=""><text:span text:style-name="a1773" text:class-names="">Tools</text:span></text:p>
          </draw:text-box>
          <svg:title/>
          <svg:desc/>
        </draw:frame>
        <draw:frame draw:id="id281" draw:style-name="a1778" draw:name="TextBox 6" svg:x="0.5in" svg:y="3.19463in" svg:width="9in" svg:height="1.11074in">
          <draw:text-box>
            <text:p text:style-name="a1777" text:class-names="" text:cond-style-name=""><text:span text:style-name="a1776" text:class-names="">Vagrant</text:span></text:p>
          </draw:text-box>
          <svg:title/>
          <svg:desc/>
        </draw:frame>
      </draw:page>
      <draw:page draw:name="Slide142" draw:style-name="a1779" draw:master-page-name="Master1-Layout4-obj-Title-and-Content" presentation:presentation-page-layout-name="Master1-PPL4" draw:id="Slide-397">
        <draw:frame draw:id="id282" presentation:style-name="a1782" draw:name="Title 1" svg:x="0.5in" svg:y="0.48in" svg:width="9in" svg:height="0.87in" presentation:class="title" presentation:placeholder="false">
          <draw:text-box>
            <text:p text:style-name="a1781" text:class-names="" text:cond-style-name=""><text:span text:style-name="a1780" text:class-names="">Tools</text:span></text:p>
          </draw:text-box>
          <svg:title/>
          <svg:desc/>
        </draw:frame>
        <draw:frame draw:id="id283" draw:style-name="a1785" draw:name="TextBox 6" svg:x="0.5in" svg:y="3.19463in" svg:width="9in" svg:height="1.11074in">
          <draw:text-box>
            <text:p text:style-name="a1784" text:class-names="" text:cond-style-name=""><text:span text:style-name="a1783" text:class-names="">Jenkins</text:span></text:p>
          </draw:text-box>
          <svg:title/>
          <svg:desc/>
        </draw:frame>
      </draw:page>
      <draw:page draw:name="Slide143" draw:style-name="a1786" draw:master-page-name="Master1-Layout4-obj-Title-and-Content" presentation:presentation-page-layout-name="Master1-PPL4" draw:id="Slide-398">
        <draw:frame draw:id="id284" presentation:style-name="a1789" draw:name="Title 1" svg:x="0.5in" svg:y="0.48in" svg:width="9in" svg:height="0.87in" presentation:class="title" presentation:placeholder="false">
          <draw:text-box>
            <text:p text:style-name="a1788" text:class-names="" text:cond-style-name=""><text:span text:style-name="a1787" text:class-names="">Tools</text:span></text:p>
          </draw:text-box>
          <svg:title/>
          <svg:desc/>
        </draw:frame>
        <draw:frame draw:id="id285" draw:style-name="a1792" draw:name="TextBox 6" svg:x="0.5in" svg:y="3.19463in" svg:width="9in" svg:height="1.11074in">
          <draw:text-box>
            <text:p text:style-name="a1791" text:class-names="" text:cond-style-name=""><text:span text:style-name="a1790" text:class-names="">Whirr</text:span></text:p>
          </draw:text-box>
          <svg:title/>
          <svg:desc/>
        </draw:frame>
      </draw:page>
      <draw:page draw:name="Slide171" draw:style-name="a1793" draw:master-page-name="Master1-Layout4-obj-Title-and-Content" presentation:presentation-page-layout-name="Master1-PPL4" draw:id="Slide-426">
        <draw:frame draw:id="id286" presentation:style-name="a1796" draw:name="Title 1" svg:x="0.5in" svg:y="0.48in" svg:width="9in" svg:height="0.87in" presentation:class="title" presentation:placeholder="false">
          <draw:text-box>
            <text:p text:style-name="a1795" text:class-names="" text:cond-style-name=""><text:span text:style-name="a1794" text:class-names="">Tools</text:span></text:p>
          </draw:text-box>
          <svg:title/>
          <svg:desc/>
        </draw:frame>
        <draw:frame draw:id="id287" draw:style-name="a1799" draw:name="TextBox 6" svg:x="0.5in" svg:y="3.19463in" svg:width="9in" svg:height="1.11074in">
          <draw:text-box>
            <text:p text:style-name="a1798" text:class-names="" text:cond-style-name=""><text:span text:style-name="a1797" text:class-names="">BackWPup</text:span></text:p>
          </draw:text-box>
          <svg:title/>
          <svg:desc/>
        </draw:frame>
      </draw:page>
      <draw:page draw:name="Slide144" draw:style-name="a1800" draw:master-page-name="Master1-Layout4-obj-Title-and-Content" presentation:presentation-page-layout-name="Master1-PPL4" draw:id="Slide-399">
        <draw:frame draw:id="id288" presentation:style-name="a1803" draw:name="Title 1" svg:x="0.5in" svg:y="0.48in" svg:width="9in" svg:height="0.87in" presentation:class="title" presentation:placeholder="false">
          <draw:text-box>
            <text:p text:style-name="a1802" text:class-names="" text:cond-style-name=""><text:span text:style-name="a1801" text:class-names="">Tools</text:span></text:p>
          </draw:text-box>
          <svg:title/>
          <svg:desc/>
        </draw:frame>
        <draw:frame draw:id="id289" draw:style-name="a1806" draw:name="TextBox 6" svg:x="0.5in" svg:y="3.19463in" svg:width="9in" svg:height="1.11074in">
          <draw:text-box>
            <text:p text:style-name="a1805" text:class-names="" text:cond-style-name=""><text:span text:style-name="a1804" text:class-names="">Many More</text:span></text:p>
          </draw:text-box>
          <svg:title/>
          <svg:desc/>
        </draw:frame>
      </draw:page>
      <draw:page draw:name="Slide43" draw:style-name="a1807" draw:master-page-name="Master1-Layout6-secHead-Section-Header---Red" presentation:presentation-page-layout-name="Master1-PPL6" draw:id="Slide-298">
        <draw:frame draw:id="id290" presentation:style-name="a1810" draw:name="Title 1" svg:x="0.63in" svg:y="3.45689in" svg:width="8.75in" svg:height="0.58622in" presentation:class="title" presentation:placeholder="false">
          <draw:text-box>
            <text:p text:style-name="a1809" text:class-names="" text:cond-style-name=""><text:span text:style-name="a1808" text:class-names="">Contribute</text:span></text:p>
          </draw:text-box>
          <svg:title/>
          <svg:desc/>
        </draw:frame>
      </draw:page>
      <draw:page draw:name="Slide165" draw:style-name="a1811" draw:master-page-name="Master1-Layout4-obj-Title-and-Content" presentation:presentation-page-layout-name="Master1-PPL4" draw:id="Slide-420">
        <draw:frame draw:id="id291" presentation:style-name="a1814" draw:name="Title 1" svg:x="0.5in" svg:y="0.48in" svg:width="9in" svg:height="0.87in" presentation:class="title" presentation:placeholder="false">
          <draw:text-box>
            <text:p text:style-name="a1813" text:class-names="" text:cond-style-name=""><text:span text:style-name="a1812" text:class-names="">Contribute</text:span></text:p>
          </draw:text-box>
          <svg:title/>
          <svg:desc/>
        </draw:frame>
        <draw:frame draw:id="id292" draw:style-name="a1821" draw:name="TextBox 6" svg:x="0.5in" svg:y="2.22456in" svg:width="9in" svg:height="3.83711in">
          <draw:text-box>
            <text:p text:style-name="a1816" text:class-names="" text:cond-style-name=""><text:span text:style-name="a1815" text:class-names="">Application</text:span></text:p>
            <text:p text:style-name="a1818" text:class-names="" text:cond-style-name=""><text:span text:style-name="a1817" text:class-names="">Developer</text:span></text:p>
            <text:p text:style-name="a1820" text:class-names="" text:cond-style-name=""><text:span text:style-name="a1819" text:class-names="">Expectations</text:span></text:p>
          </draw:text-box>
          <svg:title/>
          <svg:desc/>
        </draw:frame>
      </draw:page>
      <draw:page draw:name="Slide166" draw:style-name="a1822" draw:master-page-name="Master1-Layout4-obj-Title-and-Content" presentation:presentation-page-layout-name="Master1-PPL4" draw:id="Slide-421">
        <draw:frame draw:id="id293" presentation:style-name="a1825" draw:name="Title 1" svg:x="0.5in" svg:y="0.48in" svg:width="9in" svg:height="0.87in" presentation:class="title" presentation:placeholder="false">
          <draw:text-box>
            <text:p text:style-name="a1824" text:class-names="" text:cond-style-name=""><text:span text:style-name="a1823" text:class-names="">Contribute</text:span></text:p>
          </draw:text-box>
          <svg:title/>
          <svg:desc/>
        </draw:frame>
        <draw:frame draw:id="id294" presentation:style-name="a1838" draw:name="Content Placeholder 2" svg:x="0.77382in" svg:y="2.91675in" svg:width="4.13938in" svg:height="2.77125in" presentation:class="outline" presentation:placeholder="false">
          <draw:text-box>
            <text:list text:style-name="a1828">
              <text:list-item>
                <text:p text:style-name="a1827" text:class-names="" text:cond-style-name=""><text:span text:style-name="a1826" text:class-names="">Java</text:span></text:p>
              </text:list-item>
            </text:list>
            <text:list text:style-name="a1831">
              <text:list-item>
                <text:p text:style-name="a1830" text:class-names="" text:cond-style-name=""><text:span text:style-name="a1829" text:class-names="">Node.js</text:span></text:p>
              </text:list-item>
            </text:list>
            <text:list text:style-name="a1834">
              <text:list-item>
                <text:p text:style-name="a1833" text:class-names="" text:cond-style-name=""><text:span text:style-name="a1832" text:class-names="">iOS</text:span></text:p>
              </text:list-item>
            </text:list>
            <text:list text:style-name="a1837">
              <text:list-item>
                <text:p text:style-name="a1836" text:class-names="" text:cond-style-name=""><text:span text:style-name="a1835" text:class-names="">Android</text:span></text:p>
              </text:list-item>
            </text:list>
          </draw:text-box>
          <svg:title/>
          <svg:desc/>
        </draw:frame>
        <draw:frame draw:id="id295" draw:style-name="a1851" draw:name="Content Placeholder 2" svg:x="5.36062in" svg:y="2.91675in" svg:width="4.13938in" svg:height="2.77125in">
          <draw:text-box>
            <text:list text:style-name="a1841">
              <text:list-item>
                <text:p text:style-name="a1840" text:class-names="" text:cond-style-name=""><text:span text:style-name="a1839" text:class-names="">PHP</text:span></text:p>
              </text:list-item>
            </text:list>
            <text:list text:style-name="a1844">
              <text:list-item>
                <text:p text:style-name="a1843" text:class-names="" text:cond-style-name=""><text:span text:style-name="a1842" text:class-names="">Python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>Ruby</text:span></text:p>
              </text:list-item>
            </text:list>
            <text:list text:style-name="a1850">
              <text:list-item>
                <text:p text:style-name="a1849" text:class-names="" text:cond-style-name=""><text:span text:style-name="a1848" text:class-names="">.NET</text:span></text:p>
              </text:list-item>
            </text:list>
          </draw:text-box>
          <svg:title/>
          <svg:desc/>
        </draw:frame>
        <draw:frame draw:id="id296" draw:style-name="a1854" draw:name="TextBox 5" svg:x="0.5in" svg:y="1.55479in" svg:width="2.10885in" svg:height="1.11074in">
          <draw:text-box>
            <text:p text:style-name="a1853" text:class-names="" text:cond-style-name=""><text:span text:style-name="a1852" text:class-names="">AWS</text:span></text:p>
          </draw:text-box>
          <svg:title/>
          <svg:desc/>
        </draw:frame>
      </draw:page>
      <draw:page draw:name="Slide169" draw:style-name="a1855" draw:master-page-name="Master1-Layout4-obj-Title-and-Content" presentation:presentation-page-layout-name="Master1-PPL4" draw:id="Slide-424">
        <draw:frame draw:id="id297" presentation:style-name="a1858" draw:name="Title 1" svg:x="0.5in" svg:y="0.48in" svg:width="9in" svg:height="0.87in" presentation:class="title" presentation:placeholder="false">
          <draw:text-box>
            <text:p text:style-name="a1857" text:class-names="" text:cond-style-name=""><text:span text:style-name="a1856" text:class-names="">Contribute</text:span></text:p>
          </draw:text-box>
          <svg:title/>
          <svg:desc/>
        </draw:frame>
        <draw:frame draw:id="id298" presentation:style-name="a1871" draw:name="Content Placeholder 2" svg:x="0.77382in" svg:y="2.91675in" svg:width="4.13938in" svg:height="2.77125in" presentation:class="outline" presentation:placeholder="false">
          <draw:text-box>
            <text:list text:style-name="a1861">
              <text:list-item>
                <text:p text:style-name="a1860" text:class-names="" text:cond-style-name=""><text:span text:style-name="a1859" text:class-names="">Java</text:span></text:p>
              </text:list-item>
            </text:list>
            <text:list text:style-name="a1864">
              <text:list-item>
                <text:p text:style-name="a1863" text:class-names="" text:cond-style-name=""><text:span text:style-name="a1862" text:class-names="">Node.js</text:span></text:p>
              </text:list-item>
            </text:list>
            <text:list text:style-name="a1867">
              <text:list-item>
                <text:p text:style-name="a1866" text:class-names="" text:cond-style-name=""><text:span text:style-name="a1865" text:class-names="">iOS</text:span></text:p>
              </text:list-item>
            </text:list>
            <text:list text:style-name="a1870">
              <text:list-item>
                <text:p text:style-name="a1869" text:class-names="" text:cond-style-name=""><text:span text:style-name="a1868" text:class-names="">Android</text:span></text:p>
              </text:list-item>
            </text:list>
          </draw:text-box>
          <svg:title/>
          <svg:desc/>
        </draw:frame>
        <draw:frame draw:id="id299" draw:style-name="a1884" draw:name="Content Placeholder 2" svg:x="5.36062in" svg:y="2.91675in" svg:width="4.13938in" svg:height="2.77125in">
          <draw:text-box>
            <text:list text:style-name="a1874">
              <text:list-item>
                <text:p text:style-name="a1873" text:class-names="" text:cond-style-name=""><text:span text:style-name="a1872" text:class-names="">PHP</text:span></text:p>
              </text:list-item>
            </text:list>
            <text:list text:style-name="a1877">
              <text:list-item>
                <text:p text:style-name="a1876" text:class-names="" text:cond-style-name=""><text:span text:style-name="a1875" text:class-names="">Python</text:span></text:p>
              </text:list-item>
            </text:list>
            <text:list text:style-name="a1880">
              <text:list-item>
                <text:p text:style-name="a1879" text:class-names="" text:cond-style-name=""><text:span text:style-name="a1878" text:class-names="">Ruby</text:span></text:p>
              </text:list-item>
            </text:list>
            <text:list text:style-name="a1883">
              <text:list-item>
                <text:p text:style-name="a1882" text:class-names="" text:cond-style-name=""><text:span text:style-name="a1881" text:class-names="">.NET</text:span></text:p>
              </text:list-item>
            </text:list>
          </draw:text-box>
          <svg:title/>
          <svg:desc/>
        </draw:frame>
        <draw:frame draw:id="id300" draw:style-name="a1887" draw:name="TextBox 5" svg:x="0.5in" svg:y="1.55479in" svg:width="4.16528in" svg:height="1.11074in">
          <draw:text-box>
            <text:p text:style-name="a1886" text:class-names="" text:cond-style-name=""><text:span text:style-name="a1885" text:class-names="">Microsoft</text:span></text:p>
          </draw:text-box>
          <svg:title/>
          <svg:desc/>
        </draw:frame>
      </draw:page>
      <draw:page draw:name="Slide168" draw:style-name="a1888" draw:master-page-name="Master1-Layout4-obj-Title-and-Content" presentation:presentation-page-layout-name="Master1-PPL4" draw:id="Slide-423">
        <draw:frame draw:id="id301" presentation:style-name="a1891" draw:name="Title 1" svg:x="0.5in" svg:y="0.48in" svg:width="9in" svg:height="0.87in" presentation:class="title" presentation:placeholder="false">
          <draw:text-box>
            <text:p text:style-name="a1890" text:class-names="" text:cond-style-name=""><text:span text:style-name="a1889" text:class-names="">Contribute</text:span></text:p>
          </draw:text-box>
          <svg:title/>
          <svg:desc/>
        </draw:frame>
        <draw:frame draw:id="id302" presentation:style-name="a1904" draw:name="Content Placeholder 2" svg:x="0.77382in" svg:y="2.91675in" svg:width="4.13938in" svg:height="2.77125in" presentation:class="outline" presentation:placeholder="false">
          <draw:text-box>
            <text:list text:style-name="a1894">
              <text:list-item>
                <text:p text:style-name="a1893" text:class-names="" text:cond-style-name=""><text:span text:style-name="a1892" text:class-names="">Go</text:span></text:p>
              </text:list-item>
            </text:list>
            <text:list text:style-name="a1897">
              <text:list-item>
                <text:p text:style-name="a1896" text:class-names="" text:cond-style-name=""><text:span text:style-name="a1895" text:class-names="">Java</text:span></text:p>
              </text:list-item>
            </text:list>
            <text:list text:style-name="a1900">
              <text:list-item>
                <text:p text:style-name="a1899" text:class-names="" text:cond-style-name=""><text:span text:style-name="a1898" text:class-names="">Node.js</text:span></text:p>
              </text:list-item>
            </text:list>
            <text:list text:style-name="a1903">
              <text:list-item>
                <text:p text:style-name="a1902" text:class-names="" text:cond-style-name=""><text:span text:style-name="a1901" text:class-names="">iOS/Android</text:span></text:p>
              </text:list-item>
            </text:list>
          </draw:text-box>
          <svg:title/>
          <svg:desc/>
        </draw:frame>
        <draw:frame draw:id="id303" draw:style-name="a1917" draw:name="Content Placeholder 2" svg:x="5.36062in" svg:y="2.91675in" svg:width="4.13938in" svg:height="2.77125in">
          <draw:text-box>
            <text:list text:style-name="a1907">
              <text:list-item>
                <text:p text:style-name="a1906" text:class-names="" text:cond-style-name=""><text:span text:style-name="a1905" text:class-names="">PHP</text:span></text:p>
              </text:list-item>
            </text:list>
            <text:list text:style-name="a1910">
              <text:list-item>
                <text:p text:style-name="a1909" text:class-names="" text:cond-style-name=""><text:span text:style-name="a1908" text:class-names="">Python</text:span></text:p>
              </text:list-item>
            </text:list>
            <text:list text:style-name="a1913">
              <text:list-item>
                <text:p text:style-name="a1912" text:class-names="" text:cond-style-name=""><text:span text:style-name="a1911" text:class-names="">Ruby</text:span></text:p>
              </text:list-item>
            </text:list>
            <text:list text:style-name="a1916">
              <text:list-item>
                <text:p text:style-name="a1915" text:class-names="" text:cond-style-name=""><text:span text:style-name="a1914" text:class-names="">.NET</text:span></text:p>
              </text:list-item>
            </text:list>
          </draw:text-box>
          <svg:title/>
          <svg:desc/>
        </draw:frame>
        <draw:frame draw:id="id304" draw:style-name="a1920" draw:name="TextBox 5" svg:x="0.5in" svg:y="1.55479in" svg:width="3.18814in" svg:height="1.11074in">
          <draw:text-box>
            <text:p text:style-name="a1919" text:class-names="" text:cond-style-name=""><text:span text:style-name="a1918" text:class-names="">Google</text:span></text:p>
          </draw:text-box>
          <svg:title/>
          <svg:desc/>
        </draw:frame>
      </draw:page>
      <draw:page draw:name="Slide145" draw:style-name="a1921" draw:master-page-name="Master1-Layout4-obj-Title-and-Content" presentation:presentation-page-layout-name="Master1-PPL4" draw:id="Slide-400">
        <draw:frame draw:id="id305" presentation:style-name="a1924" draw:name="Title 1" svg:x="0.5in" svg:y="0.48in" svg:width="9in" svg:height="0.87in" presentation:class="title" presentation:placeholder="false">
          <draw:text-box>
            <text:p text:style-name="a1923" text:class-names="" text:cond-style-name=""><text:span text:style-name="a1922" text:class-names="">Contribute</text:span></text:p>
          </draw:text-box>
          <svg:title/>
          <svg:desc/>
        </draw:frame>
        <draw:frame draw:id="id306" draw:style-name="a1927" draw:name="TextBox 6" svg:x="0.5in" svg:y="3.19463in" svg:width="9in" svg:height="1.00977in">
          <draw:text-box>
            <text:p text:style-name="a1926" text:class-names="" text:cond-style-name=""><text:span text:style-name="a1925" text:class-names="">github.com/openstack</text:span></text:p>
          </draw:text-box>
          <svg:title/>
          <svg:desc/>
        </draw:frame>
      </draw:page>
      <draw:page draw:name="Slide146" draw:style-name="a1928" draw:master-page-name="Master1-Layout4-obj-Title-and-Content" presentation:presentation-page-layout-name="Master1-PPL4" draw:id="Slide-401">
        <draw:frame draw:id="id307" presentation:style-name="a1931" draw:name="Title 1" svg:x="0.5in" svg:y="0.48in" svg:width="9in" svg:height="0.87in" presentation:class="title" presentation:placeholder="false">
          <draw:text-box>
            <text:p text:style-name="a1930" text:class-names="" text:cond-style-name=""><text:span text:style-name="a1929" text:class-names="">Contribute</text:span></text:p>
          </draw:text-box>
          <svg:title/>
          <svg:desc/>
        </draw:frame>
        <draw:frame draw:id="id308" draw:style-name="a1934" draw:name="TextBox 6" svg:x="0.5in" svg:y="3.19463in" svg:width="9in" svg:height="1.00977in">
          <draw:text-box>
            <text:p text:style-name="a1933" text:class-names="" text:cond-style-name=""><text:span text:style-name="a1932" text:class-names="">github.com/openstack</text:span></text:p>
          </draw:text-box>
          <svg:title/>
          <svg:desc/>
        </draw:frame>
      </draw:page>
      <draw:page draw:name="Slide147" draw:style-name="a1935" draw:master-page-name="Master1-Layout4-obj-Title-and-Content" presentation:presentation-page-layout-name="Master1-PPL4" draw:id="Slide-402">
        <draw:frame draw:id="id309" presentation:style-name="a1938" draw:name="Title 1" svg:x="0.5in" svg:y="0.48in" svg:width="9in" svg:height="0.87in" presentation:class="title" presentation:placeholder="false">
          <draw:text-box>
            <text:p text:style-name="a1937" text:class-names="" text:cond-style-name=""><text:span text:style-name="a1936" text:class-names="">Contribute</text:span></text:p>
          </draw:text-box>
          <svg:title/>
          <svg:desc/>
        </draw:frame>
        <draw:frame draw:id="id310" draw:style-name="a1941" draw:name="TextBox 6" svg:x="0.5in" svg:y="2.63926in" svg:width="9in" svg:height="2.22148in">
          <draw:text-box>
            <text:p text:style-name="a1940" text:class-names="" text:cond-style-name=""><text:span text:style-name="a1939" text:class-names="">OpenStack Ecosystem</text:span></text:p>
          </draw:text-box>
          <svg:title/>
          <svg:desc/>
        </draw:frame>
      </draw:page>
      <draw:page draw:name="Slide148" draw:style-name="a1942" draw:master-page-name="Master1-Layout4-obj-Title-and-Content" presentation:presentation-page-layout-name="Master1-PPL4" draw:id="Slide-403">
        <draw:frame draw:id="id311" presentation:style-name="a1945" draw:name="Title 1" svg:x="0.5in" svg:y="0.48in" svg:width="9in" svg:height="0.87in" presentation:class="title" presentation:placeholder="false">
          <draw:text-box>
            <text:p text:style-name="a1944" text:class-names="" text:cond-style-name=""><text:span text:style-name="a1943" text:class-names="">Contribute</text:span></text:p>
          </draw:text-box>
          <svg:title/>
          <svg:desc/>
        </draw:frame>
        <draw:frame draw:id="id312" draw:style-name="a1950" draw:name="TextBox 6" svg:x="0.5in" svg:y="2.85393in" svg:width="9in" svg:height="2.47393in">
          <draw:text-box>
            <text:p text:style-name="a1947" text:class-names="" text:cond-style-name=""><text:span text:style-name="a1946" text:class-names="">Application</text:span></text:p>
            <text:p text:style-name="a1949" text:class-names="" text:cond-style-name=""><text:span text:style-name="a1948" text:class-names="">Developers</text:span></text:p>
          </draw:text-box>
          <svg:title/>
          <svg:desc/>
        </draw:frame>
      </draw:page>
      <draw:page draw:name="Slide156" draw:style-name="a1951" draw:master-page-name="Master1-Layout4-obj-Title-and-Content" presentation:presentation-page-layout-name="Master1-PPL4" draw:id="Slide-411">
        <draw:frame draw:id="id313" presentation:style-name="a1954" draw:name="Title 1" svg:x="0.5in" svg:y="0.48in" svg:width="9in" svg:height="0.87in" presentation:class="title" presentation:placeholder="false">
          <draw:text-box>
            <text:p text:style-name="a1953" text:class-names="" text:cond-style-name=""><text:span text:style-name="a1952" text:class-names="">Contribute</text:span></text:p>
          </draw:text-box>
          <svg:title/>
          <svg:desc/>
        </draw:frame>
        <draw:frame draw:id="id314" draw:style-name="a1957" draw:name="TextBox 6" svg:x="0.5in" svg:y="3.19463in" svg:width="9in" svg:height="1.11074in">
          <draw:text-box>
            <text:p text:style-name="a1956" text:class-names="" text:cond-style-name=""><text:span text:style-name="a1955" text:class-names="">Rackspace</text:span></text:p>
          </draw:text-box>
          <svg:title/>
          <svg:desc/>
        </draw:frame>
      </draw:page>
      <draw:page draw:name="Slide149" draw:style-name="a1958" draw:master-page-name="Master1-Layout4-obj-Title-and-Content" presentation:presentation-page-layout-name="Master1-PPL4" draw:id="Slide-404">
        <draw:frame draw:id="id315" presentation:style-name="a1961" draw:name="Title 1" svg:x="0.5in" svg:y="0.48in" svg:width="9in" svg:height="0.87in" presentation:class="title" presentation:placeholder="false">
          <draw:text-box>
            <text:p text:style-name="a1960" text:class-names="" text:cond-style-name=""><text:span text:style-name="a1959" text:class-names="">Contribute</text:span></text:p>
          </draw:text-box>
          <svg:title/>
          <svg:desc/>
        </draw:frame>
        <draw:frame draw:id="id316" draw:style-name="a1964" draw:name="TextBox 6" svg:x="0.5in" svg:y="3.19463in" svg:width="9in" svg:height="1.11074in">
          <draw:text-box>
            <text:p text:style-name="a1963" text:class-names="" text:cond-style-name=""><text:span text:style-name="a1962" text:class-names="">HP</text:span></text:p>
          </draw:text-box>
          <svg:title/>
          <svg:desc/>
        </draw:frame>
      </draw:page>
      <draw:page draw:name="Slide180" draw:style-name="a1965" draw:master-page-name="Master1-Layout4-obj-Title-and-Content" presentation:presentation-page-layout-name="Master1-PPL4" draw:id="Slide-435">
        <draw:frame draw:id="id317" presentation:style-name="a1968" draw:name="Title 1" svg:x="0.5in" svg:y="0.48in" svg:width="9in" svg:height="0.87in" presentation:class="title" presentation:placeholder="false">
          <draw:text-box>
            <text:p text:style-name="a1967" text:class-names="" text:cond-style-name=""><text:span text:style-name="a1966" text:class-names="">Contribute</text:span></text:p>
          </draw:text-box>
          <svg:title/>
          <svg:desc/>
        </draw:frame>
        <draw:frame draw:id="id318" draw:style-name="a1971" draw:name="TextBox 6" svg:x="0.5in" svg:y="3.19463in" svg:width="9in" svg:height="1.11074in">
          <draw:text-box>
            <text:p text:style-name="a1970" text:class-names="" text:cond-style-name=""><text:span text:style-name="a1969" text:class-names="">DreamHost</text:span></text:p>
          </draw:text-box>
          <svg:title/>
          <svg:desc/>
        </draw:frame>
      </draw:page>
      <draw:page draw:name="Slide155" draw:style-name="a1972" draw:master-page-name="Master1-Layout4-obj-Title-and-Content" presentation:presentation-page-layout-name="Master1-PPL4" draw:id="Slide-410">
        <draw:frame draw:id="id319" presentation:style-name="a1975" draw:name="Title 1" svg:x="0.5in" svg:y="0.48in" svg:width="9in" svg:height="0.87in" presentation:class="title" presentation:placeholder="false">
          <draw:text-box>
            <text:p text:style-name="a1974" text:class-names="" text:cond-style-name=""><text:span text:style-name="a1973" text:class-names="">Contribute</text:span></text:p>
          </draw:text-box>
          <svg:title/>
          <svg:desc/>
        </draw:frame>
        <draw:frame draw:id="id320" draw:style-name="a1978" draw:name="TextBox 6" svg:x="0.5in" svg:y="3.19463in" svg:width="9in" svg:height="1.11074in">
          <draw:text-box>
            <text:p text:style-name="a1977" text:class-names="" text:cond-style-name=""><text:span text:style-name="a1976" text:class-names="">IBM</text:span></text:p>
          </draw:text-box>
          <svg:title/>
          <svg:desc/>
        </draw:frame>
      </draw:page>
      <draw:page draw:name="Slide178" draw:style-name="a1979" draw:master-page-name="Master1-Layout4-obj-Title-and-Content" presentation:presentation-page-layout-name="Master1-PPL4" draw:id="Slide-433">
        <draw:frame draw:id="id321" presentation:style-name="a1982" draw:name="Title 1" svg:x="0.5in" svg:y="0.48in" svg:width="9in" svg:height="0.87in" presentation:class="title" presentation:placeholder="false">
          <draw:text-box>
            <text:p text:style-name="a1981" text:class-names="" text:cond-style-name=""><text:span text:style-name="a1980" text:class-names="">Contribute</text:span></text:p>
          </draw:text-box>
          <svg:title/>
          <svg:desc/>
        </draw:frame>
        <draw:frame draw:id="id322" draw:style-name="a1985" draw:name="TextBox 6" svg:x="0.5in" svg:y="3.19463in" svg:width="9in" svg:height="1.11074in">
          <draw:text-box>
            <text:p text:style-name="a1984" text:class-names="" text:cond-style-name=""><text:span text:style-name="a1983" text:class-names="">Canonical</text:span></text:p>
          </draw:text-box>
          <svg:title/>
          <svg:desc/>
        </draw:frame>
      </draw:page>
      <draw:page draw:name="Slide151" draw:style-name="a1986" draw:master-page-name="Master1-Layout4-obj-Title-and-Content" presentation:presentation-page-layout-name="Master1-PPL4" draw:id="Slide-406">
        <draw:frame draw:id="id323" presentation:style-name="a1989" draw:name="Title 1" svg:x="0.5in" svg:y="0.48in" svg:width="9in" svg:height="0.87in" presentation:class="title" presentation:placeholder="false">
          <draw:text-box>
            <text:p text:style-name="a1988" text:class-names="" text:cond-style-name=""><text:span text:style-name="a1987" text:class-names="">Contribute</text:span></text:p>
          </draw:text-box>
          <svg:title/>
          <svg:desc/>
        </draw:frame>
        <draw:frame draw:id="id324" draw:style-name="a1992" draw:name="TextBox 6" svg:x="0.5in" svg:y="3.19463in" svg:width="9in" svg:height="1.11074in">
          <draw:text-box>
            <text:p text:style-name="a1991" text:class-names="" text:cond-style-name=""><text:span text:style-name="a1990" text:class-names="">Red Hat</text:span></text:p>
          </draw:text-box>
          <svg:title/>
          <svg:desc/>
        </draw:frame>
      </draw:page>
      <draw:page draw:name="Slide158" draw:style-name="a1993" draw:master-page-name="Master1-Layout4-obj-Title-and-Content" presentation:presentation-page-layout-name="Master1-PPL4" draw:id="Slide-413">
        <draw:frame draw:id="id325" presentation:style-name="a1996" draw:name="Title 1" svg:x="0.5in" svg:y="0.48in" svg:width="9in" svg:height="0.87in" presentation:class="title" presentation:placeholder="false">
          <draw:text-box>
            <text:p text:style-name="a1995" text:class-names="" text:cond-style-name=""><text:span text:style-name="a1994" text:class-names="">Contribute</text:span></text:p>
          </draw:text-box>
          <svg:title/>
          <svg:desc/>
        </draw:frame>
        <draw:frame draw:id="id326" draw:style-name="a1999" draw:name="TextBox 6" svg:x="0.5in" svg:y="3.19463in" svg:width="9in" svg:height="1.11074in">
          <draw:text-box>
            <text:p text:style-name="a1998" text:class-names="" text:cond-style-name=""><text:span text:style-name="a1997" text:class-names="">Suse</text:span></text:p>
          </draw:text-box>
          <svg:title/>
          <svg:desc/>
        </draw:frame>
      </draw:page>
      <draw:page draw:name="Slide179" draw:style-name="a2000" draw:master-page-name="Master1-Layout4-obj-Title-and-Content" presentation:presentation-page-layout-name="Master1-PPL4" draw:id="Slide-434">
        <draw:frame draw:id="id327" presentation:style-name="a2003" draw:name="Title 1" svg:x="0.5in" svg:y="0.48in" svg:width="9in" svg:height="0.87in" presentation:class="title" presentation:placeholder="false">
          <draw:text-box>
            <text:p text:style-name="a2002" text:class-names="" text:cond-style-name=""><text:span text:style-name="a2001" text:class-names="">Contribute</text:span></text:p>
          </draw:text-box>
          <svg:title/>
          <svg:desc/>
        </draw:frame>
        <draw:frame draw:id="id328" draw:style-name="a2008" draw:name="TextBox 6" svg:x="0.5in" svg:y="2.85393in" svg:width="9in" svg:height="2.47393in">
          <draw:text-box>
            <text:p text:style-name="a2005" text:class-names="" text:cond-style-name=""><text:span text:style-name="a2004" text:class-names="">Application</text:span></text:p>
            <text:p text:style-name="a2007" text:class-names="" text:cond-style-name=""><text:span text:style-name="a2006" text:class-names="">Developer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Rackspace Title Slide - Basic">
      <presentation:placeholder presentation:object="subtitle" svg:x="0.63in" svg:y="3.35in" svg:width="8.75in" svg:height="0.37025in"/>
      <presentation:placeholder presentation:object="footer" svg:x="4.13in" svg:y="6.90558in" svg:width="5.06in" svg:height="0.13884in"/>
      <presentation:placeholder presentation:object="page-number" svg:x="9.3in" svg:y="6.91in" svg:width="0.2in" svg:height="0.13in"/>
      <presentation:placeholder presentation:object="title" svg:x="0.63in" svg:y="0.8in" svg:width="8.75in" svg:height="1.52867in"/>
      <presentation:placeholder presentation:object="date-time" svg:x="0.63in" svg:y="5.14in" svg:width="2.33333in" svg:height="0.18512in"/>
    </style:presentation-page-layout>
    <style:presentation-page-layout style:name="Master1-PPL2" style:display-name="Rackspace Title Slide - With Fanatiguy">
      <presentation:placeholder presentation:object="subtitle" svg:x="0.63in" svg:y="3.35in" svg:width="8.75in" svg:height="0.37025in"/>
      <presentation:placeholder presentation:object="footer" svg:x="4.13in" svg:y="6.90558in" svg:width="5.06in" svg:height="0.13884in"/>
      <presentation:placeholder presentation:object="page-number" svg:x="9.3in" svg:y="6.91in" svg:width="0.2in" svg:height="0.13in"/>
      <presentation:placeholder presentation:object="title" svg:x="0.63in" svg:y="0.8in" svg:width="8.75in" svg:height="1.52867in"/>
      <presentation:placeholder presentation:object="date-time" svg:x="0.63in" svg:y="5.14in" svg:width="2.33333in" svg:height="0.18512in"/>
    </style:presentation-page-layout>
    <style:presentation-page-layout style:name="Master1-PPL3" style:display-name="1_Rackspace Title Slide - With Fanatiguy">
      <presentation:placeholder presentation:object="subtitle" svg:x="0.63in" svg:y="3.89663in" svg:width="8.75in" svg:height="0.21598in"/>
      <presentation:placeholder presentation:object="title" svg:x="0.63in" svg:y="0.8in" svg:width="8.75in" svg:height="1.52867in"/>
      <presentation:placeholder presentation:object="date-time" svg:x="0.63in" svg:y="4.22048in" svg:width="2.33333in" svg:height="0.18512in"/>
    </style:presentation-page-layout>
    <style:presentation-page-layout style:name="Master1-PPL4" style:display-name="Title and Content">
      <presentation:placeholder presentation:object="title" svg:x="0.5in" svg:y="0.48in" svg:width="9in" svg:height="0.87in"/>
      <presentation:placeholder presentation:object="object" svg:x="0.5in" svg:y="1.8in" svg:width="9in" svg:height="1.42812in"/>
    </style:presentation-page-layout>
    <style:presentation-page-layout style:name="Master1-PPL5" style:display-name="Title, Subtitle and Content">
      <presentation:placeholder presentation:object="object" svg:x="0.5in" svg:y="1.8in" svg:width="9in" svg:height="1.42812in"/>
      <presentation:placeholder presentation:object="title" svg:x="0.5in" svg:y="0.62in" svg:width="9in" svg:height="0.41653in"/>
      <presentation:placeholder presentation:object="outline" svg:x="0.5in" svg:y="1.07in" svg:width="9in" svg:height="0.27769in"/>
    </style:presentation-page-layout>
    <style:presentation-page-layout style:name="Master1-PPL6" style:display-name="Section Header - Red">
      <presentation:placeholder presentation:object="title" svg:x="0.63in" svg:y="3.06in" svg:width="8.75in" svg:height="0.58622in"/>
      <presentation:placeholder presentation:object="outline" svg:x="0.63in" svg:y="3.9in" svg:width="8.75in" svg:height="0.33939in"/>
    </style:presentation-page-layout>
    <style:presentation-page-layout style:name="Master1-PPL7" style:display-name="Title and Two Columns">
      <presentation:placeholder presentation:object="title" svg:x="0.5in" svg:y="0.48in" svg:width="9in" svg:height="0.87in"/>
      <presentation:placeholder presentation:object="object" svg:x="0.5in" svg:y="1.8in" svg:width="4.3in" svg:height="1.4204in"/>
      <presentation:placeholder presentation:object="object" svg:x="5.2in" svg:y="1.8in" svg:width="4.3in" svg:height="1.4204in"/>
    </style:presentation-page-layout>
    <style:presentation-page-layout style:name="Master1-PPL8" style:display-name="Title, Subtitle and Two Columns">
      <presentation:placeholder presentation:object="title" svg:x="0.5in" svg:y="0.62in" svg:width="9in" svg:height="0.41653in"/>
      <presentation:placeholder presentation:object="outline" svg:x="0.5in" svg:y="1.07in" svg:width="9in" svg:height="0.27769in"/>
      <presentation:placeholder presentation:object="object" svg:x="0.5in" svg:y="1.8in" svg:width="4.3in" svg:height="1.4204in"/>
      <presentation:placeholder presentation:object="object" svg:x="5.2in" svg:y="1.8in" svg:width="4.3in" svg:height="1.4204in"/>
    </style:presentation-page-layout>
    <style:presentation-page-layout style:name="Master1-PPL9" style:display-name="Title and Comparison">
      <presentation:placeholder presentation:object="title" svg:x="0.5in" svg:y="0.48in" svg:width="9in" svg:height="0.87in"/>
      <presentation:placeholder presentation:object="outline" svg:x="0.5in" svg:y="1.82704in" svg:width="4.3in" svg:height="0.67262in"/>
      <presentation:placeholder presentation:object="object" svg:x="0.5in" svg:y="2.65784in" svg:width="4.3in" svg:height="1.4204in"/>
      <presentation:placeholder presentation:object="outline" svg:x="5.2in" svg:y="1.82704in" svg:width="4.3in" svg:height="0.67262in"/>
      <presentation:placeholder presentation:object="object" svg:x="5.2in" svg:y="2.65784in" svg:width="4.3in" svg:height="1.4204in"/>
    </style:presentation-page-layout>
    <style:presentation-page-layout style:name="Master1-PPL10" style:display-name="Title, Subtitle and Comparison">
      <presentation:placeholder presentation:object="title" svg:x="0.5in" svg:y="0.62in" svg:width="9in" svg:height="0.41653in"/>
      <presentation:placeholder presentation:object="outline" svg:x="0.5in" svg:y="1.07in" svg:width="9in" svg:height="0.27769in"/>
      <presentation:placeholder presentation:object="outline" svg:x="0.5in" svg:y="1.82704in" svg:width="4.3in" svg:height="0.67262in"/>
      <presentation:placeholder presentation:object="object" svg:x="0.5in" svg:y="2.65784in" svg:width="4.3in" svg:height="1.4204in"/>
      <presentation:placeholder presentation:object="outline" svg:x="5.2in" svg:y="1.82704in" svg:width="4.3in" svg:height="0.67262in"/>
      <presentation:placeholder presentation:object="object" svg:x="5.2in" svg:y="2.65784in" svg:width="4.3in" svg:height="1.4204in"/>
    </style:presentation-page-layout>
    <style:presentation-page-layout style:name="Master1-PPL11" style:display-name="Title and Two Unequal Columns">
      <presentation:placeholder presentation:object="title" svg:x="0.5in" svg:y="0.48in" svg:width="9in" svg:height="0.87in"/>
      <presentation:placeholder presentation:object="outline" svg:x="0.5in" svg:y="1.82704in" svg:width="3in" svg:height="0.73376in"/>
      <presentation:placeholder presentation:object="object" svg:x="0.5in" svg:y="2.65784in" svg:width="3in" svg:height="1.03557in"/>
      <presentation:placeholder presentation:object="object" svg:x="3.9in" svg:y="1.82704in" svg:width="5.6in" svg:height="1.4204in"/>
    </style:presentation-page-layout>
    <style:presentation-page-layout style:name="Master1-PPL12" style:display-name="Title, Subtitle and Two Unequal Columns">
      <presentation:placeholder presentation:object="title" svg:x="0.5in" svg:y="0.62in" svg:width="9in" svg:height="0.41653in"/>
      <presentation:placeholder presentation:object="outline" svg:x="0.5in" svg:y="1.07in" svg:width="9in" svg:height="0.27769in"/>
      <presentation:placeholder presentation:object="outline" svg:x="0.5in" svg:y="1.82704in" svg:width="3in" svg:height="0.73376in"/>
      <presentation:placeholder presentation:object="object" svg:x="0.5in" svg:y="2.65784in" svg:width="3in" svg:height="1.03557in"/>
      <presentation:placeholder presentation:object="object" svg:x="3.9in" svg:y="1.82704in" svg:width="5.6in" svg:height="1.4204in"/>
    </style:presentation-page-layout>
    <style:presentation-page-layout style:name="Master1-PPL13" style:display-name="Title Only">
      <presentation:placeholder presentation:object="title" svg:x="0.5in" svg:y="0.48in" svg:width="9in" svg:height="0.87in"/>
    </style:presentation-page-layout>
    <style:presentation-page-layout style:name="Master1-PPL14" style:display-name="Title and Subtitle Only">
      <presentation:placeholder presentation:object="title" svg:x="0.5in" svg:y="0.62in" svg:width="9in" svg:height="0.41653in"/>
      <presentation:placeholder presentation:object="outline" svg:x="0.5in" svg:y="1.07in" svg:width="9in" svg:height="0.27769in"/>
    </style:presentation-page-layout>
    <style:presentation-page-layout style:name="Master1-PPL15" style:display-name="Just Footer Elements"/>
    <style:presentation-page-layout style:name="Master1-PPL16" style:display-name="Small Title, Subtitle and Content">
      <presentation:placeholder presentation:object="title" svg:x="0.5in" svg:y="0.62in" svg:width="3in" svg:height="0.73376in"/>
      <presentation:placeholder presentation:object="object" svg:x="3.9in" svg:y="0.62in" svg:width="5.6in" svg:height="1.4204in"/>
      <presentation:placeholder presentation:object="outline" svg:x="0.5in" svg:y="1.57in" svg:width="3in" svg:height="0.21598in"/>
    </style:presentation-page-layout>
    <style:presentation-page-layout style:name="Master1-PPL17" style:display-name="Picture with Caption">
      <presentation:placeholder presentation:object="title" svg:x="1.5in" svg:y="5.76087in" svg:width="7in" svg:height="0.30854in"/>
      <presentation:placeholder presentation:object="graphic" svg:x="1.5in" svg:y="0.62in" svg:width="7in" svg:height="5in"/>
      <presentation:placeholder presentation:object="outline" svg:x="1.5in" svg:y="6.14119in" svg:width="7in" svg:height="0.21598in"/>
    </style:presentation-page-layout>
    <style:presentation-page-layout style:name="Master1-PPL18" style:display-name="Thank You - Red">
      <presentation:placeholder presentation:object="footer" svg:x="1.5in" svg:y="6.92in" svg:width="7in" svg:height="0.08in"/>
      <presentation:placeholder presentation:object="subtitle" svg:x="0.625in" svg:y="3.30652in" svg:width="8.75in" svg:height="0.27769in"/>
    </style:presentation-page-layout>
    <style:presentation-page-layout style:name="Master1-PPL19" style:display-name="Vertical Title and Text">
      <presentation:placeholder presentation:object="title" svg:x="9.03719in" svg:y="0.5in" svg:width="0.46281in" svg:height="5.94635in"/>
      <presentation:placeholder presentation:object="outline" svg:x="0.5in" svg:y="0.5in" svg:width="8.21851in" svg:height="5.94635in"/>
    </style:presentation-page-layout>
    <style:style style:family="graphic" style:name="Graphics"/>
    <style:style style:family="table-cell" style:name="a1212">
      <style:table-cell-properties fo:background-color="#4f81bd" fo:border-top="0.00347in solid #4f81bd" fo:border-bottom="0.00347in solid #4f81bd" fo:border-left="0.00347in solid #4f81bd" fo:border-right="0.00347in solid #4f81bd"/>
      <style:text-properties fo:color="#000000" fo:font-family="+mn-lt" style:font-family-asian="+mn-ea" style:font-family-complex="+mn-cs"/>
    </style:style>
    <style:style style:family="table-cell" style:name="a1213">
      <style:table-cell-properties fo:background-color="#4f81bd"/>
    </style:style>
    <style:style style:family="table-cell" style:name="a1214">
      <style:table-cell-properties fo:background-color="#4f81bd" fo:border-top="0.00347in solid #4f81bd" fo:border-bottom="0.00347in solid #4f81bd"/>
    </style:style>
    <style:style style:family="table-cell" style:name="a1220">
      <style:table-cell-properties fo:background-color="#4f81bd" fo:border-top="0.00347in solid #4f81bd" fo:border-bottom="0.00347in solid #4f81bd" fo:border-left="0.00347in solid #4f81bd" fo:border-right="0.00347in solid #4f81bd"/>
      <style:text-properties fo:font-weight="bold" style:font-weight-asian="bold" style:font-weight-complex="bold"/>
    </style:style>
    <style:style style:family="table-cell" style:name="a1221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15">
      <style:table-cell-properties fo:background-color="#4f81bd"/>
    </style:style>
    <style:style style:family="table-cell" style:name="a1216">
      <style:table-cell-properties fo:background-color="#4f81bd"/>
    </style:style>
    <style:style style:family="table-cell" style:name="a1222">
      <style:table-cell-properties/>
    </style:style>
    <style:style style:family="table-cell" style:name="a1217">
      <style:table-cell-properties fo:background-color="#4f81bd" fo:border-top="0.00347in solid #4f81bd" fo:border-bottom="0.00347in solid #ffffff" fo:border-left="0.00347in solid #4f81bd" fo:border-right="0.00347in solid 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3">
      <style:table-cell-properties fo:background-color="#d0d8e8"/>
    </style:style>
    <style:style style:family="table-cell" style:name="a1218">
      <style:table-cell-properties fo:background-color="#4f81bd" fo:border-top="0.00347in solid #4f81bd" fo:border-bottom="0.00347in solid #4f81bd" fo:border-left="0.00347in solid #4f81bd" fo:border-right="0.00347in solid #4f81bd"/>
      <style:text-properties fo:font-weight="bold" style:font-weight-asian="bold" style:font-weight-complex="bold"/>
    </style:style>
    <style:style style:family="table-cell" style:name="a1224">
      <style:table-cell-properties/>
    </style:style>
    <style:style style:family="table-cell" style:name="a1219">
      <style:table-cell-properties fo:background-color="#4f81bd" fo:border-top="0.00347in solid #4f81bd" fo:border-bottom="0.00347in solid #4f81bd" fo:border-left="0.00347in solid #4f81bd" fo:border-right="0.00347in solid #4f81bd"/>
      <style:text-properties fo:font-weight="bold" style:font-weight-asian="bold" style:font-weight-complex="bold"/>
    </style:style>
    <style:style style:family="table-cell" style:name="a1225">
      <style:table-cell-properties fo:background-color="#d0d8e8"/>
    </style:style>
    <style:style style:family="table-cell" style:name="a1226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7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8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29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f2f2f2" draw:opacity="100%" draw:stroke="solid" svg:stroke-width="0.00347in" svg:stroke-color="#a6a6a6" svg:stroke-opacity="100%" svg:stroke-linecap="butt"/>
    </style:default-style>
    <table:table-template table:name="{5C22544A-7EE6-4342-B048-85BDC9FD1C3A}">
      <table:first-row table:style-name="a1226" table:paragraph-style-name=""/>
      <table:last-row table:style-name="a1227" table:paragraph-style-name=""/>
      <table:first-column table:style-name="a1228" table:paragraph-style-name=""/>
      <table:last-column table:style-name="a1229" table:paragraph-style-name=""/>
      <table:body table:style-name="a1221" table:paragraph-style-name=""/>
      <table:even-rows table:style-name="a1224" table:paragraph-style-name=""/>
      <table:odd-rows table:style-name="a1225" table:paragraph-style-name=""/>
      <table:even-columns table:style-name="a1222" table:paragraph-style-name=""/>
      <table:odd-columns table:style-name="a1223" table:paragraph-style-name=""/>
    </table:table-template>
    <table:table-template table:name="{3C2FFA5D-87B4-456A-9821-1D502468CF0F}">
      <table:first-row table:style-name="a1217" table:paragraph-style-name=""/>
      <table:last-row table:style-name="a1218" table:paragraph-style-name=""/>
      <table:first-column table:style-name="a1219" table:paragraph-style-name=""/>
      <table:last-column table:style-name="a1220" table:paragraph-style-name=""/>
      <table:body table:style-name="a1212" table:paragraph-style-name=""/>
      <table:even-rows table:style-name="a1215" table:paragraph-style-name=""/>
      <table:odd-rows table:style-name="a1216" table:paragraph-style-name=""/>
      <table:even-columns table:style-name="a1213" table:paragraph-style-name=""/>
      <table:odd-columns table:style-name="a1214" table:paragraph-style-name=""/>
    </table:table-templat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79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06" style:parent-style-name="Graphics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806in" style:font-size-asian="0.11806in" style:font-size-complex="0.1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806in" style:font-size-asian="0.11806in" style:font-size-complex="0.1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90%" fo:text-align="left" style:tab-stop-distance="0.5in" fo:margin-left="0.83in" fo:margin-right="0in" fo:text-indent="-0.1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" style:parent-style-name="Graphics">
      <style:graphic-properties draw:fill="none" draw:stroke="none"/>
    </style:style>
    <style:style style:family="paragraph" style:name="a322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 style:parent-style-name="Graphics">
      <style:graphic-properties draw:fill="none" draw:stroke="non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" style:parent-style-name="Graphics">
      <style:graphic-properties draw:fill="none" draw:stroke="non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 style:parent-style-name="Graphics">
      <style:graphic-properties draw:fill="none" draw:stroke="none" draw:image-opacity="20%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 style:parent-style-name="Graphics">
      <style:graphic-properties draw:fill="none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 style:parent-style-name="Graphics">
      <style:graphic-properties draw:fill="none" draw:stroke="non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5">
      <style:paragraph-properties fo:line-height="90%" fo:text-align="left" style:tab-stop-distance="0.5in" fo:margin-left="0.83in" fo:margin-right="0in" fo:text-indent="-0.1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8" style:parent-style-name="Graphics">
      <style:graphic-properties draw:fill="none" draw:stroke="none"/>
    </style:style>
    <style:style style:family="graphic" style:name="a419" style:parent-style-name="Graphics">
      <style:graphic-properties draw:fill="none" draw:stroke="non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88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 style:parent-style-name="Graphics">
      <style:graphic-properties draw:fill="none" draw:stroke="non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2778in" style:font-size-asian="0.52778in" style:font-size-complex="0.52778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90%" fo:text-align="center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5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806in" style:font-size-asian="0.11806in" style:font-size-complex="0.1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806in" style:font-size-asian="0.11806in" style:font-size-complex="0.1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5in" fo:margin-left="0.83in" fo:margin-right="0in" fo:text-indent="-0.1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8" style:parent-style-name="Graphics">
      <style:graphic-properties draw:fill="none" draw:stroke="non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79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79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4">
      <style:paragraph-properties fo:line-height="9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1">
      <style:paragraph-properties fo:line-height="79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79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7" style:parent-style-name="Graphics">
      <style:graphic-properties draw:fill="none" draw:stroke="none"/>
    </style:style>
    <style:style style:family="text" style:name="a618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9">
      <style:paragraph-properties fo:line-height="9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0" style:parent-style-name="Graphics">
      <style:graphic-properties draw:fill="none" draw:stroke="none"/>
    </style:style>
    <style:style style:family="text" style:name="a38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0.5in" fo:margin-left="0.83in" fo:margin-right="0in" fo:text-indent="-0.1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0.5in" fo:margin-left="0.83in" fo:margin-right="0in" fo:text-indent="-0.1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left" style:tab-stop-distance="0.5in" fo:margin-left="0.83in" fo:margin-right="0in" fo:text-indent="-0.1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806in" style:font-size-asian="0.11806in" style:font-size-complex="0.1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806in" style:font-size-asian="0.11806in" style:font-size-complex="0.1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0.5in" fo:margin-left="0.83in" fo:margin-right="0in" fo:text-indent="-0.1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0.5in" fo:margin-left="0.83in" fo:margin-right="0in" fo:text-indent="-0.1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text-transform="uppercase" fo:color="#8f8f8f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8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middle" draw:textarea-horizontal-align="center" draw:fill="solid" draw:fill-color="#777777" draw:opacity="10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0.5in" fo:margin-left="0.83in" fo:margin-right="0in" fo:text-indent="-0.1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0.5in" fo:margin-left="0.83in" fo:margin-right="0in" fo:text-indent="-0.1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8" style:parent-style-name="Graphics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0.5in" fo:margin-left="0.83in" fo:margin-right="0in" fo:text-indent="-0.1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 style:parent-style-name="Graphics">
      <style:graphic-properties draw:fill="none" draw:stroke="non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0.5in" fo:margin-left="0.83in" fo:margin-right="0in" fo:text-indent="-0.1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 style:parent-style-name="Graphics">
      <style:graphic-properties draw:fill="none" draw:stroke="none"/>
    </style:style>
    <style:style style:family="graphic" style:name="a576" style:parent-style-name="Graphics">
      <style:graphic-properties draw:fill="none" draw:stroke="none"/>
    </style:style>
    <style:style style:family="text" style:name="a652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 style:parent-style-name="Graphics">
      <style:graphic-properties draw:fill="none" draw:stroke="none"/>
    </style:style>
    <style:style style:family="text" style:name="a655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2" style:parent-style-name="Graphics">
      <style:graphic-properties draw:fill="none" draw:stroke="none"/>
    </style:style>
    <style:style style:family="text" style:name="a656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0.5in" fo:margin-left="0.83in" fo:margin-right="0in" fo:text-indent="-0.1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 style:parent-style-name="Graphics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6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" style:parent-style-name="Graphics">
      <style:graphic-properties draw:fill="none" draw:stroke="none"/>
    </style:style>
    <style:style style:family="graphic" style:name="a63" style:parent-style-name="Graphics">
      <style:graphic-properties draw:fill="none" draw:stroke="non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79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6" style:parent-style-name="Graphics">
      <style:graphic-properties draw:fill="none" draw:stroke="non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 style:parent-style-name="Graphics">
      <style:graphic-properties draw:fill="none" draw:stroke="none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90%" fo:text-align="center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06944in" style:font-size-asian="0.06944in" style:font-size-complex="0.069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06944in" style:font-size-asian="0.06944in" style:font-size-complex="0.069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06944in" style:font-size-asian="0.06944in" style:font-size-complex="0.069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06944in" style:font-size-asian="0.06944in" style:font-size-complex="0.069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06944in" style:font-size-asian="0.06944in" style:font-size-complex="0.069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6">
      <style:paragraph-properties fo:line-height="0.08333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8" style:parent-style-name="Graphics">
      <style:graphic-properties draw:fill="none" draw:stroke="none" draw:image-opacity="100%"/>
    </style:style>
    <style:style style:family="text" style:name="a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 style:parent-style-name="Graphics">
      <style:graphic-properties draw:fill="none" draw:stroke="none"/>
    </style:style>
    <style:style style:family="paragraph" style:name="a73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88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79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5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3" style:parent-style-name="Graphics">
      <style:graphic-properties draw:fill="none" draw:stroke="none"/>
    </style:style>
    <style:style style:family="paragraph" style:name="a698">
      <style:paragraph-properties fo:line-height="9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9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" style:parent-style-name="Graphics">
      <style:graphic-properties draw:fill="none" draw:stroke="non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 style:parent-style-name="Graphics">
      <style:graphic-properties draw:fill="none" draw:stroke="none"/>
    </style:style>
    <style:style style:family="presentation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79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79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4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 style:parent-style-name="Graphics">
      <style:graphic-properties draw:fill="none" draw:stroke="none"/>
    </style:style>
    <style:style style:family="graphic" style:name="a889" style:parent-style-name="Graphics">
      <style:graphic-properties draw:fill="none" draw:stroke="none"/>
    </style:style>
    <style:style style:family="text" style:name="a966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family-complex="Helvetic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etica" style:font-family-complex="Helvetic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5">
      <style:paragraph-properties fo:line-height="90%" fo:text-align="center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1111in" style:font-size-asian="0.11111in" style:font-size-complex="0.11111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1111in" style:font-size-asian="0.11111in" style:font-size-complex="0.11111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110%" fo:text-align="center" style:tab-stop-distance="0.5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5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114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0.5in" fo:margin-left="0.18in" fo:margin-right="0in" fo:text-indent="-0.18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90%" fo:text-align="left" style:tab-stop-distance="0.5in" fo:margin-left="0.83in" fo:margin-right="0in" fo:text-indent="-0.1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1111in" style:font-size-asian="0.11111in" style:font-size-complex="0.11111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90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1111in" style:font-size-asian="0.11111in" style:font-size-complex="0.11111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1111in" style:font-size-asian="0.11111in" style:font-size-complex="0.11111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1111in" style:font-size-asian="0.11111in" style:font-size-complex="0.11111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1111in" style:font-size-asian="0.11111in" style:font-size-complex="0.11111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1111in" style:font-size-asian="0.11111in" style:font-size-complex="0.11111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0.5in" fo:margin-left="0.42in" fo:margin-right="0in" fo:text-indent="-0.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10%" fo:text-align="center" style:tab-stop-distance="0.5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06944in" style:font-size-asian="0.06944in" style:font-size-complex="0.069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90%" fo:text-align="left" style:tab-stop-distance="0.5in" fo:margin-left="0.57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06944in" style:font-size-asian="0.06944in" style:font-size-complex="0.069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0.5in" fo:margin-left="0.72in" fo:margin-right="0in" fo:text-indent="-0.14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806in" style:font-size-asian="0.11806in" style:font-size-complex="0.1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06944in" style:font-size-asian="0.06944in" style:font-size-complex="0.069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06944in" style:font-size-asian="0.06944in" style:font-size-complex="0.069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06944in" style:font-size-asian="0.06944in" style:font-size-complex="0.069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06944in" style:font-size-asian="0.06944in" style:font-size-complex="0.069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06944in" style:font-size-asian="0.06944in" style:font-size-complex="0.06944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0">
      <style:text-properties fo:font-variant="normal" fo:text-transform="none" fo:color="#282828" style:text-line-through-type="none" style:text-line-through-style="none" style:text-line-through-width="auto" style:text-line-through-color="font-color" style:text-position="0% 100%" fo:font-family="Arial" style:font-family-complex="Arial" fo:font-size="0.11806in" style:font-size-asian="0.11806in" style:font-size-complex="0.1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0.08333in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90%" fo:text-align="left" style:tab-stop-distance="0.5in" fo:margin-left="0.83in" fo:margin-right="0in" fo:text-indent="-0.12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87" style:parent-style-name="Graphics">
      <style:graphic-properties draw:fill="none" draw:stroke="none" draw:image-opacity="100%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graphic" style:name="a1088" style:parent-style-name="Graphics">
      <style:graphic-properties draw:fill="none" draw:stroke="none" draw:image-opacity="100%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 style:parent-style-name="Graphics">
      <style:graphic-properties draw:fill="none" draw:stroke="none"/>
    </style:style>
    <style:style style:family="paragraph" style:name="a1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1111in" style:font-size-asian="0.11111in" style:font-size-complex="0.11111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1111in" style:font-size-asian="0.11111in" style:font-size-complex="0.11111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10%" fo:text-align="center" style:tab-stop-distance="0.5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1111in" style:font-size-asian="0.11111in" style:font-size-complex="0.11111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1111in" style:font-size-asian="0.11111in" style:font-size-complex="0.11111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1111in" style:font-size-asian="0.11111in" style:font-size-complex="0.11111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1111in" style:font-size-asian="0.11111in" style:font-size-complex="0.11111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1111in" style:font-size-asian="0.11111in" style:font-size-complex="0.11111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1111in" style:font-size-asian="0.11111in" style:font-size-complex="0.11111in" fo:letter-spacing="0.002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10%" fo:text-align="center" style:tab-stop-distance="0.5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8" style:parent-style-name="Graphics">
      <style:graphic-properties draw:fill="none" draw:stroke="none"/>
    </style:style>
    <style:style style:family="graphic" style:name="a119" style:parent-style-name="Graphics">
      <style:graphic-properties draw:fill="none" draw:stroke="none" draw:image-opacity="20%"/>
    </style:style>
    <style:style style:family="graphic" style:name="a120" style:parent-style-name="Graphics">
      <style:graphic-properties draw:fill="none" draw:stroke="none"/>
    </style:style>
    <style:style style:family="graphic" style:name="a121" style:parent-style-name="Graphics">
      <style:graphic-properties draw:fill="none" draw:stroke="non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rial" style:font-family-complex="Arial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69444in" style:font-size-asian="0.69444in" style:font-size-complex="0.69444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">
      <style:paragraph-properties fo:line-height="88%" fo:text-align="left" style:tab-stop-distance="0.5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2" style:parent-style-name="Graphics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79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c40022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8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783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389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719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bullet text:level="1" text:bullet-char="»">
        <style:list-level-properties text:space-before="0.06in" text:min-label-width="0.12in"/>
        <style:text-properties fo:font-family="Arial" fo:font-size="100%"/>
      </text:list-level-style-bullet>
      <text:list-level-style-bullet text:level="2" text:bullet-char="»">
        <style:list-level-properties text:space-before="0.3in" text:min-label-width="0.12in"/>
        <style:text-properties fo:font-family="Arial" fo:font-size="100%"/>
      </text:list-level-style-bullet>
      <text:list-level-style-bullet text:level="3" text:bullet-char="»">
        <style:list-level-properties text:space-before="0.45in" text:min-label-width="0.12in"/>
        <style:text-properties fo:font-family="Arial" fo:font-size="100%"/>
      </text:list-level-style-bullet>
      <text:list-level-style-bullet text:level="4" text:bullet-char="»">
        <style:list-level-properties text:space-before="0.6in" text:min-label-width="0.12in"/>
        <style:text-properties fo:font-family="Arial" fo:font-size="100%"/>
      </text:list-level-style-bullet>
      <text:list-level-style-bullet text:level="5" text:bullet-char="»">
        <style:list-level-properties text:space-before="0.71in" text:min-label-width="0.12in"/>
        <style:text-properties fo:font-family="Arial" fo:font-size="100%"/>
      </text:list-level-style-bullet>
      <text:list-level-style-bullet text:level="6" text:bullet-char="»">
        <style:list-level-properties text:space-before="2.63in" text:min-label-width="0.12in"/>
        <style:text-properties fo:font-family="Arial" fo:font-size="100%"/>
      </text:list-level-style-bullet>
      <text:list-level-style-bullet text:level="7" text:bullet-char="»">
        <style:list-level-properties text:space-before="3.13in" text:min-label-width="0.12in"/>
        <style:text-properties fo:font-family="Arial" fo:font-size="100%"/>
      </text:list-level-style-bullet>
      <text:list-level-style-bullet text:level="8" text:bullet-char="»">
        <style:list-level-properties text:space-before="3.63in" text:min-label-width="0.12in"/>
        <style:text-properties fo:font-family="Arial" fo:font-size="100%"/>
      </text:list-level-style-bullet>
      <text:list-level-style-bullet text:level="9" text:bullet-char="»">
        <style:list-level-properties text:space-before="4.13in" text:min-label-width="0.12in"/>
        <style:text-properties fo:font-family="Arial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722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725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399">
      <text:list-level-style-bullet text:level="1" text:bullet-char="»">
        <style:list-level-properties text:space-before="0.06in" text:min-label-width="0.12in"/>
        <style:text-properties fo:font-family="Arial" fo:font-size="100%"/>
      </text:list-level-style-bullet>
      <text:list-level-style-bullet text:level="2" text:bullet-char="»">
        <style:list-level-properties text:space-before="0.3in" text:min-label-width="0.12in"/>
        <style:text-properties fo:font-family="Arial" fo:font-size="100%"/>
      </text:list-level-style-bullet>
      <text:list-level-style-bullet text:level="3" text:bullet-char="»">
        <style:list-level-properties text:space-before="0.45in" text:min-label-width="0.12in"/>
        <style:text-properties fo:font-family="Arial" fo:font-size="100%"/>
      </text:list-level-style-bullet>
      <text:list-level-style-bullet text:level="4" text:bullet-char="»">
        <style:list-level-properties text:space-before="0.6in" text:min-label-width="0.12in"/>
        <style:text-properties fo:font-family="Arial" fo:font-size="100%"/>
      </text:list-level-style-bullet>
      <text:list-level-style-bullet text:level="5" text:bullet-char="»">
        <style:list-level-properties text:space-before="0.71in" text:min-label-width="0.12in"/>
        <style:text-properties fo:font-family="Arial" fo:font-size="100%"/>
      </text:list-level-style-bullet>
      <text:list-level-style-bullet text:level="6" text:bullet-char="»">
        <style:list-level-properties text:space-before="2.63in" text:min-label-width="0.12in"/>
        <style:text-properties fo:font-family="Arial" fo:font-size="100%"/>
      </text:list-level-style-bullet>
      <text:list-level-style-bullet text:level="7" text:bullet-char="»">
        <style:list-level-properties text:space-before="3.13in" text:min-label-width="0.12in"/>
        <style:text-properties fo:font-family="Arial" fo:font-size="100%"/>
      </text:list-level-style-bullet>
      <text:list-level-style-bullet text:level="8" text:bullet-char="»">
        <style:list-level-properties text:space-before="3.63in" text:min-label-width="0.12in"/>
        <style:text-properties fo:font-family="Arial" fo:font-size="100%"/>
      </text:list-level-style-bullet>
      <text:list-level-style-bullet text:level="9" text:bullet-char="»">
        <style:list-level-properties text:space-before="4.13in" text:min-label-width="0.12in"/>
        <style:text-properties fo:font-family="Arial" fo:font-size="100%"/>
      </text:list-level-style-bullet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796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»">
        <style:list-level-properties text:space-before="0.06in" text:min-label-width="0.12in"/>
        <style:text-properties fo:font-family="Arial" fo:font-size="100%"/>
      </text:list-level-style-bullet>
      <text:list-level-style-bullet text:level="2" text:bullet-char="»">
        <style:list-level-properties text:space-before="0.3in" text:min-label-width="0.12in"/>
        <style:text-properties fo:font-family="Arial" fo:font-size="100%"/>
      </text:list-level-style-bullet>
      <text:list-level-style-bullet text:level="3" text:bullet-char="»">
        <style:list-level-properties text:space-before="0.45in" text:min-label-width="0.12in"/>
        <style:text-properties fo:font-family="Arial" fo:font-size="100%"/>
      </text:list-level-style-bullet>
      <text:list-level-style-bullet text:level="4" text:bullet-char="»">
        <style:list-level-properties text:space-before="0.6in" text:min-label-width="0.12in"/>
        <style:text-properties fo:font-family="Arial" fo:font-size="100%"/>
      </text:list-level-style-bullet>
      <text:list-level-style-bullet text:level="5" text:bullet-char="»">
        <style:list-level-properties text:space-before="0.71in" text:min-label-width="0.12in"/>
        <style:text-properties fo:font-family="Arial" fo:font-size="100%"/>
      </text:list-level-style-bullet>
      <text:list-level-style-bullet text:level="6" text:bullet-char="»">
        <style:list-level-properties text:space-before="2.63in" text:min-label-width="0.12in"/>
        <style:text-properties fo:font-family="Arial" fo:font-size="100%"/>
      </text:list-level-style-bullet>
      <text:list-level-style-bullet text:level="7" text:bullet-char="»">
        <style:list-level-properties text:space-before="3.13in" text:min-label-width="0.12in"/>
        <style:text-properties fo:font-family="Arial" fo:font-size="100%"/>
      </text:list-level-style-bullet>
      <text:list-level-style-bullet text:level="8" text:bullet-char="»">
        <style:list-level-properties text:space-before="3.63in" text:min-label-width="0.12in"/>
        <style:text-properties fo:font-family="Arial" fo:font-size="100%"/>
      </text:list-level-style-bullet>
      <text:list-level-style-bullet text:level="9" text:bullet-char="»">
        <style:list-level-properties text:space-before="4.13in" text:min-label-width="0.12in"/>
        <style:text-properties fo:font-family="Arial" fo:font-size="100%"/>
      </text:list-level-style-bullet>
    </text:list-style>
    <text:list-style style:name="a799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569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286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bullet text:level="1" text:bullet-char="»">
        <style:list-level-properties text:space-before="0.06in" text:min-label-width="0.12in"/>
        <style:text-properties fo:font-family="Arial" fo:font-size="100%"/>
      </text:list-level-style-bullet>
      <text:list-level-style-bullet text:level="2" text:bullet-char="»">
        <style:list-level-properties text:space-before="0.3in" text:min-label-width="0.12in"/>
        <style:text-properties fo:font-family="Arial" fo:font-size="100%"/>
      </text:list-level-style-bullet>
      <text:list-level-style-bullet text:level="3" text:bullet-char="»">
        <style:list-level-properties text:space-before="0.45in" text:min-label-width="0.12in"/>
        <style:text-properties fo:font-family="Arial" fo:font-size="100%"/>
      </text:list-level-style-bullet>
      <text:list-level-style-bullet text:level="4" text:bullet-char="»">
        <style:list-level-properties text:space-before="0.6in" text:min-label-width="0.12in"/>
        <style:text-properties fo:font-family="Arial" fo:font-size="100%"/>
      </text:list-level-style-bullet>
      <text:list-level-style-bullet text:level="5" text:bullet-char="»">
        <style:list-level-properties text:space-before="0.71in" text:min-label-width="0.12in"/>
        <style:text-properties fo:font-family="Arial" fo:font-size="100%"/>
      </text:list-level-style-bullet>
      <text:list-level-style-bullet text:level="6" text:bullet-char="»">
        <style:list-level-properties text:space-before="2.63in" text:min-label-width="0.12in"/>
        <style:text-properties fo:font-family="Arial" fo:font-size="100%"/>
      </text:list-level-style-bullet>
      <text:list-level-style-bullet text:level="7" text:bullet-char="»">
        <style:list-level-properties text:space-before="3.13in" text:min-label-width="0.12in"/>
        <style:text-properties fo:font-family="Arial" fo:font-size="100%"/>
      </text:list-level-style-bullet>
      <text:list-level-style-bullet text:level="8" text:bullet-char="»">
        <style:list-level-properties text:space-before="3.63in" text:min-label-width="0.12in"/>
        <style:text-properties fo:font-family="Arial" fo:font-size="100%"/>
      </text:list-level-style-bullet>
      <text:list-level-style-bullet text:level="9" text:bullet-char="»">
        <style:list-level-properties text:space-before="4.13in" text:min-label-width="0.12in"/>
        <style:text-properties fo:font-family="Arial" fo:font-size="100%"/>
      </text:list-level-style-bullet>
    </text:list-style>
    <text:list-style style:name="a971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bullet text:level="1" text:bullet-char="»">
        <style:list-level-properties text:space-before="0.06in" text:min-label-width="0.12in"/>
        <style:text-properties fo:font-family="Arial" fo:font-size="100%"/>
      </text:list-level-style-bullet>
      <text:list-level-style-bullet text:level="2" text:bullet-char="»">
        <style:list-level-properties text:space-before="0.3in" text:min-label-width="0.12in"/>
        <style:text-properties fo:font-family="Arial" fo:font-size="100%"/>
      </text:list-level-style-bullet>
      <text:list-level-style-bullet text:level="3" text:bullet-char="»">
        <style:list-level-properties text:space-before="0.45in" text:min-label-width="0.12in"/>
        <style:text-properties fo:font-family="Arial" fo:font-size="100%"/>
      </text:list-level-style-bullet>
      <text:list-level-style-bullet text:level="4" text:bullet-char="»">
        <style:list-level-properties text:space-before="0.6in" text:min-label-width="0.12in"/>
        <style:text-properties fo:font-family="Arial" fo:font-size="100%"/>
      </text:list-level-style-bullet>
      <text:list-level-style-bullet text:level="5" text:bullet-char="»">
        <style:list-level-properties text:space-before="0.71in" text:min-label-width="0.12in"/>
        <style:text-properties fo:font-family="Arial" fo:font-size="100%"/>
      </text:list-level-style-bullet>
      <text:list-level-style-bullet text:level="6" text:bullet-char="»">
        <style:list-level-properties text:space-before="2.63in" text:min-label-width="0.12in"/>
        <style:text-properties fo:font-family="Arial" fo:font-size="100%"/>
      </text:list-level-style-bullet>
      <text:list-level-style-bullet text:level="7" text:bullet-char="»">
        <style:list-level-properties text:space-before="3.13in" text:min-label-width="0.12in"/>
        <style:text-properties fo:font-family="Arial" fo:font-size="100%"/>
      </text:list-level-style-bullet>
      <text:list-level-style-bullet text:level="8" text:bullet-char="»">
        <style:list-level-properties text:space-before="3.63in" text:min-label-width="0.12in"/>
        <style:text-properties fo:font-family="Arial" fo:font-size="100%"/>
      </text:list-level-style-bullet>
      <text:list-level-style-bullet text:level="9" text:bullet-char="»">
        <style:list-level-properties text:space-before="4.13in" text:min-label-width="0.12in"/>
        <style:text-properties fo:font-family="Arial" fo:font-size="100%"/>
      </text:list-level-style-bullet>
    </text:list-style>
    <text:list-style style:name="a296">
      <text:list-level-style-bullet text:level="1" text:bullet-char="»">
        <style:list-level-properties text:space-before="0.06in" text:min-label-width="0.12in"/>
        <style:text-properties fo:font-family="Arial" fo:font-size="100%"/>
      </text:list-level-style-bullet>
      <text:list-level-style-bullet text:level="2" text:bullet-char="»">
        <style:list-level-properties text:space-before="0.3in" text:min-label-width="0.12in"/>
        <style:text-properties fo:font-family="Arial" fo:font-size="100%"/>
      </text:list-level-style-bullet>
      <text:list-level-style-bullet text:level="3" text:bullet-char="»">
        <style:list-level-properties text:space-before="0.45in" text:min-label-width="0.12in"/>
        <style:text-properties fo:font-family="Arial" fo:font-size="100%"/>
      </text:list-level-style-bullet>
      <text:list-level-style-bullet text:level="4" text:bullet-char="»">
        <style:list-level-properties text:space-before="0.6in" text:min-label-width="0.12in"/>
        <style:text-properties fo:font-family="Arial" fo:font-size="100%"/>
      </text:list-level-style-bullet>
      <text:list-level-style-bullet text:level="5" text:bullet-char="»">
        <style:list-level-properties text:space-before="0.71in" text:min-label-width="0.12in"/>
        <style:text-properties fo:font-family="Arial" fo:font-size="100%"/>
      </text:list-level-style-bullet>
      <text:list-level-style-bullet text:level="6" text:bullet-char="»">
        <style:list-level-properties text:space-before="2.63in" text:min-label-width="0.12in"/>
        <style:text-properties fo:font-family="Arial" fo:font-size="100%"/>
      </text:list-level-style-bullet>
      <text:list-level-style-bullet text:level="7" text:bullet-char="»">
        <style:list-level-properties text:space-before="3.13in" text:min-label-width="0.12in"/>
        <style:text-properties fo:font-family="Arial" fo:font-size="100%"/>
      </text:list-level-style-bullet>
      <text:list-level-style-bullet text:level="8" text:bullet-char="»">
        <style:list-level-properties text:space-before="3.63in" text:min-label-width="0.12in"/>
        <style:text-properties fo:font-family="Arial" fo:font-size="100%"/>
      </text:list-level-style-bullet>
      <text:list-level-style-bullet text:level="9" text:bullet-char="»">
        <style:list-level-properties text:space-before="4.13in" text:min-label-width="0.12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13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630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16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237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633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637">
      <text:list-level-style-bullet text:level="1" text:bullet-char="»">
        <style:list-level-properties text:space-before="0.06in" text:min-label-width="0.12in"/>
        <style:text-properties fo:font-family="Arial" fo:font-size="100%"/>
      </text:list-level-style-bullet>
      <text:list-level-style-bullet text:level="2" text:bullet-char="»">
        <style:list-level-properties text:space-before="0.3in" text:min-label-width="0.12in"/>
        <style:text-properties fo:font-family="Arial" fo:font-size="100%"/>
      </text:list-level-style-bullet>
      <text:list-level-style-bullet text:level="3" text:bullet-char="»">
        <style:list-level-properties text:space-before="0.45in" text:min-label-width="0.12in"/>
        <style:text-properties fo:font-family="Arial" fo:font-size="100%"/>
      </text:list-level-style-bullet>
      <text:list-level-style-bullet text:level="4" text:bullet-char="»">
        <style:list-level-properties text:space-before="0.6in" text:min-label-width="0.12in"/>
        <style:text-properties fo:font-family="Arial" fo:font-size="100%"/>
      </text:list-level-style-bullet>
      <text:list-level-style-bullet text:level="5" text:bullet-char="»">
        <style:list-level-properties text:space-before="0.71in" text:min-label-width="0.12in"/>
        <style:text-properties fo:font-family="Arial" fo:font-size="100%"/>
      </text:list-level-style-bullet>
      <text:list-level-style-bullet text:level="6" text:bullet-char="»">
        <style:list-level-properties text:space-before="2.63in" text:min-label-width="0.12in"/>
        <style:text-properties fo:font-family="Arial" fo:font-size="100%"/>
      </text:list-level-style-bullet>
      <text:list-level-style-bullet text:level="7" text:bullet-char="»">
        <style:list-level-properties text:space-before="3.13in" text:min-label-width="0.12in"/>
        <style:text-properties fo:font-family="Arial" fo:font-size="100%"/>
      </text:list-level-style-bullet>
      <text:list-level-style-bullet text:level="8" text:bullet-char="»">
        <style:list-level-properties text:space-before="3.63in" text:min-label-width="0.12in"/>
        <style:text-properties fo:font-family="Arial" fo:font-size="100%"/>
      </text:list-level-style-bullet>
      <text:list-level-style-bullet text:level="9" text:bullet-char="»">
        <style:list-level-properties text:space-before="4.13in" text:min-label-width="0.12in"/>
        <style:text-properties fo:font-family="Arial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472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406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476">
      <text:list-level-style-bullet text:level="1" text:bullet-char="»">
        <style:list-level-properties text:space-before="0.06in" text:min-label-width="0.12in"/>
        <style:text-properties fo:font-family="Arial" fo:font-size="100%"/>
      </text:list-level-style-bullet>
      <text:list-level-style-bullet text:level="2" text:bullet-char="»">
        <style:list-level-properties text:space-before="0.3in" text:min-label-width="0.12in"/>
        <style:text-properties fo:font-family="Arial" fo:font-size="100%"/>
      </text:list-level-style-bullet>
      <text:list-level-style-bullet text:level="3" text:bullet-char="»">
        <style:list-level-properties text:space-before="0.45in" text:min-label-width="0.12in"/>
        <style:text-properties fo:font-family="Arial" fo:font-size="100%"/>
      </text:list-level-style-bullet>
      <text:list-level-style-bullet text:level="4" text:bullet-char="»">
        <style:list-level-properties text:space-before="0.6in" text:min-label-width="0.12in"/>
        <style:text-properties fo:font-family="Arial" fo:font-size="100%"/>
      </text:list-level-style-bullet>
      <text:list-level-style-bullet text:level="5" text:bullet-char="»">
        <style:list-level-properties text:space-before="0.71in" text:min-label-width="0.12in"/>
        <style:text-properties fo:font-family="Arial" fo:font-size="100%"/>
      </text:list-level-style-bullet>
      <text:list-level-style-bullet text:level="6" text:bullet-char="»">
        <style:list-level-properties text:space-before="2.63in" text:min-label-width="0.12in"/>
        <style:text-properties fo:font-family="Arial" fo:font-size="100%"/>
      </text:list-level-style-bullet>
      <text:list-level-style-bullet text:level="7" text:bullet-char="»">
        <style:list-level-properties text:space-before="3.13in" text:min-label-width="0.12in"/>
        <style:text-properties fo:font-family="Arial" fo:font-size="100%"/>
      </text:list-level-style-bullet>
      <text:list-level-style-bullet text:level="8" text:bullet-char="»">
        <style:list-level-properties text:space-before="3.63in" text:min-label-width="0.12in"/>
        <style:text-properties fo:font-family="Arial" fo:font-size="100%"/>
      </text:list-level-style-bullet>
      <text:list-level-style-bullet text:level="9" text:bullet-char="»">
        <style:list-level-properties text:space-before="4.13in" text:min-label-width="0.12in"/>
        <style:text-properties fo:font-family="Arial" fo:font-size="100%"/>
      </text:list-level-style-bullet>
    </text:list-style>
    <text:list-style style:name="a409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806">
      <text:list-level-style-bullet text:level="1" text:bullet-char="»">
        <style:list-level-properties text:space-before="0.06in" text:min-label-width="0.12in"/>
        <style:text-properties fo:font-family="Arial" fo:font-size="100%"/>
      </text:list-level-style-bullet>
      <text:list-level-style-bullet text:level="2" text:bullet-char="»">
        <style:list-level-properties text:space-before="0.3in" text:min-label-width="0.12in"/>
        <style:text-properties fo:font-family="Arial" fo:font-size="100%"/>
      </text:list-level-style-bullet>
      <text:list-level-style-bullet text:level="3" text:bullet-char="»">
        <style:list-level-properties text:space-before="0.45in" text:min-label-width="0.12in"/>
        <style:text-properties fo:font-family="Arial" fo:font-size="100%"/>
      </text:list-level-style-bullet>
      <text:list-level-style-bullet text:level="4" text:bullet-char="»">
        <style:list-level-properties text:space-before="0.6in" text:min-label-width="0.12in"/>
        <style:text-properties fo:font-family="Arial" fo:font-size="100%"/>
      </text:list-level-style-bullet>
      <text:list-level-style-bullet text:level="5" text:bullet-char="»">
        <style:list-level-properties text:space-before="0.71in" text:min-label-width="0.12in"/>
        <style:text-properties fo:font-family="Arial" fo:font-size="100%"/>
      </text:list-level-style-bullet>
      <text:list-level-style-bullet text:level="6" text:bullet-char="»">
        <style:list-level-properties text:space-before="2.63in" text:min-label-width="0.12in"/>
        <style:text-properties fo:font-family="Arial" fo:font-size="100%"/>
      </text:list-level-style-bullet>
      <text:list-level-style-bullet text:level="7" text:bullet-char="»">
        <style:list-level-properties text:space-before="3.13in" text:min-label-width="0.12in"/>
        <style:text-properties fo:font-family="Arial" fo:font-size="100%"/>
      </text:list-level-style-bullet>
      <text:list-level-style-bullet text:level="8" text:bullet-char="»">
        <style:list-level-properties text:space-before="3.63in" text:min-label-width="0.12in"/>
        <style:text-properties fo:font-family="Arial" fo:font-size="100%"/>
      </text:list-level-style-bullet>
      <text:list-level-style-bullet text:level="9" text:bullet-char="»">
        <style:list-level-properties text:space-before="4.13in" text:min-label-width="0.12in"/>
        <style:text-properties fo:font-family="Arial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»">
        <style:list-level-properties text:space-before="0.06in" text:min-label-width="0.12in"/>
        <style:text-properties fo:font-family="Arial" fo:font-size="100%"/>
      </text:list-level-style-bullet>
      <text:list-level-style-bullet text:level="2" text:bullet-char="»">
        <style:list-level-properties text:space-before="0.3in" text:min-label-width="0.12in"/>
        <style:text-properties fo:font-family="Arial" fo:font-size="100%"/>
      </text:list-level-style-bullet>
      <text:list-level-style-bullet text:level="3" text:bullet-char="»">
        <style:list-level-properties text:space-before="0.45in" text:min-label-width="0.12in"/>
        <style:text-properties fo:font-family="Arial" fo:font-size="100%"/>
      </text:list-level-style-bullet>
      <text:list-level-style-bullet text:level="4" text:bullet-char="»">
        <style:list-level-properties text:space-before="0.6in" text:min-label-width="0.12in"/>
        <style:text-properties fo:font-family="Arial" fo:font-size="100%"/>
      </text:list-level-style-bullet>
      <text:list-level-style-bullet text:level="5" text:bullet-char="»">
        <style:list-level-properties text:space-before="0.71in" text:min-label-width="0.12in"/>
        <style:text-properties fo:font-family="Arial" fo:font-size="100%"/>
      </text:list-level-style-bullet>
      <text:list-level-style-bullet text:level="6" text:bullet-char="»">
        <style:list-level-properties text:space-before="2.63in" text:min-label-width="0.12in"/>
        <style:text-properties fo:font-family="Arial" fo:font-size="100%"/>
      </text:list-level-style-bullet>
      <text:list-level-style-bullet text:level="7" text:bullet-char="»">
        <style:list-level-properties text:space-before="3.13in" text:min-label-width="0.12in"/>
        <style:text-properties fo:font-family="Arial" fo:font-size="100%"/>
      </text:list-level-style-bullet>
      <text:list-level-style-bullet text:level="8" text:bullet-char="»">
        <style:list-level-properties text:space-before="3.63in" text:min-label-width="0.12in"/>
        <style:text-properties fo:font-family="Arial" fo:font-size="100%"/>
      </text:list-level-style-bullet>
      <text:list-level-style-bullet text:level="9" text:bullet-char="»">
        <style:list-level-properties text:space-before="4.13in" text:min-label-width="0.12in"/>
        <style:text-properties fo:font-family="Arial" fo:font-size="100%"/>
      </text:list-level-style-bullet>
    </text:list-style>
    <text:list-style style:name="a240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»">
        <style:list-level-properties text:space-before="0.06in" text:min-label-width="0.12in"/>
        <style:text-properties fo:font-family="Arial" fo:font-size="100%"/>
      </text:list-level-style-bullet>
      <text:list-level-style-bullet text:level="2" text:bullet-char="»">
        <style:list-level-properties text:space-before="0.3in" text:min-label-width="0.12in"/>
        <style:text-properties fo:font-family="Arial" fo:font-size="100%"/>
      </text:list-level-style-bullet>
      <text:list-level-style-bullet text:level="3" text:bullet-char="»">
        <style:list-level-properties text:space-before="0.45in" text:min-label-width="0.12in"/>
        <style:text-properties fo:font-family="Arial" fo:font-size="100%"/>
      </text:list-level-style-bullet>
      <text:list-level-style-bullet text:level="4" text:bullet-char="»">
        <style:list-level-properties text:space-before="0.6in" text:min-label-width="0.12in"/>
        <style:text-properties fo:font-family="Arial" fo:font-size="100%"/>
      </text:list-level-style-bullet>
      <text:list-level-style-bullet text:level="5" text:bullet-char="»">
        <style:list-level-properties text:space-before="0.71in" text:min-label-width="0.12in"/>
        <style:text-properties fo:font-family="Arial" fo:font-size="100%"/>
      </text:list-level-style-bullet>
      <text:list-level-style-bullet text:level="6" text:bullet-char="»">
        <style:list-level-properties text:space-before="2.63in" text:min-label-width="0.12in"/>
        <style:text-properties fo:font-family="Arial" fo:font-size="100%"/>
      </text:list-level-style-bullet>
      <text:list-level-style-bullet text:level="7" text:bullet-char="»">
        <style:list-level-properties text:space-before="3.13in" text:min-label-width="0.12in"/>
        <style:text-properties fo:font-family="Arial" fo:font-size="100%"/>
      </text:list-level-style-bullet>
      <text:list-level-style-bullet text:level="8" text:bullet-char="»">
        <style:list-level-properties text:space-before="3.63in" text:min-label-width="0.12in"/>
        <style:text-properties fo:font-family="Arial" fo:font-size="100%"/>
      </text:list-level-style-bullet>
      <text:list-level-style-bullet text:level="9" text:bullet-char="»">
        <style:list-level-properties text:space-before="4.13in" text:min-label-width="0.12in"/>
        <style:text-properties fo:font-family="Arial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2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483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416">
      <text:list-level-style-bullet text:level="1" text:bullet-char="»">
        <style:list-level-properties text:space-before="0.06in" text:min-label-width="0.12in"/>
        <style:text-properties fo:font-family="Arial" fo:font-size="100%"/>
      </text:list-level-style-bullet>
      <text:list-level-style-bullet text:level="2" text:bullet-char="»">
        <style:list-level-properties text:space-before="0.3in" text:min-label-width="0.12in"/>
        <style:text-properties fo:font-family="Arial" fo:font-size="100%"/>
      </text:list-level-style-bullet>
      <text:list-level-style-bullet text:level="3" text:bullet-char="»">
        <style:list-level-properties text:space-before="0.45in" text:min-label-width="0.12in"/>
        <style:text-properties fo:font-family="Arial" fo:font-size="100%"/>
      </text:list-level-style-bullet>
      <text:list-level-style-bullet text:level="4" text:bullet-char="»">
        <style:list-level-properties text:space-before="0.6in" text:min-label-width="0.12in"/>
        <style:text-properties fo:font-family="Arial" fo:font-size="100%"/>
      </text:list-level-style-bullet>
      <text:list-level-style-bullet text:level="5" text:bullet-char="»">
        <style:list-level-properties text:space-before="0.71in" text:min-label-width="0.12in"/>
        <style:text-properties fo:font-family="Arial" fo:font-size="100%"/>
      </text:list-level-style-bullet>
      <text:list-level-style-bullet text:level="6" text:bullet-char="»">
        <style:list-level-properties text:space-before="2.63in" text:min-label-width="0.12in"/>
        <style:text-properties fo:font-family="Arial" fo:font-size="100%"/>
      </text:list-level-style-bullet>
      <text:list-level-style-bullet text:level="7" text:bullet-char="»">
        <style:list-level-properties text:space-before="3.13in" text:min-label-width="0.12in"/>
        <style:text-properties fo:font-family="Arial" fo:font-size="100%"/>
      </text:list-level-style-bullet>
      <text:list-level-style-bullet text:level="8" text:bullet-char="»">
        <style:list-level-properties text:space-before="3.63in" text:min-label-width="0.12in"/>
        <style:text-properties fo:font-family="Arial" fo:font-size="100%"/>
      </text:list-level-style-bullet>
      <text:list-level-style-bullet text:level="9" text:bullet-char="»">
        <style:list-level-properties text:space-before="4.13in" text:min-label-width="0.12in"/>
        <style:text-properties fo:font-family="Arial" fo:font-size="100%"/>
      </text:list-level-style-bullet>
    </text:list-style>
    <text:list-style style:name="a1155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486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1158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489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–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–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–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–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–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–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–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–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–">
        <style:list-level-properties text:space-before="4.11in" text:min-label-width="0.14in"/>
        <style:text-properties fo:font-family="Arial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8">
      <text:list-level-style-bullet text:level="1" text:bullet-char="»">
        <style:list-level-properties text:space-before="0.06in" text:min-label-width="0.12in"/>
        <style:text-properties fo:font-family="Arial" fo:font-size="100%"/>
      </text:list-level-style-bullet>
      <text:list-level-style-bullet text:level="2" text:bullet-char="»">
        <style:list-level-properties text:space-before="0.3in" text:min-label-width="0.12in"/>
        <style:text-properties fo:font-family="Arial" fo:font-size="100%"/>
      </text:list-level-style-bullet>
      <text:list-level-style-bullet text:level="3" text:bullet-char="»">
        <style:list-level-properties text:space-before="0.45in" text:min-label-width="0.12in"/>
        <style:text-properties fo:font-family="Arial" fo:font-size="100%"/>
      </text:list-level-style-bullet>
      <text:list-level-style-bullet text:level="4" text:bullet-char="»">
        <style:list-level-properties text:space-before="0.6in" text:min-label-width="0.12in"/>
        <style:text-properties fo:font-family="Arial" fo:font-size="100%"/>
      </text:list-level-style-bullet>
      <text:list-level-style-bullet text:level="5" text:bullet-char="»">
        <style:list-level-properties text:space-before="0.71in" text:min-label-width="0.12in"/>
        <style:text-properties fo:font-family="Arial" fo:font-size="100%"/>
      </text:list-level-style-bullet>
      <text:list-level-style-bullet text:level="6" text:bullet-char="»">
        <style:list-level-properties text:space-before="2.63in" text:min-label-width="0.12in"/>
        <style:text-properties fo:font-family="Arial" fo:font-size="100%"/>
      </text:list-level-style-bullet>
      <text:list-level-style-bullet text:level="7" text:bullet-char="»">
        <style:list-level-properties text:space-before="3.13in" text:min-label-width="0.12in"/>
        <style:text-properties fo:font-family="Arial" fo:font-size="100%"/>
      </text:list-level-style-bullet>
      <text:list-level-style-bullet text:level="8" text:bullet-char="»">
        <style:list-level-properties text:space-before="3.63in" text:min-label-width="0.12in"/>
        <style:text-properties fo:font-family="Arial" fo:font-size="100%"/>
      </text:list-level-style-bullet>
      <text:list-level-style-bullet text:level="9" text:bullet-char="»">
        <style:list-level-properties text:space-before="4.13in" text:min-label-width="0.12in"/>
        <style:text-properties fo:font-family="Arial" fo:font-size="100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in" text:min-label-width="0.18in"/>
        <style:text-properties fo:font-family="Arial" fo:font-size="100%"/>
      </text:list-level-style-bullet>
      <text:list-level-style-bullet text:level="2" text:bullet-char="•">
        <style:list-level-properties text:space-before="0.24in" text:min-label-width="0.18in"/>
        <style:text-properties fo:font-family="Arial" fo:font-size="100%"/>
      </text:list-level-style-bullet>
      <text:list-level-style-bullet text:level="3" text:bullet-char="•">
        <style:list-level-properties text:space-before="0.39in" text:min-label-width="0.18in"/>
        <style:text-properties fo:font-family="Arial" fo:font-size="100%"/>
      </text:list-level-style-bullet>
      <text:list-level-style-bullet text:level="4" text:bullet-char="•">
        <style:list-level-properties text:space-before="0.54in" text:min-label-width="0.18in"/>
        <style:text-properties fo:font-family="Arial" fo:font-size="100%"/>
      </text:list-level-style-bullet>
      <text:list-level-style-bullet text:level="5" text:bullet-char="•">
        <style:list-level-properties text:space-before="0.65in" text:min-label-width="0.18in"/>
        <style:text-properties fo:font-family="Arial" fo:font-size="100%"/>
      </text:list-level-style-bullet>
      <text:list-level-style-bullet text:level="6" text:bullet-char="•">
        <style:list-level-properties text:space-before="2.57in" text:min-label-width="0.18in"/>
        <style:text-properties fo:font-family="Arial" fo:font-size="100%"/>
      </text:list-level-style-bullet>
      <text:list-level-style-bullet text:level="7" text:bullet-char="•">
        <style:list-level-properties text:space-before="3.07in" text:min-label-width="0.18in"/>
        <style:text-properties fo:font-family="Arial" fo:font-size="100%"/>
      </text:list-level-style-bullet>
      <text:list-level-style-bullet text:level="8" text:bullet-char="•">
        <style:list-level-properties text:space-before="3.57in" text:min-label-width="0.18in"/>
        <style:text-properties fo:font-family="Arial" fo:font-size="100%"/>
      </text:list-level-style-bullet>
      <text:list-level-style-bullet text:level="9" text:bullet-char="•">
        <style:list-level-properties text:space-before="4.07in" text:min-label-width="0.18in"/>
        <style:text-properties fo:font-family="Arial" fo:font-size="100%"/>
      </text:list-level-style-bullet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493">
      <text:list-level-style-bullet text:level="1" text:bullet-char="»">
        <style:list-level-properties text:space-before="0.06in" text:min-label-width="0.12in"/>
        <style:text-properties fo:font-family="Arial" fo:font-size="100%"/>
      </text:list-level-style-bullet>
      <text:list-level-style-bullet text:level="2" text:bullet-char="»">
        <style:list-level-properties text:space-before="0.3in" text:min-label-width="0.12in"/>
        <style:text-properties fo:font-family="Arial" fo:font-size="100%"/>
      </text:list-level-style-bullet>
      <text:list-level-style-bullet text:level="3" text:bullet-char="»">
        <style:list-level-properties text:space-before="0.45in" text:min-label-width="0.12in"/>
        <style:text-properties fo:font-family="Arial" fo:font-size="100%"/>
      </text:list-level-style-bullet>
      <text:list-level-style-bullet text:level="4" text:bullet-char="»">
        <style:list-level-properties text:space-before="0.6in" text:min-label-width="0.12in"/>
        <style:text-properties fo:font-family="Arial" fo:font-size="100%"/>
      </text:list-level-style-bullet>
      <text:list-level-style-bullet text:level="5" text:bullet-char="»">
        <style:list-level-properties text:space-before="0.71in" text:min-label-width="0.12in"/>
        <style:text-properties fo:font-family="Arial" fo:font-size="100%"/>
      </text:list-level-style-bullet>
      <text:list-level-style-bullet text:level="6" text:bullet-char="»">
        <style:list-level-properties text:space-before="2.63in" text:min-label-width="0.12in"/>
        <style:text-properties fo:font-family="Arial" fo:font-size="100%"/>
      </text:list-level-style-bullet>
      <text:list-level-style-bullet text:level="7" text:bullet-char="»">
        <style:list-level-properties text:space-before="3.13in" text:min-label-width="0.12in"/>
        <style:text-properties fo:font-family="Arial" fo:font-size="100%"/>
      </text:list-level-style-bullet>
      <text:list-level-style-bullet text:level="8" text:bullet-char="»">
        <style:list-level-properties text:space-before="3.63in" text:min-label-width="0.12in"/>
        <style:text-properties fo:font-family="Arial" fo:font-size="100%"/>
      </text:list-level-style-bullet>
      <text:list-level-style-bullet text:level="9" text:bullet-char="»">
        <style:list-level-properties text:space-before="4.13in" text:min-label-width="0.12in"/>
        <style:text-properties fo:font-family="Arial" fo:font-size="100%"/>
      </text:list-level-style-bullet>
    </text:list-style>
    <text:list-style style:name="a1162">
      <text:list-level-style-bullet text:level="1" text:bullet-char="»">
        <style:list-level-properties text:space-before="0.06in" text:min-label-width="0.12in"/>
        <style:text-properties fo:font-family="Arial" fo:font-size="100%"/>
      </text:list-level-style-bullet>
      <text:list-level-style-bullet text:level="2" text:bullet-char="»">
        <style:list-level-properties text:space-before="0.3in" text:min-label-width="0.12in"/>
        <style:text-properties fo:font-family="Arial" fo:font-size="100%"/>
      </text:list-level-style-bullet>
      <text:list-level-style-bullet text:level="3" text:bullet-char="»">
        <style:list-level-properties text:space-before="0.45in" text:min-label-width="0.12in"/>
        <style:text-properties fo:font-family="Arial" fo:font-size="100%"/>
      </text:list-level-style-bullet>
      <text:list-level-style-bullet text:level="4" text:bullet-char="»">
        <style:list-level-properties text:space-before="0.6in" text:min-label-width="0.12in"/>
        <style:text-properties fo:font-family="Arial" fo:font-size="100%"/>
      </text:list-level-style-bullet>
      <text:list-level-style-bullet text:level="5" text:bullet-char="»">
        <style:list-level-properties text:space-before="0.71in" text:min-label-width="0.12in"/>
        <style:text-properties fo:font-family="Arial" fo:font-size="100%"/>
      </text:list-level-style-bullet>
      <text:list-level-style-bullet text:level="6" text:bullet-char="»">
        <style:list-level-properties text:space-before="2.63in" text:min-label-width="0.12in"/>
        <style:text-properties fo:font-family="Arial" fo:font-size="100%"/>
      </text:list-level-style-bullet>
      <text:list-level-style-bullet text:level="7" text:bullet-char="»">
        <style:list-level-properties text:space-before="3.13in" text:min-label-width="0.12in"/>
        <style:text-properties fo:font-family="Arial" fo:font-size="100%"/>
      </text:list-level-style-bullet>
      <text:list-level-style-bullet text:level="8" text:bullet-char="»">
        <style:list-level-properties text:space-before="3.63in" text:min-label-width="0.12in"/>
        <style:text-properties fo:font-family="Arial" fo:font-size="100%"/>
      </text:list-level-style-bullet>
      <text:list-level-style-bullet text:level="9" text:bullet-char="»">
        <style:list-level-properties text:space-before="4.13in" text:min-label-width="0.12in"/>
        <style:text-properties fo:font-family="Arial" fo:font-size="100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–">
        <style:list-level-properties text:space-before="0in" text:min-label-width="0.2in"/>
        <style:text-properties fo:font-family="Arial" fo:font-size="100%"/>
      </text:list-level-style-bullet>
      <text:list-level-style-bullet text:level="2" text:bullet-char="–">
        <style:list-level-properties text:space-before="0.22in" text:min-label-width="0.2in"/>
        <style:text-properties fo:font-family="Arial" fo:font-size="100%"/>
      </text:list-level-style-bullet>
      <text:list-level-style-bullet text:level="3" text:bullet-char="–">
        <style:list-level-properties text:space-before="0.37in" text:min-label-width="0.2in"/>
        <style:text-properties fo:font-family="Arial" fo:font-size="100%"/>
      </text:list-level-style-bullet>
      <text:list-level-style-bullet text:level="4" text:bullet-char="–">
        <style:list-level-properties text:space-before="0.52in" text:min-label-width="0.2in"/>
        <style:text-properties fo:font-family="Arial" fo:font-size="100%"/>
      </text:list-level-style-bullet>
      <text:list-level-style-bullet text:level="5" text:bullet-char="–">
        <style:list-level-properties text:space-before="0.63in" text:min-label-width="0.2in"/>
        <style:text-properties fo:font-family="Arial" fo:font-size="100%"/>
      </text:list-level-style-bullet>
      <text:list-level-style-bullet text:level="6" text:bullet-char="–">
        <style:list-level-properties text:space-before="2.55in" text:min-label-width="0.2in"/>
        <style:text-properties fo:font-family="Arial" fo:font-size="100%"/>
      </text:list-level-style-bullet>
      <text:list-level-style-bullet text:level="7" text:bullet-char="–">
        <style:list-level-properties text:space-before="3.05in" text:min-label-width="0.2in"/>
        <style:text-properties fo:font-family="Arial" fo:font-size="100%"/>
      </text:list-level-style-bullet>
      <text:list-level-style-bullet text:level="8" text:bullet-char="–">
        <style:list-level-properties text:space-before="3.55in" text:min-label-width="0.2in"/>
        <style:text-properties fo:font-family="Arial" fo:font-size="100%"/>
      </text:list-level-style-bullet>
      <text:list-level-style-bullet text:level="9" text:bullet-char="–">
        <style:list-level-properties text:space-before="4.05in" text:min-label-width="0.2in"/>
        <style:text-properties fo:font-family="Arial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bullet text:level="1" text:bullet-char="•">
        <style:list-level-properties text:space-before="0.04in" text:min-label-width="0.14in"/>
        <style:text-properties fo:font-family="Arial" fo:font-size="100%"/>
      </text:list-level-style-bullet>
      <text:list-level-style-bullet text:level="2" text:bullet-char="•">
        <style:list-level-properties text:space-before="0.28in" text:min-label-width="0.14in"/>
        <style:text-properties fo:font-family="Arial" fo:font-size="100%"/>
      </text:list-level-style-bullet>
      <text:list-level-style-bullet text:level="3" text:bullet-char="•">
        <style:list-level-properties text:space-before="0.43in" text:min-label-width="0.14in"/>
        <style:text-properties fo:font-family="Arial" fo:font-size="100%"/>
      </text:list-level-style-bullet>
      <text:list-level-style-bullet text:level="4" text:bullet-char="•">
        <style:list-level-properties text:space-before="0.58in" text:min-label-width="0.14in"/>
        <style:text-properties fo:font-family="Arial" fo:font-size="100%"/>
      </text:list-level-style-bullet>
      <text:list-level-style-bullet text:level="5" text:bullet-char="•">
        <style:list-level-properties text:space-before="0.69in" text:min-label-width="0.14in"/>
        <style:text-properties fo:font-family="Arial" fo:font-size="100%"/>
      </text:list-level-style-bullet>
      <text:list-level-style-bullet text:level="6" text:bullet-char="•">
        <style:list-level-properties text:space-before="2.61in" text:min-label-width="0.14in"/>
        <style:text-properties fo:font-family="Arial" fo:font-size="100%"/>
      </text:list-level-style-bullet>
      <text:list-level-style-bullet text:level="7" text:bullet-char="•">
        <style:list-level-properties text:space-before="3.11in" text:min-label-width="0.14in"/>
        <style:text-properties fo:font-family="Arial" fo:font-size="100%"/>
      </text:list-level-style-bullet>
      <text:list-level-style-bullet text:level="8" text:bullet-char="•">
        <style:list-level-properties text:space-before="3.61in" text:min-label-width="0.14in"/>
        <style:text-properties fo:font-family="Arial" fo:font-size="100%"/>
      </text:list-level-style-bullet>
      <text:list-level-style-bullet text:level="9" text:bullet-char="•">
        <style:list-level-properties text:space-before="4.11in" text:min-label-width="0.14in"/>
        <style:text-properties fo:font-family="Arial" fo:font-size="10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ackspace-Open-Cloud-Company-PowerPoint-Template" style:page-layout-name="pageLayout1" draw:style-name="a0">
      <draw:frame draw:id="id0" presentation:style-name="a4" draw:name="Title Placeholder 1" svg:x="0.5in" svg:y="0.48in" svg:width="9in" svg:height="0.87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8in" svg:width="9in" svg:height="1.4281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Footer Placeholder 4" svg:x="2.2in" svg:y="6.92in" svg:width="7in" svg:height="0.08in" presentation:class="footer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8" draw:name="Slide Number Placeholder 5" svg:x="9.3in" svg:y="6.91in" svg:width="0.2in" svg:height="0.2in" presentation:class="page-number" presentation:placeholder="false">
        <draw:text-box>
          <text:p text:style-name="a27" text:class-names="" text:cond-style-name=""><text:span text:style-name="a25" text:class-names=""><text:page-number style:num-format="1" text:fixed="false">‹#›</text:page-number></text:span><text:span text:style-name="a26" text:class-names=""/></text:p>
        </draw:text-box>
        <svg:title/>
        <svg:desc/>
      </draw:frame>
      <presentation:notes style:page-layout-name="pageLayout2" draw:style-name="a60">
        <draw:frame draw:id="id4" presentation:style-name="a31" draw:name="Header Placeholder 1" svg:x="0in" svg:y="0in" svg:width="3.25in" svg:height="0.5in" presentation:class="header" presentation:placeholder="false">
          <draw:text-box>
            <text:p text:style-name="a30" text:class-names="" text:cond-style-name=""><text:span text:style-name="a29" text:class-names=""/></text:p>
          </draw:text-box>
          <svg:title/>
          <svg:desc/>
        </draw:frame>
        <draw:frame draw:id="id5" presentation:style-name="a36" draw:name="Date Placeholder 2" svg:x="4.24826in" svg:y="0in" svg:width="3.25in" svg:height="0.5in" presentation:class="date-time" presentation:placeholder="false">
          <draw:text-box>
            <text:p text:style-name="a35" text:class-names="" text:cond-style-name=""><text:span text:style-name="a32" text:class-names=""><text:date text:fixed="false" style:data-style-name="a33">7/26/2016</text:date></text:span><text:span text:style-name="a34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37" draw:name="Slide Image Placeholder 3">
          <svg:title/>
          <svg:desc/>
        </draw:page-thumbnail>
        <draw:frame draw:id="id7" presentation:style-name="a52" draw:name="Notes Placeholder 4" svg:x="0.75in" svg:y="4.75in" svg:width="6in" svg:height="4.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5" draw:name="Footer Placeholder 5" svg:x="0in" svg:y="9.49826in" svg:width="3.25in" svg:height="0.5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9" presentation:style-name="a59" draw:name="Slide Number Placeholder 6" svg:x="4.24826in" svg:y="9.49826in" svg:width="3.25in" svg:height="0.5in" presentation:class="page-number" presentation:placeholder="false">
          <draw:text-box>
            <text:p text:style-name="a58" text:class-names="" text:cond-style-name=""><text:span text:style-name="a56" text:class-names=""><text:page-number style:num-format="1" text:fixed="false">‹#›</text:page-number></text:span><text:span text:style-name="a57" text:class-names=""/></text:p>
          </draw:text-box>
          <svg:title/>
          <svg:desc/>
        </draw:frame>
      </presentation:notes>
    </style:master-page>
    <style:master-page style:name="Master1-Layout1-title-Rackspace-Title-Slide---Basic" style:page-layout-name="pageLayout1" draw:style-name="a61">
      <draw:frame draw:id="id10" draw:style-name="a62" draw:name="Picture 9" svg:x="0in" svg:y="0in" svg:width="10in" svg:height="7.5in" style:rel-width="scale" style:rel-height="scale">
        <draw:image xlink:href="media/image11.jpeg" xlink:type="simple" xlink:show="embed" xlink:actuate="onLoad"/>
        <svg:title/>
        <svg:desc>7x10-dynamic_lines-3blur2.jpg</svg:desc>
      </draw:frame>
      <draw:frame draw:id="id11" draw:style-name="a63" draw:name="Picture 6" svg:x="0in" svg:y="0in" svg:width="10in" svg:height="7.5in" style:rel-width="scale" style:rel-height="scale">
        <draw:image xlink:href="media/image11.jpeg" xlink:type="simple" xlink:show="embed" xlink:actuate="onLoad"/>
        <svg:title/>
        <svg:desc>7x10-dynamic_lines-3blur2.jpg</svg:desc>
      </draw:frame>
      <draw:frame draw:id="id12" presentation:style-name="a67" draw:name="Subtitle 2" svg:x="0.63in" svg:y="3.35in" svg:width="8.75in" svg:height="0.37025in" presentation:class="subtitle" presentation:placeholder="false">
        <draw:text-box>
          <text:p text:style-name="a66" text:class-names="" text:cond-style-name=""><text:span text:style-name="a64" text:class-names="">Click to edit Master subtitle style</text:span><text:span text:style-name="a65" text:class-names=""/></text:p>
        </draw:text-box>
        <svg:title/>
        <svg:desc/>
      </draw:frame>
      <draw:frame draw:id="id13" presentation:style-name="a70" draw:name="Footer Placeholder 4" svg:x="4.13in" svg:y="6.90558in" svg:width="5.06in" svg:height="0.13884in" presentation:class="footer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4" presentation:style-name="a74" draw:name="Slide Number Placeholder 5" svg:x="9.3in" svg:y="6.91in" svg:width="0.2in" svg:height="0.13in" presentation:class="page-number" presentation:placeholder="false">
        <draw:text-box>
          <text:p text:style-name="a73" text:class-names="" text:cond-style-name=""><text:span text:style-name="a71" text:class-names=""><text:page-number style:num-format="1" text:fixed="false">‹#›</text:page-number></text:span><text:span text:style-name="a72" text:class-names=""/></text:p>
        </draw:text-box>
        <svg:title/>
        <svg:desc/>
      </draw:frame>
      <draw:frame draw:id="id15" presentation:style-name="a78" draw:name="Title 1" svg:x="0.63in" svg:y="0.8in" svg:width="8.75in" svg:height="1.52867in" presentation:class="title" presentation:placeholder="false">
        <draw:text-box>
          <text:p text:style-name="a77" text:class-names="" text:cond-style-name=""><text:span text:style-name="a75" text:class-names="">Click to edit Master title style</text:span><text:span text:style-name="a76" text:class-names=""/></text:p>
        </draw:text-box>
        <svg:title/>
        <svg:desc/>
      </draw:frame>
      <draw:frame draw:id="id16" presentation:style-name="a83" draw:name="Date Placeholder 3" svg:x="0.63in" svg:y="5.14in" svg:width="2.33333in" svg:height="0.18512in" presentation:class="date-time" presentation:placeholder="false">
        <draw:text-box>
          <text:p text:style-name="a82" text:class-names="" text:cond-style-name=""><text:span text:style-name="a79" text:class-names=""><text:date text:fixed="false" style:data-style-name="a80">July 26, 2016</text:date></text:span><text:span text:style-name="a81" text:class-names=""/></text:p>
        </draw:text-box>
        <svg:title/>
        <svg:desc/>
      </draw:frame>
      <draw:frame draw:id="id17" draw:style-name="a84" draw:name="Picture 11" svg:x="0.40778in" svg:y="6.17267in" svg:width="3.48001in" svg:height="1.03847in" style:rel-width="scale" style:rel-height="scale">
        <draw:image xlink:href="media/image12.png" xlink:type="simple" xlink:show="embed" xlink:actuate="onLoad"/>
        <svg:title/>
        <svg:desc>Rackspace_Cloud_Company_Logo_rev.png</svg:desc>
      </draw:frame>
      <presentation:notes style:page-layout-name="pageLayout2" draw:style-name="a116">
        <draw:frame draw:id="id4" presentation:style-name="a87" draw:name="Header Placehold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5" presentation:style-name="a92" draw:name="Date Placeholder 2" svg:x="4.24826in" svg:y="0in" svg:width="3.25in" svg:height="0.5in" presentation:class="date-time" presentation:placeholder="false">
          <draw:text-box>
            <text:p text:style-name="a91" text:class-names="" text:cond-style-name=""><text:span text:style-name="a88" text:class-names=""><text:date text:fixed="false" style:data-style-name="a89">7/26/2016</text:date></text:span><text:span text:style-name="a90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93" draw:name="Slide Image Placeholder 3">
          <svg:title/>
          <svg:desc/>
        </draw:page-thumbnail>
        <draw:frame draw:id="id7" presentation:style-name="a108" draw:name="Notes Placeholder 4" svg:x="0.75in" svg:y="4.75in" svg:width="6in" svg:height="4.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11" draw:name="Footer Placeholder 5" svg:x="0in" svg:y="9.49826in" svg:width="3.25in" svg:height="0.5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9" presentation:style-name="a115" draw:name="Slide Number Placeholder 6" svg:x="4.24826in" svg:y="9.49826in" svg:width="3.25in" svg:height="0.5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>‹#›</text:page-number></text:span><text:span text:style-name="a113" text:class-names=""/></text:p>
          </draw:text-box>
          <svg:title/>
          <svg:desc/>
        </draw:frame>
      </presentation:notes>
    </style:master-page>
    <style:master-page style:name="Master1-Layout2-title-Rackspace-Title-Slide---With-Fanatiguy" style:page-layout-name="pageLayout1" draw:style-name="a117">
      <draw:frame draw:id="id18" draw:style-name="a118" draw:name="Picture 9" svg:x="0in" svg:y="0in" svg:width="10in" svg:height="7.5in" style:rel-width="scale" style:rel-height="scale">
        <draw:image xlink:href="media/image11.jpeg" xlink:type="simple" xlink:show="embed" xlink:actuate="onLoad"/>
        <svg:title/>
        <svg:desc>7x10-dynamic_lines-3blur2.jpg</svg:desc>
      </draw:frame>
      <draw:frame draw:id="id19" draw:style-name="a119" draw:name="Picture 10" svg:x="0.36064in" svg:y="0.0005in" svg:width="9.63936in" svg:height="7.4995in" style:rel-width="scale" style:rel-height="scale">
        <draw:image xlink:href="media/image13.png" xlink:type="simple" xlink:show="embed" xlink:actuate="onLoad"/>
        <svg:title/>
        <svg:desc>fanatiguy-bigger1.png</svg:desc>
      </draw:frame>
      <draw:frame draw:id="id20" draw:style-name="a120" draw:name="Picture 6" svg:x="0in" svg:y="0in" svg:width="10in" svg:height="7.5in" style:rel-width="scale" style:rel-height="scale">
        <draw:image xlink:href="media/image11.jpeg" xlink:type="simple" xlink:show="embed" xlink:actuate="onLoad"/>
        <svg:title/>
        <svg:desc>7x10-dynamic_lines-3blur2.jpg</svg:desc>
      </draw:frame>
      <draw:frame draw:id="id21" draw:style-name="a121" draw:name="Picture 12" svg:x="0.36064in" svg:y="0.0005in" svg:width="9.63936in" svg:height="7.4995in" style:rel-width="scale" style:rel-height="scale">
        <draw:image xlink:href="media/image14.png" xlink:type="simple" xlink:show="embed" xlink:actuate="onLoad"/>
        <svg:title/>
        <svg:desc>fanatiguy-bigger.png</svg:desc>
      </draw:frame>
      <draw:frame draw:id="id22" presentation:style-name="a125" draw:name="Subtitle 2" svg:x="0.63in" svg:y="3.35in" svg:width="8.75in" svg:height="0.37025in" presentation:class="subtitle" presentation:placeholder="false">
        <draw:text-box>
          <text:p text:style-name="a124" text:class-names="" text:cond-style-name=""><text:span text:style-name="a122" text:class-names="">Click to edit Master subtitle style</text:span><text:span text:style-name="a123" text:class-names=""/></text:p>
        </draw:text-box>
        <svg:title/>
        <svg:desc/>
      </draw:frame>
      <draw:frame draw:id="id23" presentation:style-name="a128" draw:name="Footer Placeholder 4" svg:x="4.13in" svg:y="6.90558in" svg:width="5.06in" svg:height="0.13884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24" presentation:style-name="a132" draw:name="Slide Number Placeholder 5" svg:x="9.3in" svg:y="6.91in" svg:width="0.2in" svg:height="0.13in" presentation:class="page-number" presentation:placeholder="false">
        <draw:text-box>
          <text:p text:style-name="a131" text:class-names="" text:cond-style-name=""><text:span text:style-name="a129" text:class-names=""><text:page-number style:num-format="1" text:fixed="false">‹#›</text:page-number></text:span><text:span text:style-name="a130" text:class-names=""/></text:p>
        </draw:text-box>
        <svg:title/>
        <svg:desc/>
      </draw:frame>
      <draw:frame draw:id="id25" presentation:style-name="a136" draw:name="Title 1" svg:x="0.63in" svg:y="0.8in" svg:width="8.75in" svg:height="1.52867in" presentation:class="title" presentation:placeholder="false">
        <draw:text-box>
          <text:p text:style-name="a135" text:class-names="" text:cond-style-name=""><text:span text:style-name="a133" text:class-names="">Click to edit Master title style</text:span><text:span text:style-name="a134" text:class-names=""/></text:p>
        </draw:text-box>
        <svg:title/>
        <svg:desc/>
      </draw:frame>
      <draw:frame draw:id="id26" presentation:style-name="a141" draw:name="Date Placeholder 3" svg:x="0.63in" svg:y="5.14in" svg:width="2.33333in" svg:height="0.18512in" presentation:class="date-time" presentation:placeholder="false">
        <draw:text-box>
          <text:p text:style-name="a140" text:class-names="" text:cond-style-name=""><text:span text:style-name="a137" text:class-names=""><text:date text:fixed="false" style:data-style-name="a138">July 26, 2016</text:date></text:span><text:span text:style-name="a139" text:class-names=""/></text:p>
        </draw:text-box>
        <svg:title/>
        <svg:desc/>
      </draw:frame>
      <draw:frame draw:id="id27" draw:style-name="a142" draw:name="Picture 13" svg:x="0.40778in" svg:y="6.17267in" svg:width="3.48001in" svg:height="1.03847in" style:rel-width="scale" style:rel-height="scale">
        <draw:image xlink:href="media/image12.png" xlink:type="simple" xlink:show="embed" xlink:actuate="onLoad"/>
        <svg:title/>
        <svg:desc>Rackspace_Cloud_Company_Logo_rev.png</svg:desc>
      </draw:frame>
      <presentation:notes style:page-layout-name="pageLayout2" draw:style-name="a174">
        <draw:frame draw:id="id4" presentation:style-name="a145" draw:name="Header Placeholder 1" svg:x="0in" svg:y="0in" svg:width="3.25in" svg:height="0.5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5" presentation:style-name="a150" draw:name="Date Placeholder 2" svg:x="4.24826in" svg:y="0in" svg:width="3.25in" svg:height="0.5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>7/26/2016</text:date></text:span><text:span text:style-name="a148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151" draw:name="Slide Image Placeholder 3">
          <svg:title/>
          <svg:desc/>
        </draw:page-thumbnail>
        <draw:frame draw:id="id7" presentation:style-name="a166" draw:name="Notes Placeholder 4" svg:x="0.75in" svg:y="4.75in" svg:width="6in" svg:height="4.5in" presentation:class="notes" presentation:placeholder="false">
          <draw:text-box>
            <text:p text:style-name="a153" text:class-names="" text:cond-style-name=""><text:span text:style-name="a152" text:class-names="">Click to edit Master text styles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Second level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list text:style-name="a165">
                              <text:list-item>
                                <text:p text:style-name="a164" text:class-names="" text:cond-style-name=""><text:span text:style-name="a1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69" draw:name="Footer Placeholder 5" svg:x="0in" svg:y="9.49826in" svg:width="3.25in" svg:height="0.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3" draw:name="Slide Number Placeholder 6" svg:x="4.24826in" svg:y="9.49826in" svg:width="3.25in" svg:height="0.5in" presentation:class="page-number" presentation:placeholder="false">
          <draw:text-box>
            <text:p text:style-name="a172" text:class-names="" text:cond-style-name=""><text:span text:style-name="a170" text:class-names=""><text:page-number style:num-format="1" text:fixed="false">‹#›</text:page-number></text:span><text:span text:style-name="a171" text:class-names=""/></text:p>
          </draw:text-box>
          <svg:title/>
          <svg:desc/>
        </draw:frame>
      </presentation:notes>
    </style:master-page>
    <style:master-page style:name="Master1-Layout3-title-1_Rackspace-Title-Slide---With-Fanatiguy" style:page-layout-name="pageLayout1" draw:style-name="a175">
      <draw:frame draw:id="id28" draw:style-name="a176" draw:name="Picture 9" svg:x="0in" svg:y="0in" svg:width="10in" svg:height="7.5in" style:rel-width="scale" style:rel-height="scale">
        <draw:image xlink:href="media/image11.jpeg" xlink:type="simple" xlink:show="embed" xlink:actuate="onLoad"/>
        <svg:title/>
        <svg:desc>7x10-dynamic_lines-3blur2.jpg</svg:desc>
      </draw:frame>
      <draw:frame draw:id="id29" draw:style-name="a177" draw:name="Picture 10" svg:x="0.36064in" svg:y="0.0005in" svg:width="9.63936in" svg:height="7.4995in" style:rel-width="scale" style:rel-height="scale">
        <draw:image xlink:href="media/image13.png" xlink:type="simple" xlink:show="embed" xlink:actuate="onLoad"/>
        <svg:title/>
        <svg:desc>fanatiguy-bigger1.png</svg:desc>
      </draw:frame>
      <draw:frame draw:id="id30" draw:style-name="a178" draw:name="Picture 6" svg:x="0in" svg:y="0in" svg:width="10in" svg:height="7.5in" style:rel-width="scale" style:rel-height="scale">
        <draw:image xlink:href="media/image11.jpeg" xlink:type="simple" xlink:show="embed" xlink:actuate="onLoad"/>
        <svg:title/>
        <svg:desc>7x10-dynamic_lines-3blur2.jpg</svg:desc>
      </draw:frame>
      <draw:frame draw:id="id31" draw:style-name="a179" draw:name="Picture 12" svg:x="0.36064in" svg:y="0.0005in" svg:width="9.63936in" svg:height="7.4995in" style:rel-width="scale" style:rel-height="scale">
        <draw:image xlink:href="media/image14.png" xlink:type="simple" xlink:show="embed" xlink:actuate="onLoad"/>
        <svg:title/>
        <svg:desc>fanatiguy-bigger.png</svg:desc>
      </draw:frame>
      <draw:frame draw:id="id32" presentation:style-name="a182" draw:name="Subtitle 2" svg:x="0.63in" svg:y="3.89663in" svg:width="8.75in" svg:height="0.21598in" presentation:class="subtitle" presentation:placeholder="false">
        <draw:text-box>
          <text:p text:style-name="a181" text:class-names="" text:cond-style-name=""><text:span text:style-name="a180" text:class-names="">Presented by:</text:span></text:p>
        </draw:text-box>
        <svg:title/>
        <svg:desc/>
      </draw:frame>
      <draw:frame draw:id="id33" presentation:style-name="a186" draw:name="Title 1" svg:x="0.63in" svg:y="0.8in" svg:width="8.75in" svg:height="1.52867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34" presentation:style-name="a191" draw:name="Date Placeholder 3" svg:x="0.63in" svg:y="4.22048in" svg:width="2.33333in" svg:height="0.18512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July 26, 2016</text:date></text:span><text:span text:style-name="a189" text:class-names=""/></text:p>
        </draw:text-box>
        <svg:title/>
        <svg:desc/>
      </draw:frame>
      <presentation:notes style:page-layout-name="pageLayout2" draw:style-name="a223">
        <draw:frame draw:id="id4" presentation:style-name="a194" draw:name="Header Placeholder 1" svg:x="0in" svg:y="0in" svg:width="3.25in" svg:height="0.5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5" presentation:style-name="a199" draw:name="Date Placeholder 2" svg:x="4.24826in" svg:y="0in" svg:width="3.25in" svg:height="0.5in" presentation:class="date-time" presentation:placeholder="false">
          <draw:text-box>
            <text:p text:style-name="a198" text:class-names="" text:cond-style-name=""><text:span text:style-name="a195" text:class-names=""><text:date text:fixed="false" style:data-style-name="a196">7/26/2016</text:date></text:span><text:span text:style-name="a197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200" draw:name="Slide Image Placeholder 3">
          <svg:title/>
          <svg:desc/>
        </draw:page-thumbnail>
        <draw:frame draw:id="id7" presentation:style-name="a215" draw:name="Notes Placeholder 4" svg:x="0.75in" svg:y="4.75in" svg:width="6in" svg:height="4.5in" presentation:class="notes" presentation:placeholder="false">
          <draw:text-box>
            <text:p text:style-name="a202" text:class-names="" text:cond-style-name=""><text:span text:style-name="a201" text:class-names="">Click to edit Master text styles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Second level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18" draw:name="Footer Placeholder 5" svg:x="0in" svg:y="9.49826in" svg:width="3.25in" svg:height="0.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2" draw:name="Slide Number Placeholder 6" svg:x="4.24826in" svg:y="9.49826in" svg:width="3.25in" svg:height="0.5in" presentation:class="page-number" presentation:placeholder="false">
          <draw:text-box>
  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  </draw:text-box>
          <svg:title/>
          <svg:desc/>
        </draw:frame>
      </presentation:notes>
    </style:master-page>
    <style:master-page style:name="Master1-Layout4-obj-Title-and-Content" style:page-layout-name="pageLayout1" draw:style-name="a224">
      <draw:frame draw:id="id35" presentation:style-name="a228" draw:name="Title 1" svg:x="0.5in" svg:y="0.48in" svg:width="9in" svg:height="0.87in" presentation:class="title" presentation:placeholder="false">
        <draw:text-box>
          <text:p text:style-name="a227" text:class-names="" text:cond-style-name=""><text:span text:style-name="a225" text:class-names="">Click to edit Master title style</text:span><text:span text:style-name="a226" text:class-names=""/></text:p>
        </draw:text-box>
        <svg:title/>
        <svg:desc/>
      </draw:frame>
      <draw:frame draw:id="id36" presentation:style-name="a245" draw:name="Content Placeholder 2" svg:x="0.5in" svg:y="1.8in" svg:width="9in" svg:height="1.42812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Fifth level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draw:style-name="a246" draw:name="Picture 6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draw:frame draw:id="id38" draw:style-name="a247" draw:name="Picture 9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presentation:notes style:page-layout-name="pageLayout2" draw:style-name="a279">
        <draw:frame draw:id="id4" presentation:style-name="a250" draw:name="Header Placeholder 1" svg:x="0in" svg:y="0in" svg:width="3.25in" svg:height="0.5in" presentation:class="header" presentation:placeholder="false">
          <draw:text-box>
            <text:p text:style-name="a249" text:class-names="" text:cond-style-name=""><text:span text:style-name="a248" text:class-names=""/></text:p>
          </draw:text-box>
          <svg:title/>
          <svg:desc/>
        </draw:frame>
        <draw:frame draw:id="id5" presentation:style-name="a255" draw:name="Date Placeholder 2" svg:x="4.24826in" svg:y="0in" svg:width="3.25in" svg:height="0.5in" presentation:class="date-time" presentation:placeholder="false">
          <draw:text-box>
            <text:p text:style-name="a254" text:class-names="" text:cond-style-name=""><text:span text:style-name="a251" text:class-names=""><text:date text:fixed="false" style:data-style-name="a252">7/26/2016</text:date></text:span><text:span text:style-name="a253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256" draw:name="Slide Image Placeholder 3">
          <svg:title/>
          <svg:desc/>
        </draw:page-thumbnail>
        <draw:frame draw:id="id7" presentation:style-name="a271" draw:name="Notes Placeholder 4" svg:x="0.75in" svg:y="4.75in" svg:width="6in" svg:height="4.5in" presentation:class="notes" presentation:placeholder="false">
          <draw:text-box>
            <text:p text:style-name="a258" text:class-names="" text:cond-style-name=""><text:span text:style-name="a257" text:class-names="">Click to edit Master text styles</text:span></text:p>
            <text:list text:style-name="a261">
              <text:list-item>
                <text:list text:style-name="a261">
                  <text:list-item>
                    <text:p text:style-name="a260" text:class-names="" text:cond-style-name=""><text:span text:style-name="a259" text:class-names="">Second level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p text:style-name="a266" text:class-names="" text:cond-style-name=""><text:span text:style-name="a2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list text:style-name="a270">
                              <text:list-item>
                                <text:p text:style-name="a269" text:class-names="" text:cond-style-name=""><text:span text:style-name="a2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74" draw:name="Footer Placeholder 5" svg:x="0in" svg:y="9.49826in" svg:width="3.25in" svg:height="0.5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9" presentation:style-name="a278" draw:name="Slide Number Placeholder 6" svg:x="4.24826in" svg:y="9.49826in" svg:width="3.25in" svg:height="0.5in" presentation:class="page-number" presentation:placeholder="false">
          <draw:text-box>
  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  </draw:text-box>
          <svg:title/>
          <svg:desc/>
        </draw:frame>
      </presentation:notes>
    </style:master-page>
    <style:master-page style:name="Master1-Layout5-cust-Title,-Subtitle-and-Content" style:page-layout-name="pageLayout1" draw:style-name="a280">
      <draw:frame draw:id="id39" presentation:style-name="a297" draw:name="Content Placeholder 2" svg:x="0.5in" svg:y="1.8in" svg:width="9in" svg:height="1.42812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Fifth level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draw:style-name="a298" draw:name="Picture 6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draw:frame draw:id="id41" presentation:style-name="a301" draw:name="Title 1" svg:x="0.5in" svg:y="0.62in" svg:width="9in" svg:height="0.41653in" presentation:class="title" presentation:placeholder="false">
        <draw:text-box>
          <text:p text:style-name="a300" text:class-names="" text:cond-style-name=""><text:span text:style-name="a299" text:class-names="">Click to edit Master title style</text:span></text:p>
        </draw:text-box>
        <svg:title/>
        <svg:desc/>
      </draw:frame>
      <draw:frame draw:id="id42" presentation:style-name="a305" draw:name="Text Placeholder 3" svg:x="0.5in" svg:y="1.07in" svg:width="9in" svg:height="0.27769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43" draw:style-name="a306" draw:name="Picture 11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presentation:notes style:page-layout-name="pageLayout2" draw:style-name="a338">
        <draw:frame draw:id="id4" presentation:style-name="a309" draw:name="Header Placeholder 1" svg:x="0in" svg:y="0in" svg:width="3.25in" svg:height="0.5in" presentation:class="head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5" presentation:style-name="a314" draw:name="Date Placeholder 2" svg:x="4.24826in" svg:y="0in" svg:width="3.25in" svg:height="0.5in" presentation:class="date-time" presentation:placeholder="false">
          <draw:text-box>
            <text:p text:style-name="a313" text:class-names="" text:cond-style-name=""><text:span text:style-name="a310" text:class-names=""><text:date text:fixed="false" style:data-style-name="a311">7/26/2016</text:date></text:span><text:span text:style-name="a312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315" draw:name="Slide Image Placeholder 3">
          <svg:title/>
          <svg:desc/>
        </draw:page-thumbnail>
        <draw:frame draw:id="id7" presentation:style-name="a330" draw:name="Notes Placeholder 4" svg:x="0.75in" svg:y="4.75in" svg:width="6in" svg:height="4.5in" presentation:class="notes" presentation:placeholder="false">
          <draw:text-box>
            <text:p text:style-name="a317" text:class-names="" text:cond-style-name=""><text:span text:style-name="a316" text:class-names="">Click to edit Master text styles</text:span></text:p>
            <text:list text:style-name="a320">
              <text:list-item>
                <text:list text:style-name="a320">
                  <text:list-item>
                    <text:p text:style-name="a319" text:class-names="" text:cond-style-name=""><text:span text:style-name="a318" text:class-names="">Second level</text:span></text:p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p text:style-name="a322" text:class-names="" text:cond-style-name=""><text:span text:style-name="a3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p text:style-name="a325" text:class-names="" text:cond-style-name=""><text:span text:style-name="a3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9">
              <text:list-item>
                <text:list text:style-name="a329">
                  <text:list-item>
                    <text:list text:style-name="a329">
                      <text:list-item>
                        <text:list text:style-name="a329">
                          <text:list-item>
                            <text:list text:style-name="a329">
                              <text:list-item>
                                <text:p text:style-name="a328" text:class-names="" text:cond-style-name=""><text:span text:style-name="a3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33" draw:name="Footer Placeholder 5" svg:x="0in" svg:y="9.49826in" svg:width="3.25in" svg:height="0.5in" presentation:class="foot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9" presentation:style-name="a337" draw:name="Slide Number Placeholder 6" svg:x="4.24826in" svg:y="9.49826in" svg:width="3.25in" svg:height="0.5in" presentation:class="page-number" presentation:placeholder="false">
          <draw:text-box>
            <text:p text:style-name="a336" text:class-names="" text:cond-style-name=""><text:span text:style-name="a334" text:class-names=""><text:page-number style:num-format="1" text:fixed="false">‹#›</text:page-number></text:span><text:span text:style-name="a335" text:class-names=""/></text:p>
          </draw:text-box>
          <svg:title/>
          <svg:desc/>
        </draw:frame>
      </presentation:notes>
    </style:master-page>
    <style:master-page style:name="Master1-Layout6-secHead-Section-Header---Red" style:page-layout-name="pageLayout1" draw:style-name="a339">
      <draw:frame draw:id="id44" draw:style-name="a340" draw:name="Picture 10" svg:x="0in" svg:y="0in" svg:width="10in" svg:height="7.5in" style:rel-width="scale" style:rel-height="scale">
        <draw:image xlink:href="media/image16.jpeg" xlink:type="simple" xlink:show="embed" xlink:actuate="onLoad"/>
        <svg:title/>
        <svg:desc>7x10-dynamic_lines-3.jpg</svg:desc>
      </draw:frame>
      <draw:frame draw:id="id45" presentation:style-name="a343" draw:name="Title 1" svg:x="0.63in" svg:y="3.06in" svg:width="8.75in" svg:height="0.58622in" presentation:class="title" presentation:placeholder="false">
        <draw:text-box>
          <text:p text:style-name="a342" text:class-names="" text:cond-style-name=""><text:span text:style-name="a341" text:class-names="">Click to edit Master title style</text:span></text:p>
        </draw:text-box>
        <svg:title/>
        <svg:desc/>
      </draw:frame>
      <draw:frame draw:id="id46" presentation:style-name="a347" draw:name="Text Placeholder 2" svg:x="0.63in" svg:y="3.9in" svg:width="8.75in" svg:height="0.33939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79">
        <draw:frame draw:id="id4" presentation:style-name="a350" draw:name="Header Placeholder 1" svg:x="0in" svg:y="0in" svg:width="3.25in" svg:height="0.5in" presentation:class="head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5" presentation:style-name="a355" draw:name="Date Placeholder 2" svg:x="4.24826in" svg:y="0in" svg:width="3.25in" svg:height="0.5in" presentation:class="date-time" presentation:placeholder="false">
          <draw:text-box>
            <text:p text:style-name="a354" text:class-names="" text:cond-style-name=""><text:span text:style-name="a351" text:class-names=""><text:date text:fixed="false" style:data-style-name="a352">7/26/2016</text:date></text:span><text:span text:style-name="a353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356" draw:name="Slide Image Placeholder 3">
          <svg:title/>
          <svg:desc/>
        </draw:page-thumbnail>
        <draw:frame draw:id="id7" presentation:style-name="a371" draw:name="Notes Placeholder 4" svg:x="0.75in" svg:y="4.75in" svg:width="6in" svg:height="4.5in" presentation:class="notes" presentation:placeholder="false">
          <draw:text-box>
            <text:p text:style-name="a358" text:class-names="" text:cond-style-name=""><text:span text:style-name="a357" text:class-names="">Click to edit Master text styles</text:span></text:p>
            <text:list text:style-name="a361">
              <text:list-item>
                <text:list text:style-name="a361">
                  <text:list-item>
                    <text:p text:style-name="a360" text:class-names="" text:cond-style-name=""><text:span text:style-name="a359" text:class-names="">Second level</text:span></text:p>
                  </text:list-item>
                </text:list>
              </text:list-item>
            </text:list>
            <text:list text:style-name="a364">
              <text:list-item>
                <text:list text:style-name="a364">
                  <text:list-item>
                    <text:list text:style-name="a364">
                      <text:list-item>
                        <text:p text:style-name="a363" text:class-names="" text:cond-style-name=""><text:span text:style-name="a3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list text:style-name="a367">
                          <text:list-item>
                            <text:p text:style-name="a366" text:class-names="" text:cond-style-name=""><text:span text:style-name="a3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list text:style-name="a370">
                          <text:list-item>
                            <text:list text:style-name="a370">
                              <text:list-item>
                                <text:p text:style-name="a369" text:class-names="" text:cond-style-name=""><text:span text:style-name="a3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74" draw:name="Footer Placeholder 5" svg:x="0in" svg:y="9.49826in" svg:width="3.25in" svg:height="0.5in" presentation:class="foot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9" presentation:style-name="a378" draw:name="Slide Number Placeholder 6" svg:x="4.24826in" svg:y="9.49826in" svg:width="3.25in" svg:height="0.5in" presentation:class="page-number" presentation:placeholder="false">
          <draw:text-box>
            <text:p text:style-name="a377" text:class-names="" text:cond-style-name=""><text:span text:style-name="a375" text:class-names=""><text:page-number style:num-format="1" text:fixed="false">‹#›</text:page-number></text:span><text:span text:style-name="a376" text:class-names=""/></text:p>
          </draw:text-box>
          <svg:title/>
          <svg:desc/>
        </draw:frame>
      </presentation:notes>
    </style:master-page>
    <style:master-page style:name="Master1-Layout7-twoObj-Title-and-Two-Columns" style:page-layout-name="pageLayout1" draw:style-name="a380">
      <draw:frame draw:id="id47" presentation:style-name="a383" draw:name="Title 1" svg:x="0.5in" svg:y="0.48in" svg:width="9in" svg:height="0.87in" presentation:class="title" presentation:placeholder="false">
        <draw:text-box>
          <text:p text:style-name="a382" text:class-names="" text:cond-style-name=""><text:span text:style-name="a381" text:class-names="">Click to edit Master title style</text:span></text:p>
        </draw:text-box>
        <svg:title/>
        <svg:desc/>
      </draw:frame>
      <draw:frame draw:id="id48" presentation:style-name="a400" draw:name="Content Placeholder 2" svg:x="0.5in" svg:y="1.8in" svg:width="4.3in" svg:height="1.4204in" presentation:class="object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Fifth level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17" draw:name="Content Placeholder 3" svg:x="5.2in" svg:y="1.8in" svg:width="4.3in" svg:height="1.4204in" presentation:class="object" presentation:placeholder="false">
        <draw:text-box>
          <text:list text:style-name="a403">
            <text:list-item>
              <text:p text:style-name="a402" text:class-names="" text:cond-style-name=""><text:span text:style-name="a401" text:class-names="">Click to 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draw:style-name="a418" draw:name="Picture 7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draw:frame draw:id="id51" draw:style-name="a419" draw:name="Picture 10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presentation:notes style:page-layout-name="pageLayout2" draw:style-name="a451">
        <draw:frame draw:id="id4" presentation:style-name="a422" draw:name="Header Placehold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5" presentation:style-name="a427" draw:name="Date Placeholder 2" svg:x="4.24826in" svg:y="0in" svg:width="3.25in" svg:height="0.5in" presentation:class="date-time" presentation:placeholder="false">
          <draw:text-box>
            <text:p text:style-name="a426" text:class-names="" text:cond-style-name=""><text:span text:style-name="a423" text:class-names=""><text:date text:fixed="false" style:data-style-name="a424">7/26/2016</text:date></text:span><text:span text:style-name="a425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428" draw:name="Slide Image Placeholder 3">
          <svg:title/>
          <svg:desc/>
        </draw:page-thumbnail>
        <draw:frame draw:id="id7" presentation:style-name="a443" draw:name="Notes Placeholder 4" svg:x="0.75in" svg:y="4.75in" svg:width="6in" svg:height="4.5in" presentation:class="notes" presentation:placeholder="false">
          <draw:text-box>
            <text:p text:style-name="a430" text:class-names="" text:cond-style-name=""><text:span text:style-name="a429" text:class-names="">Click to edit Master text styles</text:span></text:p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31" text:class-names="">Second level</text:span></text:p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p text:style-name="a435" text:class-names="" text:cond-style-name=""><text:span text:style-name="a4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list text:style-name="a439">
                          <text:list-item>
                            <text:p text:style-name="a438" text:class-names="" text:cond-style-name=""><text:span text:style-name="a4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list text:style-name="a442">
                          <text:list-item>
                            <text:list text:style-name="a442">
                              <text:list-item>
                                <text:p text:style-name="a441" text:class-names="" text:cond-style-name=""><text:span text:style-name="a44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46" draw:name="Footer Placeholder 5" svg:x="0in" svg:y="9.49826in" svg:width="3.25in" svg:height="0.5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50" draw:name="Slide Number Placeholder 6" svg:x="4.24826in" svg:y="9.49826in" svg:width="3.25in" svg:height="0.5in" presentation:class="page-number" presentation:placeholder="false">
          <draw:text-box>
            <text:p text:style-name="a449" text:class-names="" text:cond-style-name=""><text:span text:style-name="a447" text:class-names=""><text:page-number style:num-format="1" text:fixed="false">‹#›</text:page-number></text:span><text:span text:style-name="a448" text:class-names=""/></text:p>
          </draw:text-box>
          <svg:title/>
          <svg:desc/>
        </draw:frame>
      </presentation:notes>
    </style:master-page>
    <style:master-page style:name="Master1-Layout8-cust-Title,-Subtitle-and-Two-Columns" style:page-layout-name="pageLayout1" draw:style-name="a452">
      <draw:frame draw:id="id52" presentation:style-name="a455" draw:name="Title 1" svg:x="0.5in" svg:y="0.62in" svg:width="9in" svg:height="0.41653in" presentation:class="title" presentation:placeholder="false">
        <draw:text-box>
          <text:p text:style-name="a454" text:class-names="" text:cond-style-name=""><text:span text:style-name="a453" text:class-names="">Click to edit Master title style</text:span></text:p>
        </draw:text-box>
        <svg:title/>
        <svg:desc/>
      </draw:frame>
      <draw:frame draw:id="id53" presentation:style-name="a459" draw:name="Text Placeholder 3" svg:x="0.5in" svg:y="1.07in" svg:width="9in" svg:height="0.27769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ext styles</text:span></text:p>
            </text:list-item>
          </text:list>
        </draw:text-box>
        <svg:title/>
        <svg:desc/>
      </draw:frame>
      <draw:frame draw:id="id54" draw:style-name="a460" draw:name="Picture 9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draw:frame draw:id="id55" presentation:style-name="a477" draw:name="Content Placeholder 2" svg:x="0.5in" svg:y="1.8in" svg:width="4.3in" svg:height="1.4204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494" draw:name="Content Placeholder 3" svg:x="5.2in" svg:y="1.8in" svg:width="4.3in" svg:height="1.4204in" presentation:class="object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cond level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hird level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0" text:class-names="">Fifth level</text:span><text:span text:style-name="a4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draw:style-name="a495" draw:name="Picture 14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presentation:notes style:page-layout-name="pageLayout2" draw:style-name="a527">
        <draw:frame draw:id="id4" presentation:style-name="a498" draw:name="Header Placeholder 1" svg:x="0in" svg:y="0in" svg:width="3.25in" svg:height="0.5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5" presentation:style-name="a503" draw:name="Date Placeholder 2" svg:x="4.24826in" svg:y="0in" svg:width="3.25in" svg:height="0.5in" presentation:class="date-time" presentation:placeholder="false">
          <draw:text-box>
            <text:p text:style-name="a502" text:class-names="" text:cond-style-name=""><text:span text:style-name="a499" text:class-names=""><text:date text:fixed="false" style:data-style-name="a500">7/26/2016</text:date></text:span><text:span text:style-name="a501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504" draw:name="Slide Image Placeholder 3">
          <svg:title/>
          <svg:desc/>
        </draw:page-thumbnail>
        <draw:frame draw:id="id7" presentation:style-name="a519" draw:name="Notes Placeholder 4" svg:x="0.75in" svg:y="4.75in" svg:width="6in" svg:height="4.5in" presentation:class="notes" presentation:placeholder="false">
          <draw:text-box>
            <text:p text:style-name="a506" text:class-names="" text:cond-style-name=""><text:span text:style-name="a505" text:class-names="">Click to edit Master text style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cond le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list text:style-name="a518">
                          <text:list-item>
                            <text:list text:style-name="a518">
                              <text:list-item>
                                <text:p text:style-name="a517" text:class-names="" text:cond-style-name=""><text:span text:style-name="a5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22" draw:name="Footer Placeholder 5" svg:x="0in" svg:y="9.49826in" svg:width="3.25in" svg:height="0.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9" presentation:style-name="a526" draw:name="Slide Number Placeholder 6" svg:x="4.24826in" svg:y="9.49826in" svg:width="3.25in" svg:height="0.5in" presentation:class="page-number" presentation:placeholder="false">
          <draw:text-box>
            <text:p text:style-name="a525" text:class-names="" text:cond-style-name=""><text:span text:style-name="a523" text:class-names=""><text:page-number style:num-format="1" text:fixed="false">‹#›</text:page-number></text:span><text:span text:style-name="a524" text:class-names=""/></text:p>
          </draw:text-box>
          <svg:title/>
          <svg:desc/>
        </draw:frame>
      </presentation:notes>
    </style:master-page>
    <style:master-page style:name="Master1-Layout9-twoTxTwoObj-Title-and-Comparison" style:page-layout-name="pageLayout1" draw:style-name="a528">
      <draw:frame draw:id="id58" presentation:style-name="a532" draw:name="Title 1" svg:x="0.5in" svg:y="0.48in" svg:width="9in" svg:height="0.87in" presentation:class="title" presentation:placeholder="false">
        <draw:text-box>
          <text:p text:style-name="a531" text:class-names="" text:cond-style-name=""><text:span text:style-name="a529" text:class-names="">Click to edit Master title style</text:span><text:span text:style-name="a530" text:class-names=""/></text:p>
        </draw:text-box>
        <svg:title/>
        <svg:desc/>
      </draw:frame>
      <draw:frame draw:id="id59" presentation:style-name="a536" draw:name="Text Placeholder 2" svg:x="0.5in" svg:y="1.82704in" svg:width="4.3in" svg:height="0.67262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Click to edit Master text styles</text:span></text:p>
            </text:list-item>
          </text:list>
        </draw:text-box>
        <svg:title/>
        <svg:desc/>
      </draw:frame>
      <draw:frame draw:id="id60" presentation:style-name="a553" draw:name="Content Placeholder 3" svg:x="0.5in" svg:y="2.65784in" svg:width="4.3in" svg:height="1.4204in" presentation:class="object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Second level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hird level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Fifth level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57" draw:name="Text Placeholder 4" svg:x="5.2in" svg:y="1.82704in" svg:width="4.3in" svg:height="0.67262in" presentation:class="outline" presentation:placeholder="false">
        <draw:text-box>
          <text:list text:style-name="a556">
            <text:list-item>
              <text:p text:style-name="a555" text:class-names="" text:cond-style-name=""><text:span text:style-name="a554" text:class-names="">Click to edit Master text styles</text:span></text:p>
            </text:list-item>
          </text:list>
        </draw:text-box>
        <svg:title/>
        <svg:desc/>
      </draw:frame>
      <draw:frame draw:id="id62" presentation:style-name="a574" draw:name="Content Placeholder 5" svg:x="5.2in" svg:y="2.65784in" svg:width="4.3in" svg:height="1.4204in" presentation:class="object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Second level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hird level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0" text:class-names="">Fifth level</text:span><text:span text:style-name="a5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draw:style-name="a575" draw:name="Picture 9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draw:frame draw:id="id64" draw:style-name="a576" draw:name="Picture 12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presentation:notes style:page-layout-name="pageLayout2" draw:style-name="a608">
        <draw:frame draw:id="id4" presentation:style-name="a579" draw:name="Header Placeholder 1" svg:x="0in" svg:y="0in" svg:width="3.25in" svg:height="0.5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5" presentation:style-name="a584" draw:name="Date Placeholder 2" svg:x="4.24826in" svg:y="0in" svg:width="3.25in" svg:height="0.5in" presentation:class="date-time" presentation:placeholder="false">
          <draw:text-box>
            <text:p text:style-name="a583" text:class-names="" text:cond-style-name=""><text:span text:style-name="a580" text:class-names=""><text:date text:fixed="false" style:data-style-name="a581">7/26/2016</text:date></text:span><text:span text:style-name="a582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585" draw:name="Slide Image Placeholder 3">
          <svg:title/>
          <svg:desc/>
        </draw:page-thumbnail>
        <draw:frame draw:id="id7" presentation:style-name="a600" draw:name="Notes Placeholder 4" svg:x="0.75in" svg:y="4.75in" svg:width="6in" svg:height="4.5in" presentation:class="notes" presentation:placeholder="false">
          <draw:text-box>
            <text:p text:style-name="a587" text:class-names="" text:cond-style-name=""><text:span text:style-name="a586" text:class-names="">Click to edit Master text styles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Second level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list text:style-name="a599">
                              <text:list-item>
                                <text:p text:style-name="a598" text:class-names="" text:cond-style-name=""><text:span text:style-name="a5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603" draw:name="Footer Placeholder 5" svg:x="0in" svg:y="9.49826in" svg:width="3.25in" svg:height="0.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9" presentation:style-name="a607" draw:name="Slide Number Placeholder 6" svg:x="4.24826in" svg:y="9.49826in" svg:width="3.25in" svg:height="0.5in" presentation:class="page-number" presentation:placeholder="false">
          <draw:text-box>
            <text:p text:style-name="a606" text:class-names="" text:cond-style-name=""><text:span text:style-name="a604" text:class-names=""><text:page-number style:num-format="1" text:fixed="false">‹#›</text:page-number></text:span><text:span text:style-name="a605" text:class-names=""/></text:p>
          </draw:text-box>
          <svg:title/>
          <svg:desc/>
        </draw:frame>
      </presentation:notes>
    </style:master-page>
    <style:master-page style:name="Master1-Layout10-cust-Title,-Subtitle-and-Comparison" style:page-layout-name="pageLayout1" draw:style-name="a609">
      <draw:frame draw:id="id65" presentation:style-name="a612" draw:name="Title 1" svg:x="0.5in" svg:y="0.62in" svg:width="9in" svg:height="0.41653in" presentation:class="title" presentation:placeholder="false">
        <draw:text-box>
          <text:p text:style-name="a611" text:class-names="" text:cond-style-name=""><text:span text:style-name="a610" text:class-names="">Click to edit Master title style</text:span></text:p>
        </draw:text-box>
        <svg:title/>
        <svg:desc/>
      </draw:frame>
      <draw:frame draw:id="id66" presentation:style-name="a616" draw:name="Text Placeholder 3" svg:x="0.5in" svg:y="1.07in" svg:width="9in" svg:height="0.27769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Click to edit Master text styles</text:span></text:p>
            </text:list-item>
          </text:list>
        </draw:text-box>
        <svg:title/>
        <svg:desc/>
      </draw:frame>
      <draw:frame draw:id="id67" draw:style-name="a617" draw:name="Picture 9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draw:frame draw:id="id68" presentation:style-name="a621" draw:name="Text Placeholder 2" svg:x="0.5in" svg:y="1.82704in" svg:width="4.3in" svg:height="0.67262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Click to edit Master text styles</text:span></text:p>
            </text:list-item>
          </text:list>
        </draw:text-box>
        <svg:title/>
        <svg:desc/>
      </draw:frame>
      <draw:frame draw:id="id69" presentation:style-name="a638" draw:name="Content Placeholder 3" svg:x="0.5in" svg:y="2.65784in" svg:width="4.3in" svg:height="1.4204in" presentation:class="object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7">
            <text:list-item>
              <text:list text:style-name="a637">
                <text:list-item>
                  <text:list text:style-name="a637">
                    <text:list-item>
                      <text:list text:style-name="a637">
                        <text:list-item>
                          <text:list text:style-name="a637">
                            <text:list-item>
                              <text:p text:style-name="a636" text:class-names="" text:cond-style-name=""><text:span text:style-name="a634" text:class-names="">Fifth level</text:span><text:span text:style-name="a6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642" draw:name="Text Placeholder 4" svg:x="5.2in" svg:y="1.82704in" svg:width="4.3in" svg:height="0.67262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</draw:text-box>
        <svg:title/>
        <svg:desc/>
      </draw:frame>
      <draw:frame draw:id="id71" presentation:style-name="a659" draw:name="Content Placeholder 5" svg:x="5.2in" svg:y="2.65784in" svg:width="4.3in" svg:height="1.4204in" presentation:class="object" presentation:placeholder="false">
        <draw:text-box>
          <text:list text:style-name="a645">
            <text:list-item>
              <text:p text:style-name="a644" text:class-names="" text:cond-style-name=""><text:span text:style-name="a643" text:class-names="">Click to edit Master text styles</text:span></text:p>
            </text:list-item>
          </text:list>
          <text:list text:style-name="a648">
            <text:list-item>
              <text:list text:style-name="a648">
                <text:list-item>
                  <text:p text:style-name="a647" text:class-names="" text:cond-style-name=""><text:span text:style-name="a646" text:class-names="">Second level</text:span></text:p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p text:style-name="a650" text:class-names="" text:cond-style-name=""><text:span text:style-name="a649" text:class-names="">Third level</text:span></text:p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p text:style-name="a653" text:class-names="" text:cond-style-name=""><text:span text:style-name="a6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list text:style-name="a658">
                            <text:list-item>
                              <text:p text:style-name="a657" text:class-names="" text:cond-style-name=""><text:span text:style-name="a655" text:class-names="">Fifth level</text:span><text:span text:style-name="a6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draw:style-name="a660" draw:name="Picture 18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presentation:notes style:page-layout-name="pageLayout2" draw:style-name="a692">
        <draw:frame draw:id="id4" presentation:style-name="a663" draw:name="Header Placeholder 1" svg:x="0in" svg:y="0in" svg:width="3.25in" svg:height="0.5in" presentation:class="head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5" presentation:style-name="a668" draw:name="Date Placeholder 2" svg:x="4.24826in" svg:y="0in" svg:width="3.25in" svg:height="0.5in" presentation:class="date-time" presentation:placeholder="false">
          <draw:text-box>
            <text:p text:style-name="a667" text:class-names="" text:cond-style-name=""><text:span text:style-name="a664" text:class-names=""><text:date text:fixed="false" style:data-style-name="a665">7/26/2016</text:date></text:span><text:span text:style-name="a666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669" draw:name="Slide Image Placeholder 3">
          <svg:title/>
          <svg:desc/>
        </draw:page-thumbnail>
        <draw:frame draw:id="id7" presentation:style-name="a684" draw:name="Notes Placeholder 4" svg:x="0.75in" svg:y="4.75in" svg:width="6in" svg:height="4.5in" presentation:class="notes" presentation:placeholder="false">
          <draw:text-box>
            <text:p text:style-name="a671" text:class-names="" text:cond-style-name=""><text:span text:style-name="a670" text:class-names="">Click to edit Master text styles</text:span></text:p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Second level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p text:style-name="a676" text:class-names="" text:cond-style-name=""><text:span text:style-name="a6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p text:style-name="a679" text:class-names="" text:cond-style-name=""><text:span text:style-name="a6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list text:style-name="a683">
                              <text:list-item>
                                <text:p text:style-name="a682" text:class-names="" text:cond-style-name=""><text:span text:style-name="a6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687" draw:name="Footer Placeholder 5" svg:x="0in" svg:y="9.49826in" svg:width="3.25in" svg:height="0.5in" presentation:class="foot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9" presentation:style-name="a691" draw:name="Slide Number Placeholder 6" svg:x="4.24826in" svg:y="9.49826in" svg:width="3.25in" svg:height="0.5in" presentation:class="page-number" presentation:placeholder="false">
          <draw:text-box>
            <text:p text:style-name="a690" text:class-names="" text:cond-style-name=""><text:span text:style-name="a688" text:class-names=""><text:page-number style:num-format="1" text:fixed="false">‹#›</text:page-number></text:span><text:span text:style-name="a689" text:class-names=""/></text:p>
          </draw:text-box>
          <svg:title/>
          <svg:desc/>
        </draw:frame>
      </presentation:notes>
    </style:master-page>
    <style:master-page style:name="Master1-Layout11-cust-Title-and-Two-Unequal-Columns" style:page-layout-name="pageLayout1" draw:style-name="a693">
      <draw:frame draw:id="id73" presentation:style-name="a696" draw:name="Title 1" svg:x="0.5in" svg:y="0.48in" svg:width="9in" svg:height="0.87in" presentation:class="title" presentation:placeholder="false">
        <draw:text-box>
          <text:p text:style-name="a695" text:class-names="" text:cond-style-name=""><text:span text:style-name="a694" text:class-names="">Click to edit Master title style</text:span></text:p>
        </draw:text-box>
        <svg:title/>
        <svg:desc/>
      </draw:frame>
      <draw:frame draw:id="id74" presentation:style-name="a700" draw:name="Text Placeholder 2" svg:x="0.5in" svg:y="1.82704in" svg:width="3in" svg:height="0.73376in" presentation:class="outline" presentation:placeholder="false">
        <draw:text-box>
          <text:list text:style-name="a699">
            <text:list-item>
              <text:p text:style-name="a698" text:class-names="" text:cond-style-name=""><text:span text:style-name="a697" text:class-names="">Click to edit Master text styles</text:span></text:p>
            </text:list-item>
          </text:list>
        </draw:text-box>
        <svg:title/>
        <svg:desc/>
      </draw:frame>
      <draw:frame draw:id="id75" presentation:style-name="a713" draw:name="Content Placeholder 3" svg:x="0.5in" svg:y="2.65784in" svg:width="3in" svg:height="1.03557in" presentation:class="object" presentation:placeholder="false">
        <draw:text-box>
          <text:list text:style-name="a703">
            <text:list-item>
              <text:p text:style-name="a702" text:class-names="" text:cond-style-name=""><text:span text:style-name="a701" text:class-names="">Click to edit Master text styles</text:span></text:p>
            </text:list-item>
          </text:list>
          <text:list text:style-name="a706">
            <text:list-item>
              <text:list text:style-name="a706">
                <text:list-item>
                  <text:p text:style-name="a705" text:class-names="" text:cond-style-name=""><text:span text:style-name="a704" text:class-names="">Second level</text:span></text:p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p text:style-name="a708" text:class-names="" text:cond-style-name=""><text:span text:style-name="a707" text:class-names="">Third level</text:span></text:p>
                    </text:list-item>
                  </text:list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list text:style-name="a712">
                        <text:list-item>
                          <text:p text:style-name="a711" text:class-names="" text:cond-style-name=""><text:span text:style-name="a7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730" draw:name="Content Placeholder 5" svg:x="3.9in" svg:y="1.82704in" svg:width="5.6in" svg:height="1.4204in" presentation:class="object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draw:style-name="a731" draw:name="Picture 9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draw:frame draw:id="id78" draw:style-name="a732" draw:name="Picture 12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presentation:notes style:page-layout-name="pageLayout2" draw:style-name="a764">
        <draw:frame draw:id="id4" presentation:style-name="a735" draw:name="Header Placeholder 1" svg:x="0in" svg:y="0in" svg:width="3.25in" svg:height="0.5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5" presentation:style-name="a740" draw:name="Date Placeholder 2" svg:x="4.24826in" svg:y="0in" svg:width="3.25in" svg:height="0.5in" presentation:class="date-time" presentation:placeholder="false">
          <draw:text-box>
            <text:p text:style-name="a739" text:class-names="" text:cond-style-name=""><text:span text:style-name="a736" text:class-names=""><text:date text:fixed="false" style:data-style-name="a737">7/26/2016</text:date></text:span><text:span text:style-name="a738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741" draw:name="Slide Image Placeholder 3">
          <svg:title/>
          <svg:desc/>
        </draw:page-thumbnail>
        <draw:frame draw:id="id7" presentation:style-name="a756" draw:name="Notes Placeholder 4" svg:x="0.75in" svg:y="4.75in" svg:width="6in" svg:height="4.5in" presentation:class="notes" presentation:placeholder="false">
          <draw:text-box>
            <text:p text:style-name="a743" text:class-names="" text:cond-style-name=""><text:span text:style-name="a742" text:class-names="">Click to edit Master text styles</text:span></text:p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>Second level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list text:style-name="a749">
                      <text:list-item>
                        <text:p text:style-name="a748" text:class-names="" text:cond-style-name=""><text:span text:style-name="a7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list text:style-name="a752">
                          <text:list-item>
                            <text:p text:style-name="a751" text:class-names="" text:cond-style-name=""><text:span text:style-name="a7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list text:style-name="a755">
                              <text:list-item>
                                <text:p text:style-name="a754" text:class-names="" text:cond-style-name=""><text:span text:style-name="a7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759" draw:name="Footer Placeholder 5" svg:x="0in" svg:y="9.49826in" svg:width="3.25in" svg:height="0.5in" presentation:class="footer" presentation:placeholder="false">
          <draw:text-box>
            <text:p text:style-name="a758" text:class-names="" text:cond-style-name=""><text:span text:style-name="a757" text:class-names=""/></text:p>
          </draw:text-box>
          <svg:title/>
          <svg:desc/>
        </draw:frame>
        <draw:frame draw:id="id9" presentation:style-name="a763" draw:name="Slide Number Placeholder 6" svg:x="4.24826in" svg:y="9.49826in" svg:width="3.25in" svg:height="0.5in" presentation:class="page-number" presentation:placeholder="false">
          <draw:text-box>
            <text:p text:style-name="a762" text:class-names="" text:cond-style-name=""><text:span text:style-name="a760" text:class-names=""><text:page-number style:num-format="1" text:fixed="false">‹#›</text:page-number></text:span><text:span text:style-name="a761" text:class-names=""/></text:p>
          </draw:text-box>
          <svg:title/>
          <svg:desc/>
        </draw:frame>
      </presentation:notes>
    </style:master-page>
    <style:master-page style:name="Master1-Layout12-cust-Title,-Subtitle-and-Two-Unequal-Columns" style:page-layout-name="pageLayout1" draw:style-name="a765">
      <draw:frame draw:id="id79" presentation:style-name="a768" draw:name="Title 1" svg:x="0.5in" svg:y="0.62in" svg:width="9in" svg:height="0.41653in" presentation:class="title" presentation:placeholder="false">
        <draw:text-box>
          <text:p text:style-name="a767" text:class-names="" text:cond-style-name=""><text:span text:style-name="a766" text:class-names="">Click to edit Master title style</text:span></text:p>
        </draw:text-box>
        <svg:title/>
        <svg:desc/>
      </draw:frame>
      <draw:frame draw:id="id80" presentation:style-name="a772" draw:name="Text Placeholder 3" svg:x="0.5in" svg:y="1.07in" svg:width="9in" svg:height="0.27769in" presentation:class="outline" presentation:placeholder="false">
        <draw:text-box>
          <text:list text:style-name="a771">
            <text:list-item>
              <text:p text:style-name="a770" text:class-names="" text:cond-style-name=""><text:span text:style-name="a769" text:class-names="">Click to edit Master text styles</text:span></text:p>
            </text:list-item>
          </text:list>
        </draw:text-box>
        <svg:title/>
        <svg:desc/>
      </draw:frame>
      <draw:frame draw:id="id81" draw:style-name="a773" draw:name="Picture 9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draw:frame draw:id="id82" presentation:style-name="a777" draw:name="Text Placeholder 2" svg:x="0.5in" svg:y="1.82704in" svg:width="3in" svg:height="0.73376in" presentation:class="outline" presentation:placeholder="false">
        <draw:text-box>
          <text:list text:style-name="a776">
            <text:list-item>
              <text:p text:style-name="a775" text:class-names="" text:cond-style-name=""><text:span text:style-name="a774" text:class-names="">Click to edit Master text styles</text:span></text:p>
            </text:list-item>
          </text:list>
        </draw:text-box>
        <svg:title/>
        <svg:desc/>
      </draw:frame>
      <draw:frame draw:id="id83" presentation:style-name="a790" draw:name="Content Placeholder 3" svg:x="0.5in" svg:y="2.65784in" svg:width="3in" svg:height="1.03557in" presentation:class="object" presentation:placeholder="false">
        <draw:text-box>
          <text:list text:style-name="a780">
            <text:list-item>
              <text:p text:style-name="a779" text:class-names="" text:cond-style-name=""><text:span text:style-name="a778" text:class-names="">Click to edit Master text styles</text:span></text:p>
            </text:list-item>
          </text:list>
          <text:list text:style-name="a783">
            <text:list-item>
              <text:list text:style-name="a783">
                <text:list-item>
                  <text:p text:style-name="a782" text:class-names="" text:cond-style-name=""><text:span text:style-name="a781" text:class-names="">Second level</text:span></text:p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p text:style-name="a785" text:class-names="" text:cond-style-name=""><text:span text:style-name="a784" text:class-names="">Third level</text:span></text:p>
                    </text:list-item>
                  </text:list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list text:style-name="a789">
                        <text:list-item>
                          <text:p text:style-name="a788" text:class-names="" text:cond-style-name=""><text:span text:style-name="a7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807" draw:name="Content Placeholder 5" svg:x="3.9in" svg:y="1.82704in" svg:width="5.6in" svg:height="1.4204in" presentation:class="object" presentation:placeholder="false">
        <draw:text-box>
          <text:list text:style-name="a793">
            <text:list-item>
              <text:p text:style-name="a792" text:class-names="" text:cond-style-name=""><text:span text:style-name="a791" text:class-names="">Click to edit Master text styles</text:span></text:p>
            </text:list-item>
          </text:list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draw:style-name="a808" draw:name="Picture 13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presentation:notes style:page-layout-name="pageLayout2" draw:style-name="a840">
        <draw:frame draw:id="id4" presentation:style-name="a811" draw:name="Header Placeholder 1" svg:x="0in" svg:y="0in" svg:width="3.25in" svg:height="0.5in" presentation:class="head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5" presentation:style-name="a816" draw:name="Date Placeholder 2" svg:x="4.24826in" svg:y="0in" svg:width="3.25in" svg:height="0.5in" presentation:class="date-time" presentation:placeholder="false">
          <draw:text-box>
            <text:p text:style-name="a815" text:class-names="" text:cond-style-name=""><text:span text:style-name="a812" text:class-names=""><text:date text:fixed="false" style:data-style-name="a813">7/26/2016</text:date></text:span><text:span text:style-name="a814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817" draw:name="Slide Image Placeholder 3">
          <svg:title/>
          <svg:desc/>
        </draw:page-thumbnail>
        <draw:frame draw:id="id7" presentation:style-name="a832" draw:name="Notes Placeholder 4" svg:x="0.75in" svg:y="4.75in" svg:width="6in" svg:height="4.5in" presentation:class="notes" presentation:placeholder="false">
          <draw:text-box>
            <text:p text:style-name="a819" text:class-names="" text:cond-style-name=""><text:span text:style-name="a818" text:class-names="">Click to edit Master text styles</text:span></text:p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Second level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p text:style-name="a824" text:class-names="" text:cond-style-name=""><text:span text:style-name="a8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list text:style-name="a828">
                          <text:list-item>
                            <text:p text:style-name="a827" text:class-names="" text:cond-style-name=""><text:span text:style-name="a8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list text:style-name="a831">
                          <text:list-item>
                            <text:list text:style-name="a831">
                              <text:list-item>
                                <text:p text:style-name="a830" text:class-names="" text:cond-style-name=""><text:span text:style-name="a8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35" draw:name="Footer Placeholder 5" svg:x="0in" svg:y="9.49826in" svg:width="3.25in" svg:height="0.5in" presentation:class="foot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9" presentation:style-name="a839" draw:name="Slide Number Placeholder 6" svg:x="4.24826in" svg:y="9.49826in" svg:width="3.25in" svg:height="0.5in" presentation:class="page-number" presentation:placeholder="false">
          <draw:text-box>
            <text:p text:style-name="a838" text:class-names="" text:cond-style-name=""><text:span text:style-name="a836" text:class-names=""><text:page-number style:num-format="1" text:fixed="false">‹#›</text:page-number></text:span><text:span text:style-name="a837" text:class-names=""/></text:p>
          </draw:text-box>
          <svg:title/>
          <svg:desc/>
        </draw:frame>
      </presentation:notes>
    </style:master-page>
    <style:master-page style:name="Master1-Layout13-titleOnly-Title-Only" style:page-layout-name="pageLayout1" draw:style-name="a841">
      <draw:frame draw:id="id86" presentation:style-name="a845" draw:name="Title 1" svg:x="0.5in" svg:y="0.48in" svg:width="9in" svg:height="0.87in" presentation:class="title" presentation:placeholder="false">
        <draw:text-box>
          <text:p text:style-name="a844" text:class-names="" text:cond-style-name=""><text:span text:style-name="a842" text:class-names="">Click to edit Master title style</text:span><text:span text:style-name="a843" text:class-names=""/></text:p>
        </draw:text-box>
        <svg:title/>
        <svg:desc/>
      </draw:frame>
      <draw:frame draw:id="id87" draw:style-name="a846" draw:name="Picture 5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draw:frame draw:id="id88" draw:style-name="a847" draw:name="Picture 8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presentation:notes style:page-layout-name="pageLayout2" draw:style-name="a879">
        <draw:frame draw:id="id4" presentation:style-name="a850" draw:name="Header Placeholder 1" svg:x="0in" svg:y="0in" svg:width="3.25in" svg:height="0.5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5" presentation:style-name="a855" draw:name="Date Placeholder 2" svg:x="4.24826in" svg:y="0in" svg:width="3.25in" svg:height="0.5in" presentation:class="date-time" presentation:placeholder="false">
          <draw:text-box>
            <text:p text:style-name="a854" text:class-names="" text:cond-style-name=""><text:span text:style-name="a851" text:class-names=""><text:date text:fixed="false" style:data-style-name="a852">7/26/2016</text:date></text:span><text:span text:style-name="a853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856" draw:name="Slide Image Placeholder 3">
          <svg:title/>
          <svg:desc/>
        </draw:page-thumbnail>
        <draw:frame draw:id="id7" presentation:style-name="a871" draw:name="Notes Placeholder 4" svg:x="0.75in" svg:y="4.75in" svg:width="6in" svg:height="4.5in" presentation:class="notes" presentation:placeholder="false">
          <draw:text-box>
            <text:p text:style-name="a858" text:class-names="" text:cond-style-name=""><text:span text:style-name="a857" text:class-names="">Click to edit Master text styles</text:span></text:p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Second level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p text:style-name="a863" text:class-names="" text:cond-style-name=""><text:span text:style-name="a8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list text:style-name="a867">
                          <text:list-item>
                            <text:p text:style-name="a866" text:class-names="" text:cond-style-name=""><text:span text:style-name="a8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list text:style-name="a870">
                      <text:list-item>
                        <text:list text:style-name="a870">
                          <text:list-item>
                            <text:list text:style-name="a870">
                              <text:list-item>
                                <text:p text:style-name="a869" text:class-names="" text:cond-style-name=""><text:span text:style-name="a8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74" draw:name="Footer Placeholder 5" svg:x="0in" svg:y="9.49826in" svg:width="3.25in" svg:height="0.5in" presentation:class="footer" presentation:placeholder="false">
          <draw:text-box>
            <text:p text:style-name="a873" text:class-names="" text:cond-style-name=""><text:span text:style-name="a872" text:class-names=""/></text:p>
          </draw:text-box>
          <svg:title/>
          <svg:desc/>
        </draw:frame>
        <draw:frame draw:id="id9" presentation:style-name="a878" draw:name="Slide Number Placeholder 6" svg:x="4.24826in" svg:y="9.49826in" svg:width="3.25in" svg:height="0.5in" presentation:class="page-number" presentation:placeholder="false">
          <draw:text-box>
            <text:p text:style-name="a877" text:class-names="" text:cond-style-name=""><text:span text:style-name="a875" text:class-names=""><text:page-number style:num-format="1" text:fixed="false">‹#›</text:page-number></text:span><text:span text:style-name="a876" text:class-names=""/></text:p>
          </draw:text-box>
          <svg:title/>
          <svg:desc/>
        </draw:frame>
      </presentation:notes>
    </style:master-page>
    <style:master-page style:name="Master1-Layout14-cust-Title-and-Subtitle-Only" style:page-layout-name="pageLayout1" draw:style-name="a880">
      <draw:frame draw:id="id89" presentation:style-name="a883" draw:name="Title 1" svg:x="0.5in" svg:y="0.62in" svg:width="9in" svg:height="0.41653in" presentation:class="title" presentation:placeholder="false">
        <draw:text-box>
          <text:p text:style-name="a882" text:class-names="" text:cond-style-name=""><text:span text:style-name="a881" text:class-names="">Click to edit Master title style</text:span></text:p>
        </draw:text-box>
        <svg:title/>
        <svg:desc/>
      </draw:frame>
      <draw:frame draw:id="id90" presentation:style-name="a887" draw:name="Text Placeholder 3" svg:x="0.5in" svg:y="1.07in" svg:width="9in" svg:height="0.27769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Click to edit Master text styles</text:span></text:p>
            </text:list-item>
          </text:list>
        </draw:text-box>
        <svg:title/>
        <svg:desc/>
      </draw:frame>
      <draw:frame draw:id="id91" draw:style-name="a888" draw:name="Picture 9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draw:frame draw:id="id92" draw:style-name="a889" draw:name="Picture 12" svg:x="0.37364in" svg:y="1.39372in" svg:width="9.25272in" svg:height="0.11333in" style:rel-width="scale" style:rel-height="scale">
        <draw:image xlink:href="media/image15.png" xlink:type="simple" xlink:show="embed" xlink:actuate="onLoad"/>
        <svg:title/>
        <svg:desc>shadow-divider.png</svg:desc>
      </draw:frame>
      <presentation:notes style:page-layout-name="pageLayout2" draw:style-name="a921">
        <draw:frame draw:id="id4" presentation:style-name="a892" draw:name="Header Placeholder 1" svg:x="0in" svg:y="0in" svg:width="3.25in" svg:height="0.5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5" presentation:style-name="a897" draw:name="Date Placeholder 2" svg:x="4.24826in" svg:y="0in" svg:width="3.25in" svg:height="0.5in" presentation:class="date-time" presentation:placeholder="false">
          <draw:text-box>
            <text:p text:style-name="a896" text:class-names="" text:cond-style-name=""><text:span text:style-name="a893" text:class-names=""><text:date text:fixed="false" style:data-style-name="a894">7/26/2016</text:date></text:span><text:span text:style-name="a895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898" draw:name="Slide Image Placeholder 3">
          <svg:title/>
          <svg:desc/>
        </draw:page-thumbnail>
        <draw:frame draw:id="id7" presentation:style-name="a913" draw:name="Notes Placeholder 4" svg:x="0.75in" svg:y="4.75in" svg:width="6in" svg:height="4.5in" presentation:class="notes" presentation:placeholder="false">
          <draw:text-box>
            <text:p text:style-name="a900" text:class-names="" text:cond-style-name=""><text:span text:style-name="a899" text:class-names="">Click to edit Master text styles</text:span></text:p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1" text:class-names="">Second level</text:span></text:p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p text:style-name="a905" text:class-names="" text:cond-style-name=""><text:span text:style-name="a9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list text:style-name="a909">
                          <text:list-item>
                            <text:p text:style-name="a908" text:class-names="" text:cond-style-name=""><text:span text:style-name="a9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list text:style-name="a912">
                      <text:list-item>
                        <text:list text:style-name="a912">
                          <text:list-item>
                            <text:list text:style-name="a912">
                              <text:list-item>
                                <text:p text:style-name="a911" text:class-names="" text:cond-style-name=""><text:span text:style-name="a9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916" draw:name="Footer Placeholder 5" svg:x="0in" svg:y="9.49826in" svg:width="3.25in" svg:height="0.5in" presentation:class="foot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9" presentation:style-name="a920" draw:name="Slide Number Placeholder 6" svg:x="4.24826in" svg:y="9.49826in" svg:width="3.25in" svg:height="0.5in" presentation:class="page-number" presentation:placeholder="false">
          <draw:text-box>
            <text:p text:style-name="a919" text:class-names="" text:cond-style-name=""><text:span text:style-name="a917" text:class-names=""><text:page-number style:num-format="1" text:fixed="false">‹#›</text:page-number></text:span><text:span text:style-name="a918" text:class-names=""/></text:p>
          </draw:text-box>
          <svg:title/>
          <svg:desc/>
        </draw:frame>
      </presentation:notes>
    </style:master-page>
    <style:master-page style:name="Master1-Layout15-blank-Just-Footer-Elements" style:page-layout-name="pageLayout1" draw:style-name="a922">
      <presentation:notes style:page-layout-name="pageLayout2" draw:style-name="a954">
        <draw:frame draw:id="id4" presentation:style-name="a925" draw:name="Header Placeholder 1" svg:x="0in" svg:y="0in" svg:width="3.25in" svg:height="0.5in" presentation:class="header" presentation:placeholder="false">
          <draw:text-box>
            <text:p text:style-name="a924" text:class-names="" text:cond-style-name=""><text:span text:style-name="a923" text:class-names=""/></text:p>
          </draw:text-box>
          <svg:title/>
          <svg:desc/>
        </draw:frame>
        <draw:frame draw:id="id5" presentation:style-name="a930" draw:name="Date Placeholder 2" svg:x="4.24826in" svg:y="0in" svg:width="3.25in" svg:height="0.5in" presentation:class="date-time" presentation:placeholder="false">
          <draw:text-box>
            <text:p text:style-name="a929" text:class-names="" text:cond-style-name=""><text:span text:style-name="a926" text:class-names=""><text:date text:fixed="false" style:data-style-name="a927">7/26/2016</text:date></text:span><text:span text:style-name="a928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931" draw:name="Slide Image Placeholder 3">
          <svg:title/>
          <svg:desc/>
        </draw:page-thumbnail>
        <draw:frame draw:id="id7" presentation:style-name="a946" draw:name="Notes Placeholder 4" svg:x="0.75in" svg:y="4.75in" svg:width="6in" svg:height="4.5in" presentation:class="notes" presentation:placeholder="false">
          <draw:text-box>
            <text:p text:style-name="a933" text:class-names="" text:cond-style-name=""><text:span text:style-name="a932" text:class-names="">Click to edit Master text styles</text:span></text:p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Second level</text:span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list text:style-name="a939">
                      <text:list-item>
                        <text:p text:style-name="a938" text:class-names="" text:cond-style-name=""><text:span text:style-name="a9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list text:style-name="a942">
                      <text:list-item>
                        <text:list text:style-name="a942">
                          <text:list-item>
                            <text:p text:style-name="a941" text:class-names="" text:cond-style-name=""><text:span text:style-name="a9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list text:style-name="a945">
                      <text:list-item>
                        <text:list text:style-name="a945">
                          <text:list-item>
                            <text:list text:style-name="a945">
                              <text:list-item>
                                <text:p text:style-name="a944" text:class-names="" text:cond-style-name=""><text:span text:style-name="a9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949" draw:name="Footer Placeholder 5" svg:x="0in" svg:y="9.49826in" svg:width="3.25in" svg:height="0.5in" presentation:class="foot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9" presentation:style-name="a953" draw:name="Slide Number Placeholder 6" svg:x="4.24826in" svg:y="9.49826in" svg:width="3.25in" svg:height="0.5in" presentation:class="page-number" presentation:placeholder="false">
          <draw:text-box>
            <text:p text:style-name="a952" text:class-names="" text:cond-style-name=""><text:span text:style-name="a950" text:class-names=""><text:page-number style:num-format="1" text:fixed="false">‹#›</text:page-number></text:span><text:span text:style-name="a951" text:class-names=""/></text:p>
          </draw:text-box>
          <svg:title/>
          <svg:desc/>
        </draw:frame>
      </presentation:notes>
    </style:master-page>
    <style:master-page style:name="Master1-Layout16-objTx-Small-Title,-Subtitle-and-Content" style:page-layout-name="pageLayout1" draw:style-name="a955">
      <draw:frame draw:id="id93" presentation:style-name="a959" draw:name="Title 1" svg:x="0.5in" svg:y="0.62in" svg:width="3in" svg:height="0.73376in" presentation:class="title" presentation:placeholder="false">
        <draw:text-box>
          <text:p text:style-name="a958" text:class-names="" text:cond-style-name=""><text:span text:style-name="a956" text:class-names="">Click to edit Master title style</text:span><text:span text:style-name="a957" text:class-names=""/></text:p>
        </draw:text-box>
        <svg:title/>
        <svg:desc/>
      </draw:frame>
      <draw:frame draw:id="id94" presentation:style-name="a976" draw:name="Content Placeholder 2" svg:x="3.9in" svg:y="0.62in" svg:width="5.6in" svg:height="1.4204in" presentation:class="object" presentation:placeholder="false">
        <draw:text-box>
          <text:list text:style-name="a962">
            <text:list-item>
              <text:p text:style-name="a961" text:class-names="" text:cond-style-name=""><text:span text:style-name="a960" text:class-names="">Click to edit Master text styles</text:span></text:p>
            </text:list-item>
          </text:list>
          <text:list text:style-name="a965">
            <text:list-item>
              <text:list text:style-name="a965">
                <text:list-item>
                  <text:p text:style-name="a964" text:class-names="" text:cond-style-name=""><text:span text:style-name="a963" text:class-names="">Second level</text:span></text:p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p text:style-name="a967" text:class-names="" text:cond-style-name=""><text:span text:style-name="a966" text:class-names="">Third level</text:span></text:p>
                    </text:list-item>
                  </text:list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list text:style-name="a971">
                        <text:list-item>
                          <text:p text:style-name="a970" text:class-names="" text:cond-style-name=""><text:span text:style-name="a9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5">
            <text:list-item>
              <text:list text:style-name="a975">
                <text:list-item>
                  <text:list text:style-name="a975">
                    <text:list-item>
                      <text:list text:style-name="a975">
                        <text:list-item>
                          <text:list text:style-name="a975">
                            <text:list-item>
                              <text:p text:style-name="a974" text:class-names="" text:cond-style-name=""><text:span text:style-name="a972" text:class-names="">Fifth level</text:span><text:span text:style-name="a9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980" draw:name="Text Placeholder 3" svg:x="0.5in" svg:y="1.57in" svg:width="3in" svg:height="0.21598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012">
        <draw:frame draw:id="id4" presentation:style-name="a983" draw:name="Header Placeholder 1" svg:x="0in" svg:y="0in" svg:width="3.25in" svg:height="0.5in" presentation:class="head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5" presentation:style-name="a988" draw:name="Date Placeholder 2" svg:x="4.24826in" svg:y="0in" svg:width="3.25in" svg:height="0.5in" presentation:class="date-time" presentation:placeholder="false">
          <draw:text-box>
            <text:p text:style-name="a987" text:class-names="" text:cond-style-name=""><text:span text:style-name="a984" text:class-names=""><text:date text:fixed="false" style:data-style-name="a985">7/26/2016</text:date></text:span><text:span text:style-name="a986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989" draw:name="Slide Image Placeholder 3">
          <svg:title/>
          <svg:desc/>
        </draw:page-thumbnail>
        <draw:frame draw:id="id7" presentation:style-name="a1004" draw:name="Notes Placeholder 4" svg:x="0.75in" svg:y="4.75in" svg:width="6in" svg:height="4.5in" presentation:class="notes" presentation:placeholder="false">
          <draw:text-box>
            <text:p text:style-name="a991" text:class-names="" text:cond-style-name=""><text:span text:style-name="a990" text:class-names="">Click to edit Master text styles</text:span></text:p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>Second level</text:span></text:p>
                  </text:list-item>
                </text:list>
              </text:list-item>
            </text:list>
            <text:list text:style-name="a997">
              <text:list-item>
                <text:list text:style-name="a997">
                  <text:list-item>
                    <text:list text:style-name="a997">
                      <text:list-item>
                        <text:p text:style-name="a996" text:class-names="" text:cond-style-name=""><text:span text:style-name="a9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0">
              <text:list-item>
                <text:list text:style-name="a1000">
                  <text:list-item>
                    <text:list text:style-name="a1000">
                      <text:list-item>
                        <text:list text:style-name="a1000">
                          <text:list-item>
                            <text:p text:style-name="a999" text:class-names="" text:cond-style-name=""><text:span text:style-name="a9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3">
              <text:list-item>
                <text:list text:style-name="a1003">
                  <text:list-item>
                    <text:list text:style-name="a1003">
                      <text:list-item>
                        <text:list text:style-name="a1003">
                          <text:list-item>
                            <text:list text:style-name="a1003">
                              <text:list-item>
                                <text:p text:style-name="a1002" text:class-names="" text:cond-style-name=""><text:span text:style-name="a10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007" draw:name="Footer Placeholder 5" svg:x="0in" svg:y="9.49826in" svg:width="3.25in" svg:height="0.5in" presentation:class="foot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9" presentation:style-name="a1011" draw:name="Slide Number Placeholder 6" svg:x="4.24826in" svg:y="9.49826in" svg:width="3.25in" svg:height="0.5in" presentation:class="page-number" presentation:placeholder="false">
          <draw:text-box>
            <text:p text:style-name="a1010" text:class-names="" text:cond-style-name=""><text:span text:style-name="a1008" text:class-names=""><text:page-number style:num-format="1" text:fixed="false">‹#›</text:page-number></text:span><text:span text:style-name="a1009" text:class-names=""/></text:p>
          </draw:text-box>
          <svg:title/>
          <svg:desc/>
        </draw:frame>
      </presentation:notes>
    </style:master-page>
    <style:master-page style:name="Master1-Layout17-picTx-Picture-with-Caption" style:page-layout-name="pageLayout1" draw:style-name="a1013">
      <draw:frame draw:id="id96" presentation:style-name="a1017" draw:name="Title 1" svg:x="1.5in" svg:y="5.76087in" svg:width="7in" svg:height="0.30854in" presentation:class="title" presentation:placeholder="false">
        <draw:text-box>
          <text:p text:style-name="a1016" text:class-names="" text:cond-style-name=""><text:span text:style-name="a1014" text:class-names="">Click to edit Master title style</text:span><text:span text:style-name="a1015" text:class-names=""/></text:p>
        </draw:text-box>
        <svg:title/>
        <svg:desc/>
      </draw:frame>
      <draw:frame draw:id="id97" presentation:style-name="a1021" draw:name="Picture Placeholder 2" svg:x="1.5in" svg:y="0.62in" svg:width="7in" svg:height="5in" presentation:class="graphic" presentation:placeholder="false">
        <draw:text-box>
          <text:p text:style-name="a1020" text:class-names="" text:cond-style-name=""><text:span text:style-name="a1018" text:class-names="">Click icon to add picture</text:span><text:span text:style-name="a1019" text:class-names=""/></text:p>
        </draw:text-box>
        <svg:title/>
        <svg:desc/>
      </draw:frame>
      <draw:frame draw:id="id98" presentation:style-name="a1025" draw:name="Text Placeholder 3" svg:x="1.5in" svg:y="6.14119in" svg:width="7in" svg:height="0.21598in" presentation:class="outline" presentation:placeholder="false">
        <draw:text-box>
          <text:list text:style-name="a1024">
            <text:list-item>
              <text:p text:style-name="a1023" text:class-names="" text:cond-style-name=""><text:span text:style-name="a102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057">
        <draw:frame draw:id="id4" presentation:style-name="a1028" draw:name="Header Placeholder 1" svg:x="0in" svg:y="0in" svg:width="3.25in" svg:height="0.5in" presentation:class="head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5" presentation:style-name="a1033" draw:name="Date Placeholder 2" svg:x="4.24826in" svg:y="0in" svg:width="3.25in" svg:height="0.5in" presentation:class="date-time" presentation:placeholder="false">
          <draw:text-box>
            <text:p text:style-name="a1032" text:class-names="" text:cond-style-name=""><text:span text:style-name="a1029" text:class-names=""><text:date text:fixed="false" style:data-style-name="a1030">7/26/2016</text:date></text:span><text:span text:style-name="a1031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1034" draw:name="Slide Image Placeholder 3">
          <svg:title/>
          <svg:desc/>
        </draw:page-thumbnail>
        <draw:frame draw:id="id7" presentation:style-name="a1049" draw:name="Notes Placeholder 4" svg:x="0.75in" svg:y="4.75in" svg:width="6in" svg:height="4.5in" presentation:class="notes" presentation:placeholder="false">
          <draw:text-box>
            <text:p text:style-name="a1036" text:class-names="" text:cond-style-name=""><text:span text:style-name="a1035" text:class-names="">Click to edit Master text styles</text:span></text:p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7" text:class-names="">Second level</text:span></text:p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list text:style-name="a1042">
                      <text:list-item>
                        <text:p text:style-name="a1041" text:class-names="" text:cond-style-name=""><text:span text:style-name="a10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list text:style-name="a1045">
                          <text:list-item>
                            <text:p text:style-name="a1044" text:class-names="" text:cond-style-name=""><text:span text:style-name="a10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list text:style-name="a1048">
                      <text:list-item>
                        <text:list text:style-name="a1048">
                          <text:list-item>
                            <text:list text:style-name="a1048">
                              <text:list-item>
                                <text:p text:style-name="a1047" text:class-names="" text:cond-style-name=""><text:span text:style-name="a10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052" draw:name="Footer Placeholder 5" svg:x="0in" svg:y="9.49826in" svg:width="3.25in" svg:height="0.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9" presentation:style-name="a1056" draw:name="Slide Number Placeholder 6" svg:x="4.24826in" svg:y="9.49826in" svg:width="3.25in" svg:height="0.5in" presentation:class="page-number" presentation:placeholder="false">
          <draw:text-box>
            <text:p text:style-name="a1055" text:class-names="" text:cond-style-name=""><text:span text:style-name="a1053" text:class-names=""><text:page-number style:num-format="1" text:fixed="false">‹#›</text:page-number></text:span><text:span text:style-name="a1054" text:class-names=""/></text:p>
          </draw:text-box>
          <svg:title/>
          <svg:desc/>
        </draw:frame>
      </presentation:notes>
    </style:master-page>
    <style:master-page style:name="Master1-Layout18-cust-Thank-You---Red" style:page-layout-name="pageLayout1" draw:style-name="a1058">
      <draw:frame draw:id="id99" draw:style-name="a1059" draw:name="Picture 18" svg:x="0in" svg:y="0in" svg:width="10in" svg:height="7.5in" style:rel-width="scale" style:rel-height="scale">
        <draw:image xlink:href="media/image16.jpeg" xlink:type="simple" xlink:show="embed" xlink:actuate="onLoad"/>
        <svg:title/>
        <svg:desc>7x10-dynamic_lines-3.jpg</svg:desc>
      </draw:frame>
      <draw:frame draw:id="id100" presentation:style-name="a1062" draw:name="Footer Placeholder 5" svg:x="1.5in" svg:y="6.92in" svg:width="7in" svg:height="0.08in" presentation:class="footer" presentation:placeholder="false">
        <draw:text-box>
          <text:p text:style-name="a1061" text:class-names="" text:cond-style-name=""><text:span text:style-name="a1060" text:class-names=""/></text:p>
        </draw:text-box>
        <svg:title/>
        <svg:desc/>
      </draw:frame>
      <draw:frame draw:id="id101" presentation:style-name="a1066" draw:name="Subtitle 2" svg:x="0.625in" svg:y="3.30652in" svg:width="8.75in" svg:height="0.27769in" presentation:class="subtitle" presentation:placeholder="false">
        <draw:text-box>
          <text:p text:style-name="a1065" text:class-names="" text:cond-style-name=""><text:span text:style-name="a1063" text:class-names="">Click Here to Customize This Message<text:s text:c="1"/></text:span><text:span text:style-name="a1064" text:class-names=""/></text:p>
        </draw:text-box>
        <svg:title/>
        <svg:desc/>
      </draw:frame>
      <draw:frame draw:id="id102" draw:style-name="a1077" draw:name="TextBox 8" svg:x="1.19444in" svg:y="6.25893in" svg:width="7.61111in" svg:height="0.322in">
        <draw:text-box>
          <text:p text:style-name="a1069" text:class-names="" text:cond-style-name=""><text:span text:style-name="a1067" text:class-names="">RACKSPACE® HOSTING</text:span><text:span text:style-name="a1068" text:class-names=""><text:s text:c="5"/>| <text:s text:c="4"/>5000 WALZEM ROAD <text:s text:c="4"/>| <text:s text:c="4"/>SAN ANTONIO, TX <text:s text:c="1"/>78218</text:span></text:p>
          <text:p text:style-name="a1076" text:class-names="" text:cond-style-name=""><text:span text:style-name="a1070" text:class-names="">US SALES:</text:span><text:span text:style-name="a1071" text:class-names=""><text:s text:c="1"/>1-800-961-2888 <text:s text:c="4"/>| <text:s text:c="4"/></text:span><text:span text:style-name="a1072" text:class-names="">US SUPPORT:</text:span><text:span text:style-name="a1073" text:class-names=""><text:s text:c="1"/>1-800-961-4454 <text:s text:c="4"/>| <text:s text:c="4"/>WWW.</text:span><text:span text:style-name="a1074" text:class-names="">RACKSPACE</text:span><text:span text:style-name="a1075" text:class-names="">.COM</text:span></text:p>
        </draw:text-box>
        <svg:title/>
        <svg:desc/>
      </draw:frame>
      <draw:frame draw:id="id103" draw:style-name="a1086" draw:name="TextBox 9" svg:x="0.625in" svg:y="7.02763in" svg:width="8.75in" svg:height="0.08415in">
        <draw:text-box>
          <text:p text:style-name="a1085" text:class-names="" text:cond-style-name=""><text:span text:style-name="a1078" text:class-names="">RACKSPACE</text:span><text:span text:style-name="a1079" text:class-names="">®</text:span><text:span text:style-name="a1080" text:class-names=""><text:s text:c="1"/>HOSTING</text:span><text:span text:style-name="a1081" text:class-names=""><text:s text:c="4"/>| <text:s text:c="3"/>© RACKSPACE US, INC. <text:s text:c="3"/>| <text:s text:c="3"/>RACKSPACE® AND FANATICAL SUPPORT® ARE SERVICE MARKS OF RACKSPACE US, INC. REGISTERED IN THE UNITED STATES AND<text:s text:c="1"/></text:span><text:span text:style-name="a1082" text:class-names="">OTHER COUNTRIES. <text:s text:c="3"/>| <text:s text:c="3"/></text:span><text:span text:style-name="a1083" text:class-names="">WWW.RACKSPACE.COM</text:span><text:span text:style-name="a1084" text:class-names=""/></text:p>
        </draw:text-box>
        <svg:title/>
        <svg:desc/>
      </draw:frame>
      <draw:frame draw:id="id104" draw:style-name="a1087" draw:name="Picture 16" svg:x="2.18019in" svg:y="2.56546in" svg:width="5.63962in" svg:height="0.69995in" style:rel-width="scale" style:rel-height="scale">
        <draw:image xlink:href="media/image17.png" xlink:type="simple" xlink:show="embed" xlink:actuate="onLoad"/>
        <svg:title/>
        <svg:desc>thankyou-white.png</svg:desc>
      </draw:frame>
      <draw:frame draw:id="id105" draw:style-name="a1088" draw:name="Picture 17" svg:x="3.58995in" svg:y="5.15013in" svg:width="2.82009in" svg:height="0.79336in" style:rel-width="scale" style:rel-height="scale">
        <draw:image xlink:href="media/image18.png" xlink:type="simple" xlink:show="embed" xlink:actuate="onLoad"/>
        <svg:title/>
        <svg:desc>logo-white-large-300.png</svg:desc>
      </draw:frame>
      <draw:frame draw:id="id106" draw:style-name="a1089" draw:name="Picture 10" svg:x="0in" svg:y="0in" svg:width="10in" svg:height="7.5in" style:rel-width="scale" style:rel-height="scale">
        <draw:image xlink:href="media/image16.jpeg" xlink:type="simple" xlink:show="embed" xlink:actuate="onLoad"/>
        <svg:title/>
        <svg:desc>7x10-dynamic_lines-3.jpg</svg:desc>
      </draw:frame>
      <draw:frame draw:id="id107" draw:style-name="a1100" draw:name="TextBox 11" svg:x="1.19444in" svg:y="6.25893in" svg:width="7.61111in" svg:height="0.322in">
        <draw:text-box>
          <text:p text:style-name="a1092" text:class-names="" text:cond-style-name=""><text:span text:style-name="a1090" text:class-names="">RACKSPACE® HOSTING</text:span><text:span text:style-name="a1091" text:class-names=""><text:s text:c="5"/>| <text:s text:c="4"/>5000 WALZEM ROAD <text:s text:c="4"/>| <text:s text:c="4"/>SAN ANTONIO, TX <text:s text:c="1"/>78218</text:span></text:p>
          <text:p text:style-name="a1099" text:class-names="" text:cond-style-name=""><text:span text:style-name="a1093" text:class-names="">US SALES:</text:span><text:span text:style-name="a1094" text:class-names=""><text:s text:c="1"/>1-800-961-2888 <text:s text:c="4"/>| <text:s text:c="4"/></text:span><text:span text:style-name="a1095" text:class-names="">US SUPPORT:</text:span><text:span text:style-name="a1096" text:class-names=""><text:s text:c="1"/>1-800-961-4454 <text:s text:c="4"/>| <text:s text:c="4"/>WWW.</text:span><text:span text:style-name="a1097" text:class-names="">RACKSPACE</text:span><text:span text:style-name="a1098" text:class-names="">.COM</text:span></text:p>
        </draw:text-box>
        <svg:title/>
        <svg:desc/>
      </draw:frame>
      <draw:frame draw:id="id108" draw:style-name="a1107" draw:name="TextBox 12" svg:x="0.625in" svg:y="7.02763in" svg:width="8.75in" svg:height="0.08415in">
        <draw:text-box>
          <text:p text:style-name="a1106" text:class-names="" text:cond-style-name=""><text:span text:style-name="a1101" text:class-names="">RACKSPACE</text:span><text:span text:style-name="a1102" text:class-names="">®</text:span><text:span text:style-name="a1103" text:class-names=""><text:s text:c="1"/>HOSTING</text:span><text:span text:style-name="a1104" text:class-names=""><text:s text:c="4"/>| <text:s text:c="3"/>© RACKSPACE US, INC. <text:s text:c="3"/>| <text:s text:c="3"/>RACKSPACE® AND FANATICAL SUPPORT® ARE SERVICE MARKS OF RACKSPACE US, INC. REGISTERED IN THE UNITED STATES AND OTHER COUNTRIES. <text:s text:c="3"/>| <text:s text:c="3"/></text:span><text:span text:style-name="a1105" text:class-names="">WWW.RACKSPACE.COM</text:span></text:p>
        </draw:text-box>
        <svg:title/>
        <svg:desc/>
      </draw:frame>
      <draw:frame draw:id="id109" draw:style-name="a1108" draw:name="Picture 13" svg:x="2.18019in" svg:y="2.56546in" svg:width="5.63962in" svg:height="0.69995in" style:rel-width="scale" style:rel-height="scale">
        <draw:image xlink:href="media/image17.png" xlink:type="simple" xlink:show="embed" xlink:actuate="onLoad"/>
        <svg:title/>
        <svg:desc>thankyou-white.png</svg:desc>
      </draw:frame>
      <draw:frame draw:id="id110" draw:style-name="a1109" draw:name="Picture 19" svg:x="3.14389in" svg:y="4.83853in" svg:width="3.48001in" svg:height="1.03847in" style:rel-width="scale" style:rel-height="scale">
        <draw:image xlink:href="media/image12.png" xlink:type="simple" xlink:show="embed" xlink:actuate="onLoad"/>
        <svg:title/>
        <svg:desc>Rackspace_Cloud_Company_Logo_rev.png</svg:desc>
      </draw:frame>
      <presentation:notes style:page-layout-name="pageLayout2" draw:style-name="a1141">
        <draw:frame draw:id="id4" presentation:style-name="a1112" draw:name="Header Placeholder 1" svg:x="0in" svg:y="0in" svg:width="3.25in" svg:height="0.5in" presentation:class="head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5" presentation:style-name="a1117" draw:name="Date Placeholder 2" svg:x="4.24826in" svg:y="0in" svg:width="3.25in" svg:height="0.5in" presentation:class="date-time" presentation:placeholder="false">
          <draw:text-box>
            <text:p text:style-name="a1116" text:class-names="" text:cond-style-name=""><text:span text:style-name="a1113" text:class-names=""><text:date text:fixed="false" style:data-style-name="a1114">7/26/2016</text:date></text:span><text:span text:style-name="a1115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1118" draw:name="Slide Image Placeholder 3">
          <svg:title/>
          <svg:desc/>
        </draw:page-thumbnail>
        <draw:frame draw:id="id7" presentation:style-name="a1133" draw:name="Notes Placeholder 4" svg:x="0.75in" svg:y="4.75in" svg:width="6in" svg:height="4.5in" presentation:class="notes" presentation:placeholder="false">
          <draw:text-box>
            <text:p text:style-name="a1120" text:class-names="" text:cond-style-name=""><text:span text:style-name="a1119" text:class-names="">Click to edit Master text styles</text:span></text:p>
            <text:list text:style-name="a1123">
              <text:list-item>
                <text:list text:style-name="a1123">
                  <text:list-item>
                    <text:p text:style-name="a1122" text:class-names="" text:cond-style-name=""><text:span text:style-name="a1121" text:class-names="">Second level</text:span></text:p>
                  </text:list-item>
                </text:list>
              </text:list-item>
            </text:list>
            <text:list text:style-name="a1126">
              <text:list-item>
                <text:list text:style-name="a1126">
                  <text:list-item>
                    <text:list text:style-name="a1126">
                      <text:list-item>
                        <text:p text:style-name="a1125" text:class-names="" text:cond-style-name=""><text:span text:style-name="a11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list text:style-name="a1129">
                          <text:list-item>
                            <text:p text:style-name="a1128" text:class-names="" text:cond-style-name=""><text:span text:style-name="a11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list text:style-name="a1132">
                          <text:list-item>
                            <text:list text:style-name="a1132">
                              <text:list-item>
                                <text:p text:style-name="a1131" text:class-names="" text:cond-style-name=""><text:span text:style-name="a11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136" draw:name="Footer Placeholder 5" svg:x="0in" svg:y="9.49826in" svg:width="3.25in" svg:height="0.5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9" presentation:style-name="a1140" draw:name="Slide Number Placeholder 6" svg:x="4.24826in" svg:y="9.49826in" svg:width="3.25in" svg:height="0.5in" presentation:class="page-number" presentation:placeholder="false">
          <draw:text-box>
            <text:p text:style-name="a1139" text:class-names="" text:cond-style-name=""><text:span text:style-name="a1137" text:class-names=""><text:page-number style:num-format="1" text:fixed="false">‹#›</text:page-number></text:span><text:span text:style-name="a1138" text:class-names=""/></text:p>
          </draw:text-box>
          <svg:title/>
          <svg:desc/>
        </draw:frame>
      </presentation:notes>
    </style:master-page>
    <style:master-page style:name="Master1-Layout19-cust-Vertical-Title-and-Text" style:page-layout-name="pageLayout1" draw:style-name="a1142">
      <draw:frame draw:id="id111" presentation:style-name="a1146" draw:name="Vertical Title 1" svg:x="9.03719in" svg:y="0.5in" svg:width="0.46281in" svg:height="5.94635in" presentation:class="title" presentation:placeholder="false">
        <draw:text-box>
          <text:p text:style-name="a1145" text:class-names="" text:cond-style-name=""><text:span text:style-name="a1143" text:class-names="">Click to edit Master title style</text:span><text:span text:style-name="a1144" text:class-names=""/></text:p>
        </draw:text-box>
        <svg:title/>
        <svg:desc/>
      </draw:frame>
      <draw:frame draw:id="id112" presentation:style-name="a1163" draw:name="Vertical Text Placeholder 2" svg:x="0.5in" svg:y="0.5in" svg:width="8.21851in" svg:height="5.94635in" presentation:class="outline" presentation:placeholder="false">
        <draw:text-box>
          <text:list text:style-name="a1149">
            <text:list-item>
              <text:p text:style-name="a1148" text:class-names="" text:cond-style-name=""><text:span text:style-name="a1147" text:class-names="">Click to edit Master text styles</text:span></text:p>
            </text:list-item>
          </text:list>
          <text:list text:style-name="a1152">
            <text:list-item>
              <text:list text:style-name="a1152">
                <text:list-item>
                  <text:p text:style-name="a1151" text:class-names="" text:cond-style-name=""><text:span text:style-name="a1150" text:class-names="">Second level</text:span></text:p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p text:style-name="a1154" text:class-names="" text:cond-style-name=""><text:span text:style-name="a1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p text:style-name="a1157" text:class-names="" text:cond-style-name=""><text:span text:style-name="a1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2">
            <text:list-item>
              <text:list text:style-name="a1162">
                <text:list-item>
                  <text:list text:style-name="a1162">
                    <text:list-item>
                      <text:list text:style-name="a1162">
                        <text:list-item>
                          <text:list text:style-name="a1162">
                            <text:list-item>
                              <text:p text:style-name="a1161" text:class-names="" text:cond-style-name=""><text:span text:style-name="a1159" text:class-names="">Fifth level</text:span><text:span text:style-name="a1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95">
        <draw:frame draw:id="id4" presentation:style-name="a1166" draw:name="Header Placeholder 1" svg:x="0in" svg:y="0in" svg:width="3.25in" svg:height="0.5in" presentation:class="header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5" presentation:style-name="a1171" draw:name="Date Placeholder 2" svg:x="4.24826in" svg:y="0in" svg:width="3.25in" svg:height="0.5in" presentation:class="date-time" presentation:placeholder="false">
          <draw:text-box>
            <text:p text:style-name="a1170" text:class-names="" text:cond-style-name=""><text:span text:style-name="a1167" text:class-names=""><text:date text:fixed="false" style:data-style-name="a1168">7/26/2016</text:date></text:span><text:span text:style-name="a1169" text:class-names=""/></text:p>
          </draw:text-box>
          <svg:title/>
          <svg:desc/>
        </draw:frame>
        <draw:page-thumbnail svg:x="1.25in" svg:y="0.75in" svg:width="5in" svg:height="3.75in" presentation:class="page" draw:id="id6" presentation:style-name="a1172" draw:name="Slide Image Placeholder 3">
          <svg:title/>
          <svg:desc/>
        </draw:page-thumbnail>
        <draw:frame draw:id="id7" presentation:style-name="a1187" draw:name="Notes Placeholder 4" svg:x="0.75in" svg:y="4.75in" svg:width="6in" svg:height="4.5in" presentation:class="notes" presentation:placeholder="false">
          <draw:text-box>
            <text:p text:style-name="a1174" text:class-names="" text:cond-style-name=""><text:span text:style-name="a1173" text:class-names="">Click to edit Master text styles</text:span></text:p>
            <text:list text:style-name="a1177">
              <text:list-item>
                <text:list text:style-name="a1177">
                  <text:list-item>
                    <text:p text:style-name="a1176" text:class-names="" text:cond-style-name=""><text:span text:style-name="a1175" text:class-names="">Second level</text:span></text:p>
                  </text:list-item>
                </text:list>
              </text:list-item>
            </text:list>
            <text:list text:style-name="a1180">
              <text:list-item>
                <text:list text:style-name="a1180">
                  <text:list-item>
                    <text:list text:style-name="a1180">
                      <text:list-item>
                        <text:p text:style-name="a1179" text:class-names="" text:cond-style-name=""><text:span text:style-name="a11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list text:style-name="a1183">
                      <text:list-item>
                        <text:list text:style-name="a1183">
                          <text:list-item>
                            <text:p text:style-name="a1182" text:class-names="" text:cond-style-name=""><text:span text:style-name="a11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list text:style-name="a1186">
                          <text:list-item>
                            <text:list text:style-name="a1186">
                              <text:list-item>
                                <text:p text:style-name="a1185" text:class-names="" text:cond-style-name=""><text:span text:style-name="a11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190" draw:name="Footer Placeholder 5" svg:x="0in" svg:y="9.49826in" svg:width="3.25in" svg:height="0.5in" presentation:class="footer" presentation:placeholder="false">
          <draw:text-box>
            <text:p text:style-name="a1189" text:class-names="" text:cond-style-name=""><text:span text:style-name="a1188" text:class-names=""/></text:p>
          </draw:text-box>
          <svg:title/>
          <svg:desc/>
        </draw:frame>
        <draw:frame draw:id="id9" presentation:style-name="a1194" draw:name="Slide Number Placeholder 6" svg:x="4.24826in" svg:y="9.49826in" svg:width="3.25in" svg:height="0.5in" presentation:class="page-number" presentation:placeholder="false">
          <draw:text-box>
            <text:p text:style-name="a1193" text:class-names="" text:cond-style-name=""><text:span text:style-name="a1191" text:class-names=""><text:page-number style:num-format="1" text:fixed="false">‹#›</text:page-number></text:span><text:span text:style-name="a1192" text:class-names=""/></text:p>
          </draw:text-box>
          <svg:title/>
          <svg:desc/>
        </draw:frame>
      </presentation:notes>
    </style:master-page>
    <style:handout-master style:page-layout-name="pageLayout3" draw:style-name="a1196">
      <draw:frame draw:id="id113" presentation:style-name="a1199" draw:name="Header Placeholder 1" svg:x="0in" svg:y="0in" svg:width="3.25in" svg:height="0.5in" presentation:class="header" presentation:placeholder="false">
        <draw:text-box>
          <text:p text:style-name="a1198" text:class-names="" text:cond-style-name=""><text:span text:style-name="a1197" text:class-names=""/></text:p>
        </draw:text-box>
        <svg:title/>
        <svg:desc/>
      </draw:frame>
      <draw:frame draw:id="id114" presentation:style-name="a1204" draw:name="Date Placeholder 2" svg:x="4.24826in" svg:y="0in" svg:width="3.25in" svg:height="0.5in" presentation:class="date-time" presentation:placeholder="false">
        <draw:text-box>
          <text:p text:style-name="a1203" text:class-names="" text:cond-style-name=""><text:span text:style-name="a1200" text:class-names=""><text:date text:fixed="false" style:data-style-name="a1201">7/26/2016</text:date></text:span><text:span text:style-name="a1202" text:class-names=""/></text:p>
        </draw:text-box>
        <svg:title/>
        <svg:desc/>
      </draw:frame>
      <draw:frame draw:id="id115" presentation:style-name="a1207" draw:name="Footer Placeholder 3" svg:x="0in" svg:y="9.49826in" svg:width="3.25in" svg:height="0.5in" presentation:class="footer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16" presentation:style-name="a1211" draw:name="Slide Number Placeholder 4" svg:x="4.24826in" svg:y="9.49826in" svg:width="3.25in" svg:height="0.5in" presentation:class="page-number" presentation:placeholder="false">
        <draw:text-box>
          <text:p text:style-name="a1210" text:class-names="" text:cond-style-name=""><text:span text:style-name="a1208" text:class-names=""><text:page-number style:num-format="1" text:fixed="false">0</text:page-number></text:span><text:span text:style-name="a1209" text:class-names=""/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ide 1</dc:title>
    <meta:initial-creator>barbara.covarrubias</meta:initial-creator>
    <dc:creator>Everett Toews</dc:creator>
    <meta:creation-date>2012-08-23T17:42:03Z</meta:creation-date>
    <dc:date>2016-07-26T09:25:50Z</dc:date>
    <meta:template xlink:href="" xlink:type="simple"/>
    <meta:editing-cycles>240</meta:editing-cycles>
    <meta:editing-duration>PT1572180S</meta:editing-duration>
    <meta:document-statistic meta:paragraph-count="237" meta:word-count="352"/>
  </office:meta>
</office:document-meta>
</file>